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0">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3">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7">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8">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9">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6">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234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234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pt" style:use-optimal-row-height="true" fo:break-before="auto"/>
    </style:style>
    <style:style style:family="table-row" style:name="ro146">
      <style:table-row-properties style:row-height="12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7">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8">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49">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2">
      <style:table-row-properties style:row-height="0.4234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3">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4">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5">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6">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71">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72">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73">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74">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75">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176">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77">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178">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79">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81">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182">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186">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87">
      <style:table-row-properties style:row-height="12.8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188">
      <style:table-row-properties style:row-height="12.8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189">
      <style:table-row-properties style:row-height="12.8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190">
      <style:table-row-properties style:row-height="12.8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91">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192">
      <style:table-row-properties style:row-height="12.8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193">
      <style:table-row-properties style:row-height="12.8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194">
      <style:table-row-properties style:row-height="12.8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195">
      <style:table-row-properties style:row-height="12.8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196">
      <style:table-row-properties style:row-height="12.8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able-row" style:name="ro212">
      <style:table-row-properties style:row-height="12.75pt" style:use-optimal-row-height="false" fo:break-before="auto"/>
    </style:style>
    <style:style style:family="table-row" style:name="ro213">
      <style:table-row-properties style:row-height="14.95pt" style:use-optimal-row-height="false" fo:break-before="auto"/>
    </style:style>
    <style:style style:family="table-row" style:name="ro214">
      <style:table-row-properties style:row-height="14.95pt" style:use-optimal-row-height="fals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15">
      <style:table-row-properties style:row-height="0.4234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16">
      <style:table-row-properties style:row-height="12.8pt" style:use-optimal-row-height="false" fo:break-before="auto"/>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28">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29">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30">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31">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32">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33">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34">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35">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36">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37">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38">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39">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57">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58">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59">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0">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1">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2">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3">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4">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5">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6">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67">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68">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69">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0">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1">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2">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3">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4">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5">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6">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77">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78">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79">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able-row" style:name="ro583">
      <style:table-row-properties style:row-height="12.75pt" style:use-optimal-row-height="false" fo:break-before="auto"/>
    </style:style>
    <style:style style:family="table-row" style:name="ro584">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able-row" style:name="ro600">
      <style:table-row-properties style:row-height="12.75pt" style:use-optimal-row-height="false" fo:break-before="auto"/>
    </style:style>
    <style:style style:family="table-row" style:name="ro601">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7">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able-row" style:name="ro617">
      <style:table-row-properties style:row-height="12.75pt" style:use-optimal-row-height="false" fo:break-before="auto"/>
    </style:style>
    <style:style style:family="table-row" style:name="ro618">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23">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24">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able-row" style:name="ro634">
      <style:table-row-properties style:row-height="12.75pt" style:use-optimal-row-height="false" fo:break-before="auto"/>
    </style:style>
    <style:style style:family="table-row" style:name="ro635">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40">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41">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able-row" style:name="ro651">
      <style:table-row-properties style:row-height="12.75pt" style:use-optimal-row-height="false" fo:break-before="auto"/>
    </style:style>
    <style:style style:family="table-row" style:name="ro652">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57">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58">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66">
      <style:table-row-properties style:row-height="14.95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67">
      <style:table-row-properties style:row-height="12pt" style:use-optimal-row-height="true" fo:break-before="auto"/>
    </style:style>
    <style:style style:family="text" style:name="T1123">
      <style:text-properties fo:font-family="'Liberation Sans'" fo:font-size="10pt" fo:font-style="normal" style:text-underline-type="none" fo:font-weight="normal"/>
    </style:style>
    <style:style style:family="table-row" style:name="ro668">
      <style:table-row-properties style:row-height="12pt" style:use-optimal-row-height="true" fo:break-before="auto"/>
    </style:style>
    <style:style style:family="text" style:name="T1124">
      <style:text-properties fo:font-family="'Liberation Sans'" fo:font-size="10pt" fo:font-style="normal" style:text-underline-type="none" fo:font-weight="normal"/>
    </style:style>
    <style:style style:family="table-row" style:name="ro669">
      <style:table-row-properties style:row-height="12pt" style:use-optimal-row-height="true" fo:break-before="auto"/>
    </style:style>
    <style:style style:family="text" style:name="T1125">
      <style:text-properties fo:font-family="'Liberation Sans'" fo:font-size="10pt" fo:font-style="normal" style:text-underline-type="none" fo:font-weight="normal"/>
    </style:style>
    <style:style style:family="table-row" style:name="ro670">
      <style:table-row-properties style:row-height="12pt" style:use-optimal-row-height="true" fo:break-before="auto"/>
    </style:style>
    <style:style style:family="table-row" style:name="ro671">
      <style:table-row-properties style:row-height="12pt" style:use-optimal-row-height="true" fo:break-before="auto"/>
    </style:style>
    <style:style style:family="table-row" style:name="ro672">
      <style:table-row-properties style:row-height="12pt" style:use-optimal-row-height="true" fo:break-before="auto"/>
    </style:style>
    <style:style style:family="table-row" style:name="ro673">
      <style:table-row-properties style:row-height="12pt" style:use-optimal-row-height="true" fo:break-before="auto"/>
    </style:style>
    <style:style style:family="table-row" style:name="ro674">
      <style:table-row-properties style:row-height="12pt" style:use-optimal-row-height="true" fo:break-before="auto"/>
    </style:style>
    <style:style style:family="table-row" style:name="ro675">
      <style:table-row-properties style:row-height="12pt" style:use-optimal-row-height="true" fo:break-before="auto"/>
    </style:style>
    <style:style style:family="table-row" style:name="ro676">
      <style:table-row-properties style:row-height="12pt" style:use-optimal-row-height="true" fo:break-before="auto"/>
    </style:style>
    <style:style style:family="table-row" style:name="ro677">
      <style:table-row-properties style:row-height="12pt" style:use-optimal-row-height="true" fo:break-before="auto"/>
    </style:style>
    <style:style style:family="table-row" style:name="ro678">
      <style:table-row-properties style:row-height="12pt" style:use-optimal-row-height="true" fo:break-before="auto"/>
    </style:style>
    <style:style style:family="table-row" style:name="ro679">
      <style:table-row-properties style:row-height="12pt" style:use-optimal-row-height="true" fo:break-before="auto"/>
    </style:style>
    <style:style style:family="table-row" style:name="ro680">
      <style:table-row-properties style:row-height="12pt" style:use-optimal-row-height="true" fo:break-before="auto"/>
    </style:style>
    <style:style style:family="table-row" style:name="ro681">
      <style:table-row-properties style:row-height="12pt" style:use-optimal-row-height="true" fo:break-before="auto"/>
    </style:style>
    <style:style style:family="table-row" style:name="ro682">
      <style:table-row-properties style:row-height="12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6">
      <style:text-properties fo:font-family="Liberation Sans" fo:font-size="10pt" style:font-size-asian="10pt" style:font-size-complex="10pt" fo:language="en" fo:country="GB" style:text-underline-type="none"/>
    </style:style>
    <style:style style:family="text" style:name="T1127">
      <style:text-properties fo:color="#0000FF" fo:font-family="Liberation Sans" fo:font-size="10pt" style:font-size-asian="10pt" style:font-size-complex="10pt" fo:language="en" fo:country="GB" style:text-underline-type="none"/>
    </style:style>
    <style:style style:family="text" style:name="T1128">
      <style:text-properties fo:font-family="Liberation Sans" fo:font-size="10pt" style:font-size-asian="10pt" style:font-size-complex="10pt" fo:language="en" fo:country="GB" style:text-underline-type="none"/>
    </style:style>
    <style:style style:family="text" style:name="T1129">
      <style:text-properties fo:color="#FF0000" fo:font-family="Liberation Sans" fo:font-size="10pt" style:font-size-asian="10pt" style:font-size-complex="10pt" fo:language="en" fo:country="GB" style:text-underline-type="none"/>
    </style:style>
    <style:style style:family="text" style:name="T1130">
      <style:text-properties fo:font-family="Liberation Sans" fo:font-size="10pt" style:font-size-asian="10pt" style:font-size-complex="10pt" fo:language="en" fo:country="GB" style:text-underline-type="none"/>
    </style:style>
    <style:style style:family="text" style:name="T1131">
      <style:text-properties fo:color="#0000FF" fo:font-family="Liberation Sans" fo:font-size="10pt" style:font-size-asian="10pt" style:font-size-complex="10pt" fo:language="en" fo:country="GB" style:text-underline-type="none"/>
    </style:style>
    <style:style style:family="text" style:name="T1132">
      <style:text-properties fo:font-family="Liberation Sans" fo:font-size="10pt" style:font-size-asian="10pt" style:font-size-complex="10pt" fo:language="en" fo:country="GB" style:text-underline-type="none"/>
    </style:style>
    <style:style style:family="text" style:name="T1133">
      <style:text-properties fo:color="#008000" fo:font-family="Liberation Sans" fo:font-size="10pt" style:font-size-asian="10pt" style:font-size-complex="10pt" fo:language="en" fo:country="GB" style:text-underline-type="none"/>
    </style:style>
    <style:style style:family="text" style:name="T1134">
      <style:text-properties fo:font-family="Liberation Sans" fo:font-size="10pt" style:font-size-asian="10pt" style:font-size-complex="10pt" fo:language="en" fo:country="GB" style:text-underline-type="none"/>
    </style:style>
    <style:style style:family="text" style:name="T1135">
      <style:text-properties fo:color="#0000FF" fo:font-family="Liberation Sans" fo:font-size="10pt" style:font-size-asian="10pt" style:font-size-complex="10pt" fo:language="en" fo:country="GB" style:text-underline-type="none"/>
    </style:style>
    <style:style style:family="text" style:name="T1136">
      <style:text-properties fo:font-family="Liberation Sans" fo:font-size="10pt" style:font-size-asian="10pt" style:font-size-complex="10pt" fo:language="en" fo:country="GB" style:text-underline-type="none"/>
    </style:style>
    <style:style style:family="text" style:name="T1137">
      <style:text-properties fo:color="#800000" fo:font-family="Liberation Sans" fo:font-size="10pt" style:font-size-asian="10pt" style:font-size-complex="10pt" fo:language="en" fo:country="GB" style:text-underline-type="none"/>
    </style:style>
    <style:style style:family="text" style:name="T1138">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683">
      <style:table-row-properties style:row-height="0.4234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2.672cm" style:use-optimal-column-width="false" loext:column-width-sym="13.7298"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684">
      <style:table-row-properties style:row-height="35pt" style:use-optimal-row-height="false" fo:break-before="auto"/>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ext" style:name="T1154">
      <style:text-properties fo:font-family="'Liberation Sans'" fo:font-size="10pt" fo:font-style="normal" style:text-underline-type="none" fo:font-weight="normal"/>
    </style:style>
    <style:style style:family="table-row" style:name="ro685">
      <style:table-row-properties style:row-height="12.8pt" style:use-optimal-row-height="false" fo:break-before="auto"/>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ext" style:name="T1157">
      <style:text-properties fo:font-family="'Liberation Sans'" fo:font-size="10pt" fo:font-style="normal" style:text-underline-type="none" fo:font-weight="normal"/>
    </style:style>
    <style:style style:family="table-row" style:name="ro686">
      <style:table-row-properties style:row-height="12.8pt" style:use-optimal-row-height="false" fo:break-before="auto"/>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ext" style:name="T1160">
      <style:text-properties fo:font-family="'Liberation Sans'" fo:font-size="10pt" fo:font-style="normal" style:text-underline-type="none" fo:font-weight="normal"/>
    </style:style>
    <style:style style:family="table-row" style:name="ro687">
      <style:table-row-properties style:row-height="12.8pt" style:use-optimal-row-height="false" fo:break-before="auto"/>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ext" style:name="T1163">
      <style:text-properties fo:font-family="'Liberation Sans'" fo:font-size="10pt" fo:font-style="normal" style:text-underline-type="none" fo:font-weight="normal"/>
    </style:style>
    <style:style style:family="table-row" style:name="ro688">
      <style:table-row-properties style:row-height="12.8pt" style:use-optimal-row-height="false" fo:break-before="auto"/>
    </style:style>
    <style:style style:family="text" style:name="T1164">
      <style:text-properties fo:font-family="'Liberation Sans'" fo:font-size="10pt" fo:font-style="normal" style:text-underline-type="none" fo:font-weight="normal"/>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able-row" style:name="ro689">
      <style:table-row-properties style:row-height="12.8pt" style:use-optimal-row-height="false" fo:break-before="auto"/>
    </style:style>
    <style:style style:family="text" style:name="T1167">
      <style:text-properties fo:font-family="'Liberation Sans'" fo:font-size="10pt" fo:font-style="normal" style:text-underline-type="none" fo:font-weight="normal"/>
    </style:style>
    <style:style style:family="text" style:name="T1168">
      <style:text-properties fo:font-family="'Liberation Sans'" fo:font-size="10pt" fo:font-style="normal" style:text-underline-type="none" fo:font-weight="normal"/>
    </style:style>
    <style:style style:family="table-row" style:name="ro690">
      <style:table-row-properties style:row-height="12.8pt" style:use-optimal-row-height="false" fo:break-before="auto"/>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ext" style:name="T1171">
      <style:text-properties fo:font-family="'Liberation Sans'" fo:font-size="10pt" fo:font-style="normal" style:text-underline-type="none" fo:font-weight="normal"/>
    </style:style>
    <style:style style:family="table-row" style:name="ro691">
      <style:table-row-properties style:row-height="12.8pt" style:use-optimal-row-height="false" fo:break-before="auto"/>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ext" style:name="T1174">
      <style:text-properties fo:font-family="'Liberation Sans'" fo:font-size="10pt" fo:font-style="normal" style:text-underline-type="none" fo:font-weight="normal"/>
    </style:style>
    <style:style style:family="table-row" style:name="ro692">
      <style:table-row-properties style:row-height="12.8pt" style:use-optimal-row-height="false" fo:break-before="auto"/>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ext" style:name="T1177">
      <style:text-properties fo:font-family="'Liberation Sans'" fo:font-size="10pt" fo:font-style="normal" style:text-underline-type="none" fo:font-weight="normal"/>
    </style:style>
    <style:style style:family="table-row" style:name="ro693">
      <style:table-row-properties style:row-height="12.8pt" style:use-optimal-row-height="false" fo:break-before="auto"/>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ext" style:name="T1180">
      <style:text-properties fo:font-family="'Liberation Sans'" fo:font-size="10pt" fo:font-style="normal" style:text-underline-type="none" fo:font-weight="normal"/>
    </style:style>
    <style:style style:family="table-row" style:name="ro694">
      <style:table-row-properties style:row-height="12.8pt" style:use-optimal-row-height="false" fo:break-before="auto"/>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ext" style:name="T1183">
      <style:text-properties fo:font-family="'Liberation Sans'" fo:font-size="10pt" fo:font-style="normal" style:text-underline-type="none" fo:font-weight="normal"/>
    </style:style>
    <style:style style:family="table-row" style:name="ro695">
      <style:table-row-properties style:row-height="12.8pt" style:use-optimal-row-height="false" fo:break-before="auto"/>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ext" style:name="T1186">
      <style:text-properties fo:font-family="'Liberation Sans'" fo:font-size="10pt" fo:font-style="normal" style:text-underline-type="none" fo:font-weight="normal"/>
    </style:style>
    <style:style style:family="table-row" style:name="ro696">
      <style:table-row-properties style:row-height="12.8pt" style:use-optimal-row-height="false" fo:break-before="auto"/>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ext" style:name="T1189">
      <style:text-properties fo:font-family="'Liberation Sans'" fo:font-size="10pt" fo:font-style="normal" style:text-underline-type="none" fo:font-weight="normal"/>
    </style:style>
    <style:style style:family="table-row" style:name="ro697">
      <style:table-row-properties style:row-height="12.8pt" style:use-optimal-row-height="false" fo:break-before="auto"/>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ext" style:name="T1192">
      <style:text-properties fo:font-family="'Liberation Sans'" fo:font-size="10pt" fo:font-style="normal" style:text-underline-type="none" fo:font-weight="normal"/>
    </style:style>
    <style:style style:family="table-row" style:name="ro698">
      <style:table-row-properties style:row-height="12.8pt" style:use-optimal-row-height="false" fo:break-before="auto"/>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ext" style:name="T1195">
      <style:text-properties fo:font-family="'Liberation Sans'" fo:font-size="10pt" fo:font-style="normal" style:text-underline-type="none" fo:font-weight="normal"/>
    </style:style>
    <style:style style:family="table-row" style:name="ro699">
      <style:table-row-properties style:row-height="12.8pt" style:use-optimal-row-height="false" fo:break-before="auto"/>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ext" style:name="T1198">
      <style:text-properties fo:font-family="'Liberation Sans'" fo:font-size="10pt" fo:font-style="normal" style:text-underline-type="none" fo:font-weight="normal"/>
    </style:style>
    <style:style style:family="table-row" style:name="ro700">
      <style:table-row-properties style:row-height="12.8pt" style:use-optimal-row-height="false" fo:break-before="auto"/>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ext" style:name="T1201">
      <style:text-properties fo:font-family="'Liberation Sans'" fo:font-size="10pt" fo:font-style="normal" style:text-underline-type="none" fo:font-weight="normal"/>
    </style:style>
    <style:style style:family="table-row" style:name="ro701">
      <style:table-row-properties style:row-height="12.8pt" style:use-optimal-row-height="false" fo:break-before="auto"/>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ext" style:name="T1204">
      <style:text-properties fo:font-family="'Liberation Sans'" fo:font-size="10pt" fo:font-style="normal" style:text-underline-type="none" fo:font-weight="normal"/>
    </style:style>
    <style:style style:family="table-row" style:name="ro702">
      <style:table-row-properties style:row-height="12.8pt" style:use-optimal-row-height="false" fo:break-before="auto"/>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ext" style:name="T1207">
      <style:text-properties fo:font-family="'Liberation Sans'" fo:font-size="10pt" fo:font-style="normal" style:text-underline-type="none" fo:font-weight="normal"/>
    </style:style>
    <style:style style:family="table-row" style:name="ro703">
      <style:table-row-properties style:row-height="12.8pt" style:use-optimal-row-height="false" fo:break-before="auto"/>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ext" style:name="T1210">
      <style:text-properties fo:font-family="'Liberation Sans'" fo:font-size="10pt" fo:font-style="normal" style:text-underline-type="none" fo:font-weight="normal"/>
    </style:style>
    <style:style style:family="table-row" style:name="ro704">
      <style:table-row-properties style:row-height="12.8pt" style:use-optimal-row-height="false" fo:break-before="auto"/>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ext" style:name="T1213">
      <style:text-properties fo:font-family="'Liberation Sans'" fo:font-size="10pt" fo:font-style="normal" style:text-underline-type="none" fo:font-weight="normal"/>
    </style:style>
    <style:style style:family="table-row" style:name="ro705">
      <style:table-row-properties style:row-height="12.8pt" style:use-optimal-row-height="false" fo:break-before="auto"/>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ext" style:name="T1216">
      <style:text-properties fo:font-family="'Liberation Sans'" fo:font-size="10pt" fo:font-style="normal" style:text-underline-type="none" fo:font-weight="normal"/>
    </style:style>
    <style:style style:family="table-row" style:name="ro706">
      <style:table-row-properties style:row-height="12.8pt" style:use-optimal-row-height="false" fo:break-before="auto"/>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ext" style:name="T1219">
      <style:text-properties fo:font-family="'Liberation Sans'" fo:font-size="10pt" fo:font-style="normal" style:text-underline-type="none" fo:font-weight="normal"/>
    </style:style>
    <style:style style:family="table-row" style:name="ro707">
      <style:table-row-properties style:row-height="12.8pt" style:use-optimal-row-height="false" fo:break-before="auto"/>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ext" style:name="T1222">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ext" style:name="T1225">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ext" style:name="T1228">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ext" style:name="T1231">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ext" style:name="T1234">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ext" style:name="T1237">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241">
      <style:text-properties fo:font-family="'Liberation Sans'" fo:font-size="10pt" fo:font-style="normal" style:text-underline-type="none" fo:font-weight="normal"/>
    </style:style>
    <style:style style:family="table-row" style:name="ro715">
      <style:table-row-properties style:row-height="12.75pt" style:use-optimal-row-height="fals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16">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17">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ext" style:name="T1243">
      <style:text-properties fo:font-family="'Liberation Sans'" fo:font-size="10pt" fo:font-style="normal" style:text-underline-type="none" fo:font-weight="normal"/>
    </style:style>
    <style:style style:family="text" style:name="T1244">
      <style:text-properties fo:font-family="'Liberation Sans'" fo:font-size="10pt" fo:font-style="normal" style:text-underline-type="none" fo:font-weight="normal"/>
    </style:style>
    <style:style style:family="text" style:name="T1245">
      <style:text-properties fo:font-family="'Liberation Sans'" fo:font-size="10pt" fo:font-style="normal" style:text-underline-type="none" fo:font-weight="normal"/>
    </style:style>
    <style:style style:family="text" style:name="T1246">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38">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39">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40">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41">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42">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43">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44">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45">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275">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276">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77">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78">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able-row" style:name="ro751">
      <style:table-row-properties style:row-height="14.95pt" style:use-optimal-row-height="false" fo:break-before="auto"/>
    </style:style>
    <style:style style:family="table-row" style:name="ro752">
      <style:table-row-properties style:row-height="11.95pt" style:use-optimal-row-height="false" fo:break-before="auto"/>
    </style:style>
    <style:style style:family="table-row" style:name="ro753">
      <style:table-row-properties style:row-height="12.8pt" style:use-optimal-row-height="false" fo:break-before="auto"/>
    </style:style>
    <style:style style:family="table-row" style:name="ro754">
      <style:table-row-properties style:row-height="11.95pt" style:use-optimal-row-height="false" fo:break-before="auto"/>
    </style:style>
    <style:style style:family="table-row" style:name="ro755">
      <style:table-row-properties style:row-height="12.8pt" style:use-optimal-row-height="false" fo:break-before="auto"/>
    </style:style>
    <style:style style:family="table-row" style:name="ro756">
      <style:table-row-properties style:row-height="14.95pt" style:use-optimal-row-height="false" fo:break-before="auto"/>
    </style:style>
    <style:style style:family="table-row" style:name="ro757">
      <style:table-row-properties style:row-height="11.95pt" style:use-optimal-row-height="false" fo:break-before="auto"/>
    </style:style>
    <style:style style:family="table-row" style:name="ro758">
      <style:table-row-properties style:row-height="14.95pt" style:use-optimal-row-height="false" fo:break-before="auto"/>
    </style:style>
    <style:style style:family="table-row" style:name="ro759">
      <style:table-row-properties style:row-height="12.8pt" style:use-optimal-row-height="false" fo:break-before="auto"/>
    </style:style>
    <style:style style:family="table-row" style:name="ro760">
      <style:table-row-properties style:row-height="11.95pt" style:use-optimal-row-height="false" fo:break-before="auto"/>
    </style:style>
    <style:style style:family="table-row" style:name="ro761">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62">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63">
      <style:table-row-properties style:row-height="12.8pt" style:use-optimal-row-height="false" fo:break-before="auto"/>
    </style:style>
    <style:style style:family="text" style:name="T1279">
      <style:text-properties fo:font-family="'Liberation Sans'" fo:font-size="10pt" fo:font-style="normal" style:text-underline-type="none" fo:font-weight="normal"/>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88">
      <style:text-properties fo:font-family="'Liberation Sans'" fo:font-size="10pt" fo:font-style="normal" style:text-underline-type="none" fo:font-weight="normal"/>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94">
      <style:text-properties fo:font-family="'Liberation Sans'" fo:font-size="10pt" fo:font-style="normal" style:text-underline-type="none" fo:font-weight="normal"/>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300">
      <style:text-properties fo:font-family="'Liberation Sans'" fo:font-size="10pt" fo:font-style="normal" style:text-underline-type="none" fo:font-weight="normal"/>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06">
      <style:text-properties fo:font-family="'Liberation Sans'" fo:font-size="10pt" fo:font-style="normal" style:text-underline-type="none" fo:font-weight="normal"/>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12">
      <style:text-properties fo:font-family="'Liberation Sans'" fo:font-size="10pt" fo:font-style="normal" style:text-underline-type="none" fo:font-weight="normal"/>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18">
      <style:text-properties fo:font-family="'Liberation Sans'" fo:font-size="10pt" fo:font-style="normal" style:text-underline-type="none" fo:font-weight="normal"/>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324">
      <style:text-properties fo:font-family="'Liberation Sans'" fo:font-size="10pt" fo:font-style="normal" style:text-underline-type="none" fo:font-weight="normal"/>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780">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able-row" style:name="ro781">
      <style:table-row-properties style:row-height="12.8pt" style:use-optimal-row-height="false" fo:break-before="auto"/>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782">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783">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784">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785">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able-row" style:name="ro786">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787">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able-row" style:name="ro788">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789">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794">
      <style:table-row-properties style:row-height="0.4234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884cm" style:use-optimal-column-width="false" loext:column-width-sym="14.896"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2.461cm" style:use-optimal-column-width="false" loext:column-width-sym="12.563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795">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84">
      <style:text-properties fo:color="#9C0006" fo:font-family="'Liberation Sans'" fo:font-size="11pt" fo:font-style="normal" style:text-underline-type="none" fo:font-weight="normal"/>
    </style:style>
    <style:style style:family="text" style:name="T1385">
      <style:text-properties fo:color="#9C0006" fo:font-family="'Liberation Sans'" fo:font-size="11pt" fo:font-style="normal" style:text-underline-type="none" fo:font-weight="normal"/>
    </style:style>
    <style:style style:family="text" style:name="T1386">
      <style:text-properties fo:color="#9C0006" fo:font-family="'Liberation Sans'" fo:font-size="11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89">
      <style:text-properties fo:color="#9C6500" fo:font-family="'Liberation Sans'" fo:font-size="11pt" fo:font-style="normal" style:text-underline-type="none" fo:font-weight="normal"/>
    </style:style>
    <style:style style:family="text" style:name="T1390">
      <style:text-properties fo:color="#9C6500" fo:font-family="'Liberation Sans'" fo:font-size="11pt" fo:font-style="normal" style:text-underline-type="none" fo:font-weight="normal"/>
    </style:style>
    <style:style style:family="text" style:name="T1391">
      <style:text-properties fo:color="#9C6500" fo:font-family="'Liberation Sans'" fo:font-size="11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94">
      <style:text-properties fo:color="#006100" fo:font-family="'Liberation Sans'" fo:font-size="11pt" fo:font-style="normal" style:text-underline-type="none" fo:font-weight="normal"/>
    </style:style>
    <style:style style:family="text" style:name="T1395">
      <style:text-properties fo:color="#006100" fo:font-family="'Liberation Sans'" fo:font-size="11pt" fo:font-style="normal" style:text-underline-type="none" fo:font-weight="normal"/>
    </style:style>
    <style:style style:family="text" style:name="T1396">
      <style:text-properties fo:color="#006100" fo:font-family="'Liberation Sans'" fo:font-size="11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ext" style:name="T1418">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424">
      <style:text-properties fo:color="#9C0006" fo:font-family="'Liberation Sans'" fo:font-size="11pt" fo:font-style="normal" style:text-underline-type="none" fo:font-weight="normal"/>
    </style:style>
    <style:style style:family="text" style:name="T1425">
      <style:text-properties fo:color="#9C0006" fo:font-family="'Liberation Sans'" fo:font-size="11pt" fo:font-style="normal" style:text-underline-type="none" fo:font-weight="normal"/>
    </style:style>
    <style:style style:family="text" style:name="T1426">
      <style:text-properties fo:color="#9C0006" fo:font-family="'Liberation Sans'" fo:font-size="11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429">
      <style:text-properties fo:color="#006100" fo:font-family="'Liberation Sans'" fo:font-size="11pt" fo:font-style="normal" style:text-underline-type="none" fo:font-weight="normal"/>
    </style:style>
    <style:style style:family="text" style:name="T1430">
      <style:text-properties fo:color="#006100" fo:font-family="'Liberation Sans'" fo:font-size="11pt" fo:font-style="normal" style:text-underline-type="none" fo:font-weight="normal"/>
    </style:style>
    <style:style style:family="text" style:name="T1431">
      <style:text-properties fo:color="#006100" fo:font-family="'Liberation Sans'" fo:font-size="11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able-row" style:name="ro811">
      <style:table-row-properties style:row-height="13.85pt" style:use-optimal-row-height="false" fo:break-before="auto"/>
    </style:style>
    <style:style style:family="text" style:name="T1459">
      <style:text-properties fo:color="#9C6500" fo:font-family="'Liberation Sans'" fo:font-size="11pt" fo:font-style="normal" style:text-underline-type="none" fo:font-weight="normal"/>
    </style:style>
    <style:style style:family="text" style:name="T1460">
      <style:text-properties fo:color="#9C6500" fo:font-family="'Liberation Sans'" fo:font-size="11pt" fo:font-style="normal" style:text-underline-type="none" fo:font-weight="normal"/>
    </style:style>
    <style:style style:family="text" style:name="T1461">
      <style:text-properties fo:color="#9C6500" fo:font-family="'Liberation Sans'" fo:font-size="11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able-row" style:name="ro813">
      <style:table-row-properties style:row-height="13.85pt" style:use-optimal-row-height="false" fo:break-before="auto"/>
    </style:style>
    <style:style style:family="text" style:name="T1468">
      <style:text-properties fo:color="#006100" fo:font-family="'Liberation Sans'" fo:font-size="11pt" fo:font-style="normal" style:text-underline-type="none" fo:font-weight="normal"/>
    </style:style>
    <style:style style:family="text" style:name="T1469">
      <style:text-properties fo:color="#006100" fo:font-family="'Liberation Sans'" fo:font-size="11pt" fo:font-style="normal" style:text-underline-type="none" fo:font-weight="normal"/>
    </style:style>
    <style:style style:family="text" style:name="T1470">
      <style:text-properties fo:color="#006100" fo:font-family="'Liberation Sans'" fo:font-size="11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814">
      <style:table-row-properties style:row-height="13.85pt" style:use-optimal-row-height="false" fo:break-before="auto"/>
    </style:style>
    <style:style style:family="text" style:name="T1472">
      <style:text-properties fo:color="#9C6500" fo:font-family="'Liberation Sans'" fo:font-size="11pt" fo:font-style="normal" style:text-underline-type="none" fo:font-weight="normal"/>
    </style:style>
    <style:style style:family="text" style:name="T1473">
      <style:text-properties fo:color="#9C6500" fo:font-family="'Liberation Sans'" fo:font-size="11pt" fo:font-style="normal" style:text-underline-type="none" fo:font-weight="normal"/>
    </style:style>
    <style:style style:family="text" style:name="T1474">
      <style:text-properties fo:color="#9C6500" fo:font-family="'Liberation Sans'" fo:font-size="11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able-row" style:name="ro815">
      <style:table-row-properties style:row-height="11.95pt" style:use-optimal-row-height="fals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16">
      <style:table-row-properties style:row-height="0.4234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17">
      <style:table-row-properties style:row-height="12.8pt" style:use-optimal-row-height="false" fo:break-before="auto"/>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ext" style:name="T1581">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ext" style:name="T1583">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ext" style:name="T1620">
      <style:text-properties fo:font-family="'Liberation Sans'" fo:font-size="10pt" fo:font-style="normal" style:text-underline-type="none" fo:font-weight="normal"/>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628">
      <style:text-properties fo:font-family="'Liberation Sans'" fo:font-size="10pt" fo:font-style="normal" style:text-underline-type="none" fo:font-weight="normal"/>
    </style:style>
    <style:style style:family="text" style:name="T1629">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ext" style:name="T1631">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872">
      <style:table-row-properties style:row-height="11.95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ext" style:name="T1678">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able-row" style:name="ro902">
      <style:table-row-properties style:row-height="12.8pt" style:use-optimal-row-height="false" fo:break-before="auto"/>
    </style:style>
    <style:style style:family="table-row" style:name="ro903">
      <style:table-row-properties style:row-height="12.8pt" style:use-optimal-row-height="false" fo:break-before="auto"/>
    </style:style>
    <style:style style:family="table-row" style:name="ro904">
      <style:table-row-properties style:row-height="12.8pt" style:use-optimal-row-height="false" fo:break-before="auto"/>
    </style:style>
    <style:style style:family="table-row" style:name="ro905">
      <style:table-row-properties style:row-height="12.8pt" style:use-optimal-row-height="false" fo:break-before="auto"/>
    </style:style>
    <style:style style:family="table-row" style:name="ro906">
      <style:table-row-properties style:row-height="11.95pt" style:use-optimal-row-height="false" fo:break-before="auto"/>
    </style:style>
    <style:style style:family="table-row" style:name="ro907">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08">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09">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020">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021">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022">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023">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024">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025">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026">
      <style:table-row-properties style:row-height="13.15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027">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028">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029">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030">
      <style:table-row-properties style:row-height="13.15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031">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032">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033">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034">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035">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036">
      <style:table-row-properties style:row-height="13.15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037">
      <style:table-row-properties style:row-height="13.15pt" style:use-optimal-row-height="false" fo:break-before="auto"/>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able-row" style:name="ro1038">
      <style:table-row-properties style:row-height="13.15pt" style:use-optimal-row-height="false" fo:break-before="auto"/>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able-row" style:name="ro1040">
      <style:table-row-properties style:row-height="13.15pt" style:use-optimal-row-height="false" fo:break-before="auto"/>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able-row" style:name="ro1041">
      <style:table-row-properties style:row-height="13.15pt" style:use-optimal-row-height="false" fo:break-before="auto"/>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able-row" style:name="ro1042">
      <style:table-row-properties style:row-height="13.15pt" style:use-optimal-row-height="false" fo:break-before="auto"/>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ext" style:name="T2266">
      <style:text-properties fo:font-family="'Liberation Sans'" fo:font-size="10pt" fo:font-style="normal" style:text-underline-type="none" fo:font-weight="normal"/>
    </style:style>
    <style:style style:family="table-row" style:name="ro1043">
      <style:table-row-properties style:row-height="13.15pt" style:use-optimal-row-height="false" fo:break-before="auto"/>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ext" style:name="T2270">
      <style:text-properties fo:font-family="'Liberation Sans'" fo:font-size="10pt" fo:font-style="normal" style:text-underline-type="none" fo:font-weight="normal"/>
    </style:style>
    <style:style style:family="table-row" style:name="ro1044">
      <style:table-row-properties style:row-height="13.15pt" style:use-optimal-row-height="false" fo:break-before="auto"/>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ext" style:name="T2273">
      <style:text-properties fo:font-family="'Liberation Sans'" fo:font-size="10pt" fo:font-style="normal" style:text-underline-type="none" fo:font-weight="normal"/>
    </style:style>
    <style:style style:family="text" style:name="T2274">
      <style:text-properties fo:font-family="'Liberation Sans'" fo:font-size="10pt" fo:font-style="normal" style:text-underline-type="none" fo:font-weight="normal"/>
    </style:style>
    <style:style style:family="table-row" style:name="ro1045">
      <style:table-row-properties style:row-height="13.15pt" style:use-optimal-row-height="false" fo:break-before="auto"/>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ext" style:name="T2277">
      <style:text-properties fo:font-family="'Liberation Sans'" fo:font-size="10pt" fo:font-style="normal" style:text-underline-type="none" fo:font-weight="normal"/>
    </style:style>
    <style:style style:family="text" style:name="T2278">
      <style:text-properties fo:font-family="'Liberation Sans'" fo:font-size="10pt" fo:font-style="normal" style:text-underline-type="none" fo:font-weight="normal"/>
    </style:style>
    <style:style style:family="table-row" style:name="ro1046">
      <style:table-row-properties style:row-height="13.15pt" style:use-optimal-row-height="false" fo:break-before="auto"/>
    </style:style>
    <style:style style:family="text" style:name="T2279">
      <style:text-properties fo:font-family="'Liberation Sans'" fo:font-size="10pt" fo:font-style="normal" style:text-underline-type="none" fo:font-weight="normal"/>
    </style:style>
    <style:style style:family="text" style:name="T2280">
      <style:text-properties fo:font-family="'Liberation Sans'" fo:font-size="10pt" fo:font-style="normal" style:text-underline-type="none" fo:font-weight="normal"/>
    </style:style>
    <style:style style:family="text" style:name="T2281">
      <style:text-properties fo:font-family="'Liberation Sans'" fo:font-size="10pt" fo:font-style="normal" style:text-underline-type="none" fo:font-weight="normal"/>
    </style:style>
    <style:style style:family="text" style:name="T2282">
      <style:text-properties fo:font-family="'Liberation Sans'" fo:font-size="10pt" fo:font-style="normal" style:text-underline-type="none" fo:font-weight="normal"/>
    </style:style>
    <style:style style:family="table-row" style:name="ro1047">
      <style:table-row-properties style:row-height="13.15pt" style:use-optimal-row-height="false" fo:break-before="auto"/>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able-row" style:name="ro1048">
      <style:table-row-properties style:row-height="13.15pt" style:use-optimal-row-height="false" fo:break-before="auto"/>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2295">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2296">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2297">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2298">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2299">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2300">
      <style:text-properties fo:font-family="'Liberation Sans'" fo:font-size="10pt" fo:font-style="normal" style:text-underline-type="none" fo:font-weight="normal"/>
    </style:style>
    <style:style style:family="table-row" style:name="ro1056">
      <style:table-row-properties style:row-height="12.75pt" style:use-optimal-row-height="false" fo:break-before="auto"/>
    </style:style>
    <style:style style:family="text" style:name="T2301">
      <style:text-properties fo:font-family="'Liberation Sans'" fo:font-size="10pt" fo:font-style="normal" style:text-underline-type="none" fo:font-weight="normal"/>
    </style:style>
    <style:style style:family="table-row" style:name="ro1057">
      <style:table-row-properties style:row-height="15pt" style:use-optimal-row-height="true" fo:break-before="auto"/>
    </style:style>
    <style:style style:family="text" style:name="T2302">
      <style:text-properties fo:font-family="'Liberation Sans'" fo:font-size="10pt" fo:font-style="normal" style:text-underline-type="none" fo:font-weight="normal"/>
    </style:style>
    <style:style style:family="table-row" style:name="ro1058">
      <style:table-row-properties style:row-height="15pt" style:use-optimal-row-height="true" fo:break-before="auto"/>
    </style:style>
    <style:style style:family="text" style:name="T2303">
      <style:text-properties fo:font-family="'Liberation Sans'" fo:font-size="10pt" fo:font-style="normal" style:text-underline-type="none" fo:font-weight="normal"/>
    </style:style>
    <style:style style:family="table-row" style:name="ro1059">
      <style:table-row-properties style:row-height="15pt" style:use-optimal-row-height="true" fo:break-before="auto"/>
    </style:style>
    <style:style style:family="text" style:name="T2304">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6" office:value-type="string" calcext:value-type="string" table:number-columns-spanned="4" table:number-rows-spanned="1">
            <text:p><text:span text:style-name="T1">Items</text:span></text:p>
          </table:table-cell>
          <table:table-cell table:number-columns-repeated="3"/>
          <table:table-cell table:style-name="ce7" office:value-type="string" calcext:value-type="string" table:number-columns-spanned="1" table:number-rows-spanned="2">
            <text:p><text:span text:style-name="T2">Enemies</text:span></text:p>
          </table:table-cell>
          <table:table-cell table:style-name="ce8"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9" office:value-type="string" calcext:value-type="string">
            <text:p><text:span text:style-name="T4">Equipment</text:span></text:p>
          </table:table-cell>
          <table:table-cell table:style-name="ce9" office:value-type="string" calcext:value-type="string">
            <text:p><text:span text:style-name="T5">Consumable</text:span></text:p>
          </table:table-cell>
          <table:table-cell table:style-name="ce9" office:value-type="string" calcext:value-type="string">
            <text:p><text:span text:style-name="T6">Misc</text:span></text:p>
          </table:table-cell>
          <table:table-cell table:style-name="ce9" office:value-type="string" calcext:value-type="string">
            <text:p><text:span text:style-name="T7">Total items</text:span></text:p>
          </table:table-cell>
          <table:table-cell table:style-name="ce10"/>
          <table:table-cell table:style-name="ce8"/>
          <table:table-cell table:number-columns-repeated="1024"/>
        </table:table-row>
        <table:table-row table:style-name="ro4">
          <table:table-cell table:style-name="ce11" table:formula="of:=COUNTA([$items_equipment.$A:$items_equipment.$A])-1" office:value-type="float" calcext:value-type="float" office:value="137">
            <text:p>137</text:p>
          </table:table-cell>
          <table:table-cell table:style-name="ce11" table:formula="of:=COUNTA([$items_consumable.$A$1:$items_consumable.$A$1048576])-1" office:value-type="float" calcext:value-type="float" office:value="3">
            <text:p>3</text:p>
          </table:table-cell>
          <table:table-cell table:style-name="ce11" table:formula="of:=COUNTA([$items_misc.$A$1:$items_misc.$A$1048576])-1" office:value-type="float" calcext:value-type="float" office:value="50">
            <text:p>50</text:p>
          </table:table-cell>
          <table:table-cell table:style-name="ce11" table:formula="of:=SUM([.A3:.C3])" office:value-type="float" calcext:value-type="float" office:value="190">
            <text:p>190</text:p>
          </table:table-cell>
          <table:table-cell table:style-name="ce12" table:formula="of:=COUNTA([$enemies.$A$1:$enemies.$A$1048576])-1" office:value-type="float" calcext:value-type="float" office:value="31">
            <text:p>31</text:p>
          </table:table-cell>
          <table:table-cell table:style-name="ce13" table:formula="of:=COUNTA([$skills.$A$1:$skills.$A$1048576])-1" office:value-type="float" calcext:value-type="float" office:value="19">
            <text:p>19</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4"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5" office:value-type="string" calcext:value-type="string">
            <text:p>bonuses</text:p>
          </table:table-cell>
          <table:table-cell table:style-name="ce16" office:value-type="string" calcext:value-type="string">
            <text:p><text:span text:style-name="T34">description</text:span></text:p>
          </table:table-cell>
          <table:table-cell table:number-columns-repeated="1024"/>
        </table:table-row>
        <table:table-row table:style-name="ro8">
          <table:table-cell table:style-name="ce17" office:value-type="string" calcext:value-type="string">
            <text:p><text:span text:style-name="T35">red t-shirt</text:span></text:p>
          </table:table-cell>
          <table:table-cell table:style-name="ce17" office:value-type="string" calcext:value-type="string">
            <text:p><text:span text:style-name="T36">Red t-shir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37">body</text:span></text:p>
          </table:table-cell>
          <table:table-cell table:style-name="ce17" office:value-type="float" calcext:value-type="float" office:value="1">
            <text:p>1</text:p>
          </table:table-cell>
          <table:table-cell table:style-name="ce9" table:formula="of:=COUNTIF([loot.A:loot.A];[.A2])"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38">A casual t-shirt, more for fashion than function</text:span></text:p>
          </table:table-cell>
          <table:table-cell table:style-name="ce17"/>
          <table:table-cell table:number-columns-repeated="1024"/>
        </table:table-row>
        <table:table-row table:style-name="ro9">
          <table:table-cell table:style-name="ce17" office:value-type="string" calcext:value-type="string">
            <text:p><text:span text:style-name="T39">brown wizard robe</text:span></text:p>
          </table:table-cell>
          <table:table-cell table:style-name="ce17" office:value-type="string" calcext:value-type="string">
            <text:p><text:span text:style-name="T40">Brown robe</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41">body</text:span></text:p>
          </table:table-cell>
          <table:table-cell table:style-name="ce17" office:value-type="float" calcext:value-type="float" office:value="1">
            <text:p>1</text:p>
          </table:table-cell>
          <table:table-cell table:style-name="ce9" table:formula="of:=COUNTIF([loot.A:loot.A];[.A3])"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42">A flowing robe, perfect for those seeking to channel magical energy</text:span></text:p>
          </table:table-cell>
          <table:table-cell table:style-name="ce17"/>
          <table:table-cell table:number-columns-repeated="1024"/>
        </table:table-row>
        <table:table-row table:style-name="ro10">
          <table:table-cell table:style-name="ce17" office:value-type="string" calcext:value-type="string">
            <text:p><text:span text:style-name="T43">black raincoat</text:span></text:p>
          </table:table-cell>
          <table:table-cell table:style-name="ce17" office:value-type="string" calcext:value-type="string">
            <text:p><text:span text:style-name="T44">Black raincoa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45">body</text:span></text:p>
          </table:table-cell>
          <table:table-cell table:style-name="ce17" office:value-type="float" calcext:value-type="float" office:value="1">
            <text:p>1</text:p>
          </table:table-cell>
          <table:table-cell table:style-name="ce9" table:formula="of:=COUNTIF([loot.A:loot.A];[.A4])"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46">A waterproof coat for braving harsh weather conditions</text:span></text:p>
          </table:table-cell>
          <table:table-cell table:style-name="ce17"/>
          <table:table-cell table:number-columns-repeated="1024"/>
        </table:table-row>
        <table:table-row table:style-name="ro11">
          <table:table-cell table:style-name="ce17" office:value-type="string" calcext:value-type="string">
            <text:p><text:span text:style-name="T47">bronze chainmail</text:span></text:p>
          </table:table-cell>
          <table:table-cell table:style-name="ce17" office:value-type="string" calcext:value-type="string">
            <text:p><text:span text:style-name="T48">Bronze chainmail</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49">body</text:span></text:p>
          </table:table-cell>
          <table:table-cell table:style-name="ce17" office:value-type="float" calcext:value-type="float" office:value="1">
            <text:p>1</text:p>
          </table:table-cell>
          <table:table-cell table:style-name="ce9" table:formula="of:=COUNTIF([loot.A:loot.A];[.A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50">A robust chainmail offering solid defense against attacks</text:span></text:p>
          </table:table-cell>
          <table:table-cell table:style-name="ce17"/>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9" table:formula="of:=COUNTIF([loot.A:loot.A];[.A6])"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A brown robe with a hint of orange.</text:p>
          </table:table-cell>
          <table:table-cell table:style-name="ce17"/>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9" table:formula="of:=COUNTIF([loot.A:loot.A];[.A7])" office:value-type="float" calcext:value-type="float" office:value="5">
            <text:p>5</text:p>
          </table:table-cell>
          <table:table-cell table:style-name="ce15" office:value-type="string" calcext:value-type="string">
            <text:p>skill_level:mage armor=1</text:p>
          </table:table-cell>
          <table:table-cell table:style-name="ce18" office:value-type="string" calcext:value-type="string">
            <text:p>A long thin dark gray robe.</text:p>
          </table:table-cell>
          <table:table-cell table:style-name="ce17"/>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9" table:formula="of:=COUNTIF([loot.A:loot.A];[.A8])" office:value-type="float" calcext:value-type="float" office:value="5">
            <text:p>5</text:p>
          </table:table-cell>
          <table:table-cell office:value-type="string" calcext:value-type="string">
            <text:p>skill_level:swing=1</text:p>
          </table:table-cell>
          <table:table-cell table:style-name="ce18" office:value-type="string" calcext:value-type="string">
            <text:p>A tunic made of cow hide, you count six spots!</text:p>
          </table:table-cell>
          <table:table-cell table:style-name="ce17"/>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9" table:formula="of:=COUNTIF([loot.A:loot.A];[.A9])" office:value-type="float" calcext:value-type="float" office:value="5">
            <text:p>5</text:p>
          </table:table-cell>
          <table:table-cell office:value-type="string" calcext:value-type="string">
            <text:p>skill_level:swing=1</text:p>
          </table:table-cell>
          <table:table-cell table:style-name="ce18" office:value-type="string" calcext:value-type="string">
            <text:p>A once fine common shirt, probably endured a dozen different owners.</text:p>
          </table:table-cell>
          <table:table-cell table:style-name="ce17"/>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9" table:formula="of:=COUNTIF([loot.A:loot.A];[.A10])" office:value-type="float" calcext:value-type="float" office:value="5">
            <text:p>5</text:p>
          </table:table-cell>
          <table:table-cell table:style-name="ce19" office:value-type="string" calcext:value-type="string">
            <text:p>skill_level:cure light wounds=1</text:p>
          </table:table-cell>
          <table:table-cell table:style-name="ce16"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9" table:formula="of:=COUNTIF([loot.A:loot.A];[.A11])" office:value-type="float" calcext:value-type="float" office:value="6">
            <text:p>6</text:p>
          </table:table-cell>
          <table:table-cell table:style-name="ce15" office:value-type="string" calcext:value-type="string">
            <text:p>skill_level:mage armor=1</text:p>
          </table:table-cell>
          <table:table-cell table:style-name="ce16"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9" table:formula="of:=COUNTIF([loot.A:loot.A];[.A12])"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9" table:formula="of:=COUNTIF([loot.A:loot.A];[.A13])"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9" table:formula="of:=COUNTIF([loot.A:loot.A];[.A14])" office:value-type="float" calcext:value-type="float" office:value="5">
            <text:p>5</text:p>
          </table:table-cell>
          <table:table-cell table:style-name="ce19" office:value-type="string" calcext:value-type="string">
            <text:p>skill_level:cure light wounds=1</text:p>
          </table:table-cell>
          <table:table-cell table:style-name="ce16"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9" table:formula="of:=COUNTIF([loot.A:loot.A];[.A15])" office:value-type="float" calcext:value-type="float" office:value="5">
            <text:p>5</text:p>
          </table:table-cell>
          <table:table-cell table:style-name="ce19" office:value-type="string" calcext:value-type="string">
            <text:p>skill_level:fast strike=1</text:p>
          </table:table-cell>
          <table:table-cell table:style-name="ce16"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9" table:formula="of:=COUNTIF([loot.A:loot.A];[.A16])" office:value-type="float" calcext:value-type="float" office:value="5">
            <text:p>5</text:p>
          </table:table-cell>
          <table:table-cell table:style-name="ce19" office:value-type="string" calcext:value-type="string">
            <text:p>skill_level:mage armor=1</text:p>
          </table:table-cell>
          <table:table-cell table:style-name="ce16"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9" table:formula="of:=COUNTIF([loot.A:loot.A];[.A17])"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9" table:formula="of:=COUNTIF([loot.A:loot.A];[.A18])" office:value-type="float" calcext:value-type="float" office:value="4">
            <text:p>4</text:p>
          </table:table-cell>
          <table:table-cell table:style-name="ce21" office:value-type="string" calcext:value-type="string">
            <text:p>skill_level:fast strike=1</text:p>
          </table:table-cell>
          <table:table-cell table:style-name="ce16"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9" table:formula="of:=COUNTIF([loot.A:loot.A];[.A19])" office:value-type="float" calcext:value-type="float" office:value="5">
            <text:p>5</text:p>
          </table:table-cell>
          <table:table-cell table:style-name="ce21" office:value-type="string" calcext:value-type="string">
            <text:p>skill_level:holy arrow=1</text:p>
          </table:table-cell>
          <table:table-cell table:style-name="ce16"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9" table:formula="of:=COUNTIF([loot.A:loot.A];[.A20])" office:value-type="float" calcext:value-type="float" office:value="4">
            <text:p>4</text:p>
          </table:table-cell>
          <table:table-cell table:style-name="ce21" office:value-type="string" calcext:value-type="string">
            <text:p>skill_level:mana bolt=1</text:p>
          </table:table-cell>
          <table:table-cell table:style-name="ce16"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9" table:formula="of:=COUNTIF([loot.A:loot.A];[.A21])" office:value-type="float" calcext:value-type="float" office:value="4">
            <text:p>4</text:p>
          </table:table-cell>
          <table:table-cell table:style-name="ce15" office:value-type="string" calcext:value-type="string">
            <text:p>skill_level:swing=1</text:p>
          </table:table-cell>
          <table:table-cell table:style-name="ce16"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9" table:formula="of:=COUNTIF([loot.A:loot.A];[.A22])" office:value-type="float" calcext:value-type="float" office:value="2">
            <text:p>2</text:p>
          </table:table-cell>
          <table:table-cell table:style-name="ce19" office:value-type="string" calcext:value-type="string">
            <text:p>skill_level:bash=1</text:p>
          </table:table-cell>
          <table:table-cell table:style-name="ce16"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9" table:formula="of:=COUNTIF([loot.A:loot.A];[.A23])"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9" table:formula="of:=COUNTIF([loot.A:loot.A];[.A24])" office:value-type="float" calcext:value-type="float" office:value="5">
            <text:p>5</text:p>
          </table:table-cell>
          <table:table-cell table:style-name="ce21" office:value-type="string" calcext:value-type="string">
            <text:p>skill_level:fast strike=1</text:p>
          </table:table-cell>
          <table:table-cell table:style-name="ce16"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9" table:formula="of:=COUNTIF([loot.A:loot.A];[.A25])"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9" table:formula="of:=COUNTIF([loot.A:loot.A];[.A26])"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9" table:formula="of:=COUNTIF([loot.A:loot.A];[.A27])"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9" table:formula="of:=COUNTIF([loot.A:loot.A];[.A28])"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9" table:formula="of:=COUNTIF([loot.A:loot.A];[.A29])" office:value-type="float" calcext:value-type="float" office:value="5">
            <text:p>5</text:p>
          </table:table-cell>
          <table:table-cell table:style-name="ce15" office:value-type="string" calcext:value-type="string">
            <text:p>skill_level:swing=1</text:p>
          </table:table-cell>
          <table:table-cell table:style-name="ce16"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2" office:value-type="string" calcext:value-type="string">
            <text:p>flow body 15</text:p>
          </table:table-cell>
          <table:table-cell office:value-type="string" calcext:value-type="string">
            <text:p>Bee outfit</text:p>
          </table:table-cell>
          <table:table-cell table:style-name="ce20" office:value-type="float" calcext:value-type="float" office:value="50">
            <text:p>50</text:p>
          </table:table-cell>
          <table:table-cell table:style-name="ce20" office:value-type="float" calcext:value-type="float" office:value="40">
            <text:p>4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3">body</text:span></text:p>
          </table:table-cell>
          <table:table-cell office:value-type="float" calcext:value-type="float" office:value="0">
            <text:p>0</text:p>
          </table:table-cell>
          <table:table-cell table:style-name="ce9" table:formula="of:=COUNTIF([loot.A:loot.A];[.A30])" office:value-type="float" calcext:value-type="float" office:value="0">
            <text:p>0</text:p>
          </table:table-cell>
          <table:table-cell table:style-name="ce21" office:value-type="string" calcext:value-type="string">
            <text:p>skill_level:fast strike=1</text:p>
          </table:table-cell>
          <table:table-cell table:style-name="ce16"/>
          <table:table-cell table:number-columns-repeated="1024"/>
        </table:table-row>
        <table:table-row table:style-name="ro37">
          <table:table-cell table:style-name="ce22" office:value-type="string" calcext:value-type="string">
            <text:p>grit body 15 ant</text:p>
          </table:table-cell>
          <table:table-cell office:value-type="string" calcext:value-type="string">
            <text:p>Ant armor</text:p>
          </table:table-cell>
          <table:table-cell table:style-name="ce20" office:value-type="float" calcext:value-type="float" office:value="85">
            <text:p>85</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30">
            <text:p>30</text:p>
          </table:table-cell>
          <table:table-cell table:style-name="ce20" office:value-type="float" calcext:value-type="float" office:value="8">
            <text:p>8</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4">body</text:span></text:p>
          </table:table-cell>
          <table:table-cell office:value-type="float" calcext:value-type="float" office:value="0">
            <text:p>0</text:p>
          </table:table-cell>
          <table:table-cell table:style-name="ce9" table:formula="of:=COUNTIF([loot.A:loot.A];[.A31])"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0" office:value-type="float" calcext:value-type="float" office:value="120">
            <text:p>120</text:p>
          </table:table-cell>
          <table:table-cell table:style-name="ce20" office:value-type="float" calcext:value-type="float" office:value="-50">
            <text:p>-50</text:p>
          </table:table-cell>
          <table:table-cell table:style-name="ce20" office:value-type="float" calcext:value-type="float" office:value="0">
            <text:p>0</text:p>
          </table:table-cell>
          <table:table-cell table:style-name="ce20" office:value-type="float" calcext:value-type="float" office:value="50">
            <text:p>50</text:p>
          </table:table-cell>
          <table:table-cell table:style-name="ce20" office:value-type="float" calcext:value-type="float" office:value="10">
            <text:p>10</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5">body</text:span></text:p>
          </table:table-cell>
          <table:table-cell office:value-type="float" calcext:value-type="float" office:value="0">
            <text:p>0</text:p>
          </table:table-cell>
          <table:table-cell table:style-name="ce9" table:formula="of:=COUNTIF([loot.A:loot.A];[.A32])"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39">
          <table:table-cell table:style-name="ce22" office:value-type="string" calcext:value-type="string">
            <text:p>soul body 15</text:p>
          </table:table-cell>
          <table:table-cell office:value-type="string" calcext:value-type="string">
            <text:p>Bishop robe</text:p>
          </table:table-cell>
          <table:table-cell table:style-name="ce20" office:value-type="float" calcext:value-type="float" office:value="60">
            <text:p>60</text:p>
          </table:table-cell>
          <table:table-cell table:style-name="ce20" office:value-type="float" calcext:value-type="float" office:value="60">
            <text:p>6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5">
            <text:p>5</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146">body</text:span></text:p>
          </table:table-cell>
          <table:table-cell office:value-type="float" calcext:value-type="float" office:value="0">
            <text:p>0</text:p>
          </table:table-cell>
          <table:table-cell table:style-name="ce9" table:formula="of:=COUNTIF([loot.A:loot.A];[.A33])" office:value-type="float" calcext:value-type="float" office:value="0">
            <text:p>0</text:p>
          </table:table-cell>
          <table:table-cell table:style-name="ce21" office:value-type="string" calcext:value-type="string">
            <text:p>skill_level:holy arrow=1</text:p>
          </table:table-cell>
          <table:table-cell table:style-name="ce16"/>
          <table:table-cell table:number-columns-repeated="1024"/>
        </table:table-row>
        <table:table-row table:style-name="ro40">
          <table:table-cell table:style-name="ce22" office:value-type="string" calcext:value-type="string">
            <text:p>mind body 15</text:p>
          </table:table-cell>
          <table:table-cell office:value-type="string" calcext:value-type="string">
            <text:p>Pixie outfit</text:p>
          </table:table-cell>
          <table:table-cell table:style-name="ce20" office:value-type="float" calcext:value-type="float" office:value="30">
            <text:p>30</text:p>
          </table:table-cell>
          <table:table-cell table:style-name="ce20" office:value-type="float" calcext:value-type="float" office:value="80">
            <text:p>8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7">body</text:span></text:p>
          </table:table-cell>
          <table:table-cell office:value-type="float" calcext:value-type="float" office:value="0">
            <text:p>0</text:p>
          </table:table-cell>
          <table:table-cell table:style-name="ce9" table:formula="of:=COUNTIF([loot.A:loot.A];[.A34])" office:value-type="float" calcext:value-type="float" office:value="0">
            <text:p>0</text:p>
          </table:table-cell>
          <table:table-cell table:style-name="ce21" office:value-type="string" calcext:value-type="string">
            <text:p>skill_level:mana bolt=1</text:p>
          </table:table-cell>
          <table:table-cell table:style-name="ce16"/>
          <table:table-cell table:number-columns-repeated="1024"/>
        </table:table-row>
        <table:table-row table:style-name="ro41">
          <table:table-cell table:style-name="ce17" office:value-type="string" calcext:value-type="string">
            <text:p><text:span text:style-name="T148">red cap</text:span></text:p>
          </table:table-cell>
          <table:table-cell table:style-name="ce17" office:value-type="string" calcext:value-type="string">
            <text:p><text:span text:style-name="T149">Red cap</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50">head</text:span></text:p>
          </table:table-cell>
          <table:table-cell table:style-name="ce17" office:value-type="float" calcext:value-type="float" office:value="1">
            <text:p>1</text:p>
          </table:table-cell>
          <table:table-cell table:style-name="ce9" table:formula="of:=COUNTIF([loot.A:loot.A];[.A3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17" office:value-type="string" calcext:value-type="string">
            <text:p><text:span text:style-name="T152">brown wizard hat</text:span></text:p>
          </table:table-cell>
          <table:table-cell table:style-name="ce17" office:value-type="string" calcext:value-type="string">
            <text:p><text:span text:style-name="T153">Brown pointy ha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54">head</text:span></text:p>
          </table:table-cell>
          <table:table-cell table:style-name="ce17" office:value-type="float" calcext:value-type="float" office:value="1">
            <text:p>1</text:p>
          </table:table-cell>
          <table:table-cell table:style-name="ce9" table:formula="of:=COUNTIF([loot.A:loot.A];[.A36])"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5">A pointy hat favored by novice spellcasters</text:span></text:p>
          </table:table-cell>
          <table:table-cell table:number-columns-repeated="1024"/>
        </table:table-row>
        <table:table-row table:style-name="ro43">
          <table:table-cell table:style-name="ce17" office:value-type="string" calcext:value-type="string">
            <text:p><text:span text:style-name="T156">plague doctor mask</text:span></text:p>
          </table:table-cell>
          <table:table-cell table:style-name="ce17" office:value-type="string" calcext:value-type="string">
            <text:p><text:span text:style-name="T157">Plague doctor mask</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158">head</text:span></text:p>
          </table:table-cell>
          <table:table-cell table:style-name="ce17" office:value-type="float" calcext:value-type="float" office:value="1">
            <text:p>1</text:p>
          </table:table-cell>
          <table:table-cell table:style-name="ce9" table:formula="of:=COUNTIF([loot.A:loot.A];[.A37])"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17" office:value-type="string" calcext:value-type="string">
            <text:p><text:span text:style-name="T160">bronze koif</text:span></text:p>
          </table:table-cell>
          <table:table-cell table:style-name="ce17" office:value-type="string" calcext:value-type="string">
            <text:p><text:span text:style-name="T161">Bronze koif</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62">head</text:span></text:p>
          </table:table-cell>
          <table:table-cell table:style-name="ce17" office:value-type="float" calcext:value-type="float" office:value="1">
            <text:p>1</text:p>
          </table:table-cell>
          <table:table-cell table:style-name="ce9" table:formula="of:=COUNTIF([loot.A:loot.A];[.A38])"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9" table:formula="of:=COUNTIF([loot.A:loot.A];[.A39])" office:value-type="float" calcext:value-type="float" office:value="5">
            <text:p>5</text:p>
          </table:table-cell>
          <table:table-cell table:style-name="ce15" office:value-type="string" calcext:value-type="string">
            <text:p>skill_level:enrage=1</text:p>
          </table:table-cell>
          <table:table-cell table:style-name="ce16" office:value-type="string" calcext:value-type="string">
            <text:p><text:span text:style-name="T167">A hat made of cow hide.. moo!</text:span></text:p>
          </table:table-cell>
          <table:table-cell table:style-name="ce17"/>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9" table:formula="of:=COUNTIF([loot.A:loot.A];[.A40])"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171">Baldy!</text:span></text:p>
          </table:table-cell>
          <table:table-cell table:style-name="ce17"/>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9" table:formula="of:=COUNTIF([loot.A:loot.A];[.A41])"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175">A ragged hood, its so beat up it looks like a mesh</text:span></text:p>
          </table:table-cell>
          <table:table-cell table:style-name="ce17"/>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9" table:formula="of:=COUNTIF([loot.A:loot.A];[.A42])"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179">A oversized pointed hat, a little crooked at the tip</text:span></text:p>
          </table:table-cell>
          <table:table-cell table:style-name="ce17"/>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9" table:formula="of:=COUNTIF([loot.A:loot.A];[.A43])" office:value-type="float" calcext:value-type="float" office:value="5">
            <text:p>5</text:p>
          </table:table-cell>
          <table:table-cell table:style-name="ce22" office:value-type="string" calcext:value-type="string">
            <text:p>skill_level:enrage=1</text:p>
          </table:table-cell>
          <table:table-cell table:style-name="ce16"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9" table:formula="of:=COUNTIF([loot.A:loot.A];[.A44])"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9" table:formula="of:=COUNTIF([loot.A:loot.A];[.A45])"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9" table:formula="of:=COUNTIF([loot.A:loot.A];[.A46])" office:value-type="float" calcext:value-type="float" office:value="6">
            <text:p>6</text:p>
          </table:table-cell>
          <table:table-cell office:value-type="string" calcext:value-type="string">
            <text:p>skill_level:mage armor=1</text:p>
          </table:table-cell>
          <table:table-cell table:style-name="ce16"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9" table:formula="of:=COUNTIF([loot.A:loot.A];[.A47])" office:value-type="float" calcext:value-type="float" office:value="5">
            <text:p>5</text:p>
          </table:table-cell>
          <table:table-cell table:style-name="ce22" office:value-type="string" calcext:value-type="string">
            <text:p>skill_level:enrage=1</text:p>
          </table:table-cell>
          <table:table-cell table:style-name="ce16"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9" table:formula="of:=COUNTIF([loot.A:loot.A];[.A48])"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9" table:formula="of:=COUNTIF([loot.A:loot.A];[.A49])"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9" table:formula="of:=COUNTIF([loot.A:loot.A];[.A50])"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9" table:formula="of:=COUNTIF([loot.A:loot.A];[.A51])" office:value-type="float" calcext:value-type="float" office:value="4">
            <text:p>4</text:p>
          </table:table-cell>
          <table:table-cell table:style-name="ce22" office:value-type="string" calcext:value-type="string">
            <text:p>skill_level:enrage=1</text:p>
          </table:table-cell>
          <table:table-cell table:style-name="ce16"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9" table:formula="of:=COUNTIF([loot.A:loot.A];[.A52])"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9" table:formula="of:=COUNTIF([loot.A:loot.A];[.A53])" office:value-type="float" calcext:value-type="float" office:value="4">
            <text:p>4</text:p>
          </table:table-cell>
          <table:table-cell office:value-type="string" calcext:value-type="string">
            <text:p>skill_level:leech=1</text:p>
          </table:table-cell>
          <table:table-cell table:style-name="ce16"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9" table:formula="of:=COUNTIF([loot.A:loot.A];[.A54])" office:value-type="float" calcext:value-type="float" office:value="4">
            <text:p>4</text:p>
          </table:table-cell>
          <table:table-cell office:value-type="string" calcext:value-type="string">
            <text:p>skill_level:mage armor=1</text:p>
          </table:table-cell>
          <table:table-cell table:style-name="ce16"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9" table:formula="of:=COUNTIF([loot.A:loot.A];[.A55])" office:value-type="float" calcext:value-type="float" office:value="2">
            <text:p>2</text:p>
          </table:table-cell>
          <table:table-cell table:style-name="ce22" office:value-type="string" calcext:value-type="string">
            <text:p>skill_level:enrage=1</text:p>
          </table:table-cell>
          <table:table-cell table:style-name="ce16" office:value-type="string" calcext:value-type="string">
            <text:p><text:span text:style-name="T231">This macabre helmet is made of the skull of a unidentifiable creature.</text:span></text:p>
          </table:table-cell>
          <table:table-cell table:style-name="ce17"/>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9" table:formula="of:=COUNTIF([loot.A:loot.A];[.A56])" office:value-type="float" calcext:value-type="float" office:value="5">
            <text:p>5</text:p>
          </table:table-cell>
          <table:table-cell table:style-name="ce22" office:value-type="string" calcext:value-type="string">
            <text:p>skill_level:enrage=1</text:p>
          </table:table-cell>
          <table:table-cell table:style-name="ce16" office:value-type="string" calcext:value-type="string">
            <text:p><text:span text:style-name="T235">A metal box with some eyeholes</text:span></text:p>
          </table:table-cell>
          <table:table-cell table:style-name="ce17"/>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9" table:formula="of:=COUNTIF([loot.A:loot.A];[.A57])" office:value-type="float" calcext:value-type="float" office:value="0">
            <text:p>0</text:p>
          </table:table-cell>
          <table:table-cell office:value-type="string" calcext:value-type="string">
            <text:p>skill_level:ethereal=1</text:p>
          </table:table-cell>
          <table:table-cell table:style-name="ce16" office:value-type="string" calcext:value-type="string">
            <text:p><text:span text:style-name="T239">pee</text:span></text:p>
          </table:table-cell>
          <table:table-cell table:style-name="ce17"/>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9" table:formula="of:=COUNTIF([loot.A:loot.A];[.A58])"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43">A shiny warm to the touch halo that somehow stays atop your head.</text:span></text:p>
          </table:table-cell>
          <table:table-cell table:style-name="ce17"/>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9" table:formula="of:=COUNTIF([loot.A:loot.A];[.A59])"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9" table:formula="of:=COUNTIF([loot.A:loot.A];[.A60])"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9" table:formula="of:=COUNTIF([loot.A:loot.A];[.A61])" office:value-type="float" calcext:value-type="float" office:value="2">
            <text:p>2</text:p>
          </table:table-cell>
          <table:table-cell office:value-type="string" calcext:value-type="string">
            <text:p>skill_level:mage armor=1</text:p>
          </table:table-cell>
          <table:table-cell table:style-name="ce16"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9" table:formula="of:=COUNTIF([loot.A:loot.A];[.A62])"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2" office:value-type="string" calcext:value-type="string">
            <text:p>flow head 15</text:p>
          </table:table-cell>
          <table:table-cell office:value-type="string" calcext:value-type="string">
            <text:p>Bee mask</text:p>
          </table:table-cell>
          <table:table-cell table:style-name="ce20" office:value-type="float" calcext:value-type="float" office:value="45">
            <text:p>45</text:p>
          </table:table-cell>
          <table:table-cell table:style-name="ce20" office:value-type="float" calcext:value-type="float" office:value="45">
            <text:p>4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0">head</text:span></text:p>
          </table:table-cell>
          <table:table-cell office:value-type="float" calcext:value-type="float" office:value="0">
            <text:p>0</text:p>
          </table:table-cell>
          <table:table-cell table:style-name="ce9" table:formula="of:=COUNTIF([loot.A:loot.A];[.A63])" office:value-type="float" calcext:value-type="float" office:value="0">
            <text:p>0</text:p>
          </table:table-cell>
          <table:table-cell table:style-name="ce21" office:value-type="string" calcext:value-type="string">
            <text:p>skill_level:fast strike=1</text:p>
          </table:table-cell>
          <table:table-cell table:style-name="ce16"/>
          <table:table-cell table:number-columns-repeated="1024"/>
        </table:table-row>
        <table:table-row table:style-name="ro70">
          <table:table-cell table:style-name="ce22" office:value-type="string" calcext:value-type="string">
            <text:p>grit head 15 ant</text:p>
          </table:table-cell>
          <table:table-cell office:value-type="string" calcext:value-type="string">
            <text:p>Ant helm</text:p>
          </table:table-cell>
          <table:table-cell table:style-name="ce20" office:value-type="float" calcext:value-type="float" office:value="80">
            <text:p>80</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30">
            <text:p>30</text:p>
          </table:table-cell>
          <table:table-cell table:style-name="ce20" office:value-type="float" calcext:value-type="float" office:value="8">
            <text:p>8</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1">head</text:span></text:p>
          </table:table-cell>
          <table:table-cell office:value-type="float" calcext:value-type="float" office:value="0">
            <text:p>0</text:p>
          </table:table-cell>
          <table:table-cell table:style-name="ce9" table:formula="of:=COUNTIF([loot.A:loot.A];[.A64])"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0" office:value-type="float" calcext:value-type="float" office:value="100">
            <text:p>100</text:p>
          </table:table-cell>
          <table:table-cell table:style-name="ce20" office:value-type="float" calcext:value-type="float" office:value="-40">
            <text:p>-40</text:p>
          </table:table-cell>
          <table:table-cell table:style-name="ce20" office:value-type="float" calcext:value-type="float" office:value="0">
            <text:p>0</text:p>
          </table:table-cell>
          <table:table-cell table:style-name="ce20" office:value-type="float" calcext:value-type="float" office:value="40">
            <text:p>40</text:p>
          </table:table-cell>
          <table:table-cell table:style-name="ce20" office:value-type="float" calcext:value-type="float" office:value="10">
            <text:p>10</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2">head</text:span></text:p>
          </table:table-cell>
          <table:table-cell office:value-type="float" calcext:value-type="float" office:value="0">
            <text:p>0</text:p>
          </table:table-cell>
          <table:table-cell table:style-name="ce9" table:formula="of:=COUNTIF([loot.A:loot.A];[.A65])"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72">
          <table:table-cell table:style-name="ce22" office:value-type="string" calcext:value-type="string">
            <text:p>soul head 15</text:p>
          </table:table-cell>
          <table:table-cell office:value-type="string" calcext:value-type="string">
            <text:p>Bishop hat</text:p>
          </table:table-cell>
          <table:table-cell table:style-name="ce20" office:value-type="float" calcext:value-type="float" office:value="50">
            <text:p>50</text:p>
          </table:table-cell>
          <table:table-cell table:style-name="ce20" office:value-type="float" calcext:value-type="float" office:value="50">
            <text:p>5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5">
            <text:p>5</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263">head</text:span></text:p>
          </table:table-cell>
          <table:table-cell office:value-type="float" calcext:value-type="float" office:value="0">
            <text:p>0</text:p>
          </table:table-cell>
          <table:table-cell table:style-name="ce9" table:formula="of:=COUNTIF([loot.A:loot.A];[.A66])" office:value-type="float" calcext:value-type="float" office:value="0">
            <text:p>0</text:p>
          </table:table-cell>
          <table:table-cell table:style-name="ce21" office:value-type="string" calcext:value-type="string">
            <text:p>skill_level:holy arrow=1</text:p>
          </table:table-cell>
          <table:table-cell table:style-name="ce16"/>
          <table:table-cell table:number-columns-repeated="1024"/>
        </table:table-row>
        <table:table-row table:style-name="ro73">
          <table:table-cell table:style-name="ce22" office:value-type="string" calcext:value-type="string">
            <text:p>mind head 15</text:p>
          </table:table-cell>
          <table:table-cell office:value-type="string" calcext:value-type="string">
            <text:p>Pixie mask</text:p>
          </table:table-cell>
          <table:table-cell table:style-name="ce20" office:value-type="float" calcext:value-type="float" office:value="40">
            <text:p>40</text:p>
          </table:table-cell>
          <table:table-cell table:style-name="ce20" office:value-type="float" calcext:value-type="float" office:value="70">
            <text:p>7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4">head</text:span></text:p>
          </table:table-cell>
          <table:table-cell office:value-type="float" calcext:value-type="float" office:value="0">
            <text:p>0</text:p>
          </table:table-cell>
          <table:table-cell table:style-name="ce9" table:formula="of:=COUNTIF([loot.A:loot.A];[.A67])" office:value-type="float" calcext:value-type="float" office:value="0">
            <text:p>0</text:p>
          </table:table-cell>
          <table:table-cell table:style-name="ce21" office:value-type="string" calcext:value-type="string">
            <text:p>skill_level:mana bolt=1</text:p>
          </table:table-cell>
          <table:table-cell table:style-name="ce16"/>
          <table:table-cell table:number-columns-repeated="1024"/>
        </table:table-row>
        <table:table-row table:style-name="ro74">
          <table:table-cell table:style-name="ce17" office:value-type="string" calcext:value-type="string">
            <text:p><text:span text:style-name="T265">event_1</text:span></text:p>
          </table:table-cell>
          <table:table-cell table:style-name="ce17" office:value-type="string" calcext:value-type="string">
            <text:p><text:span text:style-name="T266">Old coin</text:span></text:p>
          </table:table-cell>
          <table:table-cell table:style-name="ce17" office:value-type="float" calcext:value-type="float" office:value="10">
            <text:p>10</text:p>
          </table:table-cell>
          <table:table-cell table:style-name="ce17" office:value-type="float" calcext:value-type="float" office:value="10">
            <text:p>1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67">relic</text:span></text:p>
          </table:table-cell>
          <table:table-cell table:style-name="ce17" office:value-type="float" calcext:value-type="float" office:value="1">
            <text:p>1</text:p>
          </table:table-cell>
          <table:table-cell table:style-name="ce9" table:formula="of:=COUNTIF([loot.A:loot.A];[.A68])"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9" table:formula="of:=COUNTIF([loot.A:loot.A];[.A69])" office:value-type="float" calcext:value-type="float" office:value="0">
            <text:p>0</text:p>
          </table:table-cell>
          <table:table-cell table:style-name="ce22" office:value-type="string" calcext:value-type="string">
            <text:p>skill_level:enrage=1</text:p>
          </table:table-cell>
          <table:table-cell table:style-name="ce16"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9" table:formula="of:=COUNTIF([loot.A:loot.A];[.A70])" office:value-type="float" calcext:value-type="float" office:value="0">
            <text:p>0</text:p>
          </table:table-cell>
          <table:table-cell office:value-type="string" calcext:value-type="string">
            <text:p>skill_level:ethereal=1</text:p>
          </table:table-cell>
          <table:table-cell table:style-name="ce16"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9" table:formula="of:=COUNTIF([loot.A:loot.A];[.A71])"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280">You have proved your worth, and are now an apprentice fighter</text:span></text:p>
          </table:table-cell>
          <table:table-cell table:style-name="ce17"/>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9" table:formula="of:=COUNTIF([loot.A:loot.A];[.A72])" office:value-type="float" calcext:value-type="float" office:value="0">
            <text:p>0</text:p>
          </table:table-cell>
          <table:table-cell office:value-type="string" calcext:value-type="string">
            <text:p>skill_level:mage armor=1</text:p>
          </table:table-cell>
          <table:table-cell table:style-name="ce16"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17" office:value-type="string" calcext:value-type="string">
            <text:p><text:span text:style-name="T285">red scarf</text:span></text:p>
          </table:table-cell>
          <table:table-cell table:style-name="ce17" office:value-type="string" calcext:value-type="string">
            <text:p><text:span text:style-name="T286">Red scarf</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87">trinket</text:span></text:p>
          </table:table-cell>
          <table:table-cell table:style-name="ce17" office:value-type="float" calcext:value-type="float" office:value="1">
            <text:p>1</text:p>
          </table:table-cell>
          <table:table-cell table:style-name="ce9" table:formula="of:=COUNTIF([loot.A:loot.A];[.A73])"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88">A scarf made of red silk</text:span></text:p>
          </table:table-cell>
          <table:table-cell table:number-columns-repeated="1024"/>
        </table:table-row>
        <table:table-row table:style-name="ro80">
          <table:table-cell table:style-name="ce17" office:value-type="string" calcext:value-type="string">
            <text:p><text:span text:style-name="T289">notebook</text:span></text:p>
          </table:table-cell>
          <table:table-cell table:style-name="ce17" office:value-type="string" calcext:value-type="string">
            <text:p><text:span text:style-name="T290">Notebook</text:span></text:p>
          </table:table-cell>
          <table:table-cell table:style-name="ce17" office:value-type="float" calcext:value-type="float" office:value="0">
            <text:p>0</text:p>
          </table:table-cell>
          <table:table-cell table:style-name="ce17" office:value-type="float" calcext:value-type="float" office:value="15">
            <text:p>15</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91">trinket</text:span></text:p>
          </table:table-cell>
          <table:table-cell table:style-name="ce17" office:value-type="float" calcext:value-type="float" office:value="1">
            <text:p>1</text:p>
          </table:table-cell>
          <table:table-cell table:style-name="ce9" table:formula="of:=COUNTIF([loot.A:loot.A];[.A74])"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17" office:value-type="string" calcext:value-type="string">
            <text:p><text:span text:style-name="T293">prayer beads</text:span></text:p>
          </table:table-cell>
          <table:table-cell table:style-name="ce17" office:value-type="string" calcext:value-type="string">
            <text:p><text:span text:style-name="T294">Prayer beads</text:span></text:p>
          </table:table-cell>
          <table:table-cell table:style-name="ce17" office:value-type="float" calcext:value-type="float" office:value="10">
            <text:p>10</text:p>
          </table:table-cell>
          <table:table-cell table:style-name="ce17" office:value-type="float" calcext:value-type="float" office:value="10">
            <text:p>1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295">trinket</text:span></text:p>
          </table:table-cell>
          <table:table-cell table:style-name="ce17" office:value-type="float" calcext:value-type="float" office:value="1">
            <text:p>1</text:p>
          </table:table-cell>
          <table:table-cell table:style-name="ce9" table:formula="of:=COUNTIF([loot.A:loot.A];[.A7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17" office:value-type="string" calcext:value-type="string">
            <text:p><text:span text:style-name="T297">single earing</text:span></text:p>
          </table:table-cell>
          <table:table-cell table:style-name="ce17" office:value-type="string" calcext:value-type="string">
            <text:p><text:span text:style-name="T298">Single earing</text:span></text:p>
          </table:table-cell>
          <table:table-cell table:style-name="ce17" office:value-type="float" calcext:value-type="float" office:value="15">
            <text:p>15</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99">trinket</text:span></text:p>
          </table:table-cell>
          <table:table-cell table:style-name="ce17" office:value-type="float" calcext:value-type="float" office:value="1">
            <text:p>1</text:p>
          </table:table-cell>
          <table:table-cell table:style-name="ce9" table:formula="of:=COUNTIF([loot.A:loot.A];[.A76])"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9" table:formula="of:=COUNTIF([loot.A:loot.A];[.A77])" office:value-type="float" calcext:value-type="float" office:value="5">
            <text:p>5</text:p>
          </table:table-cell>
          <table:table-cell office:value-type="string" calcext:value-type="string">
            <text:p>skill_level:magic missile=1</text:p>
          </table:table-cell>
          <table:table-cell table:style-name="ce16"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9" table:formula="of:=COUNTIF([loot.A:loot.A];[.A78])" office:value-type="float" calcext:value-type="float" office:value="5">
            <text:p>5</text:p>
          </table:table-cell>
          <table:table-cell table:style-name="ce15" office:value-type="string" calcext:value-type="string">
            <text:p>skill_level:smite=1</text:p>
          </table:table-cell>
          <table:table-cell table:style-name="ce16"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9" table:formula="of:=COUNTIF([loot.A:loot.A];[.A79])"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9" table:formula="of:=COUNTIF([loot.A:loot.A];[.A80])"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9" table:formula="of:=COUNTIF([loot.A:loot.A];[.A81])" office:value-type="float" calcext:value-type="float" office:value="5">
            <text:p>5</text:p>
          </table:table-cell>
          <table:table-cell table:style-name="ce19" office:value-type="string" calcext:value-type="string">
            <text:p>skill_level:cure light wounds=1</text:p>
          </table:table-cell>
          <table:table-cell table:style-name="ce16"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9" table:formula="of:=COUNTIF([loot.A:loot.A];[.A82])" office:value-type="float" calcext:value-type="float" office:value="6">
            <text:p>6</text:p>
          </table:table-cell>
          <table:table-cell office:value-type="string" calcext:value-type="string">
            <text:p>skill_level:magic missile=1</text:p>
          </table:table-cell>
          <table:table-cell table:style-name="ce16"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9" table:formula="of:=COUNTIF([loot.A:loot.A];[.A83])"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9" table:formula="of:=COUNTIF([loot.A:loot.A];[.A84])" office:value-type="float" calcext:value-type="float" office:value="5">
            <text:p>5</text:p>
          </table:table-cell>
          <table:table-cell table:style-name="ce20" office:value-type="string" calcext:value-type="string">
            <text:p>skill_level:swing=1</text:p>
          </table:table-cell>
          <table:table-cell table:style-name="ce18"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9" table:formula="of:=COUNTIF([loot.A:loot.A];[.A85])"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9" table:formula="of:=COUNTIF([loot.A:loot.A];[.A86])"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9" table:formula="of:=COUNTIF([loot.A:loot.A];[.A87])"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9" table:formula="of:=COUNTIF([loot.A:loot.A];[.A88])"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9" table:formula="of:=COUNTIF([loot.A:loot.A];[.A89])"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9" table:formula="of:=COUNTIF([loot.A:loot.A];[.A90])" office:value-type="float" calcext:value-type="float" office:value="4">
            <text:p>4</text:p>
          </table:table-cell>
          <table:table-cell office:value-type="string" calcext:value-type="string">
            <text:p>skill_level:double whack=1</text:p>
          </table:table-cell>
          <table:table-cell table:style-name="ce16"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9" table:formula="of:=COUNTIF([loot.A:loot.A];[.A91])" office:value-type="float" calcext:value-type="float" office:value="4">
            <text:p>4</text:p>
          </table:table-cell>
          <table:table-cell table:style-name="ce21" office:value-type="string" calcext:value-type="string">
            <text:p>skill_level:mana bolt=1</text:p>
          </table:table-cell>
          <table:table-cell table:style-name="ce16"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9" table:formula="of:=COUNTIF([loot.A:loot.A];[.A92])" office:value-type="float" calcext:value-type="float" office:value="4">
            <text:p>4</text:p>
          </table:table-cell>
          <table:table-cell table:style-name="ce15" office:value-type="string" calcext:value-type="string">
            <text:p>skill_level:swing=1</text:p>
          </table:table-cell>
          <table:table-cell table:style-name="ce16" office:value-type="string" calcext:value-type="string">
            <text:p><text:span text:style-name="T363">The pan lid of a skilled armor smith</text:span></text:p>
          </table:table-cell>
          <table:table-cell table:number-columns-repeated="1024"/>
        </table:table-row>
        <table:table-row table:style-name="ro99">
          <table:table-cell table:style-name="ce15" office:value-type="string" calcext:value-type="string">
            <text:p>grit trinket 12 sword</text:p>
          </table:table-cell>
          <table:table-cell table:style-name="ce15"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9" table:formula="of:=COUNTIF([loot.A:loot.A];[.A93])" office:value-type="float" calcext:value-type="float" office:value="5">
            <text:p>5</text:p>
          </table:table-cell>
          <table:table-cell table:style-name="ce19" office:value-type="string" calcext:value-type="string">
            <text:p>skill_level:bash=1</text:p>
          </table:table-cell>
          <table:table-cell table:style-name="ce18"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9" table:formula="of:=COUNTIF([loot.A:loot.A];[.A94])" office:value-type="float" calcext:value-type="float" office:value="5">
            <text:p>5</text:p>
          </table:table-cell>
          <table:table-cell office:value-type="string" calcext:value-type="string">
            <text:p>skill_level:cure light wounds=1</text:p>
          </table:table-cell>
          <table:table-cell table:style-name="ce23"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9" table:formula="of:=COUNTIF([loot.A:loot.A];[.A95])" office:value-type="float" calcext:value-type="float" office:value="5">
            <text:p>5</text:p>
          </table:table-cell>
          <table:table-cell office:value-type="string" calcext:value-type="string">
            <text:p>skill_level:double whack=1</text:p>
          </table:table-cell>
          <table:table-cell table:style-name="ce18"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9" table:formula="of:=COUNTIF([loot.A:loot.A];[.A96])" office:value-type="float" calcext:value-type="float" office:value="5">
            <text:p>5</text:p>
          </table:table-cell>
          <table:table-cell table:style-name="ce21" office:value-type="string" calcext:value-type="string">
            <text:p>skill_level:mana bolt=1</text:p>
          </table:table-cell>
          <table:table-cell table:style-name="ce18" office:value-type="string" calcext:value-type="string">
            <text:p>An enchanted pendant imbued with arcane energy, enhancing mystical powers.</text:p>
          </table:table-cell>
          <table:table-cell table:number-columns-repeated="1024"/>
        </table:table-row>
        <table:table-row table:style-name="ro103">
          <table:table-cell table:style-name="ce15" office:value-type="string" calcext:value-type="string">
            <text:p>grit trinket 12 shield </text:p>
          </table:table-cell>
          <table:table-cell table:style-name="ce15"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9" table:formula="of:=COUNTIF([loot.A:loot.A];[.A97])" office:value-type="float" calcext:value-type="float" office:value="5">
            <text:p>5</text:p>
          </table:table-cell>
          <table:table-cell table:style-name="ce15" office:value-type="string" calcext:value-type="string">
            <text:p>skill_level:swing=1</text:p>
          </table:table-cell>
          <table:table-cell table:style-name="ce18" office:value-type="string" calcext:value-type="string">
            <text:p>A pendant shaped like a sword, representing strength and valor.</text:p>
          </table:table-cell>
          <table:table-cell table:number-columns-repeated="1024"/>
        </table:table-row>
        <table:table-row table:style-name="ro104">
          <table:table-cell table:style-name="ce22" office:value-type="string" calcext:value-type="string">
            <text:p>soul trinket 15</text:p>
          </table:table-cell>
          <table:table-cell office:value-type="string" calcext:value-type="string">
            <text:p>Bishop medallio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375">trinket</text:span></text:p>
          </table:table-cell>
          <table:table-cell office:value-type="float" calcext:value-type="float" office:value="0">
            <text:p>0</text:p>
          </table:table-cell>
          <table:table-cell table:style-name="ce9" table:formula="of:=COUNTIF([loot.A:loot.A];[.A98])" office:value-type="float" calcext:value-type="float" office:value="0">
            <text:p>0</text:p>
          </table:table-cell>
          <table:table-cell office:value-type="string" calcext:value-type="string">
            <text:p>skill_level:cure light wounds=1</text:p>
          </table:table-cell>
          <table:table-cell table:style-name="ce16"/>
          <table:table-cell table:number-columns-repeated="1024"/>
        </table:table-row>
        <table:table-row table:style-name="ro105">
          <table:table-cell table:style-name="ce22" office:value-type="string" calcext:value-type="string">
            <text:p>flow trinket 15</text:p>
          </table:table-cell>
          <table:table-cell office:value-type="string" calcext:value-type="string">
            <text:p>Bee medallio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6">trinket</text:span></text:p>
          </table:table-cell>
          <table:table-cell office:value-type="float" calcext:value-type="float" office:value="0">
            <text:p>0</text:p>
          </table:table-cell>
          <table:table-cell table:style-name="ce9" table:formula="of:=COUNTIF([loot.A:loot.A];[.A99])" office:value-type="float" calcext:value-type="float" office:value="0">
            <text:p>0</text:p>
          </table:table-cell>
          <table:table-cell office:value-type="string" calcext:value-type="string">
            <text:p>skill_level:double whack=1</text:p>
          </table:table-cell>
          <table:table-cell table:style-name="ce16"/>
          <table:table-cell table:number-columns-repeated="1024"/>
        </table:table-row>
        <table:table-row table:style-name="ro106">
          <table:table-cell table:style-name="ce22" office:value-type="string" calcext:value-type="string">
            <text:p>grit trinket 15 ant</text:p>
          </table:table-cell>
          <table:table-cell office:value-type="string" calcext:value-type="string">
            <text:p>Ant medallion</text:p>
          </table:table-cell>
          <table:table-cell table:style-name="ce20" office:value-type="float" calcext:value-type="float" office:value="10">
            <text:p>1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7">trinket</text:span></text:p>
          </table:table-cell>
          <table:table-cell office:value-type="float" calcext:value-type="float" office:value="0">
            <text:p>0</text:p>
          </table:table-cell>
          <table:table-cell table:style-name="ce9" table:formula="of:=COUNTIF([loot.A:loot.A];[.A100])"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5">
            <text:p>5</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8">trinket</text:span></text:p>
          </table:table-cell>
          <table:table-cell office:value-type="float" calcext:value-type="float" office:value="0">
            <text:p>0</text:p>
          </table:table-cell>
          <table:table-cell table:style-name="ce9" table:formula="of:=COUNTIF([loot.A:loot.A];[.A101])"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08">
          <table:table-cell table:style-name="ce22" office:value-type="string" calcext:value-type="string">
            <text:p>mind trinket 15</text:p>
          </table:table-cell>
          <table:table-cell office:value-type="string" calcext:value-type="string">
            <text:p>Pixie medallio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9">trinket</text:span></text:p>
          </table:table-cell>
          <table:table-cell office:value-type="float" calcext:value-type="float" office:value="0">
            <text:p>0</text:p>
          </table:table-cell>
          <table:table-cell table:style-name="ce9" table:formula="of:=COUNTIF([loot.A:loot.A];[.A102])" office:value-type="float" calcext:value-type="float" office:value="0">
            <text:p>0</text:p>
          </table:table-cell>
          <table:table-cell table:style-name="ce21" office:value-type="string" calcext:value-type="string">
            <text:p>skill_level:mana bolt=1</text:p>
          </table:table-cell>
          <table:table-cell table:style-name="ce16"/>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9" table:formula="of:=COUNTIF([loot.A:loot.A];[.A103])" office:value-type="float" calcext:value-type="float" office:value="5">
            <text:p>5</text:p>
          </table:table-cell>
          <table:table-cell table:style-name="ce15" office:value-type="string" calcext:value-type="string">
            <text:p>skill_level:swing=-1,skill_level:magic missile=1</text:p>
          </table:table-cell>
          <table:table-cell table:style-name="ce16"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9" table:formula="of:=COUNTIF([loot.A:loot.A];[.A104])" office:value-type="float" calcext:value-type="float" office:value="5">
            <text:p>5</text:p>
          </table:table-cell>
          <table:table-cell table:style-name="ce15" office:value-type="string" calcext:value-type="string">
            <text:p>skill_level:swing=-1,skill_level:smite=1</text:p>
          </table:table-cell>
          <table:table-cell table:style-name="ce16" office:value-type="string" calcext:value-type="string">
            <text:p><text:span text:style-name="T387">Wooden beads on a thin thread</text:span></text:p>
          </table:table-cell>
          <table:table-cell table:number-columns-repeated="1024"/>
        </table:table-row>
        <table:table-row table:style-name="ro111">
          <table:table-cell table:style-name="ce17" office:value-type="string" calcext:value-type="string">
            <text:p><text:span text:style-name="T388">field dagger</text:span></text:p>
          </table:table-cell>
          <table:table-cell table:style-name="ce17" office:value-type="string" calcext:value-type="string">
            <text:p><text:span text:style-name="T389">Field dagger</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390">weapon</text:span></text:p>
          </table:table-cell>
          <table:table-cell table:style-name="ce17" office:value-type="float" calcext:value-type="float" office:value="1">
            <text:p>1</text:p>
          </table:table-cell>
          <table:table-cell table:style-name="ce9" table:formula="of:=COUNTIF([loot.A:loot.A];[.A105])"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17" office:value-type="string" calcext:value-type="string">
            <text:p><text:span text:style-name="T392">curved stick</text:span></text:p>
          </table:table-cell>
          <table:table-cell table:style-name="ce17" office:value-type="string" calcext:value-type="string">
            <text:p><text:span text:style-name="T393">Curved stick</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394">weapon</text:span></text:p>
          </table:table-cell>
          <table:table-cell table:style-name="ce17" office:value-type="float" calcext:value-type="float" office:value="1">
            <text:p>1</text:p>
          </table:table-cell>
          <table:table-cell table:style-name="ce9" table:formula="of:=COUNTIF([loot.A:loot.A];[.A106])"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17" office:value-type="string" calcext:value-type="string">
            <text:p><text:span text:style-name="T396">wooden mallet</text:span></text:p>
          </table:table-cell>
          <table:table-cell table:style-name="ce17" office:value-type="string" calcext:value-type="string">
            <text:p><text:span text:style-name="T397">Wooden malle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398">weapon</text:span></text:p>
          </table:table-cell>
          <table:table-cell table:style-name="ce17" office:value-type="float" calcext:value-type="float" office:value="1">
            <text:p>1</text:p>
          </table:table-cell>
          <table:table-cell table:style-name="ce9" table:formula="of:=COUNTIF([loot.A:loot.A];[.A107])"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9">BONK!</text:span></text:p>
          </table:table-cell>
          <table:table-cell table:number-columns-repeated="1024"/>
        </table:table-row>
        <table:table-row table:style-name="ro114">
          <table:table-cell table:style-name="ce17" office:value-type="string" calcext:value-type="string">
            <text:p><text:span text:style-name="T400">axe</text:span></text:p>
          </table:table-cell>
          <table:table-cell table:style-name="ce17" office:value-type="string" calcext:value-type="string">
            <text:p><text:span text:style-name="T401">Axe</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402">weapon</text:span></text:p>
          </table:table-cell>
          <table:table-cell table:style-name="ce17" office:value-type="float" calcext:value-type="float" office:value="1">
            <text:p>1</text:p>
          </table:table-cell>
          <table:table-cell table:style-name="ce9" table:formula="of:=COUNTIF([loot.A:loot.A];[.A108])"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9" table:formula="of:=COUNTIF([loot.A:loot.A];[.A109])"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9" table:formula="of:=COUNTIF([loot.A:loot.A];[.A110])"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9" table:formula="of:=COUNTIF([loot.A:loot.A];[.A111])" office:value-type="float" calcext:value-type="float" office:value="6">
            <text:p>6</text:p>
          </table:table-cell>
          <table:table-cell office:value-type="string" calcext:value-type="string">
            <text:p>skill_level:swing=-1,skill_level:magic missile=1</text:p>
          </table:table-cell>
          <table:table-cell table:style-name="ce18"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9" table:formula="of:=COUNTIF([loot.A:loot.A];[.A112])" office:value-type="float" calcext:value-type="float" office:value="5">
            <text:p>5</text:p>
          </table:table-cell>
          <table:table-cell table:style-name="ce15" office:value-type="string" calcext:value-type="string">
            <text:p>skill_level:swing=-1,skill_level:smite=1</text:p>
          </table:table-cell>
          <table:table-cell table:style-name="ce16"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9" table:formula="of:=COUNTIF([loot.A:loot.A];[.A113])"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9" table:formula="of:=COUNTIF([loot.A:loot.A];[.A114])"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9" table:formula="of:=COUNTIF([loot.A:loot.A];[.A115])" office:value-type="float" calcext:value-type="float" office:value="5">
            <text:p>5</text:p>
          </table:table-cell>
          <table:table-cell table:style-name="ce15" office:value-type="string" calcext:value-type="string">
            <text:p>skill_level:bash=1</text:p>
          </table:table-cell>
          <table:table-cell table:style-name="ce16"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9" table:formula="of:=COUNTIF([loot.A:loot.A];[.A116])" office:value-type="float" calcext:value-type="float" office:value="5">
            <text:p>5</text:p>
          </table:table-cell>
          <table:table-cell table:style-name="ce15" office:value-type="string" calcext:value-type="string">
            <text:p>skill_level:fast strike=1</text:p>
          </table:table-cell>
          <table:table-cell table:style-name="ce16"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9" table:formula="of:=COUNTIF([loot.A:loot.A];[.A117])" office:value-type="float" calcext:value-type="float" office:value="5">
            <text:p>5</text:p>
          </table:table-cell>
          <table:table-cell table:style-name="ce15" office:value-type="string" calcext:value-type="string">
            <text:p>skill_level:swing=-1,skill_level:mana bolt=1</text:p>
          </table:table-cell>
          <table:table-cell table:style-name="ce16"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9" table:formula="of:=COUNTIF([loot.A:loot.A];[.A118])" office:value-type="float" calcext:value-type="float" office:value="5">
            <text:p>5</text:p>
          </table:table-cell>
          <table:table-cell table:style-name="ce15" office:value-type="string" calcext:value-type="string">
            <text:p>skill_level:swing=1</text:p>
          </table:table-cell>
          <table:table-cell table:style-name="ce16"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9" table:formula="of:=COUNTIF([loot.A:loot.A];[.A119])" office:value-type="float" calcext:value-type="float" office:value="4">
            <text:p>4</text:p>
          </table:table-cell>
          <table:table-cell table:style-name="ce21" office:value-type="string" calcext:value-type="string">
            <text:p>skill_level:fast strike=1</text:p>
          </table:table-cell>
          <table:table-cell table:style-name="ce16"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9" table:formula="of:=COUNTIF([loot.A:loot.A];[.A120])" office:value-type="float" calcext:value-type="float" office:value="5">
            <text:p>5</text:p>
          </table:table-cell>
          <table:table-cell table:style-name="ce21" office:value-type="string" calcext:value-type="string">
            <text:p>skill_level:swing=-1,skill_level:holy arrow=1</text:p>
          </table:table-cell>
          <table:table-cell table:style-name="ce16"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9" table:formula="of:=COUNTIF([loot.A:loot.A];[.A121])" office:value-type="float" calcext:value-type="float" office:value="4">
            <text:p>4</text:p>
          </table:table-cell>
          <table:table-cell table:style-name="ce21" office:value-type="string" calcext:value-type="string">
            <text:p>skill_level:swing=-1,skill_level:mana bolt=1</text:p>
          </table:table-cell>
          <table:table-cell table:style-name="ce16"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9" table:formula="of:=COUNTIF([loot.A:loot.A];[.A122])" office:value-type="float" calcext:value-type="float" office:value="4">
            <text:p>4</text:p>
          </table:table-cell>
          <table:table-cell table:style-name="ce15" office:value-type="string" calcext:value-type="string">
            <text:p>skill_level:swing=1</text:p>
          </table:table-cell>
          <table:table-cell table:style-name="ce16"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9" table:formula="of:=COUNTIF([loot.A:loot.A];[.A123])" office:value-type="float" calcext:value-type="float" office:value="0">
            <text:p>0</text:p>
          </table:table-cell>
          <table:table-cell office:value-type="float" calcext:value-type="float" office:value="0">
            <text:p>0</text:p>
          </table:table-cell>
          <table:table-cell table:style-name="ce16"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9" table:formula="of:=COUNTIF([loot.A:loot.A];[.A124])" office:value-type="float" calcext:value-type="float" office:value="3">
            <text:p>3</text:p>
          </table:table-cell>
          <table:table-cell table:style-name="ce19" office:value-type="string" calcext:value-type="string">
            <text:p>skill_level:bash=1</text:p>
          </table:table-cell>
          <table:table-cell table:style-name="ce18"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9" table:formula="of:=COUNTIF([loot.A:loot.A];[.A125])" office:value-type="float" calcext:value-type="float" office:value="5">
            <text:p>5</text:p>
          </table:table-cell>
          <table:table-cell table:style-name="ce21" office:value-type="string" calcext:value-type="string">
            <text:p>skill_level:fast strike=1</text:p>
          </table:table-cell>
          <table:table-cell table:style-name="ce18"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9" table:formula="of:=COUNTIF([loot.A:loot.A];[.A126])" office:value-type="float" calcext:value-type="float" office:value="2">
            <text:p>2</text:p>
          </table:table-cell>
          <table:table-cell table:style-name="ce21" office:value-type="string" calcext:value-type="string">
            <text:p>skill_level:swing=-1,skill_level:holy arrow=1</text:p>
          </table:table-cell>
          <table:table-cell table:style-name="ce18"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9" table:formula="of:=COUNTIF([loot.A:loot.A];[.A127])" office:value-type="float" calcext:value-type="float" office:value="5">
            <text:p>5</text:p>
          </table:table-cell>
          <table:table-cell table:style-name="ce21" office:value-type="string" calcext:value-type="string">
            <text:p>skill_level:swing=-1,skill_level:holy arrow=1</text:p>
          </table:table-cell>
          <table:table-cell table:style-name="ce18"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9" table:formula="of:=COUNTIF([loot.A:loot.A];[.A128])" office:value-type="float" calcext:value-type="float" office:value="5">
            <text:p>5</text:p>
          </table:table-cell>
          <table:table-cell table:style-name="ce21" office:value-type="string" calcext:value-type="string">
            <text:p>skill_level:swing=-1,skill_level:mana bolt=1</text:p>
          </table:table-cell>
          <table:table-cell table:style-name="ce16"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9" table:formula="of:=COUNTIF([loot.A:loot.A];[.A129])" office:value-type="float" calcext:value-type="float" office:value="2">
            <text:p>2</text:p>
          </table:table-cell>
          <table:table-cell table:style-name="ce15" office:value-type="string" calcext:value-type="string">
            <text:p>skill_level:swing=1</text:p>
          </table:table-cell>
          <table:table-cell table:style-name="ce18"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5"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9" table:formula="of:=COUNTIF([loot.A:loot.A];[.A130])" office:value-type="float" calcext:value-type="float" office:value="5">
            <text:p>5</text:p>
          </table:table-cell>
          <table:table-cell table:style-name="ce15" office:value-type="string" calcext:value-type="string">
            <text:p>skill_level:swing=1</text:p>
          </table:table-cell>
          <table:table-cell table:style-name="ce18" office:value-type="string" calcext:value-type="string">
            <text:p>A polearm with an axe blade and spear tip, perfect for versatile strikes.</text:p>
          </table:table-cell>
          <table:table-cell table:number-columns-repeated="1024"/>
        </table:table-row>
        <table:table-row table:style-name="ro137">
          <table:table-cell table:style-name="ce22" office:value-type="string" calcext:value-type="string">
            <text:p>flow weapon 15</text:p>
          </table:table-cell>
          <table:table-cell office:value-type="string" calcext:value-type="string">
            <text:p>Bee stinger</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4">weapon</text:span></text:p>
          </table:table-cell>
          <table:table-cell office:value-type="float" calcext:value-type="float" office:value="0">
            <text:p>0</text:p>
          </table:table-cell>
          <table:table-cell table:style-name="ce9" table:formula="of:=COUNTIF([loot.A:loot.A];[.A131])" office:value-type="float" calcext:value-type="float" office:value="0">
            <text:p>0</text:p>
          </table:table-cell>
          <table:table-cell table:style-name="ce21" office:value-type="string" calcext:value-type="string">
            <text:p>skill_level:fast strike=1</text:p>
          </table:table-cell>
          <table:table-cell table:style-name="ce16"/>
          <table:table-cell table:number-columns-repeated="1024"/>
        </table:table-row>
        <table:table-row table:style-name="ro138">
          <table:table-cell table:style-name="ce22" office:value-type="string" calcext:value-type="string">
            <text:p>grit weapon 15 ant</text:p>
          </table:table-cell>
          <table:table-cell office:value-type="string" calcext:value-type="string">
            <text:p>Ant mandible</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5">weapon</text:span></text:p>
          </table:table-cell>
          <table:table-cell office:value-type="float" calcext:value-type="float" office:value="0">
            <text:p>0</text:p>
          </table:table-cell>
          <table:table-cell table:style-name="ce9" table:formula="of:=COUNTIF([loot.A:loot.A];[.A132])"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0" office:value-type="float" calcext:value-type="float" office:value="20">
            <text:p>20</text:p>
          </table:table-cell>
          <table:table-cell table:style-name="ce20" office:value-type="float" calcext:value-type="float" office:value="-20">
            <text:p>-20</text:p>
          </table:table-cell>
          <table:table-cell table:style-name="ce20" office:value-type="float" calcext:value-type="float" office:value="0">
            <text:p>0</text:p>
          </table:table-cell>
          <table:table-cell table:style-name="ce20" office:value-type="float" calcext:value-type="float" office:value="20">
            <text:p>20</text:p>
          </table:table-cell>
          <table:table-cell table:style-name="ce20" office:value-type="float" calcext:value-type="float" office:value="3">
            <text:p>3</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6">weapon</text:span></text:p>
          </table:table-cell>
          <table:table-cell office:value-type="float" calcext:value-type="float" office:value="0">
            <text:p>0</text:p>
          </table:table-cell>
          <table:table-cell table:style-name="ce9" table:formula="of:=COUNTIF([loot.A:loot.A];[.A133])"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40">
          <table:table-cell table:style-name="ce22" office:value-type="string" calcext:value-type="string">
            <text:p>soul weapon 15</text:p>
          </table:table-cell>
          <table:table-cell office:value-type="string" calcext:value-type="string">
            <text:p>Bishop staff</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487">weapon</text:span></text:p>
          </table:table-cell>
          <table:table-cell office:value-type="float" calcext:value-type="float" office:value="0">
            <text:p>0</text:p>
          </table:table-cell>
          <table:table-cell table:style-name="ce9" table:formula="of:=COUNTIF([loot.A:loot.A];[.A134])" office:value-type="float" calcext:value-type="float" office:value="0">
            <text:p>0</text:p>
          </table:table-cell>
          <table:table-cell table:style-name="ce21" office:value-type="string" calcext:value-type="string">
            <text:p>skill_level:swing=-1,skill_level:holy arrow=1</text:p>
          </table:table-cell>
          <table:table-cell table:style-name="ce16"/>
          <table:table-cell table:number-columns-repeated="1024"/>
        </table:table-row>
        <table:table-row table:style-name="ro141">
          <table:table-cell table:style-name="ce22" office:value-type="string" calcext:value-type="string">
            <text:p>mind weapon 15</text:p>
          </table:table-cell>
          <table:table-cell office:value-type="string" calcext:value-type="string">
            <text:p>Pixie wand</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8">weapon</text:span></text:p>
          </table:table-cell>
          <table:table-cell office:value-type="float" calcext:value-type="float" office:value="0">
            <text:p>0</text:p>
          </table:table-cell>
          <table:table-cell table:style-name="ce9" table:formula="of:=COUNTIF([loot.A:loot.A];[.A135])" office:value-type="float" calcext:value-type="float" office:value="0">
            <text:p>0</text:p>
          </table:table-cell>
          <table:table-cell table:style-name="ce21" office:value-type="string" calcext:value-type="string">
            <text:p>skill_level:swing=-1,skill_level:mana bolt=1</text:p>
          </table:table-cell>
          <table:table-cell table:style-name="ce16"/>
          <table:table-cell table:number-columns-repeated="1024"/>
        </table:table-row>
        <table:table-row table:style-name="ro142">
          <table:table-cell table:style-name="ce24" office:value-type="string" calcext:value-type="string">
            <text:p>ellinia_shop_weapon_quest_1</text:p>
          </table:table-cell>
          <table:table-cell table:style-name="ce22" office:value-type="string" calcext:value-type="string">
            <text:p>Branchy wand</text:p>
          </table:table-cell>
          <table:table-cell table:style-name="ce20" office:value-type="float" calcext:value-type="float" office:value="0">
            <text:p>0</text:p>
          </table:table-cell>
          <table:table-cell table:style-name="ce20" office:value-type="float" calcext:value-type="float" office:value="35">
            <text:p>3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string" calcext:value-type="string">
            <text:p><text:span text:style-name="T489">weapon</text:span></text:p>
          </table:table-cell>
          <table:table-cell table:style-name="ce20" office:value-type="float" calcext:value-type="float" office:value="0">
            <text:p>0</text:p>
          </table:table-cell>
          <table:table-cell table:style-name="ce9" table:formula="of:=COUNTIF([loot.A:loot.A];[.A136])" office:value-type="float" calcext:value-type="float" office:value="0">
            <text:p>0</text:p>
          </table:table-cell>
          <table:table-cell table:style-name="ce15" office:value-type="string" calcext:value-type="string">
            <text:p>skill_level:swing=-1,skill_level:magic missile=1</text:p>
          </table:table-cell>
          <table:table-cell table:style-name="ce25" office:value-type="string" calcext:value-type="string">
            <text:p>Made from several tree branches fused together, its perfect for a beginner mage.</text:p>
          </table:table-cell>
          <table:table-cell table:number-columns-repeated="1024"/>
        </table:table-row>
        <table:table-row table:style-name="ro143">
          <table:table-cell table:style-name="ce22" office:value-type="string" calcext:value-type="string">
            <text:p>ellinia_shop_weapon_quest_2</text:p>
          </table:table-cell>
          <table:table-cell table:style-name="ce22" office:value-type="string" calcext:value-type="string">
            <text:p>Refined branchy wand</text:p>
          </table:table-cell>
          <table:table-cell table:style-name="ce20" office:value-type="float" calcext:value-type="float" office:value="0">
            <text:p>0</text:p>
          </table:table-cell>
          <table:table-cell table:style-name="ce20" office:value-type="float" calcext:value-type="float" office:value="65">
            <text:p>6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string" calcext:value-type="string">
            <text:p><text:span text:style-name="T490">weapon</text:span></text:p>
          </table:table-cell>
          <table:table-cell table:style-name="ce20" office:value-type="float" calcext:value-type="float" office:value="0">
            <text:p>0</text:p>
          </table:table-cell>
          <table:table-cell table:style-name="ce9" table:formula="of:=COUNTIF([loot.A:loot.A];[.A137])" office:value-type="float" calcext:value-type="float" office:value="0">
            <text:p>0</text:p>
          </table:table-cell>
          <table:table-cell table:style-name="ce15" office:value-type="string" calcext:value-type="string">
            <text:p>skill_level:swing=-1,skill_level:magic missile=2</text:p>
          </table:table-cell>
          <table:table-cell table:style-name="ce25" office:value-type="string" calcext:value-type="string">
            <text:p>Made from several tree branches fused together, its perfect for intermediate mages.</text:p>
          </table:table-cell>
          <table:table-cell table:number-columns-repeated="1024"/>
        </table:table-row>
        <table:table-row table:style-name="ro144">
          <table:table-cell table:style-name="ce26" office:value-type="string" calcext:value-type="string">
            <text:p>ellinia_shop_weapon_quest_3</text:p>
          </table:table-cell>
          <table:table-cell table:style-name="ce27" office:value-type="string" calcext:value-type="string">
            <text:p>Tree root wand</text:p>
          </table:table-cell>
          <table:table-cell table:style-name="ce20" office:value-type="float" calcext:value-type="float" office:value="0">
            <text:p>0</text:p>
          </table:table-cell>
          <table:table-cell table:style-name="ce20" office:value-type="float" calcext:value-type="float" office:value="100">
            <text:p>10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8">
            <text:p>8</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float" calcext:value-type="float" office:value="0">
            <text:p>0</text:p>
          </table:table-cell>
          <table:table-cell table:style-name="ce20" office:value-type="float" calcext:value-type="float" office:value="9">
            <text:p>9</text:p>
          </table:table-cell>
          <table:table-cell table:style-name="ce20" office:value-type="string" calcext:value-type="string">
            <text:p><text:span text:style-name="T491">weapon</text:span></text:p>
          </table:table-cell>
          <table:table-cell table:style-name="ce20" office:value-type="float" calcext:value-type="float" office:value="0">
            <text:p>0</text:p>
          </table:table-cell>
          <table:table-cell table:style-name="ce9"/>
          <table:table-cell table:style-name="ce15" office:value-type="string" calcext:value-type="string">
            <text:p>skill_level:swing=-1,skill_level:magic missile=3</text:p>
          </table:table-cell>
          <table:table-cell table:style-name="ce25" office:value-type="string" calcext:value-type="string">
            <text:p>Masterfully crafted from the roots of a tree, this wand is perfect for adept mages.</text:p>
          </table:table-cell>
          <table:table-cell table:number-columns-repeated="1024"/>
        </table:table-row>
        <table:table-row table:style-name="ro145">
          <table:table-cell/>
          <table:table-cell/>
          <table:table-cell table:number-columns-repeated="21"/>
          <table:table-cell/>
          <table:table-cell table:number-columns-repeated="1024"/>
        </table:table-row>
        <table:table-row table:style-name="ro146">
          <table:table-cell/>
          <table:table-cell table:style-name="ce28"/>
          <table:table-cell/>
          <table:table-cell table:number-columns-repeated="18"/>
          <table:table-cell table:style-name="ce9"/>
          <table:table-cell table:style-name="ce28"/>
          <table:table-cell table:style-name="ce16"/>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8">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9" office:value-type="string" calcext:value-type="string">
            <text:p><text:span text:style-name="T495">FOUND</text:span></text:p>
          </table:table-cell>
          <table:table-cell office:value-type="string" calcext:value-type="string">
            <text:p><text:span text:style-name="T496">use_perspectives</text:span></text:p>
          </table:table-cell>
          <table:table-cell table:style-name="ce9" office:value-type="string" calcext:value-type="string">
            <text:p><text:span text:style-name="T497">FOUND</text:span></text:p>
          </table:table-cell>
          <table:table-cell table:style-name="ce14"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49">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9"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9" table:formula="of:=VLOOKUP([.E2];[$use_perspectives.A$1:$use_perspectives.B$1048576];2;0)" office:value-type="string" calcext:value-type="string" office:string-value="use_potion">
            <text:p>use_potion</text:p>
          </table:table-cell>
          <table:table-cell table:style-name="ce9" table:formula="of:=COUNTIF([loot.A:loot.A];[.A2])" office:value-type="float" calcext:value-type="float" office:value="21">
            <text:p>21</text:p>
          </table:table-cell>
          <table:table-cell office:value-type="string" calcext:value-type="string">
            <text:p><text:span text:style-name="T508">Just a bottle of cold tomato soup.</text:span></text:p>
          </table:table-cell>
          <table:table-cell table:number-columns-repeated="1024"/>
        </table:table-row>
        <table:table-row table:style-name="ro150">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9"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9" table:formula="of:=VLOOKUP([.E3];[use_perspectives.A:use_perspectives.B];2;0)" office:value-type="string" calcext:value-type="string" office:string-value="use_potion">
            <text:p>use_potion</text:p>
          </table:table-cell>
          <table:table-cell table:style-name="ce9" table:formula="of:=COUNTIF([loot.A:loot.A];[.A3])" office:value-type="float" calcext:value-type="float" office:value="21">
            <text:p>21</text:p>
          </table:table-cell>
          <table:table-cell office:value-type="string" calcext:value-type="string">
            <text:p><text:span text:style-name="T513">Just a bottle of REALLY cold tomato soup.</text:span></text:p>
          </table:table-cell>
          <table:table-cell table:number-columns-repeated="1024"/>
        </table:table-row>
        <table:table-row table:style-name="ro151">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9"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9" table:formula="of:=VLOOKUP([.E4];[use_perspectives.A:use_perspectives.B];2;0)" office:value-type="string" calcext:value-type="string" office:string-value="use_scroll">
            <text:p>use_scroll</text:p>
          </table:table-cell>
          <table:table-cell table:style-name="ce9"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2">
          <table:table-cell table:number-columns-repeated="3"/>
          <table:table-cell table:style-name="ce9"/>
          <table:table-cell table:number-columns-repeated="1024"/>
        </table:table-row>
        <table:table-row table:style-name="ro153">
          <table:table-cell table:number-columns-repeated="3"/>
          <table:table-cell table:style-name="ce9"/>
          <table:table-cell table:number-columns-repeated="1024"/>
        </table:table-row>
        <table:table-row table:style-name="ro154">
          <table:table-cell table:number-columns-repeated="3"/>
          <table:table-cell table:style-name="ce9"/>
          <table:table-cell table:number-columns-repeated="1024"/>
        </table:table-row>
        <table:table-row table:style-name="ro155">
          <table:table-cell table:number-columns-repeated="3"/>
          <table:table-cell table:style-name="ce9"/>
          <table:table-cell table:number-columns-repeated="1024"/>
        </table:table-row>
        <table:table-row table:style-name="ro156">
          <table:table-cell table:number-columns-repeated="3"/>
          <table:table-cell table:style-name="ce9"/>
          <table:table-cell table:number-columns-repeated="1024"/>
        </table:table-row>
        <table:table-row table:style-name="ro157">
          <table:table-cell table:number-columns-repeated="3"/>
          <table:table-cell table:style-name="ce9"/>
          <table:table-cell table:number-columns-repeated="1024"/>
        </table:table-row>
        <table:table-row table:style-name="ro158">
          <table:table-cell table:number-columns-repeated="3"/>
          <table:table-cell table:style-name="ce9"/>
          <table:table-cell table:number-columns-repeated="1024"/>
        </table:table-row>
        <table:table-row table:style-name="ro159">
          <table:table-cell table:number-columns-repeated="3"/>
          <table:table-cell table:style-name="ce9"/>
          <table:table-cell table:number-columns-repeated="1024"/>
        </table:table-row>
        <table:table-row table:style-name="ro160">
          <table:table-cell table:number-columns-repeated="3"/>
          <table:table-cell table:style-name="ce9"/>
          <table:table-cell table:number-columns-repeated="1024"/>
        </table:table-row>
        <table:table-row table:style-name="ro161">
          <table:table-cell table:number-columns-repeated="1024"/>
        </table:table-row>
        <table:table-row table:number-rows-repeated="50" table:style-name="ro147">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3">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4"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4">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9"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5">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9" table:formula="of:=COUNTIF([loot.A:loot.A];[.A3])" office:value-type="float" calcext:value-type="float" office:value="0">
            <text:p>0</text:p>
          </table:table-cell>
          <table:table-cell table:style-name="ce29"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6">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9" table:formula="of:=COUNTIF([loot.A:loot.A];[.A4])" office:value-type="float" calcext:value-type="float" office:value="0">
            <text:p>0</text:p>
          </table:table-cell>
          <table:table-cell table:style-name="ce29"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7">
          <table:table-cell office:value-type="string" calcext:value-type="string">
            <text:p><text:span text:style-name="T544">corpse</text:span></text:p>
          </table:table-cell>
          <table:table-cell office:value-type="string" calcext:value-type="string">
            <text:p><text:span text:style-name="T545">Rotten corpse</text:span></text:p>
          </table:table-cell>
          <table:table-cell table:style-name="ce9" table:formula="of:=COUNTIF([loot.A:loot.A];[.A5])" office:value-type="float" calcext:value-type="float" office:value="0">
            <text:p>0</text:p>
          </table:table-cell>
          <table:table-cell office:value-type="string" calcext:value-type="string">
            <text:p><text:span text:style-name="T546">This corpse has rotted beyond recognition.</text:span></text:p>
          </table:table-cell>
          <table:table-cell table:number-columns-repeated="1024"/>
        </table:table-row>
        <table:table-row table:style-name="ro168">
          <table:table-cell office:value-type="string" calcext:value-type="string">
            <text:p><text:span text:style-name="T547">rat_tail</text:span></text:p>
          </table:table-cell>
          <table:table-cell office:value-type="string" calcext:value-type="string">
            <text:p><text:span text:style-name="T548">Rat tail</text:span></text:p>
          </table:table-cell>
          <table:table-cell table:style-name="ce9" table:formula="of:=COUNTIF([loot.A:loot.A];[.A6])" office:value-type="float" calcext:value-type="float" office:value="0">
            <text:p>0</text:p>
          </table:table-cell>
          <table:table-cell office:value-type="string" calcext:value-type="string">
            <text:p><text:span text:style-name="T549">The tail of a rat, odly smooth.</text:span></text:p>
          </table:table-cell>
          <table:table-cell table:number-columns-repeated="1024"/>
        </table:table-row>
        <table:table-row table:style-name="ro169">
          <table:table-cell office:value-type="string" calcext:value-type="string">
            <text:p><text:span text:style-name="T550">rat_fur</text:span></text:p>
          </table:table-cell>
          <table:table-cell office:value-type="string" calcext:value-type="string">
            <text:p><text:span text:style-name="T551">Rat fur</text:span></text:p>
          </table:table-cell>
          <table:table-cell table:style-name="ce9" table:formula="of:=COUNTIF([loot.A:loot.A];[.A7])" office:value-type="float" calcext:value-type="float" office:value="0">
            <text:p>0</text:p>
          </table:table-cell>
          <table:table-cell office:value-type="string" calcext:value-type="string">
            <text:p><text:span text:style-name="T552">The fur of a rat, kinda soft.</text:span></text:p>
          </table:table-cell>
          <table:table-cell table:number-columns-repeated="1024"/>
        </table:table-row>
        <table:table-row table:style-name="ro170">
          <table:table-cell office:value-type="string" calcext:value-type="string">
            <text:p><text:span text:style-name="T553">rat_tooth</text:span></text:p>
          </table:table-cell>
          <table:table-cell office:value-type="string" calcext:value-type="string">
            <text:p><text:span text:style-name="T554">Rat tooth</text:span></text:p>
          </table:table-cell>
          <table:table-cell table:style-name="ce9" table:formula="of:=COUNTIF([loot.A:loot.A];[.A8])" office:value-type="float" calcext:value-type="float" office:value="0">
            <text:p>0</text:p>
          </table:table-cell>
          <table:table-cell office:value-type="string" calcext:value-type="string">
            <text:p><text:span text:style-name="T555">The tooth of a rat, why would you take this?</text:span></text:p>
          </table:table-cell>
          <table:table-cell table:number-columns-repeated="1024"/>
        </table:table-row>
        <table:table-row table:style-name="ro171">
          <table:table-cell office:value-type="string" calcext:value-type="string">
            <text:p><text:span text:style-name="T556">bark</text:span></text:p>
          </table:table-cell>
          <table:table-cell office:value-type="string" calcext:value-type="string">
            <text:p><text:span text:style-name="T557">Bark</text:span></text:p>
          </table:table-cell>
          <table:table-cell table:style-name="ce9" table:formula="of:=COUNTIF([loot.A:loot.A];[.A9])" office:value-type="float" calcext:value-type="float" office:value="0">
            <text:p>0</text:p>
          </table:table-cell>
          <table:table-cell office:value-type="string" calcext:value-type="string">
            <text:p><text:span text:style-name="T558">Some tree bark, wonder what this could be used for?</text:span></text:p>
          </table:table-cell>
          <table:table-cell table:number-columns-repeated="1024"/>
        </table:table-row>
        <table:table-row table:style-name="ro172">
          <table:table-cell office:value-type="string" calcext:value-type="string">
            <text:p><text:span text:style-name="T559">simple_wood</text:span></text:p>
          </table:table-cell>
          <table:table-cell office:value-type="string" calcext:value-type="string">
            <text:p><text:span text:style-name="T560">Simple wood</text:span></text:p>
          </table:table-cell>
          <table:table-cell table:style-name="ce9" table:formula="of:=COUNTIF([loot.A:loot.A];[.A10])" office:value-type="float" calcext:value-type="float" office:value="0">
            <text:p>0</text:p>
          </table:table-cell>
          <table:table-cell office:value-type="string" calcext:value-type="string">
            <text:p><text:span text:style-name="T561">Some simple wood, maybe make a wood sword with it?</text:span></text:p>
          </table:table-cell>
          <table:table-cell table:number-columns-repeated="1024"/>
        </table:table-row>
        <table:table-row table:style-name="ro173">
          <table:table-cell office:value-type="string" calcext:value-type="string">
            <text:p><text:span text:style-name="T562">grass_seeds</text:span></text:p>
          </table:table-cell>
          <table:table-cell office:value-type="string" calcext:value-type="string">
            <text:p><text:span text:style-name="T563">Grass seeds</text:span></text:p>
          </table:table-cell>
          <table:table-cell table:style-name="ce9" table:formula="of:=COUNTIF([loot.A:loot.A];[.A11])" office:value-type="float" calcext:value-type="float" office:value="0">
            <text:p>0</text:p>
          </table:table-cell>
          <table:table-cell office:value-type="string" calcext:value-type="string">
            <text:p><text:span text:style-name="T564">Grass seeds, maybe usefull if you had a backyard.</text:span></text:p>
          </table:table-cell>
          <table:table-cell table:number-columns-repeated="1024"/>
        </table:table-row>
        <table:table-row table:style-name="ro174">
          <table:table-cell office:value-type="string" calcext:value-type="string">
            <text:p><text:span text:style-name="T565">mushroom_seeds</text:span></text:p>
          </table:table-cell>
          <table:table-cell office:value-type="string" calcext:value-type="string">
            <text:p><text:span text:style-name="T566">Mushroom seeds</text:span></text:p>
          </table:table-cell>
          <table:table-cell table:style-name="ce9" table:formula="of:=COUNTIF([loot.A:loot.A];[.A12])" office:value-type="float" calcext:value-type="float" office:value="0">
            <text:p>0</text:p>
          </table:table-cell>
          <table:table-cell office:value-type="string" calcext:value-type="string">
            <text:p><text:span text:style-name="T567">Mushroom seeds, if only you had somewhere to plant this.</text:span></text:p>
          </table:table-cell>
          <table:table-cell table:number-columns-repeated="1024"/>
        </table:table-row>
        <table:table-row table:style-name="ro175">
          <table:table-cell office:value-type="string" calcext:value-type="string">
            <text:p><text:span text:style-name="T568">shroom_cap</text:span></text:p>
          </table:table-cell>
          <table:table-cell office:value-type="string" calcext:value-type="string">
            <text:p><text:span text:style-name="T569">Shroom cap</text:span></text:p>
          </table:table-cell>
          <table:table-cell table:style-name="ce9" table:formula="of:=COUNTIF([loot.A:loot.A];[.A13])" office:value-type="float" calcext:value-type="float" office:value="0">
            <text:p>0</text:p>
          </table:table-cell>
          <table:table-cell office:value-type="string" calcext:value-type="string">
            <text:p><text:span text:style-name="T570">A simple shroom cap, locals use it to make potions.</text:span></text:p>
          </table:table-cell>
          <table:table-cell table:number-columns-repeated="1024"/>
        </table:table-row>
        <table:table-row table:style-name="ro176">
          <table:table-cell office:value-type="string" calcext:value-type="string">
            <text:p><text:span text:style-name="T571">orange_mushroom_cap</text:span></text:p>
          </table:table-cell>
          <table:table-cell office:value-type="string" calcext:value-type="string">
            <text:p><text:span text:style-name="T572">Orange mushroom cap</text:span></text:p>
          </table:table-cell>
          <table:table-cell table:style-name="ce9" table:formula="of:=COUNTIF([loot.A:loot.A];[.A14])" office:value-type="float" calcext:value-type="float" office:value="0">
            <text:p>0</text:p>
          </table:table-cell>
          <table:table-cell office:value-type="string" calcext:value-type="string">
            <text:p><text:span text:style-name="T573">A orange mushroom cap.</text:span></text:p>
          </table:table-cell>
          <table:table-cell table:number-columns-repeated="1024"/>
        </table:table-row>
        <table:table-row table:style-name="ro177">
          <table:table-cell office:value-type="string" calcext:value-type="string">
            <text:p><text:span text:style-name="T574">spider_thread</text:span></text:p>
          </table:table-cell>
          <table:table-cell office:value-type="string" calcext:value-type="string">
            <text:p><text:span text:style-name="T575">Spider thread</text:span></text:p>
          </table:table-cell>
          <table:table-cell table:style-name="ce9" table:formula="of:=COUNTIF([loot.A:loot.A];[.A15])" office:value-type="float" calcext:value-type="float" office:value="0">
            <text:p>0</text:p>
          </table:table-cell>
          <table:table-cell office:value-type="string" calcext:value-type="string">
            <text:p><text:span text:style-name="T576">Spider thread, some say its stronger then steel.</text:span></text:p>
          </table:table-cell>
          <table:table-cell table:number-columns-repeated="1024"/>
        </table:table-row>
        <table:table-row table:style-name="ro178">
          <table:table-cell office:value-type="string" calcext:value-type="string">
            <text:p><text:span text:style-name="T577">spider_leg</text:span></text:p>
          </table:table-cell>
          <table:table-cell office:value-type="string" calcext:value-type="string">
            <text:p><text:span text:style-name="T578">Spider leg</text:span></text:p>
          </table:table-cell>
          <table:table-cell table:style-name="ce9" table:formula="of:=COUNTIF([loot.A:loot.A];[.A16])" office:value-type="float" calcext:value-type="float" office:value="0">
            <text:p>0</text:p>
          </table:table-cell>
          <table:table-cell office:value-type="string" calcext:value-type="string">
            <text:p><text:span text:style-name="T579">Spider leg, strangly hairy.</text:span></text:p>
          </table:table-cell>
          <table:table-cell table:number-columns-repeated="1024"/>
        </table:table-row>
        <table:table-row table:style-name="ro179">
          <table:table-cell office:value-type="string" calcext:value-type="string">
            <text:p><text:span text:style-name="T580">spider_eye</text:span></text:p>
          </table:table-cell>
          <table:table-cell office:value-type="string" calcext:value-type="string">
            <text:p><text:span text:style-name="T581">Spider eye</text:span></text:p>
          </table:table-cell>
          <table:table-cell table:style-name="ce9" table:formula="of:=COUNTIF([loot.A:loot.A];[.A17])" office:value-type="float" calcext:value-type="float" office:value="0">
            <text:p>0</text:p>
          </table:table-cell>
          <table:table-cell office:value-type="string" calcext:value-type="string">
            <text:p><text:span text:style-name="T582">Spider eye, almost like a black pearl.</text:span></text:p>
          </table:table-cell>
          <table:table-cell table:number-columns-repeated="1024"/>
        </table:table-row>
        <table:table-row table:style-name="ro180">
          <table:table-cell office:value-type="string" calcext:value-type="string">
            <text:p><text:span text:style-name="T583">green_sludge</text:span></text:p>
          </table:table-cell>
          <table:table-cell office:value-type="string" calcext:value-type="string">
            <text:p><text:span text:style-name="T584">Green sludge</text:span></text:p>
          </table:table-cell>
          <table:table-cell table:style-name="ce9" table:formula="of:=COUNTIF([loot.A:loot.A];[.A18])" office:value-type="float" calcext:value-type="float" office:value="0">
            <text:p>0</text:p>
          </table:table-cell>
          <table:table-cell office:value-type="string" calcext:value-type="string">
            <text:p><text:span text:style-name="T585">The sludge of a green slime.</text:span></text:p>
          </table:table-cell>
          <table:table-cell table:number-columns-repeated="1024"/>
        </table:table-row>
        <table:table-row table:style-name="ro181">
          <table:table-cell office:value-type="string" calcext:value-type="string">
            <text:p><text:span text:style-name="T586">green_slime_core</text:span></text:p>
          </table:table-cell>
          <table:table-cell office:value-type="string" calcext:value-type="string">
            <text:p><text:span text:style-name="T587">Green slime core</text:span></text:p>
          </table:table-cell>
          <table:table-cell table:style-name="ce9" table:formula="of:=COUNTIF([loot.A:loot.A];[.A19])" office:value-type="float" calcext:value-type="float" office:value="0">
            <text:p>0</text:p>
          </table:table-cell>
          <table:table-cell office:value-type="string" calcext:value-type="string">
            <text:p><text:span text:style-name="T588">The core of a green slime.</text:span></text:p>
          </table:table-cell>
          <table:table-cell table:number-columns-repeated="1024"/>
        </table:table-row>
        <table:table-row table:style-name="ro182">
          <table:table-cell office:value-type="string" calcext:value-type="string">
            <text:p><text:span text:style-name="T589">stone</text:span></text:p>
          </table:table-cell>
          <table:table-cell office:value-type="string" calcext:value-type="string">
            <text:p><text:span text:style-name="T590">Stone</text:span></text:p>
          </table:table-cell>
          <table:table-cell table:style-name="ce9" table:formula="of:=COUNTIF([loot.A:loot.A];[.A20])" office:value-type="float" calcext:value-type="float" office:value="0">
            <text:p>0</text:p>
          </table:table-cell>
          <table:table-cell office:value-type="string" calcext:value-type="string">
            <text:p><text:span text:style-name="T591">Its a stone, what did you expect a jade?</text:span></text:p>
          </table:table-cell>
          <table:table-cell table:number-columns-repeated="1024"/>
        </table:table-row>
        <table:table-row table:style-name="ro183">
          <table:table-cell office:value-type="string" calcext:value-type="string">
            <text:p><text:span text:style-name="T592">copper</text:span></text:p>
          </table:table-cell>
          <table:table-cell office:value-type="string" calcext:value-type="string">
            <text:p><text:span text:style-name="T593">Copper</text:span></text:p>
          </table:table-cell>
          <table:table-cell table:style-name="ce9" table:formula="of:=COUNTIF([loot.A:loot.A];[.A21])" office:value-type="float" calcext:value-type="float" office:value="0">
            <text:p>0</text:p>
          </table:table-cell>
          <table:table-cell office:value-type="string" calcext:value-type="string">
            <text:p><text:span text:style-name="T594">Copper some of it is green from oxidation.</text:span></text:p>
          </table:table-cell>
          <table:table-cell table:number-columns-repeated="1024"/>
        </table:table-row>
        <table:table-row table:style-name="ro184">
          <table:table-cell office:value-type="string" calcext:value-type="string">
            <text:p><text:span text:style-name="T595">pig_leather</text:span></text:p>
          </table:table-cell>
          <table:table-cell office:value-type="string" calcext:value-type="string">
            <text:p><text:span text:style-name="T596">Pig leather</text:span></text:p>
          </table:table-cell>
          <table:table-cell table:style-name="ce9" table:formula="of:=COUNTIF([loot.A:loot.A];[.A22])" office:value-type="float" calcext:value-type="float" office:value="0">
            <text:p>0</text:p>
          </table:table-cell>
          <table:table-cell office:value-type="string" calcext:value-type="string">
            <text:p><text:span text:style-name="T597">The leather of a pig, maybe make some armor with it?</text:span></text:p>
          </table:table-cell>
          <table:table-cell table:number-columns-repeated="1024"/>
        </table:table-row>
        <table:table-row table:style-name="ro185">
          <table:table-cell office:value-type="string" calcext:value-type="string">
            <text:p><text:span text:style-name="T598">pig_tail</text:span></text:p>
          </table:table-cell>
          <table:table-cell office:value-type="string" calcext:value-type="string">
            <text:p><text:span text:style-name="T599">Pig tail</text:span></text:p>
          </table:table-cell>
          <table:table-cell table:style-name="ce9" table:formula="of:=COUNTIF([loot.A:loot.A];[.A23])" office:value-type="float" calcext:value-type="float" office:value="0">
            <text:p>0</text:p>
          </table:table-cell>
          <table:table-cell office:value-type="string" calcext:value-type="string">
            <text:p><text:span text:style-name="T600">The tail of a pig.</text:span></text:p>
          </table:table-cell>
          <table:table-cell table:number-columns-repeated="1024"/>
        </table:table-row>
        <table:table-row table:style-name="ro186">
          <table:table-cell office:value-type="string" calcext:value-type="string">
            <text:p><text:span text:style-name="T601">red_mushroom_cap</text:span></text:p>
          </table:table-cell>
          <table:table-cell office:value-type="string" calcext:value-type="string">
            <text:p><text:span text:style-name="T602">Red mushroom cap</text:span></text:p>
          </table:table-cell>
          <table:table-cell table:style-name="ce9" table:formula="of:=COUNTIF([loot.A:loot.A];[.A24])" office:value-type="float" calcext:value-type="float" office:value="0">
            <text:p>0</text:p>
          </table:table-cell>
          <table:table-cell office:value-type="string" calcext:value-type="string">
            <text:p><text:span text:style-name="T603">A red mushroom cap, maybe this is also some alchemy ingredient.</text:span></text:p>
          </table:table-cell>
          <table:table-cell table:number-columns-repeated="1024"/>
        </table:table-row>
        <table:table-row table:style-name="ro187">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9" table:formula="of:=COUNTIF([loot.A:loot.A];[.A25])"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188">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9" table:formula="of:=COUNTIF([loot.A:loot.A];[.A26])"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189">
          <table:table-cell office:value-type="string" calcext:value-type="string">
            <text:p><text:span text:style-name="T610">blue_mushroom_cap</text:span></text:p>
          </table:table-cell>
          <table:table-cell office:value-type="string" calcext:value-type="string">
            <text:p><text:span text:style-name="T611">Blue muchroom cap</text:span></text:p>
          </table:table-cell>
          <table:table-cell table:style-name="ce9" table:formula="of:=COUNTIF([loot.A:loot.A];[.A27])" office:value-type="float" calcext:value-type="float" office:value="0">
            <text:p>0</text:p>
          </table:table-cell>
          <table:table-cell office:value-type="string" calcext:value-type="string">
            <text:p><text:span text:style-name="T612">A blue mushroom cap.</text:span></text:p>
          </table:table-cell>
          <table:table-cell table:number-columns-repeated="1024"/>
        </table:table-row>
        <table:table-row table:style-name="ro190">
          <table:table-cell office:value-type="string" calcext:value-type="string">
            <text:p><text:span text:style-name="T613">red_sludge</text:span></text:p>
          </table:table-cell>
          <table:table-cell office:value-type="string" calcext:value-type="string">
            <text:p><text:span text:style-name="T614">Red sludge</text:span></text:p>
          </table:table-cell>
          <table:table-cell table:style-name="ce9" table:formula="of:=COUNTIF([loot.A:loot.A];[.A28])" office:value-type="float" calcext:value-type="float" office:value="0">
            <text:p>0</text:p>
          </table:table-cell>
          <table:table-cell office:value-type="string" calcext:value-type="string">
            <text:p><text:span text:style-name="T615">The sludge of a red slime.</text:span></text:p>
          </table:table-cell>
          <table:table-cell table:number-columns-repeated="1024"/>
        </table:table-row>
        <table:table-row table:style-name="ro191">
          <table:table-cell office:value-type="string" calcext:value-type="string">
            <text:p><text:span text:style-name="T616">red_slime_core</text:span></text:p>
          </table:table-cell>
          <table:table-cell office:value-type="string" calcext:value-type="string">
            <text:p><text:span text:style-name="T617">Red slime core</text:span></text:p>
          </table:table-cell>
          <table:table-cell table:style-name="ce9" table:formula="of:=COUNTIF([loot.A:loot.A];[.A29])" office:value-type="float" calcext:value-type="float" office:value="0">
            <text:p>0</text:p>
          </table:table-cell>
          <table:table-cell office:value-type="string" calcext:value-type="string">
            <text:p><text:span text:style-name="T618">The core of a red slime.</text:span></text:p>
          </table:table-cell>
          <table:table-cell table:number-columns-repeated="1024"/>
        </table:table-row>
        <table:table-row table:style-name="ro192">
          <table:table-cell office:value-type="string" calcext:value-type="string">
            <text:p><text:span text:style-name="T619">spiky_mushroom_cap</text:span></text:p>
          </table:table-cell>
          <table:table-cell office:value-type="string" calcext:value-type="string">
            <text:p><text:span text:style-name="T620">Spiky mushroom cap</text:span></text:p>
          </table:table-cell>
          <table:table-cell table:style-name="ce9" table:formula="of:=COUNTIF([loot.A:loot.A];[.A30])" office:value-type="float" calcext:value-type="float" office:value="0">
            <text:p>0</text:p>
          </table:table-cell>
          <table:table-cell office:value-type="string" calcext:value-type="string">
            <text:p><text:span text:style-name="T621">A grey spicky mushroom cap, careful handeling it.</text:span></text:p>
          </table:table-cell>
          <table:table-cell table:number-columns-repeated="1024"/>
        </table:table-row>
        <table:table-row table:style-name="ro193">
          <table:table-cell office:value-type="string" calcext:value-type="string">
            <text:p><text:span text:style-name="T622">tattered_cloth</text:span></text:p>
          </table:table-cell>
          <table:table-cell office:value-type="string" calcext:value-type="string">
            <text:p><text:span text:style-name="T623">Tattered cloth</text:span></text:p>
          </table:table-cell>
          <table:table-cell table:style-name="ce9" table:formula="of:=COUNTIF([loot.A:loot.A];[.A31])" office:value-type="float" calcext:value-type="float" office:value="0">
            <text:p>0</text:p>
          </table:table-cell>
          <table:table-cell office:value-type="string" calcext:value-type="string">
            <text:p><text:span text:style-name="T624">A tattered cloth, rough to the touch and a lot of holes.</text:span></text:p>
          </table:table-cell>
          <table:table-cell table:number-columns-repeated="1024"/>
        </table:table-row>
        <table:table-row table:style-name="ro194">
          <table:table-cell office:value-type="string" calcext:value-type="string">
            <text:p><text:span text:style-name="T625">simple_cloth</text:span></text:p>
          </table:table-cell>
          <table:table-cell office:value-type="string" calcext:value-type="string">
            <text:p><text:span text:style-name="T626">Simple cloth</text:span></text:p>
          </table:table-cell>
          <table:table-cell table:style-name="ce9" table:formula="of:=COUNTIF([loot.A:loot.A];[.A32])" office:value-type="float" calcext:value-type="float" office:value="0">
            <text:p>0</text:p>
          </table:table-cell>
          <table:table-cell office:value-type="string" calcext:value-type="string">
            <text:p><text:span text:style-name="T627">A simple cloth, a little prickly.</text:span></text:p>
          </table:table-cell>
          <table:table-cell table:number-columns-repeated="1024"/>
        </table:table-row>
        <table:table-row table:style-name="ro195">
          <table:table-cell office:value-type="string" calcext:value-type="string">
            <text:p><text:span text:style-name="T628">cloth</text:span></text:p>
          </table:table-cell>
          <table:table-cell office:value-type="string" calcext:value-type="string">
            <text:p><text:span text:style-name="T629">Cloth</text:span></text:p>
          </table:table-cell>
          <table:table-cell table:style-name="ce9" table:formula="of:=COUNTIF([loot.A:loot.A];[.A33])" office:value-type="float" calcext:value-type="float" office:value="0">
            <text:p>0</text:p>
          </table:table-cell>
          <table:table-cell office:value-type="string" calcext:value-type="string">
            <text:p><text:span text:style-name="T630">Cloth soft to the touch.</text:span></text:p>
          </table:table-cell>
          <table:table-cell table:number-columns-repeated="1024"/>
        </table:table-row>
        <table:table-row table:style-name="ro196">
          <table:table-cell office:value-type="string" calcext:value-type="string">
            <text:p><text:span text:style-name="T631">strange_eye</text:span></text:p>
          </table:table-cell>
          <table:table-cell office:value-type="string" calcext:value-type="string">
            <text:p><text:span text:style-name="T632">Strange eye</text:span></text:p>
          </table:table-cell>
          <table:table-cell table:style-name="ce9" table:formula="of:=COUNTIF([loot.A:loot.A];[.A34])" office:value-type="float" calcext:value-type="float" office:value="0">
            <text:p>0</text:p>
          </table:table-cell>
          <table:table-cell office:value-type="string" calcext:value-type="string">
            <text:p><text:span text:style-name="T633">A strange eye, it keeps looking at you.</text:span></text:p>
          </table:table-cell>
          <table:table-cell table:number-columns-repeated="1024"/>
        </table:table-row>
        <table:table-row table:style-name="ro197">
          <table:table-cell office:value-type="string" calcext:value-type="string">
            <text:p><text:span text:style-name="T634">strange_tail</text:span></text:p>
          </table:table-cell>
          <table:table-cell office:value-type="string" calcext:value-type="string">
            <text:p><text:span text:style-name="T635">Strange tail</text:span></text:p>
          </table:table-cell>
          <table:table-cell table:style-name="ce9" table:formula="of:=COUNTIF([loot.A:loot.A];[.A35])" office:value-type="float" calcext:value-type="float" office:value="0">
            <text:p>0</text:p>
          </table:table-cell>
          <table:table-cell office:value-type="string" calcext:value-type="string">
            <text:p><text:span text:style-name="T636">A strange tail, did it just move?</text:span></text:p>
          </table:table-cell>
          <table:table-cell table:number-columns-repeated="1024"/>
        </table:table-row>
        <table:table-row table:style-name="ro198">
          <table:table-cell office:value-type="string" calcext:value-type="string">
            <text:p><text:span text:style-name="T637">simple_bone</text:span></text:p>
          </table:table-cell>
          <table:table-cell office:value-type="string" calcext:value-type="string">
            <text:p><text:span text:style-name="T638">Simple bone</text:span></text:p>
          </table:table-cell>
          <table:table-cell table:style-name="ce9" table:formula="of:=COUNTIF([loot.A:loot.A];[.A36])" office:value-type="float" calcext:value-type="float" office:value="0">
            <text:p>0</text:p>
          </table:table-cell>
          <table:table-cell office:value-type="string" calcext:value-type="string">
            <text:p><text:span text:style-name="T639">The simple bone of some animal... i hope.</text:span></text:p>
          </table:table-cell>
          <table:table-cell table:number-columns-repeated="1024"/>
        </table:table-row>
        <table:table-row table:style-name="ro199">
          <table:table-cell office:value-type="string" calcext:value-type="string">
            <text:p><text:span text:style-name="T640">small_skull</text:span></text:p>
          </table:table-cell>
          <table:table-cell office:value-type="string" calcext:value-type="string">
            <text:p><text:span text:style-name="T641">Small skull</text:span></text:p>
          </table:table-cell>
          <table:table-cell table:style-name="ce9" table:formula="of:=COUNTIF([loot.A:loot.A];[.A37])" office:value-type="float" calcext:value-type="float" office:value="0">
            <text:p>0</text:p>
          </table:table-cell>
          <table:table-cell office:value-type="string" calcext:value-type="string">
            <text:p><text:span text:style-name="T642">The small skull of some creature.</text:span></text:p>
          </table:table-cell>
          <table:table-cell table:number-columns-repeated="1024"/>
        </table:table-row>
        <table:table-row table:style-name="ro200">
          <table:table-cell office:value-type="string" calcext:value-type="string">
            <text:p><text:span text:style-name="T643">skull</text:span></text:p>
          </table:table-cell>
          <table:table-cell office:value-type="string" calcext:value-type="string">
            <text:p><text:span text:style-name="T644">Skull</text:span></text:p>
          </table:table-cell>
          <table:table-cell table:style-name="ce9" table:formula="of:=COUNTIF([loot.A:loot.A];[.A38])" office:value-type="float" calcext:value-type="float" office:value="0">
            <text:p>0</text:p>
          </table:table-cell>
          <table:table-cell office:value-type="string" calcext:value-type="string">
            <text:p><text:span text:style-name="T645">The skull of some poor soul.</text:span></text:p>
          </table:table-cell>
          <table:table-cell table:number-columns-repeated="1024"/>
        </table:table-row>
        <table:table-row table:style-name="ro201">
          <table:table-cell office:value-type="string" calcext:value-type="string">
            <text:p><text:span text:style-name="T646">bone</text:span></text:p>
          </table:table-cell>
          <table:table-cell office:value-type="string" calcext:value-type="string">
            <text:p><text:span text:style-name="T647">Bone</text:span></text:p>
          </table:table-cell>
          <table:table-cell table:style-name="ce9" table:formula="of:=COUNTIF([loot.A:loot.A];[.A39])" office:value-type="float" calcext:value-type="float" office:value="0">
            <text:p>0</text:p>
          </table:table-cell>
          <table:table-cell office:value-type="string" calcext:value-type="string">
            <text:p><text:span text:style-name="T648">The bone of some poor soul.</text:span></text:p>
          </table:table-cell>
          <table:table-cell table:number-columns-repeated="1024"/>
        </table:table-row>
        <table:table-row table:style-name="ro202">
          <table:table-cell office:value-type="string" calcext:value-type="string">
            <text:p><text:span text:style-name="T649">mana_crystal</text:span></text:p>
          </table:table-cell>
          <table:table-cell office:value-type="string" calcext:value-type="string">
            <text:p><text:span text:style-name="T650">Mana crystal</text:span></text:p>
          </table:table-cell>
          <table:table-cell table:style-name="ce9" table:formula="of:=COUNTIF([loot.A:loot.A];[.A40])" office:value-type="float" calcext:value-type="float" office:value="0">
            <text:p>0</text:p>
          </table:table-cell>
          <table:table-cell office:value-type="string" calcext:value-type="string">
            <text:p><text:span text:style-name="T651">A mana crystal, it has a soft blue glow.</text:span></text:p>
          </table:table-cell>
          <table:table-cell table:number-columns-repeated="1024"/>
        </table:table-row>
        <table:table-row table:style-name="ro203">
          <table:table-cell office:value-type="string" calcext:value-type="string">
            <text:p><text:span text:style-name="T652">hard_mushroom_cap</text:span></text:p>
          </table:table-cell>
          <table:table-cell office:value-type="string" calcext:value-type="string">
            <text:p><text:span text:style-name="T653">Hard mushroom cap</text:span></text:p>
          </table:table-cell>
          <table:table-cell table:style-name="ce9" table:formula="of:=COUNTIF([loot.A:loot.A];[.A41])" office:value-type="float" calcext:value-type="float" office:value="0">
            <text:p>0</text:p>
          </table:table-cell>
          <table:table-cell office:value-type="string" calcext:value-type="string">
            <text:p><text:span text:style-name="T654">A hard mushroom cap, has a orange hue to it.</text:span></text:p>
          </table:table-cell>
          <table:table-cell table:number-columns-repeated="1024"/>
        </table:table-row>
        <table:table-row table:style-name="ro204">
          <table:table-cell office:value-type="string" calcext:value-type="string">
            <text:p><text:span text:style-name="T655">grey_mushroom_cap</text:span></text:p>
          </table:table-cell>
          <table:table-cell office:value-type="string" calcext:value-type="string">
            <text:p><text:span text:style-name="T656">Grey mushroom cap</text:span></text:p>
          </table:table-cell>
          <table:table-cell table:style-name="ce9" table:formula="of:=COUNTIF([loot.A:loot.A];[.A42])" office:value-type="float" calcext:value-type="float" office:value="0">
            <text:p>0</text:p>
          </table:table-cell>
          <table:table-cell office:value-type="string" calcext:value-type="string">
            <text:p><text:span text:style-name="T657">A grey mushroom cap, soft and smooth.</text:span></text:p>
          </table:table-cell>
          <table:table-cell table:number-columns-repeated="1024"/>
        </table:table-row>
        <table:table-row table:style-name="ro205">
          <table:table-cell office:value-type="string" calcext:value-type="string">
            <text:p><text:span text:style-name="T658">purple_mushroom_cap</text:span></text:p>
          </table:table-cell>
          <table:table-cell office:value-type="string" calcext:value-type="string">
            <text:p><text:span text:style-name="T659">Purple mushroom cap</text:span></text:p>
          </table:table-cell>
          <table:table-cell table:style-name="ce9" table:formula="of:=COUNTIF([loot.A:loot.A];[.A43])" office:value-type="float" calcext:value-type="float" office:value="0">
            <text:p>0</text:p>
          </table:table-cell>
          <table:table-cell office:value-type="string" calcext:value-type="string">
            <text:p><text:span text:style-name="T660">A purple mushroom cap, it has a subtle glow.</text:span></text:p>
          </table:table-cell>
          <table:table-cell table:number-columns-repeated="1024"/>
        </table:table-row>
        <table:table-row table:style-name="ro206">
          <table:table-cell office:value-type="string" calcext:value-type="string">
            <text:p><text:span text:style-name="T661">yellow_mushroom_cap</text:span></text:p>
          </table:table-cell>
          <table:table-cell office:value-type="string" calcext:value-type="string">
            <text:p><text:span text:style-name="T662">Yellow mushroom cap</text:span></text:p>
          </table:table-cell>
          <table:table-cell table:style-name="ce9" table:formula="of:=COUNTIF([loot.A:loot.A];[.A44])" office:value-type="float" calcext:value-type="float" office:value="0">
            <text:p>0</text:p>
          </table:table-cell>
          <table:table-cell office:value-type="string" calcext:value-type="string">
            <text:p><text:span text:style-name="T663">A yellow mushroom cap, that definitely glows.</text:span></text:p>
          </table:table-cell>
          <table:table-cell table:number-columns-repeated="1024"/>
        </table:table-row>
        <table:table-row table:style-name="ro207">
          <table:table-cell office:value-type="string" calcext:value-type="string">
            <text:p><text:span text:style-name="T664">rotten_mushroom_cap</text:span></text:p>
          </table:table-cell>
          <table:table-cell office:value-type="string" calcext:value-type="string">
            <text:p><text:span text:style-name="T665">Rotten mushroom cap</text:span></text:p>
          </table:table-cell>
          <table:table-cell table:style-name="ce9" table:formula="of:=COUNTIF([loot.A:loot.A];[.A45])" office:value-type="float" calcext:value-type="float" office:value="0">
            <text:p>0</text:p>
          </table:table-cell>
          <table:table-cell office:value-type="string" calcext:value-type="string">
            <text:p><text:span text:style-name="T666">A rotten mushroom cap, all mushy and stinks.</text:span></text:p>
          </table:table-cell>
          <table:table-cell table:number-columns-repeated="1024"/>
        </table:table-row>
        <table:table-row table:style-name="ro208">
          <table:table-cell office:value-type="string" calcext:value-type="string">
            <text:p><text:span text:style-name="T667">fairy_wings</text:span></text:p>
          </table:table-cell>
          <table:table-cell office:value-type="string" calcext:value-type="string">
            <text:p><text:span text:style-name="T668">Fairy wings</text:span></text:p>
          </table:table-cell>
          <table:table-cell table:style-name="ce9" table:formula="of:=COUNTIF([loot.A:loot.A];[.A46])" office:value-type="float" calcext:value-type="float" office:value="0">
            <text:p>0</text:p>
          </table:table-cell>
          <table:table-cell office:value-type="string" calcext:value-type="string">
            <text:p><text:span text:style-name="T669">The wings of a fairy, some glitter keeps falling of it? Its everywhere!</text:span></text:p>
          </table:table-cell>
          <table:table-cell table:number-columns-repeated="1024"/>
        </table:table-row>
        <table:table-row table:style-name="ro209">
          <table:table-cell office:value-type="string" calcext:value-type="string">
            <text:p><text:span text:style-name="T670">fairy_dust</text:span></text:p>
          </table:table-cell>
          <table:table-cell office:value-type="string" calcext:value-type="string">
            <text:p><text:span text:style-name="T671">Fairy dust</text:span></text:p>
          </table:table-cell>
          <table:table-cell table:style-name="ce9" table:formula="of:=COUNTIF([loot.A:loot.A];[.A47])" office:value-type="float" calcext:value-type="float" office:value="0">
            <text:p>0</text:p>
          </table:table-cell>
          <table:table-cell office:value-type="string" calcext:value-type="string">
            <text:p><text:span text:style-name="T672">The dust of a fairy, keep it in a bag or it will be everywhere!</text:span></text:p>
          </table:table-cell>
          <table:table-cell table:number-columns-repeated="1024"/>
        </table:table-row>
        <table:table-row table:style-name="ro210">
          <table:table-cell office:value-type="string" calcext:value-type="string">
            <text:p><text:span text:style-name="T673">hard_bone</text:span></text:p>
          </table:table-cell>
          <table:table-cell office:value-type="string" calcext:value-type="string">
            <text:p><text:span text:style-name="T674">Hard bone</text:span></text:p>
          </table:table-cell>
          <table:table-cell table:style-name="ce9" table:formula="of:=COUNTIF([loot.A:loot.A];[.A48])" office:value-type="float" calcext:value-type="float" office:value="0">
            <text:p>0</text:p>
          </table:table-cell>
          <table:table-cell office:value-type="string" calcext:value-type="string">
            <text:p><text:span text:style-name="T675">The femur of some creature.</text:span></text:p>
          </table:table-cell>
          <table:table-cell table:number-columns-repeated="1024"/>
        </table:table-row>
        <table:table-row table:style-name="ro211">
          <table:table-cell office:value-type="string" calcext:value-type="string">
            <text:p><text:span text:style-name="T676">tutorial_quest_item_1</text:span></text:p>
          </table:table-cell>
          <table:table-cell office:value-type="string" calcext:value-type="string">
            <text:p><text:span text:style-name="T677">Mouse corpse</text:span></text:p>
          </table:table-cell>
          <table:table-cell table:style-name="ce9" table:formula="of:=COUNTIF([loot.A:loot.A];[.A49])" office:value-type="float" calcext:value-type="float" office:value="1">
            <text:p>1</text:p>
          </table:table-cell>
          <table:table-cell office:value-type="string" calcext:value-type="string">
            <text:p><text:span text:style-name="T678">I wonder what they need a mouse for.</text:span></text:p>
          </table:table-cell>
          <table:table-cell table:number-columns-repeated="1024"/>
        </table:table-row>
        <table:table-row table:style-name="ro212">
          <table:table-cell table:style-name="ce27" office:value-type="string" calcext:value-type="string">
            <text:p>tree_branch</text:p>
          </table:table-cell>
          <table:table-cell table:style-name="ce27" office:value-type="string" calcext:value-type="string">
            <text:p>Tree branch</text:p>
          </table:table-cell>
          <table:table-cell table:style-name="ce9" table:formula="of:=COUNTIF([loot.A:loot.A];[.A50])" office:value-type="float" calcext:value-type="float" office:value="1">
            <text:p>1</text:p>
          </table:table-cell>
          <table:table-cell table:style-name="ce26" office:value-type="string" calcext:value-type="string">
            <text:p>A gnarled, weathered tree branch. The bark is rough to the touch, and small splinters protrude from its surface.</text:p>
          </table:table-cell>
          <table:table-cell table:number-columns-repeated="1024"/>
        </table:table-row>
        <table:table-row table:style-name="ro213">
          <table:table-cell table:style-name="ce27" office:value-type="string" calcext:value-type="string">
            <text:p>tree_root</text:p>
          </table:table-cell>
          <table:table-cell table:style-name="ce27" office:value-type="string" calcext:value-type="string">
            <text:p>Tree root</text:p>
          </table:table-cell>
          <table:table-cell table:style-name="ce9" table:formula="of:=COUNTIF([loot.A:loot.A];[.A51])" office:value-type="float" calcext:value-type="float" office:value="1">
            <text:p>1</text:p>
          </table:table-cell>
          <table:table-cell table:style-name="ce27" office:value-type="string" calcext:value-type="string">
            <text:p>This root's surface is rough and twisted, covered in patches of dirt and moss, it has a faint earthy smell to it.</text:p>
          </table:table-cell>
          <table:table-cell table:number-columns-repeated="1024"/>
        </table:table-row>
        <table:table-row table:style-name="ro214">
          <table:table-cell table:number-columns-repeated="1024"/>
        </table:table-row>
        <table:table-row table:number-rows-repeated="12" table:style-name="ro162">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6">=IFERROR(<text:s text:c="2"/>IFERROR(<text:s text:c="3"/>VLOOKUP(</text:span><text:span text:style-name="T1127">A2</text:span><text:span text:style-name="T1128">, </text:span><text:span text:style-name="T1129">items_equipment.A:B</text:span><text:span text:style-name="T1130">, 2, 0),<text:s text:c="3"/>VLOOKUP(</text:span><text:span text:style-name="T1131">A2</text:span><text:span text:style-name="T1132">, </text:span><text:span text:style-name="T1133">items_misc.A:B</text:span><text:span text:style-name="T1134">, 2, 0)<text:s text:c="3"/>),<text:s text:c="2"/>VLOOKUP(</text:span><text:span text:style-name="T1135">A2</text:span><text:span text:style-name="T1136">, </text:span><text:span text:style-name="T1137">items_consumable.A:B</text:span><text:span text:style-name="T1138">,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5"/>
        <table:table-header-columns/>
        <table:table-column table:style-name="co52" table:default-cell-style-name="Default"/>
        <table:table-header-columns/>
        <table:table-column table:style-name="co53" table:default-cell-style-name="ce30"/>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16">
          <table:table-cell office:value-type="string" calcext:value-type="string">
            <text:p><text:span text:style-name="T679">item_id</text:span></text:p>
          </table:table-cell>
          <table:table-cell table:style-name="ce31" office:value-type="string" calcext:value-type="string">
            <text:p><text:span text:style-name="T680">FOUND</text:span></text:p>
          </table:table-cell>
          <table:table-cell office:value-type="string" calcext:value-type="string">
            <text:p>enemy_id</text:p>
          </table:table-cell>
          <table:table-cell table:style-name="ce31" office:value-type="string" calcext:value-type="string">
            <text:p><text:span text:style-name="T681">FOUND</text:span></text:p>
          </table:table-cell>
          <table:table-cell office:value-type="string" calcext:value-type="string">
            <text:p>drop_rate</text:p>
          </table:table-cell>
          <table:table-cell table:style-name="ce9" office:value-type="string" calcext:value-type="string">
            <text:p><text:span text:style-name="T682">ENEMY LVL</text:span></text:p>
          </table:table-cell>
          <table:table-cell table:number-columns-repeated="1024"/>
        </table:table-row>
        <table:table-row table:style-name="ro217">
          <table:table-cell office:value-type="string" calcext:value-type="string">
            <text:p><text:span text:style-name="T683">blue potion</text:span></text:p>
          </table:table-cell>
          <table:table-cell table:style-name="ce31" table:formula="of:=IFERROR(IFERROR(VLOOKUP([.A2];[items_equipment.A:items_equipment.B];2;0);VLOOKUP([.A2];[$items_misc.A$1:$items_misc.B$1048576];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1"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2" table:formula="of:=IFERROR(VLOOKUP([.C2];[$enemies.A$1:$enemies.L$1048576];12;0);&quot;&quot;)" office:value-type="float" calcext:value-type="float" office:value="1">
            <text:p>1</text:p>
          </table:table-cell>
          <table:table-cell table:number-columns-repeated="1024"/>
        </table:table-row>
        <table:table-row table:style-name="ro218">
          <table:table-cell office:value-type="string" calcext:value-type="string">
            <text:p><text:span text:style-name="T684">flow body 1</text:span></text:p>
          </table:table-cell>
          <table:table-cell table:style-name="ce31"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31" table:formula="of:=VLOOKUP([.C3];[enemies.A:enemies.B];2;0)" office:value-type="string" calcext:value-type="string" office:string-value="Rat">
            <text:p>Rat</text:p>
          </table:table-cell>
          <table:table-cell office:value-type="float" calcext:value-type="float" office:value="0.01">
            <text:p>0.01</text:p>
          </table:table-cell>
          <table:table-cell table:style-name="ce32" table:formula="of:=IFERROR(VLOOKUP([.C3];[enemies.A:enemies.L];12;0);&quot;&quot;)" office:value-type="float" calcext:value-type="float" office:value="1">
            <text:p>1</text:p>
          </table:table-cell>
          <table:table-cell table:number-columns-repeated="1024"/>
        </table:table-row>
        <table:table-row table:style-name="ro219">
          <table:table-cell office:value-type="string" calcext:value-type="string">
            <text:p><text:span text:style-name="T685">flow head 1</text:span></text:p>
          </table:table-cell>
          <table:table-cell table:style-name="ce31"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31" table:formula="of:=VLOOKUP([.C4];[enemies.A:enemies.B];2;0)" office:value-type="string" calcext:value-type="string" office:string-value="Rat">
            <text:p>Rat</text:p>
          </table:table-cell>
          <table:table-cell office:value-type="float" calcext:value-type="float" office:value="0.01">
            <text:p>0.01</text:p>
          </table:table-cell>
          <table:table-cell table:style-name="ce32" table:formula="of:=IFERROR(VLOOKUP([.C4];[enemies.A:enemies.L];12;0);&quot;&quot;)" office:value-type="float" calcext:value-type="float" office:value="1">
            <text:p>1</text:p>
          </table:table-cell>
          <table:table-cell table:number-columns-repeated="1024"/>
        </table:table-row>
        <table:table-row table:style-name="ro220">
          <table:table-cell office:value-type="string" calcext:value-type="string">
            <text:p><text:span text:style-name="T686">flow trinket 1</text:span></text:p>
          </table:table-cell>
          <table:table-cell table:style-name="ce31"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31" table:formula="of:=VLOOKUP([.C5];[enemies.A:enemies.B];2;0)" office:value-type="string" calcext:value-type="string" office:string-value="Rat">
            <text:p>Rat</text:p>
          </table:table-cell>
          <table:table-cell office:value-type="float" calcext:value-type="float" office:value="0.01">
            <text:p>0.01</text:p>
          </table:table-cell>
          <table:table-cell table:style-name="ce32" table:formula="of:=IFERROR(VLOOKUP([.C5];[enemies.A:enemies.L];12;0);&quot;&quot;)" office:value-type="float" calcext:value-type="float" office:value="1">
            <text:p>1</text:p>
          </table:table-cell>
          <table:table-cell table:number-columns-repeated="1024"/>
        </table:table-row>
        <table:table-row table:style-name="ro221">
          <table:table-cell office:value-type="string" calcext:value-type="string">
            <text:p><text:span text:style-name="T687">flow weapon 1</text:span></text:p>
          </table:table-cell>
          <table:table-cell table:style-name="ce31"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31" table:formula="of:=VLOOKUP([.C6];[enemies.A:enemies.B];2;0)" office:value-type="string" calcext:value-type="string" office:string-value="Rat">
            <text:p>Rat</text:p>
          </table:table-cell>
          <table:table-cell office:value-type="float" calcext:value-type="float" office:value="0.01">
            <text:p>0.01</text:p>
          </table:table-cell>
          <table:table-cell table:style-name="ce32" table:formula="of:=IFERROR(VLOOKUP([.C6];[enemies.A:enemies.L];12;0);&quot;&quot;)" office:value-type="float" calcext:value-type="float" office:value="1">
            <text:p>1</text:p>
          </table:table-cell>
          <table:table-cell table:number-columns-repeated="1024"/>
        </table:table-row>
        <table:table-row table:style-name="ro222">
          <table:table-cell office:value-type="string" calcext:value-type="string">
            <text:p><text:span text:style-name="T688">grit body 1</text:span></text:p>
          </table:table-cell>
          <table:table-cell table:style-name="ce31"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31" table:formula="of:=VLOOKUP([.C7];[enemies.A:enemies.B];2;0)" office:value-type="string" calcext:value-type="string" office:string-value="Rat">
            <text:p>Rat</text:p>
          </table:table-cell>
          <table:table-cell office:value-type="float" calcext:value-type="float" office:value="0.01">
            <text:p>0.01</text:p>
          </table:table-cell>
          <table:table-cell table:style-name="ce32" table:formula="of:=IFERROR(VLOOKUP([.C7];[enemies.A:enemies.L];12;0);&quot;&quot;)" office:value-type="float" calcext:value-type="float" office:value="1">
            <text:p>1</text:p>
          </table:table-cell>
          <table:table-cell table:number-columns-repeated="1024"/>
        </table:table-row>
        <table:table-row table:style-name="ro223">
          <table:table-cell office:value-type="string" calcext:value-type="string">
            <text:p><text:span text:style-name="T689">grit head 1</text:span></text:p>
          </table:table-cell>
          <table:table-cell table:style-name="ce31"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31" table:formula="of:=VLOOKUP([.C8];[enemies.A:enemies.B];2;0)" office:value-type="string" calcext:value-type="string" office:string-value="Rat">
            <text:p>Rat</text:p>
          </table:table-cell>
          <table:table-cell office:value-type="float" calcext:value-type="float" office:value="0.01">
            <text:p>0.01</text:p>
          </table:table-cell>
          <table:table-cell table:style-name="ce32" table:formula="of:=IFERROR(VLOOKUP([.C8];[enemies.A:enemies.L];12;0);&quot;&quot;)" office:value-type="float" calcext:value-type="float" office:value="1">
            <text:p>1</text:p>
          </table:table-cell>
          <table:table-cell table:number-columns-repeated="1024"/>
        </table:table-row>
        <table:table-row table:style-name="ro224">
          <table:table-cell office:value-type="string" calcext:value-type="string">
            <text:p><text:span text:style-name="T690">grit trinket 1</text:span></text:p>
          </table:table-cell>
          <table:table-cell table:style-name="ce31"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31" table:formula="of:=VLOOKUP([.C9];[enemies.A:enemies.B];2;0)" office:value-type="string" calcext:value-type="string" office:string-value="Rat">
            <text:p>Rat</text:p>
          </table:table-cell>
          <table:table-cell office:value-type="float" calcext:value-type="float" office:value="0.01">
            <text:p>0.01</text:p>
          </table:table-cell>
          <table:table-cell table:style-name="ce32" table:formula="of:=IFERROR(VLOOKUP([.C9];[enemies.A:enemies.L];12;0);&quot;&quot;)" office:value-type="float" calcext:value-type="float" office:value="1">
            <text:p>1</text:p>
          </table:table-cell>
          <table:table-cell table:number-columns-repeated="1024"/>
        </table:table-row>
        <table:table-row table:style-name="ro225">
          <table:table-cell office:value-type="string" calcext:value-type="string">
            <text:p><text:span text:style-name="T691">grit weapon 1</text:span></text:p>
          </table:table-cell>
          <table:table-cell table:style-name="ce31" table:formula="of:=IFERROR(IFERROR(VLOOKUP([.A10];[items_equipment.A:items_equipment.B];2;0);VLOOKUP([.A10];[$items_misc.A$1:$items_misc.B$1048576];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31"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2" table:formula="of:=IFERROR(VLOOKUP([.C10];[$enemies.A$1:$enemies.L$1048576];12;0);&quot;&quot;)" office:value-type="float" calcext:value-type="float" office:value="1">
            <text:p>1</text:p>
          </table:table-cell>
          <table:table-cell table:number-columns-repeated="1024"/>
        </table:table-row>
        <table:table-row table:style-name="ro226">
          <table:table-cell office:value-type="string" calcext:value-type="string">
            <text:p><text:span text:style-name="T692">mind body 1</text:span></text:p>
          </table:table-cell>
          <table:table-cell table:style-name="ce31"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31" table:formula="of:=VLOOKUP([.C11];[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1];[enemies.A:enemies.L];12;0);&quot;&quot;)" office:value-type="float" calcext:value-type="float" office:value="1">
            <text:p>1</text:p>
          </table:table-cell>
          <table:table-cell table:number-columns-repeated="1024"/>
        </table:table-row>
        <table:table-row table:style-name="ro227">
          <table:table-cell office:value-type="string" calcext:value-type="string">
            <text:p><text:span text:style-name="T693">mind head 1</text:span></text:p>
          </table:table-cell>
          <table:table-cell table:style-name="ce31"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31" table:formula="of:=VLOOKUP([.C12];[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2];[enemies.A:enemies.L];12;0);&quot;&quot;)" office:value-type="float" calcext:value-type="float" office:value="1">
            <text:p>1</text:p>
          </table:table-cell>
          <table:table-cell table:number-columns-repeated="1024"/>
        </table:table-row>
        <table:table-row table:style-name="ro228">
          <table:table-cell office:value-type="string" calcext:value-type="string">
            <text:p><text:span text:style-name="T694">mind trinket 1</text:span></text:p>
          </table:table-cell>
          <table:table-cell table:style-name="ce31"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31" table:formula="of:=VLOOKUP([.C13];[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3];[enemies.A:enemies.L];12;0);&quot;&quot;)" office:value-type="float" calcext:value-type="float" office:value="1">
            <text:p>1</text:p>
          </table:table-cell>
          <table:table-cell table:number-columns-repeated="1024"/>
        </table:table-row>
        <table:table-row table:style-name="ro229">
          <table:table-cell office:value-type="string" calcext:value-type="string">
            <text:p><text:span text:style-name="T695">mind weapon 1</text:span></text:p>
          </table:table-cell>
          <table:table-cell table:style-name="ce31"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31" table:formula="of:=VLOOKUP([.C14];[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4];[enemies.A:enemies.L];12;0);&quot;&quot;)" office:value-type="float" calcext:value-type="float" office:value="1">
            <text:p>1</text:p>
          </table:table-cell>
          <table:table-cell table:number-columns-repeated="1024"/>
        </table:table-row>
        <table:table-row table:style-name="ro230">
          <table:table-cell office:value-type="string" calcext:value-type="string">
            <text:p><text:span text:style-name="T696">red potion</text:span></text:p>
          </table:table-cell>
          <table:table-cell table:style-name="ce31"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1" table:formula="of:=VLOOKUP([.C15];[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5];[enemies.A:enemies.L];12;0);&quot;&quot;)" office:value-type="float" calcext:value-type="float" office:value="1">
            <text:p>1</text:p>
          </table:table-cell>
          <table:table-cell table:number-columns-repeated="1024"/>
        </table:table-row>
        <table:table-row table:style-name="ro231">
          <table:table-cell office:value-type="string" calcext:value-type="string">
            <text:p><text:span text:style-name="T697">soul body 1</text:span></text:p>
          </table:table-cell>
          <table:table-cell table:style-name="ce31"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31" table:formula="of:=VLOOKUP([.C16];[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6];[enemies.A:enemies.L];12;0);&quot;&quot;)" office:value-type="float" calcext:value-type="float" office:value="1">
            <text:p>1</text:p>
          </table:table-cell>
          <table:table-cell table:number-columns-repeated="1024"/>
        </table:table-row>
        <table:table-row table:style-name="ro232">
          <table:table-cell office:value-type="string" calcext:value-type="string">
            <text:p><text:span text:style-name="T698">soul head 1</text:span></text:p>
          </table:table-cell>
          <table:table-cell table:style-name="ce31"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31" table:formula="of:=VLOOKUP([.C17];[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7];[enemies.A:enemies.L];12;0);&quot;&quot;)" office:value-type="float" calcext:value-type="float" office:value="1">
            <text:p>1</text:p>
          </table:table-cell>
          <table:table-cell table:number-columns-repeated="1024"/>
        </table:table-row>
        <table:table-row table:style-name="ro233">
          <table:table-cell office:value-type="string" calcext:value-type="string">
            <text:p><text:span text:style-name="T699">soul trinket 1</text:span></text:p>
          </table:table-cell>
          <table:table-cell table:style-name="ce31"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31" table:formula="of:=VLOOKUP([.C18];[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8];[enemies.A:enemies.L];12;0);&quot;&quot;)" office:value-type="float" calcext:value-type="float" office:value="1">
            <text:p>1</text:p>
          </table:table-cell>
          <table:table-cell table:number-columns-repeated="1024"/>
        </table:table-row>
        <table:table-row table:style-name="ro234">
          <table:table-cell office:value-type="string" calcext:value-type="string">
            <text:p><text:span text:style-name="T700">soul weapon 1</text:span></text:p>
          </table:table-cell>
          <table:table-cell table:style-name="ce31"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31" table:formula="of:=VLOOKUP([.C19];[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9];[enemies.A:enemies.L];12;0);&quot;&quot;)" office:value-type="float" calcext:value-type="float" office:value="1">
            <text:p>1</text:p>
          </table:table-cell>
          <table:table-cell table:number-columns-repeated="1024"/>
        </table:table-row>
        <table:table-row table:style-name="ro235">
          <table:table-cell office:value-type="string" calcext:value-type="string">
            <text:p><text:span text:style-name="T701">blue potion</text:span></text:p>
          </table:table-cell>
          <table:table-cell table:style-name="ce31"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1" table:formula="of:=VLOOKUP([.C20];[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0];[enemies.A:enemies.L];12;0);&quot;&quot;)" office:value-type="float" calcext:value-type="float" office:value="1">
            <text:p>1</text:p>
          </table:table-cell>
          <table:table-cell table:number-columns-repeated="1024"/>
        </table:table-row>
        <table:table-row table:style-name="ro236">
          <table:table-cell office:value-type="string" calcext:value-type="string">
            <text:p><text:span text:style-name="T702">flow body 1</text:span></text:p>
          </table:table-cell>
          <table:table-cell table:style-name="ce31"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31" table:formula="of:=VLOOKUP([.C21];[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1];[enemies.A:enemies.L];12;0);&quot;&quot;)" office:value-type="float" calcext:value-type="float" office:value="1">
            <text:p>1</text:p>
          </table:table-cell>
          <table:table-cell table:number-columns-repeated="1024"/>
        </table:table-row>
        <table:table-row table:style-name="ro237">
          <table:table-cell office:value-type="string" calcext:value-type="string">
            <text:p><text:span text:style-name="T703">flow head 1</text:span></text:p>
          </table:table-cell>
          <table:table-cell table:style-name="ce31"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31" table:formula="of:=VLOOKUP([.C22];[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2];[enemies.A:enemies.L];12;0);&quot;&quot;)" office:value-type="float" calcext:value-type="float" office:value="1">
            <text:p>1</text:p>
          </table:table-cell>
          <table:table-cell table:number-columns-repeated="1024"/>
        </table:table-row>
        <table:table-row table:style-name="ro238">
          <table:table-cell office:value-type="string" calcext:value-type="string">
            <text:p><text:span text:style-name="T704">flow trinket 1</text:span></text:p>
          </table:table-cell>
          <table:table-cell table:style-name="ce31"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31" table:formula="of:=VLOOKUP([.C23];[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3];[enemies.A:enemies.L];12;0);&quot;&quot;)" office:value-type="float" calcext:value-type="float" office:value="1">
            <text:p>1</text:p>
          </table:table-cell>
          <table:table-cell table:number-columns-repeated="1024"/>
        </table:table-row>
        <table:table-row table:style-name="ro239">
          <table:table-cell office:value-type="string" calcext:value-type="string">
            <text:p><text:span text:style-name="T705">flow weapon 1</text:span></text:p>
          </table:table-cell>
          <table:table-cell table:style-name="ce31"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31" table:formula="of:=VLOOKUP([.C24];[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4];[enemies.A:enemies.L];12;0);&quot;&quot;)" office:value-type="float" calcext:value-type="float" office:value="1">
            <text:p>1</text:p>
          </table:table-cell>
          <table:table-cell table:number-columns-repeated="1024"/>
        </table:table-row>
        <table:table-row table:style-name="ro240">
          <table:table-cell office:value-type="string" calcext:value-type="string">
            <text:p><text:span text:style-name="T706">grit body 1</text:span></text:p>
          </table:table-cell>
          <table:table-cell table:style-name="ce31"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31" table:formula="of:=VLOOKUP([.C25];[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5];[enemies.A:enemies.L];12;0);&quot;&quot;)" office:value-type="float" calcext:value-type="float" office:value="1">
            <text:p>1</text:p>
          </table:table-cell>
          <table:table-cell table:number-columns-repeated="1024"/>
        </table:table-row>
        <table:table-row table:style-name="ro241">
          <table:table-cell office:value-type="string" calcext:value-type="string">
            <text:p><text:span text:style-name="T707">grit head 1</text:span></text:p>
          </table:table-cell>
          <table:table-cell table:style-name="ce31"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31" table:formula="of:=VLOOKUP([.C26];[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6];[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708">grit trinket 1</text:span></text:p>
          </table:table-cell>
          <table:table-cell table:style-name="ce31"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31" table:formula="of:=VLOOKUP([.C27];[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7];[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709">grit weapon 1</text:span></text:p>
          </table:table-cell>
          <table:table-cell table:style-name="ce31"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31" table:formula="of:=VLOOKUP([.C28];[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8];[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710">mind body 1</text:span></text:p>
          </table:table-cell>
          <table:table-cell table:style-name="ce31"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31" table:formula="of:=VLOOKUP([.C29];[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9];[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711">mind head 1</text:span></text:p>
          </table:table-cell>
          <table:table-cell table:style-name="ce31"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31" table:formula="of:=VLOOKUP([.C30];[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0];[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712">mind trinket 1</text:span></text:p>
          </table:table-cell>
          <table:table-cell table:style-name="ce31"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31" table:formula="of:=VLOOKUP([.C31];[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1];[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713">mind weapon 1</text:span></text:p>
          </table:table-cell>
          <table:table-cell table:style-name="ce31"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31" table:formula="of:=VLOOKUP([.C32];[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2];[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714">red potion</text:span></text:p>
          </table:table-cell>
          <table:table-cell table:style-name="ce31"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1" table:formula="of:=VLOOKUP([.C33];[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3];[enemies.A:enemies.L];12;0);&quot;&quot;)" office:value-type="float" calcext:value-type="float" office:value="1">
            <text:p>1</text:p>
          </table:table-cell>
          <table:table-cell table:number-columns-repeated="1024"/>
        </table:table-row>
        <table:table-row table:style-name="ro249">
          <table:table-cell office:value-type="string" calcext:value-type="string">
            <text:p><text:span text:style-name="T715">soul body 1</text:span></text:p>
          </table:table-cell>
          <table:table-cell table:style-name="ce31"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31" table:formula="of:=VLOOKUP([.C34];[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4];[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716">soul head 1</text:span></text:p>
          </table:table-cell>
          <table:table-cell table:style-name="ce31"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31" table:formula="of:=VLOOKUP([.C35];[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5];[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717">soul trinket 1</text:span></text:p>
          </table:table-cell>
          <table:table-cell table:style-name="ce31"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31" table:formula="of:=VLOOKUP([.C36];[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6];[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718">soul weapon 1</text:span></text:p>
          </table:table-cell>
          <table:table-cell table:style-name="ce31"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31" table:formula="of:=VLOOKUP([.C37];[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7];[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719">blue potion</text:span></text:p>
          </table:table-cell>
          <table:table-cell table:style-name="ce31"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1" table:formula="of:=VLOOKUP([.C38];[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38];[enemies.A:enemies.L];12;0);&quot;&quot;)" office:value-type="float" calcext:value-type="float" office:value="1">
            <text:p>1</text:p>
          </table:table-cell>
          <table:table-cell table:number-columns-repeated="6"/>
          <table:table-cell table:style-name="ce9"/>
          <table:table-cell table:number-columns-repeated="1024"/>
        </table:table-row>
        <table:table-row table:style-name="ro254">
          <table:table-cell office:value-type="string" calcext:value-type="string">
            <text:p><text:span text:style-name="T720">flow body 1</text:span></text:p>
          </table:table-cell>
          <table:table-cell table:style-name="ce31"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31" table:formula="of:=VLOOKUP([.C39];[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39];[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721">flow head 1</text:span></text:p>
          </table:table-cell>
          <table:table-cell table:style-name="ce31"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31" table:formula="of:=VLOOKUP([.C40];[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0];[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722">flow trinket 1</text:span></text:p>
          </table:table-cell>
          <table:table-cell table:style-name="ce31"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31" table:formula="of:=VLOOKUP([.C41];[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1];[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723">flow weapon 1</text:span></text:p>
          </table:table-cell>
          <table:table-cell table:style-name="ce31"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31" table:formula="of:=VLOOKUP([.C42];[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2];[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724">grit body 1</text:span></text:p>
          </table:table-cell>
          <table:table-cell table:style-name="ce31"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31" table:formula="of:=VLOOKUP([.C43];[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3];[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725">grit head 1</text:span></text:p>
          </table:table-cell>
          <table:table-cell table:style-name="ce31"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31" table:formula="of:=VLOOKUP([.C44];[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4];[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26">grit trinket 1</text:span></text:p>
          </table:table-cell>
          <table:table-cell table:style-name="ce31"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31" table:formula="of:=VLOOKUP([.C45];[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5];[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27">grit weapon 1</text:span></text:p>
          </table:table-cell>
          <table:table-cell table:style-name="ce31"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31" table:formula="of:=VLOOKUP([.C46];[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6];[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28">mind body 1</text:span></text:p>
          </table:table-cell>
          <table:table-cell table:style-name="ce31"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31" table:formula="of:=VLOOKUP([.C47];[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7];[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29">mind head 1</text:span></text:p>
          </table:table-cell>
          <table:table-cell table:style-name="ce31"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31" table:formula="of:=VLOOKUP([.C48];[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8];[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30">mind trinket 1</text:span></text:p>
          </table:table-cell>
          <table:table-cell table:style-name="ce31"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31" table:formula="of:=VLOOKUP([.C49];[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9];[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31">mind weapon 1</text:span></text:p>
          </table:table-cell>
          <table:table-cell table:style-name="ce31"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31" table:formula="of:=VLOOKUP([.C50];[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0];[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32">red potion</text:span></text:p>
          </table:table-cell>
          <table:table-cell table:style-name="ce31"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1" table:formula="of:=VLOOKUP([.C51];[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1];[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33">soul body 1</text:span></text:p>
          </table:table-cell>
          <table:table-cell table:style-name="ce31"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31" table:formula="of:=VLOOKUP([.C52];[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2];[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34">soul head 1</text:span></text:p>
          </table:table-cell>
          <table:table-cell table:style-name="ce31"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31" table:formula="of:=VLOOKUP([.C53];[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3];[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35">soul trinket 1</text:span></text:p>
          </table:table-cell>
          <table:table-cell table:style-name="ce31"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31" table:formula="of:=VLOOKUP([.C54];[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4];[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36">soul weapon 1</text:span></text:p>
          </table:table-cell>
          <table:table-cell table:style-name="ce31"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31" table:formula="of:=VLOOKUP([.C55];[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5];[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37">soul head 1</text:span></text:p>
          </table:table-cell>
          <table:table-cell table:style-name="ce31"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31" table:formula="of:=VLOOKUP([.C56];[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6];[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38">soul trinket 1</text:span></text:p>
          </table:table-cell>
          <table:table-cell table:style-name="ce31"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31" table:formula="of:=VLOOKUP([.C57];[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7];[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39">soul weapon 1</text:span></text:p>
          </table:table-cell>
          <table:table-cell table:style-name="ce31"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31" table:formula="of:=VLOOKUP([.C58];[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8];[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40">blue potion</text:span></text:p>
          </table:table-cell>
          <table:table-cell table:style-name="ce31"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1" table:formula="of:=VLOOKUP([.C59];[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9];[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41">flow body 1</text:span></text:p>
          </table:table-cell>
          <table:table-cell table:style-name="ce31"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31" table:formula="of:=VLOOKUP([.C60];[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0];[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42">flow head 1</text:span></text:p>
          </table:table-cell>
          <table:table-cell table:style-name="ce31"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31" table:formula="of:=VLOOKUP([.C61];[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1];[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743">flow trinket 1</text:span></text:p>
          </table:table-cell>
          <table:table-cell table:style-name="ce31"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31" table:formula="of:=VLOOKUP([.C62];[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2];[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44">flow weapon 1</text:span></text:p>
          </table:table-cell>
          <table:table-cell table:style-name="ce31"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31" table:formula="of:=VLOOKUP([.C63];[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3];[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45">grit body 1</text:span></text:p>
          </table:table-cell>
          <table:table-cell table:style-name="ce31"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31" table:formula="of:=VLOOKUP([.C64];[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4];[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46">grit head 1</text:span></text:p>
          </table:table-cell>
          <table:table-cell table:style-name="ce31"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31" table:formula="of:=VLOOKUP([.C65];[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5];[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47">grit trinket 1</text:span></text:p>
          </table:table-cell>
          <table:table-cell table:style-name="ce31"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31" table:formula="of:=VLOOKUP([.C66];[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6];[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48">grit weapon 1</text:span></text:p>
          </table:table-cell>
          <table:table-cell table:style-name="ce31"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31" table:formula="of:=VLOOKUP([.C67];[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7];[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49">mind body 1</text:span></text:p>
          </table:table-cell>
          <table:table-cell table:style-name="ce31"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31" table:formula="of:=VLOOKUP([.C68];[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8];[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50">mind head 1</text:span></text:p>
          </table:table-cell>
          <table:table-cell table:style-name="ce31"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31" table:formula="of:=VLOOKUP([.C69];[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9];[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51">mind trinket 1</text:span></text:p>
          </table:table-cell>
          <table:table-cell table:style-name="ce31"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31" table:formula="of:=VLOOKUP([.C70];[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0];[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52">mind weapon 1</text:span></text:p>
          </table:table-cell>
          <table:table-cell table:style-name="ce31"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31" table:formula="of:=VLOOKUP([.C71];[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1];[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53">red potion</text:span></text:p>
          </table:table-cell>
          <table:table-cell table:style-name="ce31"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1" table:formula="of:=VLOOKUP([.C72];[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2];[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54">soul body 1</text:span></text:p>
          </table:table-cell>
          <table:table-cell table:style-name="ce31"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31" table:formula="of:=VLOOKUP([.C73];[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3];[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55">blue potion</text:span></text:p>
          </table:table-cell>
          <table:table-cell table:style-name="ce31"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1"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4];[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56">flow body 1</text:span></text:p>
          </table:table-cell>
          <table:table-cell table:style-name="ce31"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31"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5];[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57">flow head 1</text:span></text:p>
          </table:table-cell>
          <table:table-cell table:style-name="ce31"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31"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6];[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58">flow trinket 1</text:span></text:p>
          </table:table-cell>
          <table:table-cell table:style-name="ce31"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31"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7];[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59">flow weapon 1</text:span></text:p>
          </table:table-cell>
          <table:table-cell table:style-name="ce31"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31"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8];[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60">grit body 1</text:span></text:p>
          </table:table-cell>
          <table:table-cell table:style-name="ce31"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31"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9];[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61">grit head 1</text:span></text:p>
          </table:table-cell>
          <table:table-cell table:style-name="ce31"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31"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0];[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62">grit trinket 1</text:span></text:p>
          </table:table-cell>
          <table:table-cell table:style-name="ce31"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31"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1];[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63">grit weapon 1</text:span></text:p>
          </table:table-cell>
          <table:table-cell table:style-name="ce31"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31"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2];[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64">mind body 1</text:span></text:p>
          </table:table-cell>
          <table:table-cell table:style-name="ce31"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31"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3];[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65">mind head 1</text:span></text:p>
          </table:table-cell>
          <table:table-cell table:style-name="ce31"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31"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4];[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66">mind trinket 1</text:span></text:p>
          </table:table-cell>
          <table:table-cell table:style-name="ce31"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31"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5];[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67">mind weapon 1</text:span></text:p>
          </table:table-cell>
          <table:table-cell table:style-name="ce31"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31"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6];[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68">red potion</text:span></text:p>
          </table:table-cell>
          <table:table-cell table:style-name="ce31"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1"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7];[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69">soul body 1</text:span></text:p>
          </table:table-cell>
          <table:table-cell table:style-name="ce31"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31"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8];[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70">soul head 1</text:span></text:p>
          </table:table-cell>
          <table:table-cell table:style-name="ce31"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31"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9];[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71">soul trinket 1</text:span></text:p>
          </table:table-cell>
          <table:table-cell table:style-name="ce31"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31"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90];[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72">soul weapon 1</text:span></text:p>
          </table:table-cell>
          <table:table-cell table:style-name="ce31"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31"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91];[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73">blue potion</text:span></text:p>
          </table:table-cell>
          <table:table-cell table:style-name="ce31"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1"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2];[enemies.A:enemies.L];12;0);&quot;&quot;)" office:value-type="float" calcext:value-type="float" office:value="3">
            <text:p>3</text:p>
          </table:table-cell>
          <table:table-cell table:number-columns-repeated="1024"/>
        </table:table-row>
        <table:table-row table:style-name="ro308">
          <table:table-cell office:value-type="string" calcext:value-type="string">
            <text:p><text:span text:style-name="T774">flow body 3</text:span></text:p>
          </table:table-cell>
          <table:table-cell table:style-name="ce31"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31"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3];[enemies.A:enemies.L];12;0);&quot;&quot;)" office:value-type="float" calcext:value-type="float" office:value="3">
            <text:p>3</text:p>
          </table:table-cell>
          <table:table-cell table:number-columns-repeated="1024"/>
        </table:table-row>
        <table:table-row table:style-name="ro309">
          <table:table-cell office:value-type="string" calcext:value-type="string">
            <text:p><text:span text:style-name="T775">flow head 3</text:span></text:p>
          </table:table-cell>
          <table:table-cell table:style-name="ce31"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31"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4];[enemies.A:enemies.L];12;0);&quot;&quot;)" office:value-type="float" calcext:value-type="float" office:value="3">
            <text:p>3</text:p>
          </table:table-cell>
          <table:table-cell table:number-columns-repeated="1024"/>
        </table:table-row>
        <table:table-row table:style-name="ro310">
          <table:table-cell office:value-type="string" calcext:value-type="string">
            <text:p><text:span text:style-name="T776">flow trinket 3</text:span></text:p>
          </table:table-cell>
          <table:table-cell table:style-name="ce31"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31"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5];[enemies.A:enemies.L];12;0);&quot;&quot;)" office:value-type="float" calcext:value-type="float" office:value="3">
            <text:p>3</text:p>
          </table:table-cell>
          <table:table-cell table:number-columns-repeated="1024"/>
        </table:table-row>
        <table:table-row table:style-name="ro311">
          <table:table-cell office:value-type="string" calcext:value-type="string">
            <text:p><text:span text:style-name="T777">flow weapon 3</text:span></text:p>
          </table:table-cell>
          <table:table-cell table:style-name="ce31"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31"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6];[enemies.A:enemies.L];12;0);&quot;&quot;)" office:value-type="float" calcext:value-type="float" office:value="3">
            <text:p>3</text:p>
          </table:table-cell>
          <table:table-cell table:number-columns-repeated="1024"/>
        </table:table-row>
        <table:table-row table:style-name="ro312">
          <table:table-cell office:value-type="string" calcext:value-type="string">
            <text:p><text:span text:style-name="T778">grit body 3</text:span></text:p>
          </table:table-cell>
          <table:table-cell table:style-name="ce31"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31"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7];[enemies.A:enemies.L];12;0);&quot;&quot;)" office:value-type="float" calcext:value-type="float" office:value="3">
            <text:p>3</text:p>
          </table:table-cell>
          <table:table-cell table:number-columns-repeated="1024"/>
        </table:table-row>
        <table:table-row table:style-name="ro313">
          <table:table-cell office:value-type="string" calcext:value-type="string">
            <text:p><text:span text:style-name="T779">grit head 3</text:span></text:p>
          </table:table-cell>
          <table:table-cell table:style-name="ce31"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31"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8];[enemies.A:enemies.L];12;0);&quot;&quot;)" office:value-type="float" calcext:value-type="float" office:value="3">
            <text:p>3</text:p>
          </table:table-cell>
          <table:table-cell table:number-columns-repeated="1024"/>
        </table:table-row>
        <table:table-row table:style-name="ro314">
          <table:table-cell office:value-type="string" calcext:value-type="string">
            <text:p><text:span text:style-name="T780">grit trinket 3</text:span></text:p>
          </table:table-cell>
          <table:table-cell table:style-name="ce31"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31"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9];[enemies.A:enemies.L];12;0);&quot;&quot;)" office:value-type="float" calcext:value-type="float" office:value="3">
            <text:p>3</text:p>
          </table:table-cell>
          <table:table-cell table:number-columns-repeated="1024"/>
        </table:table-row>
        <table:table-row table:style-name="ro315">
          <table:table-cell office:value-type="string" calcext:value-type="string">
            <text:p><text:span text:style-name="T781">grit weapon 3</text:span></text:p>
          </table:table-cell>
          <table:table-cell table:style-name="ce31" table:formula="of:=IFERROR(IFERROR(VLOOKUP([.A100];[items_equipment.A:items_equipment.B];2;0);VLOOKUP([.A100];[$items_misc.A$1:$items_misc.B$1048576];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31"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0];[$enemies.A$1:$enemies.L$1048576];12;0);&quot;&quot;)" office:value-type="float" calcext:value-type="float" office:value="3">
            <text:p>3</text:p>
          </table:table-cell>
          <table:table-cell table:number-columns-repeated="1024"/>
        </table:table-row>
        <table:table-row table:style-name="ro316">
          <table:table-cell office:value-type="string" calcext:value-type="string">
            <text:p><text:span text:style-name="T782">mind body 3</text:span></text:p>
          </table:table-cell>
          <table:table-cell table:style-name="ce31"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31"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1];[enemies.A:enemies.L];12;0);&quot;&quot;)" office:value-type="float" calcext:value-type="float" office:value="3">
            <text:p>3</text:p>
          </table:table-cell>
          <table:table-cell table:number-columns-repeated="1024"/>
        </table:table-row>
        <table:table-row table:style-name="ro317">
          <table:table-cell office:value-type="string" calcext:value-type="string">
            <text:p><text:span text:style-name="T783">mind head 3</text:span></text:p>
          </table:table-cell>
          <table:table-cell table:style-name="ce31"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31"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2];[enemies.A:enemies.L];12;0);&quot;&quot;)" office:value-type="float" calcext:value-type="float" office:value="3">
            <text:p>3</text:p>
          </table:table-cell>
          <table:table-cell table:number-columns-repeated="1024"/>
        </table:table-row>
        <table:table-row table:style-name="ro318">
          <table:table-cell office:value-type="string" calcext:value-type="string">
            <text:p><text:span text:style-name="T784">mind trinket 3</text:span></text:p>
          </table:table-cell>
          <table:table-cell table:style-name="ce31"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31"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3];[enemies.A:enemies.L];12;0);&quot;&quot;)" office:value-type="float" calcext:value-type="float" office:value="3">
            <text:p>3</text:p>
          </table:table-cell>
          <table:table-cell table:number-columns-repeated="1024"/>
        </table:table-row>
        <table:table-row table:style-name="ro319">
          <table:table-cell office:value-type="string" calcext:value-type="string">
            <text:p><text:span text:style-name="T785">mind weapon 3</text:span></text:p>
          </table:table-cell>
          <table:table-cell table:style-name="ce31"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31"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4];[enemies.A:enemies.L];12;0);&quot;&quot;)" office:value-type="float" calcext:value-type="float" office:value="3">
            <text:p>3</text:p>
          </table:table-cell>
          <table:table-cell table:number-columns-repeated="1024"/>
        </table:table-row>
        <table:table-row table:style-name="ro320">
          <table:table-cell office:value-type="string" calcext:value-type="string">
            <text:p><text:span text:style-name="T786">red potion</text:span></text:p>
          </table:table-cell>
          <table:table-cell table:style-name="ce31"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1"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5];[enemies.A:enemies.L];12;0);&quot;&quot;)" office:value-type="float" calcext:value-type="float" office:value="3">
            <text:p>3</text:p>
          </table:table-cell>
          <table:table-cell table:number-columns-repeated="1024"/>
        </table:table-row>
        <table:table-row table:style-name="ro321">
          <table:table-cell office:value-type="string" calcext:value-type="string">
            <text:p><text:span text:style-name="T787">soul body 3</text:span></text:p>
          </table:table-cell>
          <table:table-cell table:style-name="ce31"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31"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6];[enemies.A:enemies.L];12;0);&quot;&quot;)" office:value-type="float" calcext:value-type="float" office:value="3">
            <text:p>3</text:p>
          </table:table-cell>
          <table:table-cell table:number-columns-repeated="1024"/>
        </table:table-row>
        <table:table-row table:style-name="ro322">
          <table:table-cell office:value-type="string" calcext:value-type="string">
            <text:p><text:span text:style-name="T788">soul head 3</text:span></text:p>
          </table:table-cell>
          <table:table-cell table:style-name="ce31"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31"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7];[enemies.A:enemies.L];12;0);&quot;&quot;)" office:value-type="float" calcext:value-type="float" office:value="3">
            <text:p>3</text:p>
          </table:table-cell>
          <table:table-cell table:number-columns-repeated="1024"/>
        </table:table-row>
        <table:table-row table:style-name="ro323">
          <table:table-cell office:value-type="string" calcext:value-type="string">
            <text:p><text:span text:style-name="T789">soul trinket 3</text:span></text:p>
          </table:table-cell>
          <table:table-cell table:style-name="ce31"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31"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8];[enemies.A:enemies.L];12;0);&quot;&quot;)" office:value-type="float" calcext:value-type="float" office:value="3">
            <text:p>3</text:p>
          </table:table-cell>
          <table:table-cell table:number-columns-repeated="1024"/>
        </table:table-row>
        <table:table-row table:style-name="ro324">
          <table:table-cell office:value-type="string" calcext:value-type="string">
            <text:p><text:span text:style-name="T790">soul weapon 3</text:span></text:p>
          </table:table-cell>
          <table:table-cell table:style-name="ce31"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31"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9];[enemies.A:enemies.L];12;0);&quot;&quot;)" office:value-type="float" calcext:value-type="float" office:value="3">
            <text:p>3</text:p>
          </table:table-cell>
          <table:table-cell table:number-columns-repeated="1024"/>
        </table:table-row>
        <table:table-row table:style-name="ro325">
          <table:table-cell office:value-type="string" calcext:value-type="string">
            <text:p><text:span text:style-name="T791">blue potion</text:span></text:p>
          </table:table-cell>
          <table:table-cell table:style-name="ce31"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1"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0];[enemies.A:enemies.L];12;0);&quot;&quot;)" office:value-type="float" calcext:value-type="float" office:value="3">
            <text:p>3</text:p>
          </table:table-cell>
          <table:table-cell table:number-columns-repeated="1024"/>
        </table:table-row>
        <table:table-row table:style-name="ro326">
          <table:table-cell office:value-type="string" calcext:value-type="string">
            <text:p><text:span text:style-name="T792">flow body 3</text:span></text:p>
          </table:table-cell>
          <table:table-cell table:style-name="ce31"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31"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1];[enemies.A:enemies.L];12;0);&quot;&quot;)" office:value-type="float" calcext:value-type="float" office:value="3">
            <text:p>3</text:p>
          </table:table-cell>
          <table:table-cell table:number-columns-repeated="1024"/>
        </table:table-row>
        <table:table-row table:style-name="ro327">
          <table:table-cell office:value-type="string" calcext:value-type="string">
            <text:p><text:span text:style-name="T793">flow head 3</text:span></text:p>
          </table:table-cell>
          <table:table-cell table:style-name="ce31"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31"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2];[enemies.A:enemies.L];12;0);&quot;&quot;)" office:value-type="float" calcext:value-type="float" office:value="3">
            <text:p>3</text:p>
          </table:table-cell>
          <table:table-cell table:number-columns-repeated="1024"/>
        </table:table-row>
        <table:table-row table:style-name="ro328">
          <table:table-cell office:value-type="string" calcext:value-type="string">
            <text:p><text:span text:style-name="T794">flow trinket 3</text:span></text:p>
          </table:table-cell>
          <table:table-cell table:style-name="ce31"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31"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3];[enemies.A:enemies.L];12;0);&quot;&quot;)" office:value-type="float" calcext:value-type="float" office:value="3">
            <text:p>3</text:p>
          </table:table-cell>
          <table:table-cell table:number-columns-repeated="1024"/>
        </table:table-row>
        <table:table-row table:style-name="ro329">
          <table:table-cell office:value-type="string" calcext:value-type="string">
            <text:p><text:span text:style-name="T795">flow weapon 3</text:span></text:p>
          </table:table-cell>
          <table:table-cell table:style-name="ce31"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31"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4];[enemies.A:enemies.L];12;0);&quot;&quot;)" office:value-type="float" calcext:value-type="float" office:value="3">
            <text:p>3</text:p>
          </table:table-cell>
          <table:table-cell table:number-columns-repeated="1024"/>
        </table:table-row>
        <table:table-row table:style-name="ro330">
          <table:table-cell office:value-type="string" calcext:value-type="string">
            <text:p><text:span text:style-name="T796">grit body 3</text:span></text:p>
          </table:table-cell>
          <table:table-cell table:style-name="ce31"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31"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5];[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97">grit head 3</text:span></text:p>
          </table:table-cell>
          <table:table-cell table:style-name="ce31"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31"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6];[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98">grit trinket 3</text:span></text:p>
          </table:table-cell>
          <table:table-cell table:style-name="ce31"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31"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7];[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99">grit weapon 3</text:span></text:p>
          </table:table-cell>
          <table:table-cell table:style-name="ce31"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31"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8];[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800">mind body 3</text:span></text:p>
          </table:table-cell>
          <table:table-cell table:style-name="ce31"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31"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9];[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801">mind head 3</text:span></text:p>
          </table:table-cell>
          <table:table-cell table:style-name="ce31"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31"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0];[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802">mind trinket 3</text:span></text:p>
          </table:table-cell>
          <table:table-cell table:style-name="ce31"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31"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1];[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803">mind weapon 3</text:span></text:p>
          </table:table-cell>
          <table:table-cell table:style-name="ce31"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31"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2];[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804">red potion</text:span></text:p>
          </table:table-cell>
          <table:table-cell table:style-name="ce31"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1"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3];[enemies.A:enemies.L];12;0);&quot;&quot;)" office:value-type="float" calcext:value-type="float" office:value="3">
            <text:p>3</text:p>
          </table:table-cell>
          <table:table-cell table:number-columns-repeated="1024"/>
        </table:table-row>
        <table:table-row table:style-name="ro339">
          <table:table-cell office:value-type="string" calcext:value-type="string">
            <text:p><text:span text:style-name="T805">soul body 3</text:span></text:p>
          </table:table-cell>
          <table:table-cell table:style-name="ce31"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31"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4];[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806">soul head 3</text:span></text:p>
          </table:table-cell>
          <table:table-cell table:style-name="ce31"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31"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5];[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807">soul trinket 3</text:span></text:p>
          </table:table-cell>
          <table:table-cell table:style-name="ce31"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31"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6];[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808">soul weapon 3</text:span></text:p>
          </table:table-cell>
          <table:table-cell table:style-name="ce31"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31"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7];[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809">blue potion</text:span></text:p>
          </table:table-cell>
          <table:table-cell table:style-name="ce31"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1" table:formula="of:=VLOOKUP([.C128];[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28];[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810">flow body 3</text:span></text:p>
          </table:table-cell>
          <table:table-cell table:style-name="ce31"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31" table:formula="of:=VLOOKUP([.C129];[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29];[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811">flow head 3</text:span></text:p>
          </table:table-cell>
          <table:table-cell table:style-name="ce31"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31" table:formula="of:=VLOOKUP([.C130];[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0];[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812">flow trinket 3</text:span></text:p>
          </table:table-cell>
          <table:table-cell table:style-name="ce31"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31" table:formula="of:=VLOOKUP([.C131];[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1];[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13">flow weapon 3</text:span></text:p>
          </table:table-cell>
          <table:table-cell table:style-name="ce31"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31" table:formula="of:=VLOOKUP([.C132];[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2];[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814">grit body 3</text:span></text:p>
          </table:table-cell>
          <table:table-cell table:style-name="ce31"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31" table:formula="of:=VLOOKUP([.C133];[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3];[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815">grit head 3</text:span></text:p>
          </table:table-cell>
          <table:table-cell table:style-name="ce31"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31" table:formula="of:=VLOOKUP([.C134];[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4];[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816">grit trinket 3</text:span></text:p>
          </table:table-cell>
          <table:table-cell table:style-name="ce31"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31" table:formula="of:=VLOOKUP([.C135];[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5];[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817">grit weapon 3</text:span></text:p>
          </table:table-cell>
          <table:table-cell table:style-name="ce31"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31" table:formula="of:=VLOOKUP([.C136];[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6];[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818">mind body 3</text:span></text:p>
          </table:table-cell>
          <table:table-cell table:style-name="ce31"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31" table:formula="of:=VLOOKUP([.C137];[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7];[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819">mind head 3</text:span></text:p>
          </table:table-cell>
          <table:table-cell table:style-name="ce31"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31" table:formula="of:=VLOOKUP([.C138];[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8];[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820">mind trinket 3</text:span></text:p>
          </table:table-cell>
          <table:table-cell table:style-name="ce31"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31" table:formula="of:=VLOOKUP([.C139];[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9];[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821">mind weapon 3</text:span></text:p>
          </table:table-cell>
          <table:table-cell table:style-name="ce31"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31" table:formula="of:=VLOOKUP([.C140];[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0];[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822">red potion</text:span></text:p>
          </table:table-cell>
          <table:table-cell table:style-name="ce31"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1" table:formula="of:=VLOOKUP([.C141];[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1];[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823">soul body 3</text:span></text:p>
          </table:table-cell>
          <table:table-cell table:style-name="ce31"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31" table:formula="of:=VLOOKUP([.C142];[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2];[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824">soul head 3</text:span></text:p>
          </table:table-cell>
          <table:table-cell table:style-name="ce31"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31" table:formula="of:=VLOOKUP([.C143];[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3];[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825">soul trinket 3</text:span></text:p>
          </table:table-cell>
          <table:table-cell table:style-name="ce31"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31" table:formula="of:=VLOOKUP([.C144];[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4];[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26">soul weapon 3</text:span></text:p>
          </table:table-cell>
          <table:table-cell table:style-name="ce31"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31" table:formula="of:=VLOOKUP([.C145];[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5];[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27">soul head 3</text:span></text:p>
          </table:table-cell>
          <table:table-cell table:style-name="ce31"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31"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6];[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28">soul trinket 3</text:span></text:p>
          </table:table-cell>
          <table:table-cell table:style-name="ce31"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31"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7];[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29">soul weapon 3</text:span></text:p>
          </table:table-cell>
          <table:table-cell table:style-name="ce31"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31"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8];[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30">blue potion</text:span></text:p>
          </table:table-cell>
          <table:table-cell table:style-name="ce31"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1"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9];[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31">flow body 3</text:span></text:p>
          </table:table-cell>
          <table:table-cell table:style-name="ce31"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31"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0];[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32">flow head 3</text:span></text:p>
          </table:table-cell>
          <table:table-cell table:style-name="ce31"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31"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1];[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33">flow trinket 3</text:span></text:p>
          </table:table-cell>
          <table:table-cell table:style-name="ce31"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31"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2];[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34">flow weapon 3</text:span></text:p>
          </table:table-cell>
          <table:table-cell table:style-name="ce31"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31"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3];[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35">grit body 3</text:span></text:p>
          </table:table-cell>
          <table:table-cell table:style-name="ce31"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31"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4];[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36">grit head 3</text:span></text:p>
          </table:table-cell>
          <table:table-cell table:style-name="ce31"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31"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5];[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37">grit trinket 3</text:span></text:p>
          </table:table-cell>
          <table:table-cell table:style-name="ce31"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31"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6];[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38">grit weapon 3</text:span></text:p>
          </table:table-cell>
          <table:table-cell table:style-name="ce31"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31"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7];[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39">mind body 3</text:span></text:p>
          </table:table-cell>
          <table:table-cell table:style-name="ce31"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31"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8];[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40">mind head 3</text:span></text:p>
          </table:table-cell>
          <table:table-cell table:style-name="ce31"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31"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9];[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41">mind trinket 3</text:span></text:p>
          </table:table-cell>
          <table:table-cell table:style-name="ce31"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31"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0];[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42">mind weapon 3</text:span></text:p>
          </table:table-cell>
          <table:table-cell table:style-name="ce31"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31"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1];[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43">red potion</text:span></text:p>
          </table:table-cell>
          <table:table-cell table:style-name="ce31"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1"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2];[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44">soul body 3</text:span></text:p>
          </table:table-cell>
          <table:table-cell table:style-name="ce31"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31"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3];[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45">blue potion</text:span></text:p>
          </table:table-cell>
          <table:table-cell table:style-name="ce31"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1"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4];[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46">flow body 3</text:span></text:p>
          </table:table-cell>
          <table:table-cell table:style-name="ce31"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31"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5];[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47">flow head 3</text:span></text:p>
          </table:table-cell>
          <table:table-cell table:style-name="ce31"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31"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6];[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48">flow trinket 3</text:span></text:p>
          </table:table-cell>
          <table:table-cell table:style-name="ce31"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31"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7];[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49">flow weapon 3</text:span></text:p>
          </table:table-cell>
          <table:table-cell table:style-name="ce31"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31"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8];[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50">grit body 3</text:span></text:p>
          </table:table-cell>
          <table:table-cell table:style-name="ce31"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31"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9];[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51">grit head 3</text:span></text:p>
          </table:table-cell>
          <table:table-cell table:style-name="ce31"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31"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0];[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52">grit trinket 3</text:span></text:p>
          </table:table-cell>
          <table:table-cell table:style-name="ce31"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31"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1];[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53">grit weapon 3</text:span></text:p>
          </table:table-cell>
          <table:table-cell table:style-name="ce31"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31"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2];[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54">mind body 3</text:span></text:p>
          </table:table-cell>
          <table:table-cell table:style-name="ce31"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31"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3];[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55">mind head 3</text:span></text:p>
          </table:table-cell>
          <table:table-cell table:style-name="ce31"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31"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4];[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56">mind trinket 3</text:span></text:p>
          </table:table-cell>
          <table:table-cell table:style-name="ce31"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31"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5];[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57">mind weapon 3</text:span></text:p>
          </table:table-cell>
          <table:table-cell table:style-name="ce31"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31"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6];[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58">red potion</text:span></text:p>
          </table:table-cell>
          <table:table-cell table:style-name="ce31"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1"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7];[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59">soul body 3</text:span></text:p>
          </table:table-cell>
          <table:table-cell table:style-name="ce31"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31"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8];[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60">soul head 3</text:span></text:p>
          </table:table-cell>
          <table:table-cell table:style-name="ce31"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31"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9];[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61">soul trinket 3</text:span></text:p>
          </table:table-cell>
          <table:table-cell table:style-name="ce31"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31"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80];[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62">soul weapon 3</text:span></text:p>
          </table:table-cell>
          <table:table-cell table:style-name="ce31"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31"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81];[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63">blue potion</text:span></text:p>
          </table:table-cell>
          <table:table-cell table:style-name="ce31"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1"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2];[enemies.A:enemies.L];12;0);&quot;&quot;)" office:value-type="float" calcext:value-type="float" office:value="6">
            <text:p>6</text:p>
          </table:table-cell>
          <table:table-cell table:number-columns-repeated="1024"/>
        </table:table-row>
        <table:table-row table:style-name="ro398">
          <table:table-cell office:value-type="string" calcext:value-type="string">
            <text:p><text:span text:style-name="T864">flow body 6</text:span></text:p>
          </table:table-cell>
          <table:table-cell table:style-name="ce31"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31"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3];[enemies.A:enemies.L];12;0);&quot;&quot;)" office:value-type="float" calcext:value-type="float" office:value="6">
            <text:p>6</text:p>
          </table:table-cell>
          <table:table-cell table:number-columns-repeated="1024"/>
        </table:table-row>
        <table:table-row table:style-name="ro399">
          <table:table-cell office:value-type="string" calcext:value-type="string">
            <text:p><text:span text:style-name="T865">flow head 6</text:span></text:p>
          </table:table-cell>
          <table:table-cell table:style-name="ce31"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31"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4];[enemies.A:enemies.L];12;0);&quot;&quot;)" office:value-type="float" calcext:value-type="float" office:value="6">
            <text:p>6</text:p>
          </table:table-cell>
          <table:table-cell table:number-columns-repeated="1024"/>
        </table:table-row>
        <table:table-row table:style-name="ro400">
          <table:table-cell office:value-type="string" calcext:value-type="string">
            <text:p><text:span text:style-name="T866">flow trinket 6</text:span></text:p>
          </table:table-cell>
          <table:table-cell table:style-name="ce31"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31"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5];[enemies.A:enemies.L];12;0);&quot;&quot;)" office:value-type="float" calcext:value-type="float" office:value="6">
            <text:p>6</text:p>
          </table:table-cell>
          <table:table-cell table:number-columns-repeated="1024"/>
        </table:table-row>
        <table:table-row table:style-name="ro401">
          <table:table-cell office:value-type="string" calcext:value-type="string">
            <text:p><text:span text:style-name="T867">flow weapon 6</text:span></text:p>
          </table:table-cell>
          <table:table-cell table:style-name="ce31"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31"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6];[enemies.A:enemies.L];12;0);&quot;&quot;)" office:value-type="float" calcext:value-type="float" office:value="6">
            <text:p>6</text:p>
          </table:table-cell>
          <table:table-cell table:number-columns-repeated="1024"/>
        </table:table-row>
        <table:table-row table:style-name="ro402">
          <table:table-cell office:value-type="string" calcext:value-type="string">
            <text:p><text:span text:style-name="T868">grit body 6</text:span></text:p>
          </table:table-cell>
          <table:table-cell table:style-name="ce31"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31"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7];[enemies.A:enemies.L];12;0);&quot;&quot;)" office:value-type="float" calcext:value-type="float" office:value="6">
            <text:p>6</text:p>
          </table:table-cell>
          <table:table-cell table:number-columns-repeated="1024"/>
        </table:table-row>
        <table:table-row table:style-name="ro403">
          <table:table-cell office:value-type="string" calcext:value-type="string">
            <text:p><text:span text:style-name="T869">grit head 6</text:span></text:p>
          </table:table-cell>
          <table:table-cell table:style-name="ce31"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31"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8];[enemies.A:enemies.L];12;0);&quot;&quot;)" office:value-type="float" calcext:value-type="float" office:value="6">
            <text:p>6</text:p>
          </table:table-cell>
          <table:table-cell table:number-columns-repeated="1024"/>
        </table:table-row>
        <table:table-row table:style-name="ro404">
          <table:table-cell office:value-type="string" calcext:value-type="string">
            <text:p><text:span text:style-name="T870">grit trinket 6</text:span></text:p>
          </table:table-cell>
          <table:table-cell table:style-name="ce31"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31"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9];[enemies.A:enemies.L];12;0);&quot;&quot;)" office:value-type="float" calcext:value-type="float" office:value="6">
            <text:p>6</text:p>
          </table:table-cell>
          <table:table-cell table:number-columns-repeated="1024"/>
        </table:table-row>
        <table:table-row table:style-name="ro405">
          <table:table-cell office:value-type="string" calcext:value-type="string">
            <text:p><text:span text:style-name="T871">grit weapon 6</text:span></text:p>
          </table:table-cell>
          <table:table-cell table:style-name="ce31"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31"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0];[enemies.A:enemies.L];12;0);&quot;&quot;)" office:value-type="float" calcext:value-type="float" office:value="6">
            <text:p>6</text:p>
          </table:table-cell>
          <table:table-cell table:number-columns-repeated="1024"/>
        </table:table-row>
        <table:table-row table:style-name="ro406">
          <table:table-cell office:value-type="string" calcext:value-type="string">
            <text:p><text:span text:style-name="T872">mind body 6</text:span></text:p>
          </table:table-cell>
          <table:table-cell table:style-name="ce31"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31"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1];[enemies.A:enemies.L];12;0);&quot;&quot;)" office:value-type="float" calcext:value-type="float" office:value="6">
            <text:p>6</text:p>
          </table:table-cell>
          <table:table-cell table:number-columns-repeated="1024"/>
        </table:table-row>
        <table:table-row table:style-name="ro407">
          <table:table-cell office:value-type="string" calcext:value-type="string">
            <text:p><text:span text:style-name="T873">mind head 6</text:span></text:p>
          </table:table-cell>
          <table:table-cell table:style-name="ce31"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31"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2];[enemies.A:enemies.L];12;0);&quot;&quot;)" office:value-type="float" calcext:value-type="float" office:value="6">
            <text:p>6</text:p>
          </table:table-cell>
          <table:table-cell table:number-columns-repeated="1024"/>
        </table:table-row>
        <table:table-row table:style-name="ro408">
          <table:table-cell office:value-type="string" calcext:value-type="string">
            <text:p><text:span text:style-name="T874">mind trinket 6</text:span></text:p>
          </table:table-cell>
          <table:table-cell table:style-name="ce31"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31"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3];[enemies.A:enemies.L];12;0);&quot;&quot;)" office:value-type="float" calcext:value-type="float" office:value="6">
            <text:p>6</text:p>
          </table:table-cell>
          <table:table-cell table:number-columns-repeated="1024"/>
        </table:table-row>
        <table:table-row table:style-name="ro409">
          <table:table-cell office:value-type="string" calcext:value-type="string">
            <text:p><text:span text:style-name="T875">mind weapon 6</text:span></text:p>
          </table:table-cell>
          <table:table-cell table:style-name="ce31"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31"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4];[enemies.A:enemies.L];12;0);&quot;&quot;)" office:value-type="float" calcext:value-type="float" office:value="6">
            <text:p>6</text:p>
          </table:table-cell>
          <table:table-cell table:number-columns-repeated="1024"/>
        </table:table-row>
        <table:table-row table:style-name="ro410">
          <table:table-cell office:value-type="string" calcext:value-type="string">
            <text:p><text:span text:style-name="T876">red potion</text:span></text:p>
          </table:table-cell>
          <table:table-cell table:style-name="ce31"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1"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5];[enemies.A:enemies.L];12;0);&quot;&quot;)" office:value-type="float" calcext:value-type="float" office:value="6">
            <text:p>6</text:p>
          </table:table-cell>
          <table:table-cell table:number-columns-repeated="1024"/>
        </table:table-row>
        <table:table-row table:style-name="ro411">
          <table:table-cell office:value-type="string" calcext:value-type="string">
            <text:p><text:span text:style-name="T877">soul body 6</text:span></text:p>
          </table:table-cell>
          <table:table-cell table:style-name="ce31"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31"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6];[enemies.A:enemies.L];12;0);&quot;&quot;)" office:value-type="float" calcext:value-type="float" office:value="6">
            <text:p>6</text:p>
          </table:table-cell>
          <table:table-cell table:number-columns-repeated="1024"/>
        </table:table-row>
        <table:table-row table:style-name="ro412">
          <table:table-cell office:value-type="string" calcext:value-type="string">
            <text:p><text:span text:style-name="T878">soul head 6</text:span></text:p>
          </table:table-cell>
          <table:table-cell table:style-name="ce31"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31"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7];[enemies.A:enemies.L];12;0);&quot;&quot;)" office:value-type="float" calcext:value-type="float" office:value="6">
            <text:p>6</text:p>
          </table:table-cell>
          <table:table-cell table:number-columns-repeated="1024"/>
        </table:table-row>
        <table:table-row table:style-name="ro413">
          <table:table-cell office:value-type="string" calcext:value-type="string">
            <text:p><text:span text:style-name="T879">soul trinket 6</text:span></text:p>
          </table:table-cell>
          <table:table-cell table:style-name="ce31"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31"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8];[enemies.A:enemies.L];12;0);&quot;&quot;)" office:value-type="float" calcext:value-type="float" office:value="6">
            <text:p>6</text:p>
          </table:table-cell>
          <table:table-cell table:number-columns-repeated="1024"/>
        </table:table-row>
        <table:table-row table:style-name="ro414">
          <table:table-cell office:value-type="string" calcext:value-type="string">
            <text:p><text:span text:style-name="T880">soul weapon 6</text:span></text:p>
          </table:table-cell>
          <table:table-cell table:style-name="ce31"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31"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9];[enemies.A:enemies.L];12;0);&quot;&quot;)" office:value-type="float" calcext:value-type="float" office:value="6">
            <text:p>6</text:p>
          </table:table-cell>
          <table:table-cell table:number-columns-repeated="1024"/>
        </table:table-row>
        <table:table-row table:style-name="ro415">
          <table:table-cell office:value-type="string" calcext:value-type="string">
            <text:p><text:span text:style-name="T881">blue potion</text:span></text:p>
          </table:table-cell>
          <table:table-cell table:style-name="ce31"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1"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0];[enemies.A:enemies.L];12;0);&quot;&quot;)" office:value-type="float" calcext:value-type="float" office:value="6">
            <text:p>6</text:p>
          </table:table-cell>
          <table:table-cell table:number-columns-repeated="1024"/>
        </table:table-row>
        <table:table-row table:style-name="ro416">
          <table:table-cell office:value-type="string" calcext:value-type="string">
            <text:p><text:span text:style-name="T882">flow body 6</text:span></text:p>
          </table:table-cell>
          <table:table-cell table:style-name="ce31"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31"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1];[enemies.A:enemies.L];12;0);&quot;&quot;)" office:value-type="float" calcext:value-type="float" office:value="6">
            <text:p>6</text:p>
          </table:table-cell>
          <table:table-cell table:number-columns-repeated="1024"/>
        </table:table-row>
        <table:table-row table:style-name="ro417">
          <table:table-cell office:value-type="string" calcext:value-type="string">
            <text:p><text:span text:style-name="T883">flow head 6</text:span></text:p>
          </table:table-cell>
          <table:table-cell table:style-name="ce31"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31"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2];[enemies.A:enemies.L];12;0);&quot;&quot;)" office:value-type="float" calcext:value-type="float" office:value="6">
            <text:p>6</text:p>
          </table:table-cell>
          <table:table-cell table:number-columns-repeated="1024"/>
        </table:table-row>
        <table:table-row table:style-name="ro418">
          <table:table-cell office:value-type="string" calcext:value-type="string">
            <text:p><text:span text:style-name="T884">flow trinket 6</text:span></text:p>
          </table:table-cell>
          <table:table-cell table:style-name="ce31"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31"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3];[enemies.A:enemies.L];12;0);&quot;&quot;)" office:value-type="float" calcext:value-type="float" office:value="6">
            <text:p>6</text:p>
          </table:table-cell>
          <table:table-cell table:number-columns-repeated="1024"/>
        </table:table-row>
        <table:table-row table:style-name="ro419">
          <table:table-cell office:value-type="string" calcext:value-type="string">
            <text:p><text:span text:style-name="T885">flow weapon 6</text:span></text:p>
          </table:table-cell>
          <table:table-cell table:style-name="ce31"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31"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4];[enemies.A:enemies.L];12;0);&quot;&quot;)" office:value-type="float" calcext:value-type="float" office:value="6">
            <text:p>6</text:p>
          </table:table-cell>
          <table:table-cell table:number-columns-repeated="1024"/>
        </table:table-row>
        <table:table-row table:style-name="ro420">
          <table:table-cell office:value-type="string" calcext:value-type="string">
            <text:p><text:span text:style-name="T886">grit body 6</text:span></text:p>
          </table:table-cell>
          <table:table-cell table:style-name="ce31"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31"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5];[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87">grit head 6</text:span></text:p>
          </table:table-cell>
          <table:table-cell table:style-name="ce31"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31"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6];[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88">grit trinket 6</text:span></text:p>
          </table:table-cell>
          <table:table-cell table:style-name="ce31"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31"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7];[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89">grit weapon 6</text:span></text:p>
          </table:table-cell>
          <table:table-cell table:style-name="ce31"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31"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8];[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90">mind body 6</text:span></text:p>
          </table:table-cell>
          <table:table-cell table:style-name="ce31"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31"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9];[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91">mind head 6</text:span></text:p>
          </table:table-cell>
          <table:table-cell table:style-name="ce31"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31"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0];[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92">mind trinket 6</text:span></text:p>
          </table:table-cell>
          <table:table-cell table:style-name="ce31"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31"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1];[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93">mind weapon 6</text:span></text:p>
          </table:table-cell>
          <table:table-cell table:style-name="ce31"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31"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2];[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94">red potion</text:span></text:p>
          </table:table-cell>
          <table:table-cell table:style-name="ce31"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1"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3];[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95">soul body 6</text:span></text:p>
          </table:table-cell>
          <table:table-cell table:style-name="ce31"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31"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4];[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96">soul head 6</text:span></text:p>
          </table:table-cell>
          <table:table-cell table:style-name="ce31"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31"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5];[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97">soul trinket 6</text:span></text:p>
          </table:table-cell>
          <table:table-cell table:style-name="ce31"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31"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6];[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98">soul weapon 6</text:span></text:p>
          </table:table-cell>
          <table:table-cell table:style-name="ce31"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31"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7];[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99">blue potion</text:span></text:p>
          </table:table-cell>
          <table:table-cell table:style-name="ce31"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1"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18];[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900">flow body 6</text:span></text:p>
          </table:table-cell>
          <table:table-cell table:style-name="ce31"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31"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19];[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901">flow head 6</text:span></text:p>
          </table:table-cell>
          <table:table-cell table:style-name="ce31"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31"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0];[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902">flow trinket 6</text:span></text:p>
          </table:table-cell>
          <table:table-cell table:style-name="ce31"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31"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1];[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03">flow weapon 6</text:span></text:p>
          </table:table-cell>
          <table:table-cell table:style-name="ce31"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31"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2];[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04">grit body 6</text:span></text:p>
          </table:table-cell>
          <table:table-cell table:style-name="ce31"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31"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3];[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05">grit head 6</text:span></text:p>
          </table:table-cell>
          <table:table-cell table:style-name="ce31"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31"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4];[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06">grit trinket 6</text:span></text:p>
          </table:table-cell>
          <table:table-cell table:style-name="ce31"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31"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5];[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07">grit weapon 6</text:span></text:p>
          </table:table-cell>
          <table:table-cell table:style-name="ce31"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31"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6];[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08">mind body 6</text:span></text:p>
          </table:table-cell>
          <table:table-cell table:style-name="ce31"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31"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7];[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09">mind head 6</text:span></text:p>
          </table:table-cell>
          <table:table-cell table:style-name="ce31"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31"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8];[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10">mind trinket 6</text:span></text:p>
          </table:table-cell>
          <table:table-cell table:style-name="ce31"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31"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9];[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11">mind weapon 6</text:span></text:p>
          </table:table-cell>
          <table:table-cell table:style-name="ce31"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31"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0];[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12">red potion</text:span></text:p>
          </table:table-cell>
          <table:table-cell table:style-name="ce31"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1"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1];[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13">soul body 6</text:span></text:p>
          </table:table-cell>
          <table:table-cell table:style-name="ce31"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31"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2];[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14">soul head 6</text:span></text:p>
          </table:table-cell>
          <table:table-cell table:style-name="ce31"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31"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3];[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915">soul trinket 6</text:span></text:p>
          </table:table-cell>
          <table:table-cell table:style-name="ce31"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31"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4];[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916">soul weapon 6</text:span></text:p>
          </table:table-cell>
          <table:table-cell table:style-name="ce31"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31"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5];[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917">soul head 6</text:span></text:p>
          </table:table-cell>
          <table:table-cell table:style-name="ce31"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31"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6];[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918">soul trinket 6</text:span></text:p>
          </table:table-cell>
          <table:table-cell table:style-name="ce31"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31"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7];[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919">soul weapon 6</text:span></text:p>
          </table:table-cell>
          <table:table-cell table:style-name="ce31"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31"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8];[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920">blue potion</text:span></text:p>
          </table:table-cell>
          <table:table-cell table:style-name="ce31"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1"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9];[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921">flow body 6</text:span></text:p>
          </table:table-cell>
          <table:table-cell table:style-name="ce31"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31"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0];[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922">flow head 6</text:span></text:p>
          </table:table-cell>
          <table:table-cell table:style-name="ce31"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31"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1];[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923">flow trinket 6</text:span></text:p>
          </table:table-cell>
          <table:table-cell table:style-name="ce31"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31"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2];[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924">flow weapon 6</text:span></text:p>
          </table:table-cell>
          <table:table-cell table:style-name="ce31"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31"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3];[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925">grit body 6</text:span></text:p>
          </table:table-cell>
          <table:table-cell table:style-name="ce31"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31"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4];[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26">grit head 6</text:span></text:p>
          </table:table-cell>
          <table:table-cell table:style-name="ce31"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31"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5];[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27">grit trinket 6</text:span></text:p>
          </table:table-cell>
          <table:table-cell table:style-name="ce31"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31"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6];[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28">grit weapon 6</text:span></text:p>
          </table:table-cell>
          <table:table-cell table:style-name="ce31"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31"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7];[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29">mind body 6</text:span></text:p>
          </table:table-cell>
          <table:table-cell table:style-name="ce31"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31"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8];[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30">mind head 6</text:span></text:p>
          </table:table-cell>
          <table:table-cell table:style-name="ce31"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31"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9];[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31">mind trinket 6</text:span></text:p>
          </table:table-cell>
          <table:table-cell table:style-name="ce31"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31"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0];[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32">mind weapon 6</text:span></text:p>
          </table:table-cell>
          <table:table-cell table:style-name="ce31"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31"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1];[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33">red potion</text:span></text:p>
          </table:table-cell>
          <table:table-cell table:style-name="ce31"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1"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2];[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34">soul body 6</text:span></text:p>
          </table:table-cell>
          <table:table-cell table:style-name="ce31"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31"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3];[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35">blue potion</text:span></text:p>
          </table:table-cell>
          <table:table-cell table:style-name="ce31"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1"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4];[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36">flow body 6</text:span></text:p>
          </table:table-cell>
          <table:table-cell table:style-name="ce31"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31"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5];[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37">flow head 6</text:span></text:p>
          </table:table-cell>
          <table:table-cell table:style-name="ce31"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31"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6];[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38">flow trinket 6</text:span></text:p>
          </table:table-cell>
          <table:table-cell table:style-name="ce31"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31"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7];[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39">flow weapon 6</text:span></text:p>
          </table:table-cell>
          <table:table-cell table:style-name="ce31"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31"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8];[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40">grit body 6</text:span></text:p>
          </table:table-cell>
          <table:table-cell table:style-name="ce31"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31"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9];[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41">grit head 6</text:span></text:p>
          </table:table-cell>
          <table:table-cell table:style-name="ce31"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31"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0];[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42">grit trinket 6</text:span></text:p>
          </table:table-cell>
          <table:table-cell table:style-name="ce31"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31"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1];[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43">grit weapon 6</text:span></text:p>
          </table:table-cell>
          <table:table-cell table:style-name="ce31"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31"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2];[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44">mind body 6</text:span></text:p>
          </table:table-cell>
          <table:table-cell table:style-name="ce31"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31"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3];[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45">mind head 6</text:span></text:p>
          </table:table-cell>
          <table:table-cell table:style-name="ce31"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31"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4];[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46">mind trinket 6</text:span></text:p>
          </table:table-cell>
          <table:table-cell table:style-name="ce31"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31"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5];[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47">mind weapon 6</text:span></text:p>
          </table:table-cell>
          <table:table-cell table:style-name="ce31"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31"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6];[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48">red potion</text:span></text:p>
          </table:table-cell>
          <table:table-cell table:style-name="ce31"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1"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7];[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49">soul body 6</text:span></text:p>
          </table:table-cell>
          <table:table-cell table:style-name="ce31"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31"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8];[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50">soul head 6</text:span></text:p>
          </table:table-cell>
          <table:table-cell table:style-name="ce31"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31"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9];[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51">soul trinket 6</text:span></text:p>
          </table:table-cell>
          <table:table-cell table:style-name="ce31"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31"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70];[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52">soul weapon 6</text:span></text:p>
          </table:table-cell>
          <table:table-cell table:style-name="ce31"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31"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71];[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53">blue potion</text:span></text:p>
          </table:table-cell>
          <table:table-cell table:style-name="ce31"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1"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2];[enemies.A:enemies.L];12;0);&quot;&quot;)" office:value-type="float" calcext:value-type="float" office:value="9">
            <text:p>9</text:p>
          </table:table-cell>
          <table:table-cell table:number-columns-repeated="1024"/>
        </table:table-row>
        <table:table-row table:style-name="ro488">
          <table:table-cell office:value-type="string" calcext:value-type="string">
            <text:p><text:span text:style-name="T954">flow body 9</text:span></text:p>
          </table:table-cell>
          <table:table-cell table:style-name="ce31"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31"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3];[enemies.A:enemies.L];12;0);&quot;&quot;)" office:value-type="float" calcext:value-type="float" office:value="9">
            <text:p>9</text:p>
          </table:table-cell>
          <table:table-cell table:number-columns-repeated="1024"/>
        </table:table-row>
        <table:table-row table:style-name="ro489">
          <table:table-cell office:value-type="string" calcext:value-type="string">
            <text:p><text:span text:style-name="T955">flow head 9</text:span></text:p>
          </table:table-cell>
          <table:table-cell table:style-name="ce31"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31"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4];[enemies.A:enemies.L];12;0);&quot;&quot;)" office:value-type="float" calcext:value-type="float" office:value="9">
            <text:p>9</text:p>
          </table:table-cell>
          <table:table-cell table:number-columns-repeated="1024"/>
        </table:table-row>
        <table:table-row table:style-name="ro490">
          <table:table-cell office:value-type="string" calcext:value-type="string">
            <text:p><text:span text:style-name="T956">flow trinket 9</text:span></text:p>
          </table:table-cell>
          <table:table-cell table:style-name="ce31"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31"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5];[enemies.A:enemies.L];12;0);&quot;&quot;)" office:value-type="float" calcext:value-type="float" office:value="9">
            <text:p>9</text:p>
          </table:table-cell>
          <table:table-cell table:number-columns-repeated="1024"/>
        </table:table-row>
        <table:table-row table:style-name="ro491">
          <table:table-cell office:value-type="string" calcext:value-type="string">
            <text:p><text:span text:style-name="T957">flow weapon 9</text:span></text:p>
          </table:table-cell>
          <table:table-cell table:style-name="ce31"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31"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6];[enemies.A:enemies.L];12;0);&quot;&quot;)" office:value-type="float" calcext:value-type="float" office:value="9">
            <text:p>9</text:p>
          </table:table-cell>
          <table:table-cell table:number-columns-repeated="1024"/>
        </table:table-row>
        <table:table-row table:style-name="ro492">
          <table:table-cell office:value-type="string" calcext:value-type="string">
            <text:p><text:span text:style-name="T958">grit body 9</text:span></text:p>
          </table:table-cell>
          <table:table-cell table:style-name="ce31"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31"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7];[enemies.A:enemies.L];12;0);&quot;&quot;)" office:value-type="float" calcext:value-type="float" office:value="9">
            <text:p>9</text:p>
          </table:table-cell>
          <table:table-cell table:number-columns-repeated="1024"/>
        </table:table-row>
        <table:table-row table:style-name="ro493">
          <table:table-cell office:value-type="string" calcext:value-type="string">
            <text:p><text:span text:style-name="T959">grit head 9</text:span></text:p>
          </table:table-cell>
          <table:table-cell table:style-name="ce31"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31"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8];[enemies.A:enemies.L];12;0);&quot;&quot;)" office:value-type="float" calcext:value-type="float" office:value="9">
            <text:p>9</text:p>
          </table:table-cell>
          <table:table-cell table:number-columns-repeated="1024"/>
        </table:table-row>
        <table:table-row table:style-name="ro494">
          <table:table-cell office:value-type="string" calcext:value-type="string">
            <text:p><text:span text:style-name="T960">grit trinket 9</text:span></text:p>
          </table:table-cell>
          <table:table-cell table:style-name="ce31"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31"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9];[enemies.A:enemies.L];12;0);&quot;&quot;)" office:value-type="float" calcext:value-type="float" office:value="9">
            <text:p>9</text:p>
          </table:table-cell>
          <table:table-cell table:number-columns-repeated="1024"/>
        </table:table-row>
        <table:table-row table:style-name="ro495">
          <table:table-cell office:value-type="string" calcext:value-type="string">
            <text:p><text:span text:style-name="T961">grit weapon 9</text:span></text:p>
          </table:table-cell>
          <table:table-cell table:style-name="ce31"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31"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0];[enemies.A:enemies.L];12;0);&quot;&quot;)" office:value-type="float" calcext:value-type="float" office:value="9">
            <text:p>9</text:p>
          </table:table-cell>
          <table:table-cell table:number-columns-repeated="1024"/>
        </table:table-row>
        <table:table-row table:style-name="ro496">
          <table:table-cell office:value-type="string" calcext:value-type="string">
            <text:p><text:span text:style-name="T962">mind body 9</text:span></text:p>
          </table:table-cell>
          <table:table-cell table:style-name="ce31"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31"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1];[enemies.A:enemies.L];12;0);&quot;&quot;)" office:value-type="float" calcext:value-type="float" office:value="9">
            <text:p>9</text:p>
          </table:table-cell>
          <table:table-cell table:number-columns-repeated="1024"/>
        </table:table-row>
        <table:table-row table:style-name="ro497">
          <table:table-cell office:value-type="string" calcext:value-type="string">
            <text:p><text:span text:style-name="T963">mind head 9</text:span></text:p>
          </table:table-cell>
          <table:table-cell table:style-name="ce31"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31"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2];[enemies.A:enemies.L];12;0);&quot;&quot;)" office:value-type="float" calcext:value-type="float" office:value="9">
            <text:p>9</text:p>
          </table:table-cell>
          <table:table-cell table:number-columns-repeated="1024"/>
        </table:table-row>
        <table:table-row table:style-name="ro498">
          <table:table-cell office:value-type="string" calcext:value-type="string">
            <text:p><text:span text:style-name="T964">mind trinket 9</text:span></text:p>
          </table:table-cell>
          <table:table-cell table:style-name="ce31"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31"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3];[enemies.A:enemies.L];12;0);&quot;&quot;)" office:value-type="float" calcext:value-type="float" office:value="9">
            <text:p>9</text:p>
          </table:table-cell>
          <table:table-cell table:number-columns-repeated="1024"/>
        </table:table-row>
        <table:table-row table:style-name="ro499">
          <table:table-cell office:value-type="string" calcext:value-type="string">
            <text:p><text:span text:style-name="T965">mind weapon 9</text:span></text:p>
          </table:table-cell>
          <table:table-cell table:style-name="ce31"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31"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4];[enemies.A:enemies.L];12;0);&quot;&quot;)" office:value-type="float" calcext:value-type="float" office:value="9">
            <text:p>9</text:p>
          </table:table-cell>
          <table:table-cell table:number-columns-repeated="1024"/>
        </table:table-row>
        <table:table-row table:style-name="ro500">
          <table:table-cell office:value-type="string" calcext:value-type="string">
            <text:p><text:span text:style-name="T966">red potion</text:span></text:p>
          </table:table-cell>
          <table:table-cell table:style-name="ce31"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1"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5];[enemies.A:enemies.L];12;0);&quot;&quot;)" office:value-type="float" calcext:value-type="float" office:value="9">
            <text:p>9</text:p>
          </table:table-cell>
          <table:table-cell table:number-columns-repeated="1024"/>
        </table:table-row>
        <table:table-row table:style-name="ro501">
          <table:table-cell office:value-type="string" calcext:value-type="string">
            <text:p><text:span text:style-name="T967">soul body 9</text:span></text:p>
          </table:table-cell>
          <table:table-cell table:style-name="ce31"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31"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6];[enemies.A:enemies.L];12;0);&quot;&quot;)" office:value-type="float" calcext:value-type="float" office:value="9">
            <text:p>9</text:p>
          </table:table-cell>
          <table:table-cell table:number-columns-repeated="1024"/>
        </table:table-row>
        <table:table-row table:style-name="ro502">
          <table:table-cell office:value-type="string" calcext:value-type="string">
            <text:p><text:span text:style-name="T968">soul head 9</text:span></text:p>
          </table:table-cell>
          <table:table-cell table:style-name="ce31"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31"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7];[enemies.A:enemies.L];12;0);&quot;&quot;)" office:value-type="float" calcext:value-type="float" office:value="9">
            <text:p>9</text:p>
          </table:table-cell>
          <table:table-cell table:number-columns-repeated="1024"/>
        </table:table-row>
        <table:table-row table:style-name="ro503">
          <table:table-cell office:value-type="string" calcext:value-type="string">
            <text:p><text:span text:style-name="T969">soul trinket 9</text:span></text:p>
          </table:table-cell>
          <table:table-cell table:style-name="ce31"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31"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8];[enemies.A:enemies.L];12;0);&quot;&quot;)" office:value-type="float" calcext:value-type="float" office:value="9">
            <text:p>9</text:p>
          </table:table-cell>
          <table:table-cell table:number-columns-repeated="1024"/>
        </table:table-row>
        <table:table-row table:style-name="ro504">
          <table:table-cell office:value-type="string" calcext:value-type="string">
            <text:p><text:span text:style-name="T970">soul weapon 9</text:span></text:p>
          </table:table-cell>
          <table:table-cell table:style-name="ce31"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31"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9];[enemies.A:enemies.L];12;0);&quot;&quot;)" office:value-type="float" calcext:value-type="float" office:value="9">
            <text:p>9</text:p>
          </table:table-cell>
          <table:table-cell table:number-columns-repeated="1024"/>
        </table:table-row>
        <table:table-row table:style-name="ro505">
          <table:table-cell office:value-type="string" calcext:value-type="string">
            <text:p><text:span text:style-name="T971">blue potion</text:span></text:p>
          </table:table-cell>
          <table:table-cell table:style-name="ce31"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1"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0];[enemies.A:enemies.L];12;0);&quot;&quot;)" office:value-type="float" calcext:value-type="float" office:value="9">
            <text:p>9</text:p>
          </table:table-cell>
          <table:table-cell table:number-columns-repeated="1024"/>
        </table:table-row>
        <table:table-row table:style-name="ro506">
          <table:table-cell office:value-type="string" calcext:value-type="string">
            <text:p><text:span text:style-name="T972">flow body 9</text:span></text:p>
          </table:table-cell>
          <table:table-cell table:style-name="ce31"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31"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1];[enemies.A:enemies.L];12;0);&quot;&quot;)" office:value-type="float" calcext:value-type="float" office:value="9">
            <text:p>9</text:p>
          </table:table-cell>
          <table:table-cell table:number-columns-repeated="1024"/>
        </table:table-row>
        <table:table-row table:style-name="ro507">
          <table:table-cell office:value-type="string" calcext:value-type="string">
            <text:p><text:span text:style-name="T973">flow head 9</text:span></text:p>
          </table:table-cell>
          <table:table-cell table:style-name="ce31"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31"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2];[enemies.A:enemies.L];12;0);&quot;&quot;)" office:value-type="float" calcext:value-type="float" office:value="9">
            <text:p>9</text:p>
          </table:table-cell>
          <table:table-cell table:number-columns-repeated="1024"/>
        </table:table-row>
        <table:table-row table:style-name="ro508">
          <table:table-cell office:value-type="string" calcext:value-type="string">
            <text:p><text:span text:style-name="T974">flow trinket 9</text:span></text:p>
          </table:table-cell>
          <table:table-cell table:style-name="ce31"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31"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3];[enemies.A:enemies.L];12;0);&quot;&quot;)" office:value-type="float" calcext:value-type="float" office:value="9">
            <text:p>9</text:p>
          </table:table-cell>
          <table:table-cell table:number-columns-repeated="1024"/>
        </table:table-row>
        <table:table-row table:style-name="ro509">
          <table:table-cell office:value-type="string" calcext:value-type="string">
            <text:p><text:span text:style-name="T975">flow weapon 9</text:span></text:p>
          </table:table-cell>
          <table:table-cell table:style-name="ce31"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31"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4];[enemies.A:enemies.L];12;0);&quot;&quot;)" office:value-type="float" calcext:value-type="float" office:value="9">
            <text:p>9</text:p>
          </table:table-cell>
          <table:table-cell table:number-columns-repeated="1024"/>
        </table:table-row>
        <table:table-row table:style-name="ro510">
          <table:table-cell office:value-type="string" calcext:value-type="string">
            <text:p><text:span text:style-name="T976">grit body 9</text:span></text:p>
          </table:table-cell>
          <table:table-cell table:style-name="ce31"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31"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5];[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77">grit head 9</text:span></text:p>
          </table:table-cell>
          <table:table-cell table:style-name="ce31"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31"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6];[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78">grit trinket 9</text:span></text:p>
          </table:table-cell>
          <table:table-cell table:style-name="ce31"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31"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7];[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79">grit weapon 9</text:span></text:p>
          </table:table-cell>
          <table:table-cell table:style-name="ce31"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31"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8];[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80">mind body 9</text:span></text:p>
          </table:table-cell>
          <table:table-cell table:style-name="ce31"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31"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9];[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81">mind head 9</text:span></text:p>
          </table:table-cell>
          <table:table-cell table:style-name="ce31"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31"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0];[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82">mind trinket 9</text:span></text:p>
          </table:table-cell>
          <table:table-cell table:style-name="ce31"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31"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1];[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83">mind weapon 9</text:span></text:p>
          </table:table-cell>
          <table:table-cell table:style-name="ce31"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31"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2];[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84">red potion</text:span></text:p>
          </table:table-cell>
          <table:table-cell table:style-name="ce31"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1"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3];[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85">soul body 9</text:span></text:p>
          </table:table-cell>
          <table:table-cell table:style-name="ce31"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31"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4];[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86">soul head 9</text:span></text:p>
          </table:table-cell>
          <table:table-cell table:style-name="ce31"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31"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5];[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87">soul trinket 9</text:span></text:p>
          </table:table-cell>
          <table:table-cell table:style-name="ce31"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31"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6];[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88">soul weapon 9</text:span></text:p>
          </table:table-cell>
          <table:table-cell table:style-name="ce31"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31"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7];[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89">blue potion</text:span></text:p>
          </table:table-cell>
          <table:table-cell table:style-name="ce31"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1" table:formula="of:=VLOOKUP([.C308];[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08];[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90">flow body 9</text:span></text:p>
          </table:table-cell>
          <table:table-cell table:style-name="ce31"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31" table:formula="of:=VLOOKUP([.C309];[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09];[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91">flow head 9</text:span></text:p>
          </table:table-cell>
          <table:table-cell table:style-name="ce31"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31" table:formula="of:=VLOOKUP([.C310];[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0];[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92">flow trinket 9</text:span></text:p>
          </table:table-cell>
          <table:table-cell table:style-name="ce31"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31" table:formula="of:=VLOOKUP([.C311];[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1];[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93">flow weapon 9</text:span></text:p>
          </table:table-cell>
          <table:table-cell table:style-name="ce31"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31" table:formula="of:=VLOOKUP([.C312];[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2];[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94">grit body 9</text:span></text:p>
          </table:table-cell>
          <table:table-cell table:style-name="ce31"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31" table:formula="of:=VLOOKUP([.C313];[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3];[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95">grit head 9</text:span></text:p>
          </table:table-cell>
          <table:table-cell table:style-name="ce31"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31" table:formula="of:=VLOOKUP([.C314];[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4];[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96">grit trinket 9</text:span></text:p>
          </table:table-cell>
          <table:table-cell table:style-name="ce31"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31" table:formula="of:=VLOOKUP([.C315];[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5];[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97">grit weapon 9</text:span></text:p>
          </table:table-cell>
          <table:table-cell table:style-name="ce31"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31" table:formula="of:=VLOOKUP([.C316];[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6];[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98">mind body 9</text:span></text:p>
          </table:table-cell>
          <table:table-cell table:style-name="ce31"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31" table:formula="of:=VLOOKUP([.C317];[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7];[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99">mind head 9</text:span></text:p>
          </table:table-cell>
          <table:table-cell table:style-name="ce31"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31" table:formula="of:=VLOOKUP([.C318];[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8];[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00">mind trinket 9</text:span></text:p>
          </table:table-cell>
          <table:table-cell table:style-name="ce31"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31" table:formula="of:=VLOOKUP([.C319];[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9];[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01">mind weapon 9</text:span></text:p>
          </table:table-cell>
          <table:table-cell table:style-name="ce31"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31" table:formula="of:=VLOOKUP([.C320];[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0];[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02">red potion</text:span></text:p>
          </table:table-cell>
          <table:table-cell table:style-name="ce31"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1" table:formula="of:=VLOOKUP([.C321];[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1];[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03">soul body 9</text:span></text:p>
          </table:table-cell>
          <table:table-cell table:style-name="ce31"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31" table:formula="of:=VLOOKUP([.C322];[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2];[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04">soul head 9</text:span></text:p>
          </table:table-cell>
          <table:table-cell table:style-name="ce31"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31" table:formula="of:=VLOOKUP([.C323];[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3];[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05">soul trinket 9</text:span></text:p>
          </table:table-cell>
          <table:table-cell table:style-name="ce31"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31" table:formula="of:=VLOOKUP([.C324];[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4];[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06">soul weapon 9</text:span></text:p>
          </table:table-cell>
          <table:table-cell table:style-name="ce31"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31" table:formula="of:=VLOOKUP([.C325];[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5];[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07">blue potion</text:span></text:p>
          </table:table-cell>
          <table:table-cell table:style-name="ce31"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1"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6];[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08">flow body 9</text:span></text:p>
          </table:table-cell>
          <table:table-cell table:style-name="ce31"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31"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7];[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09">flow head 9</text:span></text:p>
          </table:table-cell>
          <table:table-cell table:style-name="ce31"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31"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8];[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10">flow trinket 9</text:span></text:p>
          </table:table-cell>
          <table:table-cell table:style-name="ce31"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31"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9];[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11">flow weapon 9</text:span></text:p>
          </table:table-cell>
          <table:table-cell table:style-name="ce31"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31"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0];[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12">grit body 9</text:span></text:p>
          </table:table-cell>
          <table:table-cell table:style-name="ce31"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31"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1];[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13">grit head 9</text:span></text:p>
          </table:table-cell>
          <table:table-cell table:style-name="ce31"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31"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2];[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14">grit trinket 9</text:span></text:p>
          </table:table-cell>
          <table:table-cell table:style-name="ce31"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31"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3];[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015">grit weapon 9</text:span></text:p>
          </table:table-cell>
          <table:table-cell table:style-name="ce31"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31"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4];[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016">mind body 9</text:span></text:p>
          </table:table-cell>
          <table:table-cell table:style-name="ce31"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31"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5];[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017">mind head 9</text:span></text:p>
          </table:table-cell>
          <table:table-cell table:style-name="ce31"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31"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6];[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018">mind trinket 9</text:span></text:p>
          </table:table-cell>
          <table:table-cell table:style-name="ce31"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31"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7];[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019">mind weapon 9</text:span></text:p>
          </table:table-cell>
          <table:table-cell table:style-name="ce31"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31"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8];[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020">red potion</text:span></text:p>
          </table:table-cell>
          <table:table-cell table:style-name="ce31"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1"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9];[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021">soul body 9</text:span></text:p>
          </table:table-cell>
          <table:table-cell table:style-name="ce31"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31"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0];[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022">soul head 9</text:span></text:p>
          </table:table-cell>
          <table:table-cell table:style-name="ce31"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31"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1];[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023">soul trinket 9</text:span></text:p>
          </table:table-cell>
          <table:table-cell table:style-name="ce31"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31"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2];[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024">soul weapon 9</text:span></text:p>
          </table:table-cell>
          <table:table-cell table:style-name="ce31"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31"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3];[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025">grit head 9 bone</text:span></text:p>
          </table:table-cell>
          <table:table-cell table:style-name="ce31"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31"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4];[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26">grit body 9 bone</text:span></text:p>
          </table:table-cell>
          <table:table-cell table:style-name="ce31"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31"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5];[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27">grit weapon 9 bone</text:span></text:p>
          </table:table-cell>
          <table:table-cell table:style-name="ce31"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31"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6];[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28">flow weapon 9 bone</text:span></text:p>
          </table:table-cell>
          <table:table-cell table:style-name="ce31"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31"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7];[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29">mind head 9 bone</text:span></text:p>
          </table:table-cell>
          <table:table-cell table:style-name="ce31"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31"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8];[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30">soul wepaon 9 bone</text:span></text:p>
          </table:table-cell>
          <table:table-cell table:style-name="ce31"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31"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9];[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31">blue potion</text:span></text:p>
          </table:table-cell>
          <table:table-cell table:style-name="ce31"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1"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0];[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32">red potion</text:span></text:p>
          </table:table-cell>
          <table:table-cell table:style-name="ce31"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1"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1];[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33">soul body 9</text:span></text:p>
          </table:table-cell>
          <table:table-cell table:style-name="ce31"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31"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2];[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34">soul head 9</text:span></text:p>
          </table:table-cell>
          <table:table-cell table:style-name="ce31"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31"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3];[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35">soul trinket 9</text:span></text:p>
          </table:table-cell>
          <table:table-cell table:style-name="ce31"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31"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4];[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36">soul weapon 9</text:span></text:p>
          </table:table-cell>
          <table:table-cell table:style-name="ce31"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31"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5];[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37">grit head 9 bone</text:span></text:p>
          </table:table-cell>
          <table:table-cell table:style-name="ce31"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31"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6];[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38">grit body 9 bone</text:span></text:p>
          </table:table-cell>
          <table:table-cell table:style-name="ce31"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31"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7];[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39">grit weapon 9 bone</text:span></text:p>
          </table:table-cell>
          <table:table-cell table:style-name="ce31"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31"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8];[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40">flow weapon 9 bone</text:span></text:p>
          </table:table-cell>
          <table:table-cell table:style-name="ce31"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31"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9];[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41">mind head 9 bone</text:span></text:p>
          </table:table-cell>
          <table:table-cell table:style-name="ce31"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31"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0];[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42">soul wepaon 9 bone</text:span></text:p>
          </table:table-cell>
          <table:table-cell table:style-name="ce31"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31"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1];[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43">tutorial_quest_item_1</text:span></text:p>
          </table:table-cell>
          <table:table-cell table:style-name="ce31"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1"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2" table:formula="of:=IFERROR(VLOOKUP([.C362];[enemies.A:enemies.L];12;0);&quot;&quot;)" office:value-type="float" calcext:value-type="float" office:value="0">
            <text:p>0</text:p>
          </table:table-cell>
          <table:table-cell table:number-columns-repeated="1024"/>
        </table:table-row>
        <table:table-row table:style-name="ro578">
          <table:table-cell office:value-type="string" calcext:value-type="string">
            <text:p><text:span text:style-name="T1044">grit weapon 9 bone</text:span></text:p>
          </table:table-cell>
          <table:table-cell table:style-name="ce31"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31"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3];[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045">grit weapon 12</text:span></text:p>
          </table:table-cell>
          <table:table-cell table:style-name="ce31"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31"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4];[enemies.A:enemies.L];12;0);&quot;&quot;)" office:value-type="float" calcext:value-type="float" office:value="12">
            <text:p>12</text:p>
          </table:table-cell>
          <table:table-cell table:number-columns-repeated="1024"/>
        </table:table-row>
        <table:table-row table:style-name="ro580">
          <table:table-cell office:value-type="string" calcext:value-type="string">
            <text:p><text:span text:style-name="T1046">grit head 12</text:span></text:p>
          </table:table-cell>
          <table:table-cell table:style-name="ce31"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31"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5];[enemies.A:enemies.L];12;0);&quot;&quot;)" office:value-type="float" calcext:value-type="float" office:value="12">
            <text:p>12</text:p>
          </table:table-cell>
          <table:table-cell table:number-columns-repeated="1024"/>
        </table:table-row>
        <table:table-row table:style-name="ro581">
          <table:table-cell office:value-type="string" calcext:value-type="string">
            <text:p><text:span text:style-name="T1047">grit body 12</text:span></text:p>
          </table:table-cell>
          <table:table-cell table:style-name="ce31"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31"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6];[enemies.A:enemies.L];12;0);&quot;&quot;)" office:value-type="float" calcext:value-type="float" office:value="12">
            <text:p>12</text:p>
          </table:table-cell>
          <table:table-cell table:number-columns-repeated="1024"/>
        </table:table-row>
        <table:table-row table:style-name="ro582">
          <table:table-cell table:style-name="ce15" office:value-type="string" calcext:value-type="string">
            <text:p>grit trinket 12 sword</text:p>
          </table:table-cell>
          <table:table-cell table:style-name="ce31"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31"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7];[enemies.A:enemies.L];12;0);&quot;&quot;)" office:value-type="float" calcext:value-type="float" office:value="12">
            <text:p>12</text:p>
          </table:table-cell>
          <table:table-cell table:number-columns-repeated="1024"/>
        </table:table-row>
        <table:table-row table:style-name="ro583">
          <table:table-cell table:style-name="ce15" office:value-type="string" calcext:value-type="string">
            <text:p>grit trinket 12 shield </text:p>
          </table:table-cell>
          <table:table-cell table:style-name="ce31"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31"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8];[enemies.A:enemies.L];12;0);&quot;&quot;)" office:value-type="float" calcext:value-type="float" office:value="12">
            <text:p>12</text:p>
          </table:table-cell>
          <table:table-cell table:number-columns-repeated="1024"/>
        </table:table-row>
        <table:table-row table:style-name="ro584">
          <table:table-cell office:value-type="string" calcext:value-type="string">
            <text:p><text:span text:style-name="T1048">flow weapon 12</text:span></text:p>
          </table:table-cell>
          <table:table-cell table:style-name="ce31"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31"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69];[enemies.A:enemies.L];12;0);&quot;&quot;)" office:value-type="float" calcext:value-type="float" office:value="12">
            <text:p>12</text:p>
          </table:table-cell>
          <table:table-cell table:number-columns-repeated="1024"/>
        </table:table-row>
        <table:table-row table:style-name="ro585">
          <table:table-cell office:value-type="string" calcext:value-type="string">
            <text:p><text:span text:style-name="T1049">flow head 12</text:span></text:p>
          </table:table-cell>
          <table:table-cell table:style-name="ce31"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31"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0];[enemies.A:enemies.L];12;0);&quot;&quot;)" office:value-type="float" calcext:value-type="float" office:value="12">
            <text:p>12</text:p>
          </table:table-cell>
          <table:table-cell table:number-columns-repeated="1024"/>
        </table:table-row>
        <table:table-row table:style-name="ro586">
          <table:table-cell office:value-type="string" calcext:value-type="string">
            <text:p><text:span text:style-name="T1050">flow body 12</text:span></text:p>
          </table:table-cell>
          <table:table-cell table:style-name="ce31"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31"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1];[enemies.A:enemies.L];12;0);&quot;&quot;)" office:value-type="float" calcext:value-type="float" office:value="12">
            <text:p>12</text:p>
          </table:table-cell>
          <table:table-cell table:number-columns-repeated="1024"/>
        </table:table-row>
        <table:table-row table:style-name="ro587">
          <table:table-cell office:value-type="string" calcext:value-type="string">
            <text:p><text:span text:style-name="T1051">flow trinket 12</text:span></text:p>
          </table:table-cell>
          <table:table-cell table:style-name="ce31"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31"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2];[enemies.A:enemies.L];12;0);&quot;&quot;)" office:value-type="float" calcext:value-type="float" office:value="12">
            <text:p>12</text:p>
          </table:table-cell>
          <table:table-cell table:number-columns-repeated="1024"/>
        </table:table-row>
        <table:table-row table:style-name="ro588">
          <table:table-cell office:value-type="string" calcext:value-type="string">
            <text:p><text:span text:style-name="T1052">mind weapon 12</text:span></text:p>
          </table:table-cell>
          <table:table-cell table:style-name="ce31"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31"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3];[enemies.A:enemies.L];12;0);&quot;&quot;)" office:value-type="float" calcext:value-type="float" office:value="12">
            <text:p>12</text:p>
          </table:table-cell>
          <table:table-cell table:number-columns-repeated="1024"/>
        </table:table-row>
        <table:table-row table:style-name="ro589">
          <table:table-cell office:value-type="string" calcext:value-type="string">
            <text:p><text:span text:style-name="T1053">mind head 12</text:span></text:p>
          </table:table-cell>
          <table:table-cell table:style-name="ce31"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31"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4];[enemies.A:enemies.L];12;0);&quot;&quot;)" office:value-type="float" calcext:value-type="float" office:value="12">
            <text:p>12</text:p>
          </table:table-cell>
          <table:table-cell table:number-columns-repeated="1024"/>
        </table:table-row>
        <table:table-row table:style-name="ro590">
          <table:table-cell office:value-type="string" calcext:value-type="string">
            <text:p><text:span text:style-name="T1054">mind body 12</text:span></text:p>
          </table:table-cell>
          <table:table-cell table:style-name="ce31"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31"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5];[enemies.A:enemies.L];12;0);&quot;&quot;)" office:value-type="float" calcext:value-type="float" office:value="12">
            <text:p>12</text:p>
          </table:table-cell>
          <table:table-cell table:number-columns-repeated="1024"/>
        </table:table-row>
        <table:table-row table:style-name="ro591">
          <table:table-cell office:value-type="string" calcext:value-type="string">
            <text:p><text:span text:style-name="T1055">mind trinket 12</text:span></text:p>
          </table:table-cell>
          <table:table-cell table:style-name="ce31"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31"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6];[enemies.A:enemies.L];12;0);&quot;&quot;)" office:value-type="float" calcext:value-type="float" office:value="12">
            <text:p>12</text:p>
          </table:table-cell>
          <table:table-cell table:number-columns-repeated="1024"/>
        </table:table-row>
        <table:table-row table:style-name="ro592">
          <table:table-cell office:value-type="string" calcext:value-type="string">
            <text:p><text:span text:style-name="T1056">soul weapon 12</text:span></text:p>
          </table:table-cell>
          <table:table-cell table:style-name="ce31"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31"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7];[enemies.A:enemies.L];12;0);&quot;&quot;)" office:value-type="float" calcext:value-type="float" office:value="12">
            <text:p>12</text:p>
          </table:table-cell>
          <table:table-cell table:number-columns-repeated="1024"/>
        </table:table-row>
        <table:table-row table:style-name="ro593">
          <table:table-cell office:value-type="string" calcext:value-type="string">
            <text:p><text:span text:style-name="T1057">soul head 12</text:span></text:p>
          </table:table-cell>
          <table:table-cell table:style-name="ce31"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31"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8];[enemies.A:enemies.L];12;0);&quot;&quot;)" office:value-type="float" calcext:value-type="float" office:value="12">
            <text:p>12</text:p>
          </table:table-cell>
          <table:table-cell table:number-columns-repeated="1024"/>
        </table:table-row>
        <table:table-row table:style-name="ro594">
          <table:table-cell office:value-type="string" calcext:value-type="string">
            <text:p><text:span text:style-name="T1058">soul body 12</text:span></text:p>
          </table:table-cell>
          <table:table-cell table:style-name="ce31"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31"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9];[enemies.A:enemies.L];12;0);&quot;&quot;)" office:value-type="float" calcext:value-type="float" office:value="12">
            <text:p>12</text:p>
          </table:table-cell>
          <table:table-cell table:number-columns-repeated="1024"/>
        </table:table-row>
        <table:table-row table:style-name="ro595">
          <table:table-cell office:value-type="string" calcext:value-type="string">
            <text:p><text:span text:style-name="T1059">soul trinket 12</text:span></text:p>
          </table:table-cell>
          <table:table-cell table:style-name="ce31"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31"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80];[enemies.A:enemies.L];12;0);&quot;&quot;)" office:value-type="float" calcext:value-type="float" office:value="12">
            <text:p>12</text:p>
          </table:table-cell>
          <table:table-cell table:number-columns-repeated="1024"/>
        </table:table-row>
        <table:table-row table:style-name="ro596">
          <table:table-cell office:value-type="string" calcext:value-type="string">
            <text:p><text:span text:style-name="T1060">grit weapon 12</text:span></text:p>
          </table:table-cell>
          <table:table-cell table:style-name="ce31"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31"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1];[enemies.A:enemies.L];12;0);&quot;&quot;)" office:value-type="float" calcext:value-type="float" office:value="12">
            <text:p>12</text:p>
          </table:table-cell>
          <table:table-cell table:number-columns-repeated="1024"/>
        </table:table-row>
        <table:table-row table:style-name="ro597">
          <table:table-cell office:value-type="string" calcext:value-type="string">
            <text:p><text:span text:style-name="T1061">grit head 12</text:span></text:p>
          </table:table-cell>
          <table:table-cell table:style-name="ce31"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31"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2];[enemies.A:enemies.L];12;0);&quot;&quot;)" office:value-type="float" calcext:value-type="float" office:value="12">
            <text:p>12</text:p>
          </table:table-cell>
          <table:table-cell table:number-columns-repeated="1024"/>
        </table:table-row>
        <table:table-row table:style-name="ro598">
          <table:table-cell office:value-type="string" calcext:value-type="string">
            <text:p><text:span text:style-name="T1062">grit body 12</text:span></text:p>
          </table:table-cell>
          <table:table-cell table:style-name="ce31"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31"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3];[enemies.A:enemies.L];12;0);&quot;&quot;)" office:value-type="float" calcext:value-type="float" office:value="12">
            <text:p>12</text:p>
          </table:table-cell>
          <table:table-cell table:number-columns-repeated="1024"/>
        </table:table-row>
        <table:table-row table:style-name="ro599">
          <table:table-cell table:style-name="ce15" office:value-type="string" calcext:value-type="string">
            <text:p>grit trinket 12 sword</text:p>
          </table:table-cell>
          <table:table-cell table:style-name="ce31"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31"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4];[enemies.A:enemies.L];12;0);&quot;&quot;)" office:value-type="float" calcext:value-type="float" office:value="12">
            <text:p>12</text:p>
          </table:table-cell>
          <table:table-cell table:number-columns-repeated="1024"/>
        </table:table-row>
        <table:table-row table:style-name="ro600">
          <table:table-cell table:style-name="ce15" office:value-type="string" calcext:value-type="string">
            <text:p>grit trinket 12 shield </text:p>
          </table:table-cell>
          <table:table-cell table:style-name="ce31"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31"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5];[enemies.A:enemies.L];12;0);&quot;&quot;)" office:value-type="float" calcext:value-type="float" office:value="12">
            <text:p>12</text:p>
          </table:table-cell>
          <table:table-cell table:number-columns-repeated="1024"/>
        </table:table-row>
        <table:table-row table:style-name="ro601">
          <table:table-cell office:value-type="string" calcext:value-type="string">
            <text:p><text:span text:style-name="T1063">flow weapon 12</text:span></text:p>
          </table:table-cell>
          <table:table-cell table:style-name="ce31"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31"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6];[enemies.A:enemies.L];12;0);&quot;&quot;)" office:value-type="float" calcext:value-type="float" office:value="12">
            <text:p>12</text:p>
          </table:table-cell>
          <table:table-cell table:number-columns-repeated="1024"/>
        </table:table-row>
        <table:table-row table:style-name="ro602">
          <table:table-cell office:value-type="string" calcext:value-type="string">
            <text:p><text:span text:style-name="T1064">flow head 12</text:span></text:p>
          </table:table-cell>
          <table:table-cell table:style-name="ce31"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31"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7];[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65">flow body 12</text:span></text:p>
          </table:table-cell>
          <table:table-cell table:style-name="ce31"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31"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8];[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66">flow trinket 12</text:span></text:p>
          </table:table-cell>
          <table:table-cell table:style-name="ce31"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31"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9];[enemies.A:enemies.L];12;0);&quot;&quot;)" office:value-type="float" calcext:value-type="float" office:value="12">
            <text:p>12</text:p>
          </table:table-cell>
          <table:table-cell table:number-columns-repeated="1024"/>
        </table:table-row>
        <table:table-row table:style-name="ro605">
          <table:table-cell office:value-type="string" calcext:value-type="string">
            <text:p><text:span text:style-name="T1067">mind weapon 12</text:span></text:p>
          </table:table-cell>
          <table:table-cell table:style-name="ce31"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31"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0];[enemies.A:enemies.L];12;0);&quot;&quot;)" office:value-type="float" calcext:value-type="float" office:value="12">
            <text:p>12</text:p>
          </table:table-cell>
          <table:table-cell table:number-columns-repeated="1024"/>
        </table:table-row>
        <table:table-row table:style-name="ro606">
          <table:table-cell office:value-type="string" calcext:value-type="string">
            <text:p><text:span text:style-name="T1068">mind head 12</text:span></text:p>
          </table:table-cell>
          <table:table-cell table:style-name="ce31"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31"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1];[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69">mind body 12</text:span></text:p>
          </table:table-cell>
          <table:table-cell table:style-name="ce31"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31"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2];[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70">mind trinket 12</text:span></text:p>
          </table:table-cell>
          <table:table-cell table:style-name="ce31"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31"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3];[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71">soul weapon 12</text:span></text:p>
          </table:table-cell>
          <table:table-cell table:style-name="ce31"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31"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4];[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72">soul head 12</text:span></text:p>
          </table:table-cell>
          <table:table-cell table:style-name="ce31"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31"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5];[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73">soul body 12</text:span></text:p>
          </table:table-cell>
          <table:table-cell table:style-name="ce31"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31"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6];[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74">soul trinket 12</text:span></text:p>
          </table:table-cell>
          <table:table-cell table:style-name="ce31"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31"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7];[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75">grit weapon 12</text:span></text:p>
          </table:table-cell>
          <table:table-cell table:style-name="ce31"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31"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398];[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76">grit head 12</text:span></text:p>
          </table:table-cell>
          <table:table-cell table:style-name="ce31"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31"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399];[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77">grit body 12</text:span></text:p>
          </table:table-cell>
          <table:table-cell table:style-name="ce31"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31"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0];[enemies.A:enemies.L];12;0);&quot;&quot;)" office:value-type="float" calcext:value-type="float" office:value="12">
            <text:p>12</text:p>
          </table:table-cell>
          <table:table-cell table:number-columns-repeated="1024"/>
        </table:table-row>
        <table:table-row table:style-name="ro616">
          <table:table-cell table:style-name="ce15" office:value-type="string" calcext:value-type="string">
            <text:p>grit trinket 12 sword</text:p>
          </table:table-cell>
          <table:table-cell table:style-name="ce31"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31"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1];[enemies.A:enemies.L];12;0);&quot;&quot;)" office:value-type="float" calcext:value-type="float" office:value="12">
            <text:p>12</text:p>
          </table:table-cell>
          <table:table-cell table:number-columns-repeated="1024"/>
        </table:table-row>
        <table:table-row table:style-name="ro617">
          <table:table-cell table:style-name="ce15" office:value-type="string" calcext:value-type="string">
            <text:p>grit trinket 12 shield </text:p>
          </table:table-cell>
          <table:table-cell table:style-name="ce31"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31"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2];[enemies.A:enemies.L];12;0);&quot;&quot;)" office:value-type="float" calcext:value-type="float" office:value="12">
            <text:p>12</text:p>
          </table:table-cell>
          <table:table-cell table:number-columns-repeated="1024"/>
        </table:table-row>
        <table:table-row table:style-name="ro618">
          <table:table-cell table:style-name="ce20" office:value-type="string" calcext:value-type="string">
            <text:p><text:span text:style-name="T1078">flow weapon 12</text:span></text:p>
          </table:table-cell>
          <table:table-cell table:style-name="ce31"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31"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3];[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79">flow head 12</text:span></text:p>
          </table:table-cell>
          <table:table-cell table:style-name="ce31"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31"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4];[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80">flow body 12</text:span></text:p>
          </table:table-cell>
          <table:table-cell table:style-name="ce31"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31"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5];[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81">flow trinket 12</text:span></text:p>
          </table:table-cell>
          <table:table-cell table:style-name="ce31"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31"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6];[enemies.A:enemies.L];12;0);&quot;&quot;)" office:value-type="float" calcext:value-type="float" office:value="12">
            <text:p>12</text:p>
          </table:table-cell>
          <table:table-cell table:number-columns-repeated="1024"/>
        </table:table-row>
        <table:table-row table:style-name="ro622">
          <table:table-cell office:value-type="string" calcext:value-type="string">
            <text:p><text:span text:style-name="T1082">mind weapon 12</text:span></text:p>
          </table:table-cell>
          <table:table-cell table:style-name="ce31"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31"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7];[enemies.A:enemies.L];12;0);&quot;&quot;)" office:value-type="float" calcext:value-type="float" office:value="12">
            <text:p>12</text:p>
          </table:table-cell>
          <table:table-cell table:number-columns-repeated="1024"/>
        </table:table-row>
        <table:table-row table:style-name="ro623">
          <table:table-cell office:value-type="string" calcext:value-type="string">
            <text:p><text:span text:style-name="T1083">mind head 12</text:span></text:p>
          </table:table-cell>
          <table:table-cell table:style-name="ce31"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31"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8];[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84">mind body 12</text:span></text:p>
          </table:table-cell>
          <table:table-cell table:style-name="ce31"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31"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9];[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85">mind trinket 12</text:span></text:p>
          </table:table-cell>
          <table:table-cell table:style-name="ce31"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31"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0];[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86">soul weapon 12</text:span></text:p>
          </table:table-cell>
          <table:table-cell table:style-name="ce31"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31"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1];[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87">soul head 12</text:span></text:p>
          </table:table-cell>
          <table:table-cell table:style-name="ce31"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31"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2];[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88">soul body 12</text:span></text:p>
          </table:table-cell>
          <table:table-cell table:style-name="ce31"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31"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3];[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89">soul trinket 12</text:span></text:p>
          </table:table-cell>
          <table:table-cell table:style-name="ce31"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31"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4];[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90">grit weapon 12</text:span></text:p>
          </table:table-cell>
          <table:table-cell table:style-name="ce31"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31"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5];[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91">grit head 12</text:span></text:p>
          </table:table-cell>
          <table:table-cell table:style-name="ce31"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31"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6];[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92">grit body 12</text:span></text:p>
          </table:table-cell>
          <table:table-cell table:style-name="ce31"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31"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7];[enemies.A:enemies.L];12;0);&quot;&quot;)" office:value-type="float" calcext:value-type="float" office:value="12">
            <text:p>12</text:p>
          </table:table-cell>
          <table:table-cell table:number-columns-repeated="1024"/>
        </table:table-row>
        <table:table-row table:style-name="ro633">
          <table:table-cell table:style-name="ce15" office:value-type="string" calcext:value-type="string">
            <text:p>grit trinket 12 sword</text:p>
          </table:table-cell>
          <table:table-cell table:style-name="ce31"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31"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8];[enemies.A:enemies.L];12;0);&quot;&quot;)" office:value-type="float" calcext:value-type="float" office:value="12">
            <text:p>12</text:p>
          </table:table-cell>
          <table:table-cell table:number-columns-repeated="1024"/>
        </table:table-row>
        <table:table-row table:style-name="ro634">
          <table:table-cell table:style-name="ce15" office:value-type="string" calcext:value-type="string">
            <text:p>grit trinket 12 shield </text:p>
          </table:table-cell>
          <table:table-cell table:style-name="ce31"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31"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9];[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93">flow weapon 12</text:span></text:p>
          </table:table-cell>
          <table:table-cell table:style-name="ce31"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31"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0];[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94">flow head 12</text:span></text:p>
          </table:table-cell>
          <table:table-cell table:style-name="ce31"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31"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1];[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95">flow body 12</text:span></text:p>
          </table:table-cell>
          <table:table-cell table:style-name="ce31"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31"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2];[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96">flow trinket 12</text:span></text:p>
          </table:table-cell>
          <table:table-cell table:style-name="ce31"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31"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3];[enemies.A:enemies.L];12;0);&quot;&quot;)" office:value-type="float" calcext:value-type="float" office:value="12">
            <text:p>12</text:p>
          </table:table-cell>
          <table:table-cell table:number-columns-repeated="1024"/>
        </table:table-row>
        <table:table-row table:style-name="ro639">
          <table:table-cell office:value-type="string" calcext:value-type="string">
            <text:p><text:span text:style-name="T1097">mind weapon 12</text:span></text:p>
          </table:table-cell>
          <table:table-cell table:style-name="ce31"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31"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4];[enemies.A:enemies.L];12;0);&quot;&quot;)" office:value-type="float" calcext:value-type="float" office:value="12">
            <text:p>12</text:p>
          </table:table-cell>
          <table:table-cell table:number-columns-repeated="1024"/>
        </table:table-row>
        <table:table-row table:style-name="ro640">
          <table:table-cell office:value-type="string" calcext:value-type="string">
            <text:p><text:span text:style-name="T1098">mind head 12</text:span></text:p>
          </table:table-cell>
          <table:table-cell table:style-name="ce31"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31"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5];[enemies.A:enemies.L];12;0);&quot;&quot;)" office:value-type="float" calcext:value-type="float" office:value="12">
            <text:p>12</text:p>
          </table:table-cell>
          <table:table-cell table:number-columns-repeated="1024"/>
        </table:table-row>
        <table:table-row table:style-name="ro641">
          <table:table-cell office:value-type="string" calcext:value-type="string">
            <text:p><text:span text:style-name="T1099">mind body 12</text:span></text:p>
          </table:table-cell>
          <table:table-cell table:style-name="ce31"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31"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6];[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100">mind trinket 12</text:span></text:p>
          </table:table-cell>
          <table:table-cell table:style-name="ce31"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31"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7];[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01">soul weapon 12</text:span></text:p>
          </table:table-cell>
          <table:table-cell table:style-name="ce31"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31"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8];[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02">soul head 12</text:span></text:p>
          </table:table-cell>
          <table:table-cell table:style-name="ce31"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31"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9];[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03">soul body 12</text:span></text:p>
          </table:table-cell>
          <table:table-cell table:style-name="ce31"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31"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30];[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04">soul trinket 12</text:span></text:p>
          </table:table-cell>
          <table:table-cell table:style-name="ce31"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31"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31];[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05">grit weapon 12</text:span></text:p>
          </table:table-cell>
          <table:table-cell table:style-name="ce31"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31"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2];[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06">grit head 12</text:span></text:p>
          </table:table-cell>
          <table:table-cell table:style-name="ce31"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31"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3];[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07">grit body 12</text:span></text:p>
          </table:table-cell>
          <table:table-cell table:style-name="ce31"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31"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4];[enemies.A:enemies.L];12;0);&quot;&quot;)" office:value-type="float" calcext:value-type="float" office:value="12">
            <text:p>12</text:p>
          </table:table-cell>
          <table:table-cell table:number-columns-repeated="1024"/>
        </table:table-row>
        <table:table-row table:style-name="ro650">
          <table:table-cell table:style-name="ce15" office:value-type="string" calcext:value-type="string">
            <text:p>grit trinket 12 sword</text:p>
          </table:table-cell>
          <table:table-cell table:style-name="ce31"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31"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5];[enemies.A:enemies.L];12;0);&quot;&quot;)" office:value-type="float" calcext:value-type="float" office:value="12">
            <text:p>12</text:p>
          </table:table-cell>
          <table:table-cell table:number-columns-repeated="1024"/>
        </table:table-row>
        <table:table-row table:style-name="ro651">
          <table:table-cell table:style-name="ce15" office:value-type="string" calcext:value-type="string">
            <text:p>grit trinket 12 shield </text:p>
          </table:table-cell>
          <table:table-cell table:style-name="ce31"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31"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6];[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08">flow weapon 12</text:span></text:p>
          </table:table-cell>
          <table:table-cell table:style-name="ce31"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31"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7];[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09">flow head 12</text:span></text:p>
          </table:table-cell>
          <table:table-cell table:style-name="ce31"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31"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8];[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10">flow body 12</text:span></text:p>
          </table:table-cell>
          <table:table-cell table:style-name="ce31"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31"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9];[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111">flow trinket 12</text:span></text:p>
          </table:table-cell>
          <table:table-cell table:style-name="ce31"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31"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40];[enemies.A:enemies.L];12;0);&quot;&quot;)" office:value-type="float" calcext:value-type="float" office:value="12">
            <text:p>12</text:p>
          </table:table-cell>
          <table:table-cell table:number-columns-repeated="1024"/>
        </table:table-row>
        <table:table-row table:style-name="ro656">
          <table:table-cell office:value-type="string" calcext:value-type="string">
            <text:p><text:span text:style-name="T1112">mind weapon 12</text:span></text:p>
          </table:table-cell>
          <table:table-cell table:style-name="ce31"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31" table:formula="of:=VLOOKUP([.C441];[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1];[enemies.A:enemies.L];12;0);&quot;&quot;)" office:value-type="float" calcext:value-type="float" office:value="12">
            <text:p>12</text:p>
          </table:table-cell>
          <table:table-cell table:number-columns-repeated="1024"/>
        </table:table-row>
        <table:table-row table:style-name="ro657">
          <table:table-cell office:value-type="string" calcext:value-type="string">
            <text:p><text:span text:style-name="T1113">mind head 12</text:span></text:p>
          </table:table-cell>
          <table:table-cell table:style-name="ce31"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31" table:formula="of:=VLOOKUP([.C442];[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2];[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114">mind body 12</text:span></text:p>
          </table:table-cell>
          <table:table-cell table:style-name="ce31"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31" table:formula="of:=VLOOKUP([.C443];[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3];[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115">mind trinket 12</text:span></text:p>
          </table:table-cell>
          <table:table-cell table:style-name="ce31"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31" table:formula="of:=VLOOKUP([.C444];[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4];[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116">soul weapon 12</text:span></text:p>
          </table:table-cell>
          <table:table-cell table:style-name="ce31"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31" table:formula="of:=VLOOKUP([.C445];[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5];[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117">soul head 12</text:span></text:p>
          </table:table-cell>
          <table:table-cell table:style-name="ce31"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31" table:formula="of:=VLOOKUP([.C446];[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6];[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118">soul body 12</text:span></text:p>
          </table:table-cell>
          <table:table-cell table:style-name="ce31"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31" table:formula="of:=VLOOKUP([.C447];[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7];[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119">soul trinket 12</text:span></text:p>
          </table:table-cell>
          <table:table-cell table:style-name="ce31"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31" table:formula="of:=VLOOKUP([.C448];[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8];[enemies.A:enemies.L];12;0);&quot;&quot;)" office:value-type="float" calcext:value-type="float" office:value="12">
            <text:p>12</text:p>
          </table:table-cell>
          <table:table-cell table:number-columns-repeated="1024"/>
        </table:table-row>
        <table:table-row table:style-name="ro664">
          <table:table-cell table:style-name="ce20" office:value-type="string" calcext:value-type="string">
            <text:p><text:span text:style-name="T1120">blue potion</text:span></text:p>
          </table:table-cell>
          <table:table-cell table:style-name="ce31"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1"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2" table:formula="of:=IFERROR(VLOOKUP([.C449];[enemies.A:enemies.L];12;0);&quot;&quot;)" office:value-type="float" calcext:value-type="float" office:value="3">
            <text:p>3</text:p>
          </table:table-cell>
          <table:table-cell table:number-columns-repeated="1024"/>
        </table:table-row>
        <table:table-row table:style-name="ro665">
          <table:table-cell table:style-name="ce20" office:value-type="string" calcext:value-type="string">
            <text:p><text:span text:style-name="T1121">mind body 3</text:span></text:p>
          </table:table-cell>
          <table:table-cell table:style-name="ce31"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31"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2" table:formula="of:=IFERROR(VLOOKUP([.C450];[enemies.A:enemies.L];12;0);&quot;&quot;)" office:value-type="float" calcext:value-type="float" office:value="3">
            <text:p>3</text:p>
          </table:table-cell>
          <table:table-cell table:number-columns-repeated="1024"/>
        </table:table-row>
        <table:table-row table:style-name="ro666">
          <table:table-cell table:style-name="ce20" office:value-type="string" calcext:value-type="string">
            <text:p><text:span text:style-name="T1122">mind head 3</text:span></text:p>
          </table:table-cell>
          <table:table-cell table:style-name="ce31"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31"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2" table:formula="of:=IFERROR(VLOOKUP([.C451];[enemies.A:enemies.L];12;0);&quot;&quot;)" office:value-type="float" calcext:value-type="float" office:value="3">
            <text:p>3</text:p>
          </table:table-cell>
          <table:table-cell table:number-columns-repeated="1024"/>
        </table:table-row>
        <table:table-row table:style-name="ro667">
          <table:table-cell table:style-name="ce20" office:value-type="string" calcext:value-type="string">
            <text:p><text:span text:style-name="T1123">mind trinket 3</text:span></text:p>
          </table:table-cell>
          <table:table-cell table:style-name="ce31"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31"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2" table:formula="of:=IFERROR(VLOOKUP([.C452];[enemies.A:enemies.L];12;0);&quot;&quot;)" office:value-type="float" calcext:value-type="float" office:value="3">
            <text:p>3</text:p>
          </table:table-cell>
          <table:table-cell table:number-columns-repeated="1024"/>
        </table:table-row>
        <table:table-row table:style-name="ro668">
          <table:table-cell table:style-name="ce20" office:value-type="string" calcext:value-type="string">
            <text:p><text:span text:style-name="T1124">mind weapon 3</text:span></text:p>
          </table:table-cell>
          <table:table-cell table:style-name="ce31"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31"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2" table:formula="of:=IFERROR(VLOOKUP([.C453];[enemies.A:enemies.L];12;0);&quot;&quot;)" office:value-type="float" calcext:value-type="float" office:value="3">
            <text:p>3</text:p>
          </table:table-cell>
          <table:table-cell table:number-columns-repeated="1024"/>
        </table:table-row>
        <table:table-row table:style-name="ro669">
          <table:table-cell table:style-name="ce20" office:value-type="string" calcext:value-type="string">
            <text:p><text:span text:style-name="T1125">red potion</text:span></text:p>
          </table:table-cell>
          <table:table-cell table:style-name="ce31"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1"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2" table:formula="of:=IFERROR(VLOOKUP([.C454];[enemies.A:enemies.L];12;0);&quot;&quot;)" office:value-type="float" calcext:value-type="float" office:value="3">
            <text:p>3</text:p>
          </table:table-cell>
          <table:table-cell table:number-columns-repeated="1024"/>
        </table:table-row>
        <table:table-row table:style-name="ro670">
          <table:table-cell table:style-name="ce33" office:value-type="string" calcext:value-type="string">
            <text:p>tree_branch</text:p>
          </table:table-cell>
          <table:table-cell table:style-name="ce31"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1" table:formula="of:=VLOOKUP([.C455];[enemies.A:enemies.B];2;0)" office:value-type="string" calcext:value-type="string" office:string-value="Wood Stump">
            <text:p>Wood Stump</text:p>
          </table:table-cell>
          <table:table-cell table:style-name="ce27" office:value-type="float" calcext:value-type="float" office:value="0.10000000000000001">
            <text:p>0.10000000000000001</text:p>
          </table:table-cell>
          <table:table-cell table:style-name="ce32" table:formula="of:=IFERROR(VLOOKUP([.C455];[enemies.A:enemies.L];12;0);&quot;&quot;)" office:value-type="float" calcext:value-type="float" office:value="1">
            <text:p>1</text:p>
          </table:table-cell>
          <table:table-cell table:number-columns-repeated="1024"/>
        </table:table-row>
        <table:table-row table:style-name="ro671">
          <table:table-cell table:style-name="ce33" office:value-type="string" calcext:value-type="string">
            <text:p>tree_root</text:p>
          </table:table-cell>
          <table:table-cell table:style-name="ce31"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0" office:value-type="string" calcext:value-type="string">
            <text:p>wood_stump</text:p>
          </table:table-cell>
          <table:table-cell table:style-name="ce31"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456];[enemies.A:enemies.L];12;0);&quot;&quot;)" office:value-type="float" calcext:value-type="float" office:value="1">
            <text:p>1</text:p>
          </table:table-cell>
          <table:table-cell table:number-columns-repeated="1024"/>
        </table:table-row>
        <table:table-row table:style-name="ro672">
          <table:table-cell table:style-name="ce20"/>
          <table:table-cell table:style-name="ce31"/>
          <table:table-cell/>
          <table:table-cell table:style-name="ce31"/>
          <table:table-cell/>
          <table:table-cell table:style-name="ce32"/>
          <table:table-cell table:number-columns-repeated="1024"/>
        </table:table-row>
        <table:table-row table:style-name="ro673">
          <table:table-cell table:number-columns-repeated="2"/>
          <table:table-cell/>
          <table:table-cell/>
          <table:table-cell table:style-name="ce30"/>
          <table:table-cell table:number-columns-repeated="1024"/>
        </table:table-row>
        <table:table-row table:style-name="ro674">
          <table:table-cell table:number-columns-repeated="2"/>
          <table:table-cell/>
          <table:table-cell/>
          <table:table-cell table:style-name="ce30"/>
          <table:table-cell table:number-columns-repeated="1024"/>
        </table:table-row>
        <table:table-row table:style-name="ro675">
          <table:table-cell table:number-columns-repeated="2"/>
          <table:table-cell/>
          <table:table-cell/>
          <table:table-cell table:style-name="ce30"/>
          <table:table-cell table:number-columns-repeated="1024"/>
        </table:table-row>
        <table:table-row table:style-name="ro676">
          <table:table-cell table:number-columns-repeated="2"/>
          <table:table-cell/>
          <table:table-cell/>
          <table:table-cell table:style-name="ce30"/>
          <table:table-cell table:number-columns-repeated="1024"/>
        </table:table-row>
        <table:table-row table:style-name="ro677">
          <table:table-cell table:number-columns-repeated="2"/>
          <table:table-cell/>
          <table:table-cell/>
          <table:table-cell table:style-name="ce30"/>
          <table:table-cell table:number-columns-repeated="1024"/>
        </table:table-row>
        <table:table-row table:style-name="ro678">
          <table:table-cell table:style-name="ce20"/>
          <table:table-cell table:style-name="ce31"/>
          <table:table-cell/>
          <table:table-cell table:style-name="ce31"/>
          <table:table-cell/>
          <table:table-cell table:style-name="ce32"/>
          <table:table-cell table:number-columns-repeated="1024"/>
        </table:table-row>
        <table:table-row table:style-name="ro679">
          <table:table-cell table:style-name="ce20"/>
          <table:table-cell table:style-name="ce31"/>
          <table:table-cell/>
          <table:table-cell table:style-name="ce31"/>
          <table:table-cell/>
          <table:table-cell table:style-name="ce32"/>
          <table:table-cell table:number-columns-repeated="1024"/>
        </table:table-row>
        <table:table-row table:style-name="ro680">
          <table:table-cell table:style-name="ce20"/>
          <table:table-cell table:style-name="ce31"/>
          <table:table-cell/>
          <table:table-cell table:style-name="ce31"/>
          <table:table-cell/>
          <table:table-cell table:style-name="ce32"/>
          <table:table-cell table:number-columns-repeated="1024"/>
        </table:table-row>
        <table:table-row table:style-name="ro681">
          <table:table-cell table:style-name="ce20"/>
          <table:table-cell table:style-name="ce31"/>
          <table:table-cell/>
          <table:table-cell table:style-name="ce31"/>
          <table:table-cell/>
          <table:table-cell table:style-name="ce32"/>
          <table:table-cell table:number-columns-repeated="1024"/>
        </table:table-row>
        <table:table-row table:style-name="ro682">
          <table:table-cell/>
          <table:table-cell table:style-name="ce31"/>
          <table:table-cell/>
          <table:table-cell table:style-name="ce31"/>
          <table:table-cell/>
          <table:table-cell table:style-name="ce32"/>
          <table:table-cell table:number-columns-repeated="1024"/>
        </table:table-row>
        <table:table-row table:style-name="ro215">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684">
          <table:table-cell office:value-type="string" calcext:value-type="string">
            <text:p><text:span text:style-name="T1139">enemy_id</text:span></text:p>
          </table:table-cell>
          <table:table-cell office:value-type="string" calcext:value-type="string">
            <text:p><text:span text:style-name="T1140">name</text:span></text:p>
          </table:table-cell>
          <table:table-cell office:value-type="string" calcext:value-type="string">
            <text:p><text:span text:style-name="T1141">hp_max</text:span></text:p>
          </table:table-cell>
          <table:table-cell office:value-type="string" calcext:value-type="string">
            <text:p><text:span text:style-name="T1142">mp_max</text:span></text:p>
          </table:table-cell>
          <table:table-cell office:value-type="string" calcext:value-type="string">
            <text:p><text:span text:style-name="T1143">grit</text:span></text:p>
          </table:table-cell>
          <table:table-cell office:value-type="string" calcext:value-type="string">
            <text:p><text:span text:style-name="T1144">flow</text:span></text:p>
          </table:table-cell>
          <table:table-cell office:value-type="string" calcext:value-type="string">
            <text:p><text:span text:style-name="T1145">mind</text:span></text:p>
          </table:table-cell>
          <table:table-cell office:value-type="string" calcext:value-type="string">
            <text:p><text:span text:style-name="T1146">soul</text:span></text:p>
          </table:table-cell>
          <table:table-cell office:value-type="string" calcext:value-type="string">
            <text:p><text:span text:style-name="T1147">armor</text:span></text:p>
          </table:table-cell>
          <table:table-cell office:value-type="string" calcext:value-type="string">
            <text:p><text:span text:style-name="T1148">marmor</text:span></text:p>
          </table:table-cell>
          <table:table-cell office:value-type="string" calcext:value-type="string">
            <text:p><text:span text:style-name="T1149">exp</text:span></text:p>
          </table:table-cell>
          <table:table-cell office:value-type="string" calcext:value-type="string">
            <text:p><text:span text:style-name="T1150">lvl</text:span></text:p>
          </table:table-cell>
          <table:table-cell table:style-name="ce14" office:value-type="string" calcext:value-type="string">
            <text:p><text:span text:style-name="T1151">LOOT</text:span><text:span text:style-name="T1152">
</text:span><text:span text:style-name="T1153">AMOUT</text:span></text:p>
          </table:table-cell>
          <table:table-cell table:style-name="ce34" office:value-type="string" calcext:value-type="string">
            <text:p>SKILL AMOUNT </text:p>
          </table:table-cell>
          <table:table-cell office:value-type="string" calcext:value-type="string">
            <text:p><text:span text:style-name="T1154">description</text:span></text:p>
          </table:table-cell>
          <table:table-cell table:number-columns-repeated="1024"/>
        </table:table-row>
        <table:table-row table:style-name="ro685">
          <table:table-cell office:value-type="string" calcext:value-type="string">
            <text:p><text:span text:style-name="T1155">tutorial_enemy_1</text:span></text:p>
          </table:table-cell>
          <table:table-cell office:value-type="string" calcext:value-type="string">
            <text:p><text:span text:style-name="T1156">Tiny mous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9" table:formula="of:=COUNTIF([loot.C:loot.C];[.A2])" office:value-type="float" calcext:value-type="float" office:value="1">
            <text:p>1</text:p>
          </table:table-cell>
          <table:table-cell table:style-name="ce9" table:formula="of:=COUNTIF([enemy_skills.A:enemy_skills.A];[.A2])" office:value-type="float" calcext:value-type="float" office:value="1">
            <text:p>1</text:p>
          </table:table-cell>
          <table:table-cell office:value-type="string" calcext:value-type="string">
            <text:p><text:span text:style-name="T1157">Such a tiny cute creature has to die huh?</text:span></text:p>
          </table:table-cell>
          <table:table-cell table:number-columns-repeated="1024"/>
        </table:table-row>
        <table:table-row table:style-name="ro686">
          <table:table-cell office:value-type="string" calcext:value-type="string">
            <text:p><text:span text:style-name="T1158">shroom</text:span></text:p>
          </table:table-cell>
          <table:table-cell office:value-type="string" calcext:value-type="string">
            <text:p><text:span text:style-name="T1159">Shroom</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3])" office:value-type="float" calcext:value-type="float" office:value="18">
            <text:p>18</text:p>
          </table:table-cell>
          <table:table-cell table:style-name="ce9" table:formula="of:=COUNTIF([enemy_skills.A:enemy_skills.A];[.A3])" office:value-type="float" calcext:value-type="float" office:value="1">
            <text:p>1</text:p>
          </table:table-cell>
          <table:table-cell office:value-type="string" calcext:value-type="string">
            <text:p><text:span text:style-name="T1160">A tiny orange mushroom. How cute!</text:span></text:p>
          </table:table-cell>
          <table:table-cell table:number-columns-repeated="1024"/>
        </table:table-row>
        <table:table-row table:style-name="ro687">
          <table:table-cell office:value-type="string" calcext:value-type="string">
            <text:p><text:span text:style-name="T1161">rat</text:span></text:p>
          </table:table-cell>
          <table:table-cell office:value-type="string" calcext:value-type="string">
            <text:p><text:span text:style-name="T1162">Ra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4])" office:value-type="float" calcext:value-type="float" office:value="18">
            <text:p>18</text:p>
          </table:table-cell>
          <table:table-cell table:style-name="ce9" table:formula="of:=COUNTIF([enemy_skills.A:enemy_skills.A];[.A4])" office:value-type="float" calcext:value-type="float" office:value="1">
            <text:p>1</text:p>
          </table:table-cell>
          <table:table-cell office:value-type="string" calcext:value-type="string">
            <text:p><text:span text:style-name="T1163">A small stinky rat. Ew!</text:span></text:p>
          </table:table-cell>
          <table:table-cell table:number-columns-repeated="1024"/>
        </table:table-row>
        <table:table-row table:style-name="ro688">
          <table:table-cell office:value-type="string" calcext:value-type="string">
            <text:p><text:span text:style-name="T1164">spore</text:span></text:p>
          </table:table-cell>
          <table:table-cell office:value-type="string" calcext:value-type="string">
            <text:p><text:span text:style-name="T1165">Spor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5])" office:value-type="float" calcext:value-type="float" office:value="18">
            <text:p>18</text:p>
          </table:table-cell>
          <table:table-cell table:style-name="ce9" table:formula="of:=COUNTIF([enemy_skills.A:enemy_skills.A];[.A5])" office:value-type="float" calcext:value-type="float" office:value="1">
            <text:p>1</text:p>
          </table:table-cell>
          <table:table-cell office:value-type="string" calcext:value-type="string">
            <text:p><text:span text:style-name="T1166">A ball of fluff.</text:span></text:p>
          </table:table-cell>
          <table:table-cell table:number-columns-repeated="1024"/>
        </table:table-row>
        <table:table-row table:style-name="ro689">
          <table:table-cell table:style-name="ce15" office:value-type="string" calcext:value-type="string">
            <text:p>wood_stump</text:p>
          </table:table-cell>
          <table:table-cell office:value-type="string" calcext:value-type="string">
            <text:p><text:span text:style-name="T1167">Wood Stump</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6])" office:value-type="float" calcext:value-type="float" office:value="20">
            <text:p>20</text:p>
          </table:table-cell>
          <table:table-cell table:style-name="ce9" table:formula="of:=COUNTIF([enemy_skills.A:enemy_skills.A];[.A6])" office:value-type="float" calcext:value-type="float" office:value="1">
            <text:p>1</text:p>
          </table:table-cell>
          <table:table-cell office:value-type="string" calcext:value-type="string">
            <text:p><text:span text:style-name="T1168">A moving table?</text:span></text:p>
          </table:table-cell>
          <table:table-cell table:number-columns-repeated="1024"/>
        </table:table-row>
        <table:table-row table:style-name="ro690">
          <table:table-cell office:value-type="string" calcext:value-type="string">
            <text:p><text:span text:style-name="T1169">snail</text:span></text:p>
          </table:table-cell>
          <table:table-cell office:value-type="string" calcext:value-type="string">
            <text:p><text:span text:style-name="T1170">Snail</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7])" office:value-type="float" calcext:value-type="float" office:value="18">
            <text:p>18</text:p>
          </table:table-cell>
          <table:table-cell table:style-name="ce9" table:formula="of:=COUNTIF([enemy_skills.A:enemy_skills.A];[.A7])" office:value-type="float" calcext:value-type="float" office:value="1">
            <text:p>1</text:p>
          </table:table-cell>
          <table:table-cell office:value-type="string" calcext:value-type="string">
            <text:p><text:span text:style-name="T1171">A slow moving house.</text:span></text:p>
          </table:table-cell>
          <table:table-cell table:number-columns-repeated="1024"/>
        </table:table-row>
        <table:table-row table:style-name="ro691">
          <table:table-cell office:value-type="string" calcext:value-type="string">
            <text:p><text:span text:style-name="T1172">orange_mushroom</text:span></text:p>
          </table:table-cell>
          <table:table-cell office:value-type="string" calcext:value-type="string">
            <text:p><text:span text:style-name="T1173">Orange Mushroom</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8])" office:value-type="float" calcext:value-type="float" office:value="18">
            <text:p>18</text:p>
          </table:table-cell>
          <table:table-cell table:style-name="ce9" table:formula="of:=COUNTIF([enemy_skills.A:enemy_skills.A];[.A8])" office:value-type="float" calcext:value-type="float" office:value="1">
            <text:p>1</text:p>
          </table:table-cell>
          <table:table-cell office:value-type="string" calcext:value-type="string">
            <text:p><text:span text:style-name="T1174">A larger orange mushroom, this one is feisty!</text:span></text:p>
          </table:table-cell>
          <table:table-cell table:number-columns-repeated="1024"/>
        </table:table-row>
        <table:table-row table:style-name="ro692">
          <table:table-cell office:value-type="string" calcext:value-type="string">
            <text:p><text:span text:style-name="T1175">green_slime</text:span></text:p>
          </table:table-cell>
          <table:table-cell office:value-type="string" calcext:value-type="string">
            <text:p><text:span text:style-name="T1176">Green Slime</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9])" office:value-type="float" calcext:value-type="float" office:value="18">
            <text:p>18</text:p>
          </table:table-cell>
          <table:table-cell table:style-name="ce9" table:formula="of:=COUNTIF([enemy_skills.A:enemy_skills.A];[.A9])" office:value-type="float" calcext:value-type="float" office:value="1">
            <text:p>1</text:p>
          </table:table-cell>
          <table:table-cell office:value-type="string" calcext:value-type="string">
            <text:p><text:span text:style-name="T1177">A small glob of goo.</text:span></text:p>
          </table:table-cell>
          <table:table-cell table:number-columns-repeated="1024"/>
        </table:table-row>
        <table:table-row table:style-name="ro693">
          <table:table-cell office:value-type="string" calcext:value-type="string">
            <text:p><text:span text:style-name="T1178">spider</text:span></text:p>
          </table:table-cell>
          <table:table-cell office:value-type="string" calcext:value-type="string">
            <text:p><text:span text:style-name="T1179">Spider</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0])" office:value-type="float" calcext:value-type="float" office:value="18">
            <text:p>18</text:p>
          </table:table-cell>
          <table:table-cell table:style-name="ce9" table:formula="of:=COUNTIF([enemy_skills.A:enemy_skills.A];[.A10])" office:value-type="float" calcext:value-type="float" office:value="1">
            <text:p>1</text:p>
          </table:table-cell>
          <table:table-cell office:value-type="string" calcext:value-type="string">
            <text:p><text:span text:style-name="T1180">A eight eyed, eight legged creature. What more to say?</text:span></text:p>
          </table:table-cell>
          <table:table-cell table:number-columns-repeated="1024"/>
        </table:table-row>
        <table:table-row table:style-name="ro694">
          <table:table-cell office:value-type="string" calcext:value-type="string">
            <text:p><text:span text:style-name="T1181">wandering_rock</text:span></text:p>
          </table:table-cell>
          <table:table-cell office:value-type="string" calcext:value-type="string">
            <text:p><text:span text:style-name="T1182">Wandering Rock</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1])" office:value-type="float" calcext:value-type="float" office:value="18">
            <text:p>18</text:p>
          </table:table-cell>
          <table:table-cell table:style-name="ce9" table:formula="of:=COUNTIF([enemy_skills.A:enemy_skills.A];[.A11])" office:value-type="float" calcext:value-type="float" office:value="1">
            <text:p>1</text:p>
          </table:table-cell>
          <table:table-cell office:value-type="string" calcext:value-type="string">
            <text:p><text:span text:style-name="T1183">A pile of rocks seemingly glued together. Wait its moving?!</text:span></text:p>
          </table:table-cell>
          <table:table-cell table:number-columns-repeated="1024"/>
        </table:table-row>
        <table:table-row table:style-name="ro695">
          <table:table-cell office:value-type="string" calcext:value-type="string">
            <text:p><text:span text:style-name="T1184">pig</text:span></text:p>
          </table:table-cell>
          <table:table-cell office:value-type="string" calcext:value-type="string">
            <text:p><text:span text:style-name="T1185">Pig</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2])" office:value-type="float" calcext:value-type="float" office:value="18">
            <text:p>18</text:p>
          </table:table-cell>
          <table:table-cell table:style-name="ce9" table:formula="of:=COUNTIF([enemy_skills.A:enemy_skills.A];[.A12])" office:value-type="float" calcext:value-type="float" office:value="1">
            <text:p>1</text:p>
          </table:table-cell>
          <table:table-cell office:value-type="string" calcext:value-type="string">
            <text:p><text:span text:style-name="T1186">A pink rotunt dog.</text:span></text:p>
          </table:table-cell>
          <table:table-cell table:number-columns-repeated="1024"/>
        </table:table-row>
        <table:table-row table:style-name="ro696">
          <table:table-cell office:value-type="string" calcext:value-type="string">
            <text:p><text:span text:style-name="T1187">blue_mushroom</text:span></text:p>
          </table:table-cell>
          <table:table-cell office:value-type="string" calcext:value-type="string">
            <text:p><text:span text:style-name="T1188">Blue Mushroom</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3])" office:value-type="float" calcext:value-type="float" office:value="18">
            <text:p>18</text:p>
          </table:table-cell>
          <table:table-cell table:style-name="ce9" table:formula="of:=COUNTIF([enemy_skills.A:enemy_skills.A];[.A13])" office:value-type="float" calcext:value-type="float" office:value="1">
            <text:p>1</text:p>
          </table:table-cell>
          <table:table-cell office:value-type="string" calcext:value-type="string">
            <text:p><text:span text:style-name="T1189">A bulky blue mushroom.</text:span></text:p>
          </table:table-cell>
          <table:table-cell table:number-columns-repeated="1024"/>
        </table:table-row>
        <table:table-row table:style-name="ro697">
          <table:table-cell office:value-type="string" calcext:value-type="string">
            <text:p><text:span text:style-name="T1190">octopus</text:span></text:p>
          </table:table-cell>
          <table:table-cell office:value-type="string" calcext:value-type="string">
            <text:p><text:span text:style-name="T1191">Octopus</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4])" office:value-type="float" calcext:value-type="float" office:value="18">
            <text:p>18</text:p>
          </table:table-cell>
          <table:table-cell table:style-name="ce9" table:formula="of:=COUNTIF([enemy_skills.A:enemy_skills.A];[.A14])" office:value-type="float" calcext:value-type="float" office:value="1">
            <text:p>1</text:p>
          </table:table-cell>
          <table:table-cell office:value-type="string" calcext:value-type="string">
            <text:p><text:span text:style-name="T1192">A big slimy floating octopus, atleast you are 50% certain its not a beholder.</text:span></text:p>
          </table:table-cell>
          <table:table-cell table:number-columns-repeated="1024"/>
        </table:table-row>
        <table:table-row table:style-name="ro698">
          <table:table-cell office:value-type="string" calcext:value-type="string">
            <text:p><text:span text:style-name="T1193">blue_slime</text:span></text:p>
          </table:table-cell>
          <table:table-cell office:value-type="string" calcext:value-type="string">
            <text:p><text:span text:style-name="T1194">Blue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5])" office:value-type="float" calcext:value-type="float" office:value="18">
            <text:p>18</text:p>
          </table:table-cell>
          <table:table-cell table:style-name="ce9" table:formula="of:=COUNTIF([enemy_skills.A:enemy_skills.A];[.A15])" office:value-type="float" calcext:value-type="float" office:value="1">
            <text:p>1</text:p>
          </table:table-cell>
          <table:table-cell office:value-type="string" calcext:value-type="string">
            <text:p><text:span text:style-name="T1195">A slimy blue glob stinks of sewage.</text:span></text:p>
          </table:table-cell>
          <table:table-cell table:number-columns-repeated="1024"/>
        </table:table-row>
        <table:table-row table:style-name="ro699">
          <table:table-cell office:value-type="string" calcext:value-type="string">
            <text:p><text:span text:style-name="T1196">red_slime</text:span></text:p>
          </table:table-cell>
          <table:table-cell office:value-type="string" calcext:value-type="string">
            <text:p><text:span text:style-name="T1197">Red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6])" office:value-type="float" calcext:value-type="float" office:value="18">
            <text:p>18</text:p>
          </table:table-cell>
          <table:table-cell table:style-name="ce9" table:formula="of:=COUNTIF([enemy_skills.A:enemy_skills.A];[.A16])" office:value-type="float" calcext:value-type="float" office:value="1">
            <text:p>1</text:p>
          </table:table-cell>
          <table:table-cell office:value-type="string" calcext:value-type="string">
            <text:p><text:span text:style-name="T1198">A red glob of heat. Is it on fire?</text:span></text:p>
          </table:table-cell>
          <table:table-cell table:number-columns-repeated="1024"/>
        </table:table-row>
        <table:table-row table:style-name="ro700">
          <table:table-cell office:value-type="string" calcext:value-type="string">
            <text:p><text:span text:style-name="T1199">red_cap</text:span></text:p>
          </table:table-cell>
          <table:table-cell office:value-type="string" calcext:value-type="string">
            <text:p><text:span text:style-name="T1200">Red Cap</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7])" office:value-type="float" calcext:value-type="float" office:value="18">
            <text:p>18</text:p>
          </table:table-cell>
          <table:table-cell table:style-name="ce9" table:formula="of:=COUNTIF([enemy_skills.A:enemy_skills.A];[.A17])" office:value-type="float" calcext:value-type="float" office:value="1">
            <text:p>1</text:p>
          </table:table-cell>
          <table:table-cell office:value-type="string" calcext:value-type="string">
            <text:p><text:span text:style-name="T1201">Is this a reskin of orange mushroom?</text:span></text:p>
          </table:table-cell>
          <table:table-cell table:number-columns-repeated="1024"/>
        </table:table-row>
        <table:table-row table:style-name="ro701">
          <table:table-cell office:value-type="string" calcext:value-type="string">
            <text:p><text:span text:style-name="T1202">evil_eye</text:span></text:p>
          </table:table-cell>
          <table:table-cell office:value-type="string" calcext:value-type="string">
            <text:p><text:span text:style-name="T1203">Evil Eye</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18])" office:value-type="float" calcext:value-type="float" office:value="18">
            <text:p>18</text:p>
          </table:table-cell>
          <table:table-cell table:style-name="ce9" table:formula="of:=COUNTIF([enemy_skills.A:enemy_skills.A];[.A18])" office:value-type="float" calcext:value-type="float" office:value="1">
            <text:p>1</text:p>
          </table:table-cell>
          <table:table-cell office:value-type="string" calcext:value-type="string">
            <text:p><text:span text:style-name="T1204">A one eyed snake with two arms.</text:span></text:p>
          </table:table-cell>
          <table:table-cell table:number-columns-repeated="1024"/>
        </table:table-row>
        <table:table-row table:style-name="ro702">
          <table:table-cell office:value-type="string" calcext:value-type="string">
            <text:p><text:span text:style-name="T1205">thief</text:span></text:p>
          </table:table-cell>
          <table:table-cell office:value-type="string" calcext:value-type="string">
            <text:p><text:span text:style-name="T1206">Thief</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19])" office:value-type="float" calcext:value-type="float" office:value="18">
            <text:p>18</text:p>
          </table:table-cell>
          <table:table-cell table:style-name="ce9" table:formula="of:=COUNTIF([enemy_skills.A:enemy_skills.A];[.A19])" office:value-type="float" calcext:value-type="float" office:value="1">
            <text:p>1</text:p>
          </table:table-cell>
          <table:table-cell office:value-type="string" calcext:value-type="string">
            <text:p><text:span text:style-name="T1207">A ragged man with a dull knife.</text:span></text:p>
          </table:table-cell>
          <table:table-cell table:number-columns-repeated="1024"/>
        </table:table-row>
        <table:table-row table:style-name="ro703">
          <table:table-cell office:value-type="string" calcext:value-type="string">
            <text:p><text:span text:style-name="T1208">horned_mushroom</text:span></text:p>
          </table:table-cell>
          <table:table-cell office:value-type="string" calcext:value-type="string">
            <text:p><text:span text:style-name="T1209">Horned Mushroom</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0])" office:value-type="float" calcext:value-type="float" office:value="18">
            <text:p>18</text:p>
          </table:table-cell>
          <table:table-cell table:style-name="ce9" table:formula="of:=COUNTIF([enemy_skills.A:enemy_skills.A];[.A20])" office:value-type="float" calcext:value-type="float" office:value="1">
            <text:p>1</text:p>
          </table:table-cell>
          <table:table-cell office:value-type="string" calcext:value-type="string">
            <text:p><text:span text:style-name="T1210">A big mushroom with spiky horns growing out of its blue cap.</text:span></text:p>
          </table:table-cell>
          <table:table-cell table:number-columns-repeated="1024"/>
        </table:table-row>
        <table:table-row table:style-name="ro704">
          <table:table-cell office:value-type="string" calcext:value-type="string">
            <text:p><text:span text:style-name="T1211">skeleton_1</text:span></text:p>
          </table:table-cell>
          <table:table-cell office:value-type="string" calcext:value-type="string">
            <text:p><text:span text:style-name="T1212">Skeleton</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1])" office:value-type="float" calcext:value-type="float" office:value="24">
            <text:p>24</text:p>
          </table:table-cell>
          <table:table-cell table:style-name="ce9" table:formula="of:=COUNTIF([enemy_skills.A:enemy_skills.A];[.A21])" office:value-type="float" calcext:value-type="float" office:value="1">
            <text:p>1</text:p>
          </table:table-cell>
          <table:table-cell office:value-type="string" calcext:value-type="string">
            <text:p><text:span text:style-name="T1213">The moving skeletal remains of some humanoid creature.</text:span></text:p>
          </table:table-cell>
          <table:table-cell table:number-columns-repeated="1024"/>
        </table:table-row>
        <table:table-row table:style-name="ro705">
          <table:table-cell office:value-type="string" calcext:value-type="string">
            <text:p><text:span text:style-name="T1214">skeleton_mage</text:span></text:p>
          </table:table-cell>
          <table:table-cell office:value-type="string" calcext:value-type="string">
            <text:p><text:span text:style-name="T1215">Skeletal Sourcerer</text:span></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2])" office:value-type="float" calcext:value-type="float" office:value="13">
            <text:p>13</text:p>
          </table:table-cell>
          <table:table-cell table:style-name="ce9" table:formula="of:=COUNTIF([enemy_skills.A:enemy_skills.A];[.A22])" office:value-type="float" calcext:value-type="float" office:value="1">
            <text:p>1</text:p>
          </table:table-cell>
          <table:table-cell office:value-type="string" calcext:value-type="string">
            <text:p><text:span text:style-name="T1216">The moving skeletal remains of some humanoid creature, dressed in a robe this time.</text:span></text:p>
          </table:table-cell>
          <table:table-cell table:number-columns-repeated="1024"/>
        </table:table-row>
        <table:table-row table:style-name="ro706">
          <table:table-cell office:value-type="string" calcext:value-type="string">
            <text:p><text:span text:style-name="T1217">mushroom_soldier</text:span></text:p>
          </table:table-cell>
          <table:table-cell office:value-type="string" calcext:value-type="string">
            <text:p><text:span text:style-name="T1218">Mushroom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3])" office:value-type="float" calcext:value-type="float" office:value="5">
            <text:p>5</text:p>
          </table:table-cell>
          <table:table-cell table:style-name="ce9" table:formula="of:=COUNTIF([enemy_skills.A:enemy_skills.A];[.A23])" office:value-type="float" calcext:value-type="float" office:value="1">
            <text:p>1</text:p>
          </table:table-cell>
          <table:table-cell office:value-type="string" calcext:value-type="string">
            <text:p><text:span text:style-name="T1219">A red cap mushroom with a sword and shield.</text:span></text:p>
          </table:table-cell>
          <table:table-cell table:number-columns-repeated="1024"/>
        </table:table-row>
        <table:table-row table:style-name="ro707">
          <table:table-cell office:value-type="string" calcext:value-type="string">
            <text:p><text:span text:style-name="T1220">mushroom_thief</text:span></text:p>
          </table:table-cell>
          <table:table-cell office:value-type="string" calcext:value-type="string">
            <text:p><text:span text:style-name="T1221">Mushroom Thief</text:span></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4])" office:value-type="float" calcext:value-type="float" office:value="4">
            <text:p>4</text:p>
          </table:table-cell>
          <table:table-cell table:style-name="ce9" table:formula="of:=COUNTIF([enemy_skills.A:enemy_skills.A];[.A24])" office:value-type="float" calcext:value-type="float" office:value="1">
            <text:p>1</text:p>
          </table:table-cell>
          <table:table-cell office:value-type="string" calcext:value-type="string">
            <text:p><text:span text:style-name="T1222">A purple cap mushroom with a dagger.</text:span></text:p>
          </table:table-cell>
          <table:table-cell table:number-columns-repeated="1024"/>
        </table:table-row>
        <table:table-row table:style-name="ro708">
          <table:table-cell office:value-type="string" calcext:value-type="string">
            <text:p><text:span text:style-name="T1223">mushroom_mage</text:span></text:p>
          </table:table-cell>
          <table:table-cell office:value-type="string" calcext:value-type="string">
            <text:p><text:span text:style-name="T1224">Mushroom Mage</text:span></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5])" office:value-type="float" calcext:value-type="float" office:value="4">
            <text:p>4</text:p>
          </table:table-cell>
          <table:table-cell table:style-name="ce9" table:formula="of:=COUNTIF([enemy_skills.A:enemy_skills.A];[.A25])" office:value-type="float" calcext:value-type="float" office:value="1">
            <text:p>1</text:p>
          </table:table-cell>
          <table:table-cell office:value-type="string" calcext:value-type="string">
            <text:p><text:span text:style-name="T1225">A blue cap mushroom with a wand.</text:span></text:p>
          </table:table-cell>
          <table:table-cell table:number-columns-repeated="1024"/>
        </table:table-row>
        <table:table-row table:style-name="ro709">
          <table:table-cell office:value-type="string" calcext:value-type="string">
            <text:p><text:span text:style-name="T1226">mushroom_cleric</text:span></text:p>
          </table:table-cell>
          <table:table-cell office:value-type="string" calcext:value-type="string">
            <text:p><text:span text:style-name="T1227">Mushroom Cleric</text:span></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6])" office:value-type="float" calcext:value-type="float" office:value="4">
            <text:p>4</text:p>
          </table:table-cell>
          <table:table-cell table:style-name="ce9" table:formula="of:=COUNTIF([enemy_skills.A:enemy_skills.A];[.A26])" office:value-type="float" calcext:value-type="float" office:value="1">
            <text:p>1</text:p>
          </table:table-cell>
          <table:table-cell office:value-type="string" calcext:value-type="string">
            <text:p><text:span text:style-name="T1228">A yellow cap mushroom with a mace.</text:span></text:p>
          </table:table-cell>
          <table:table-cell table:number-columns-repeated="1024"/>
        </table:table-row>
        <table:table-row table:style-name="ro710">
          <table:table-cell office:value-type="string" calcext:value-type="string">
            <text:p><text:span text:style-name="T1229">mushroom_zombie</text:span></text:p>
          </table:table-cell>
          <table:table-cell office:value-type="string" calcext:value-type="string">
            <text:p><text:span text:style-name="T1230">Mushroom 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7])" office:value-type="float" calcext:value-type="float" office:value="17">
            <text:p>17</text:p>
          </table:table-cell>
          <table:table-cell table:style-name="ce9" table:formula="of:=COUNTIF([enemy_skills.A:enemy_skills.A];[.A27])" office:value-type="float" calcext:value-type="float" office:value="1">
            <text:p>1</text:p>
          </table:table-cell>
          <table:table-cell office:value-type="string" calcext:value-type="string">
            <text:p><text:span text:style-name="T1231">A greenish-bronze cap mushroom smells rotten.</text:span></text:p>
          </table:table-cell>
          <table:table-cell table:number-columns-repeated="1024"/>
        </table:table-row>
        <table:table-row table:style-name="ro711">
          <table:table-cell office:value-type="string" calcext:value-type="string">
            <text:p><text:span text:style-name="T1232">zombie</text:span></text:p>
          </table:table-cell>
          <table:table-cell office:value-type="string" calcext:value-type="string">
            <text:p><text:span text:style-name="T1233">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8])" office:value-type="float" calcext:value-type="float" office:value="17">
            <text:p>17</text:p>
          </table:table-cell>
          <table:table-cell table:style-name="ce9" table:formula="of:=COUNTIF([enemy_skills.A:enemy_skills.A];[.A28])" office:value-type="float" calcext:value-type="float" office:value="1">
            <text:p>1</text:p>
          </table:table-cell>
          <table:table-cell office:value-type="string" calcext:value-type="string">
            <text:p><text:span text:style-name="T1234">A rotting corps. It moves! kill it again!</text:span></text:p>
          </table:table-cell>
          <table:table-cell table:number-columns-repeated="1024"/>
        </table:table-row>
        <table:table-row table:style-name="ro712">
          <table:table-cell office:value-type="string" calcext:value-type="string">
            <text:p><text:span text:style-name="T1235">crocodile</text:span></text:p>
          </table:table-cell>
          <table:table-cell office:value-type="string" calcext:value-type="string">
            <text:p><text:span text:style-name="T1236">Crocodile</text:span></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9])" office:value-type="float" calcext:value-type="float" office:value="17">
            <text:p>17</text:p>
          </table:table-cell>
          <table:table-cell table:style-name="ce9" table:formula="of:=COUNTIF([enemy_skills.A:enemy_skills.A];[.A29])" office:value-type="float" calcext:value-type="float" office:value="1">
            <text:p>1</text:p>
          </table:table-cell>
          <table:table-cell office:value-type="string" calcext:value-type="string">
            <text:p><text:span text:style-name="T1237">A overgrown lizard with the bite force of 1,680 kg.</text:span></text:p>
          </table:table-cell>
          <table:table-cell table:number-columns-repeated="1024"/>
        </table:table-row>
        <table:table-row table:style-name="ro713">
          <table:table-cell office:value-type="string" calcext:value-type="string">
            <text:p><text:span text:style-name="T1238">skeleton_soldier</text:span></text:p>
          </table:table-cell>
          <table:table-cell office:value-type="string" calcext:value-type="string">
            <text:p><text:span text:style-name="T1239">Skeleton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30])" office:value-type="float" calcext:value-type="float" office:value="9">
            <text:p>9</text:p>
          </table:table-cell>
          <table:table-cell table:style-name="ce9" table:formula="of:=COUNTIF([enemy_skills.A:enemy_skills.A];[.A30])" office:value-type="float" calcext:value-type="float" office:value="1">
            <text:p>1</text:p>
          </table:table-cell>
          <table:table-cell office:value-type="string" calcext:value-type="string">
            <text:p><text:span text:style-name="T1240">The moving skeletal remains of some humanoid creature, with a sword.</text:span></text:p>
          </table:table-cell>
          <table:table-cell table:number-columns-repeated="1024"/>
        </table:table-row>
        <table:table-row table:style-name="ro714">
          <table:table-cell office:value-type="string" calcext:value-type="string">
            <text:p><text:span text:style-name="T1241">fairy</text:span></text:p>
          </table:table-cell>
          <table:table-cell table:style-name="ce15" office:value-type="string" calcext:value-type="string">
            <text:p>Fair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31])" office:value-type="float" calcext:value-type="float" office:value="8">
            <text:p>8</text:p>
          </table:table-cell>
          <table:table-cell table:style-name="ce9" table:formula="of:=COUNTIF([enemy_skills.A:enemy_skills.A];[.A31])" office:value-type="float" calcext:value-type="float" office:value="3">
            <text:p>3</text:p>
          </table:table-cell>
          <table:table-cell table:style-name="ce15" office:value-type="string" calcext:value-type="string">
            <text:p>A tiny fairy flits through the air, its wings shimmering with a soft, magical glow.</text:p>
          </table:table-cell>
          <table:table-cell table:number-columns-repeated="1024"/>
        </table:table-row>
        <table:table-row table:style-name="ro715">
          <table:table-cell office:value-type="string" calcext:value-type="string">
            <text:p>fairy_drunk</text:p>
          </table:table-cell>
          <table:table-cell office:value-type="string" calcext:value-type="string">
            <text:p>Drunk fair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32])" office:value-type="float" calcext:value-type="float" office:value="6">
            <text:p>6</text:p>
          </table:table-cell>
          <table:table-cell table:style-name="ce9" table:formula="of:=COUNTIF([enemy_skills.A:enemy_skills.A];[.A32])" office:value-type="float" calcext:value-type="float" office:value="2">
            <text:p>2</text:p>
          </table:table-cell>
          <table:table-cell table:style-name="ce15" office:value-type="string" calcext:value-type="string">
            <text:p>The small fairy wobbles in the air, its wings fluttering unevenly as it giggles uncontrollably.</text:p>
          </table:table-cell>
          <table:table-cell table:number-columns-repeated="1024"/>
        </table:table-row>
        <table:table-row table:number-rows-repeated="32" table:style-name="ro683">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5"/>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17">
          <table:table-cell office:value-type="string" calcext:value-type="string">
            <text:p><text:span text:style-name="T1242">enemy_id</text:span></text:p>
          </table:table-cell>
          <table:table-cell table:style-name="ce16" office:value-type="string" calcext:value-type="string">
            <text:p><text:span text:style-name="T1243">FOUND</text:span></text:p>
          </table:table-cell>
          <table:table-cell office:value-type="string" calcext:value-type="string">
            <text:p><text:span text:style-name="T1244">LVL</text:span></text:p>
          </table:table-cell>
          <table:table-cell office:value-type="string" calcext:value-type="string">
            <text:p>skill_id</text:p>
          </table:table-cell>
          <table:table-cell table:style-name="ce16" office:value-type="string" calcext:value-type="string">
            <text:p><text:span text:style-name="T1245">FOUND</text:span></text:p>
          </table:table-cell>
          <table:table-cell office:value-type="string" calcext:value-type="string">
            <text:p><text:span text:style-name="T1246">practice</text:span></text:p>
          </table:table-cell>
          <table:table-cell table:number-columns-repeated="1024"/>
        </table:table-row>
        <table:table-row table:style-name="ro718">
          <table:table-cell office:value-type="string" calcext:value-type="string">
            <text:p><text:span text:style-name="T1247">shroom</text:span></text:p>
          </table:table-cell>
          <table:table-cell table:style-name="ce16" table:formula="of:=VLOOKUP([.A2];[$enemies.A$1:$enemies.B$1048576];2;0)" office:value-type="string" calcext:value-type="string" office:string-value="Shroom">
            <text:p>Shroom</text:p>
          </table:table-cell>
          <table:table-cell table:style-name="ce16" table:formula="of:=VLOOKUP([.A2];[$enemies.A$1:$enemies.L$1048576];12;FALSE())" office:value-type="float" calcext:value-type="float" office:value="1">
            <text:p>1</text:p>
          </table:table-cell>
          <table:table-cell office:value-type="string" calcext:value-type="string">
            <text:p>nudge</text:p>
          </table:table-cell>
          <table:table-cell table:style-name="ce16"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19">
          <table:table-cell office:value-type="string" calcext:value-type="string">
            <text:p><text:span text:style-name="T1248">rat</text:span></text:p>
          </table:table-cell>
          <table:table-cell table:style-name="ce16" table:formula="of:=VLOOKUP([.A3];[enemies.A:enemies.B];2;0)" office:value-type="string" calcext:value-type="string" office:string-value="Rat">
            <text:p>Rat</text:p>
          </table:table-cell>
          <table:table-cell table:style-name="ce16" table:formula="of:=VLOOKUP([.A3];[enemies.A:enemies.L];12;FALSE())" office:value-type="float" calcext:value-type="float" office:value="1">
            <text:p>1</text:p>
          </table:table-cell>
          <table:table-cell office:value-type="string" calcext:value-type="string">
            <text:p>nudge</text:p>
          </table:table-cell>
          <table:table-cell table:style-name="ce16"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0">
          <table:table-cell office:value-type="string" calcext:value-type="string">
            <text:p><text:span text:style-name="T1249">spore</text:span></text:p>
          </table:table-cell>
          <table:table-cell table:style-name="ce16" table:formula="of:=VLOOKUP([.A4];[enemies.A:enemies.B];2;0)" office:value-type="string" calcext:value-type="string" office:string-value="Spore">
            <text:p>Spore</text:p>
          </table:table-cell>
          <table:table-cell table:style-name="ce16" table:formula="of:=VLOOKUP([.A4];[enemies.A:enemies.L];12;FALSE())" office:value-type="float" calcext:value-type="float" office:value="1">
            <text:p>1</text:p>
          </table:table-cell>
          <table:table-cell office:value-type="string" calcext:value-type="string">
            <text:p>nudge</text:p>
          </table:table-cell>
          <table:table-cell table:style-name="ce16"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1">
          <table:table-cell office:value-type="string" calcext:value-type="string">
            <text:p><text:span text:style-name="T1250">wood_stump</text:span></text:p>
          </table:table-cell>
          <table:table-cell table:style-name="ce16" table:formula="of:=VLOOKUP([.A5];[enemies.A:enemies.B];2;0)" office:value-type="string" calcext:value-type="string" office:string-value="Wood Stump">
            <text:p>Wood Stump</text:p>
          </table:table-cell>
          <table:table-cell table:style-name="ce16" table:formula="of:=VLOOKUP([.A5];[enemies.A:enemies.L];12;FALSE())" office:value-type="float" calcext:value-type="float" office:value="1">
            <text:p>1</text:p>
          </table:table-cell>
          <table:table-cell office:value-type="string" calcext:value-type="string">
            <text:p>nudge</text:p>
          </table:table-cell>
          <table:table-cell table:style-name="ce16"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2">
          <table:table-cell office:value-type="string" calcext:value-type="string">
            <text:p><text:span text:style-name="T1251">snail</text:span></text:p>
          </table:table-cell>
          <table:table-cell table:style-name="ce16" table:formula="of:=VLOOKUP([.A6];[enemies.A:enemies.B];2;0)" office:value-type="string" calcext:value-type="string" office:string-value="Snail">
            <text:p>Snail</text:p>
          </table:table-cell>
          <table:table-cell table:style-name="ce16" table:formula="of:=VLOOKUP([.A6];[enemies.A:enemies.L];12;FALSE())" office:value-type="float" calcext:value-type="float" office:value="1">
            <text:p>1</text:p>
          </table:table-cell>
          <table:table-cell office:value-type="string" calcext:value-type="string">
            <text:p>nudge</text:p>
          </table:table-cell>
          <table:table-cell table:style-name="ce16"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3">
          <table:table-cell office:value-type="string" calcext:value-type="string">
            <text:p><text:span text:style-name="T1252">orange_mushroom</text:span></text:p>
          </table:table-cell>
          <table:table-cell table:style-name="ce16" table:formula="of:=VLOOKUP([.A7];[enemies.A:enemies.B];2;0)" office:value-type="string" calcext:value-type="string" office:string-value="Orange Mushroom">
            <text:p>Orange Mushroom</text:p>
          </table:table-cell>
          <table:table-cell table:style-name="ce16" table:formula="of:=VLOOKUP([.A7];[enemies.A:enemies.L];12;FALSE())" office:value-type="float" calcext:value-type="float" office:value="3">
            <text:p>3</text:p>
          </table:table-cell>
          <table:table-cell office:value-type="string" calcext:value-type="string">
            <text:p>nudge</text:p>
          </table:table-cell>
          <table:table-cell table:style-name="ce16"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4">
          <table:table-cell office:value-type="string" calcext:value-type="string">
            <text:p><text:span text:style-name="T1253">green_slime</text:span></text:p>
          </table:table-cell>
          <table:table-cell table:style-name="ce16" table:formula="of:=VLOOKUP([.A8];[enemies.A:enemies.B];2;0)" office:value-type="string" calcext:value-type="string" office:string-value="Green Slime">
            <text:p>Green Slime</text:p>
          </table:table-cell>
          <table:table-cell table:style-name="ce16" table:formula="of:=VLOOKUP([.A8];[enemies.A:enemies.L];12;FALSE())" office:value-type="float" calcext:value-type="float" office:value="3">
            <text:p>3</text:p>
          </table:table-cell>
          <table:table-cell office:value-type="string" calcext:value-type="string">
            <text:p>nudge</text:p>
          </table:table-cell>
          <table:table-cell table:style-name="ce16"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5">
          <table:table-cell office:value-type="string" calcext:value-type="string">
            <text:p><text:span text:style-name="T1254">spider</text:span></text:p>
          </table:table-cell>
          <table:table-cell table:style-name="ce16" table:formula="of:=VLOOKUP([.A9];[enemies.A:enemies.B];2;0)" office:value-type="string" calcext:value-type="string" office:string-value="Spider">
            <text:p>Spider</text:p>
          </table:table-cell>
          <table:table-cell table:style-name="ce16" table:formula="of:=VLOOKUP([.A9];[enemies.A:enemies.L];12;FALSE())" office:value-type="float" calcext:value-type="float" office:value="3">
            <text:p>3</text:p>
          </table:table-cell>
          <table:table-cell office:value-type="string" calcext:value-type="string">
            <text:p>nudge</text:p>
          </table:table-cell>
          <table:table-cell table:style-name="ce16"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6">
          <table:table-cell office:value-type="string" calcext:value-type="string">
            <text:p><text:span text:style-name="T1255">wandering_rock</text:span></text:p>
          </table:table-cell>
          <table:table-cell table:style-name="ce16" table:formula="of:=VLOOKUP([.A10];[$enemies.A$1:$enemies.B$1048576];2;0)" office:value-type="string" calcext:value-type="string" office:string-value="Wandering Rock">
            <text:p>Wandering Rock</text:p>
          </table:table-cell>
          <table:table-cell table:style-name="ce16" table:formula="of:=VLOOKUP([.A10];[$enemies.A$1:$enemies.L$1048576];12;FALSE())" office:value-type="float" calcext:value-type="float" office:value="3">
            <text:p>3</text:p>
          </table:table-cell>
          <table:table-cell office:value-type="string" calcext:value-type="string">
            <text:p>nudge</text:p>
          </table:table-cell>
          <table:table-cell table:style-name="ce16"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7">
          <table:table-cell office:value-type="string" calcext:value-type="string">
            <text:p><text:span text:style-name="T1256">pig</text:span></text:p>
          </table:table-cell>
          <table:table-cell table:style-name="ce16" table:formula="of:=VLOOKUP([.A11];[enemies.A:enemies.B];2;0)" office:value-type="string" calcext:value-type="string" office:string-value="Pig">
            <text:p>Pig</text:p>
          </table:table-cell>
          <table:table-cell table:style-name="ce16" table:formula="of:=VLOOKUP([.A11];[enemies.A:enemies.L];12;FALSE())" office:value-type="float" calcext:value-type="float" office:value="3">
            <text:p>3</text:p>
          </table:table-cell>
          <table:table-cell office:value-type="string" calcext:value-type="string">
            <text:p>nudge</text:p>
          </table:table-cell>
          <table:table-cell table:style-name="ce16"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8">
          <table:table-cell office:value-type="string" calcext:value-type="string">
            <text:p><text:span text:style-name="T1257">tutorial_enemy_1</text:span></text:p>
          </table:table-cell>
          <table:table-cell table:style-name="ce16" table:formula="of:=VLOOKUP([.A12];[enemies.A:enemies.B];2;0)" office:value-type="string" calcext:value-type="string" office:string-value="Tiny mouse">
            <text:p>Tiny mouse</text:p>
          </table:table-cell>
          <table:table-cell table:style-name="ce16" table:formula="of:=VLOOKUP([.A12];[enemies.A:enemies.L];12;FALSE())" office:value-type="float" calcext:value-type="float" office:value="0">
            <text:p>0</text:p>
          </table:table-cell>
          <table:table-cell office:value-type="string" calcext:value-type="string">
            <text:p>nudge</text:p>
          </table:table-cell>
          <table:table-cell table:style-name="ce16"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9">
          <table:table-cell office:value-type="string" calcext:value-type="string">
            <text:p><text:span text:style-name="T1258">blue_mushroom</text:span></text:p>
          </table:table-cell>
          <table:table-cell table:style-name="ce16" table:formula="of:=VLOOKUP([.A13];[enemies.A:enemies.B];2;0)" office:value-type="string" calcext:value-type="string" office:string-value="Blue Mushroom">
            <text:p>Blue Mushroom</text:p>
          </table:table-cell>
          <table:table-cell table:style-name="ce16" table:formula="of:=VLOOKUP([.A13];[enemies.A:enemies.L];12;FALSE())" office:value-type="float" calcext:value-type="float" office:value="6">
            <text:p>6</text:p>
          </table:table-cell>
          <table:table-cell office:value-type="string" calcext:value-type="string">
            <text:p>nudge</text:p>
          </table:table-cell>
          <table:table-cell table:style-name="ce16"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0">
          <table:table-cell office:value-type="string" calcext:value-type="string">
            <text:p><text:span text:style-name="T1259">octopus</text:span></text:p>
          </table:table-cell>
          <table:table-cell table:style-name="ce16" table:formula="of:=VLOOKUP([.A14];[enemies.A:enemies.B];2;0)" office:value-type="string" calcext:value-type="string" office:string-value="Octopus">
            <text:p>Octopus</text:p>
          </table:table-cell>
          <table:table-cell table:style-name="ce16" table:formula="of:=VLOOKUP([.A14];[enemies.A:enemies.L];12;FALSE())" office:value-type="float" calcext:value-type="float" office:value="6">
            <text:p>6</text:p>
          </table:table-cell>
          <table:table-cell office:value-type="string" calcext:value-type="string">
            <text:p>nudge</text:p>
          </table:table-cell>
          <table:table-cell table:style-name="ce16"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1">
          <table:table-cell office:value-type="string" calcext:value-type="string">
            <text:p><text:span text:style-name="T1260">blue_slime</text:span></text:p>
          </table:table-cell>
          <table:table-cell table:style-name="ce16" table:formula="of:=VLOOKUP([.A15];[enemies.A:enemies.B];2;0)" office:value-type="string" calcext:value-type="string" office:string-value="Blue Slime">
            <text:p>Blue Slime</text:p>
          </table:table-cell>
          <table:table-cell table:style-name="ce16" table:formula="of:=VLOOKUP([.A15];[enemies.A:enemies.L];12;FALSE())" office:value-type="float" calcext:value-type="float" office:value="6">
            <text:p>6</text:p>
          </table:table-cell>
          <table:table-cell office:value-type="string" calcext:value-type="string">
            <text:p>nudge</text:p>
          </table:table-cell>
          <table:table-cell table:style-name="ce16"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2">
          <table:table-cell office:value-type="string" calcext:value-type="string">
            <text:p><text:span text:style-name="T1261">red_slime</text:span></text:p>
          </table:table-cell>
          <table:table-cell table:style-name="ce16" table:formula="of:=VLOOKUP([.A16];[enemies.A:enemies.B];2;0)" office:value-type="string" calcext:value-type="string" office:string-value="Red Slime">
            <text:p>Red Slime</text:p>
          </table:table-cell>
          <table:table-cell table:style-name="ce16" table:formula="of:=VLOOKUP([.A16];[enemies.A:enemies.L];12;FALSE())" office:value-type="float" calcext:value-type="float" office:value="6">
            <text:p>6</text:p>
          </table:table-cell>
          <table:table-cell office:value-type="string" calcext:value-type="string">
            <text:p>nudge</text:p>
          </table:table-cell>
          <table:table-cell table:style-name="ce16"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3">
          <table:table-cell office:value-type="string" calcext:value-type="string">
            <text:p><text:span text:style-name="T1262">red_cap</text:span></text:p>
          </table:table-cell>
          <table:table-cell table:style-name="ce16" table:formula="of:=VLOOKUP([.A17];[enemies.A:enemies.B];2;0)" office:value-type="string" calcext:value-type="string" office:string-value="Red Cap">
            <text:p>Red Cap</text:p>
          </table:table-cell>
          <table:table-cell table:style-name="ce16" table:formula="of:=VLOOKUP([.A17];[enemies.A:enemies.L];12;FALSE())" office:value-type="float" calcext:value-type="float" office:value="6">
            <text:p>6</text:p>
          </table:table-cell>
          <table:table-cell office:value-type="string" calcext:value-type="string">
            <text:p>nudge</text:p>
          </table:table-cell>
          <table:table-cell table:style-name="ce16"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4">
          <table:table-cell office:value-type="string" calcext:value-type="string">
            <text:p><text:span text:style-name="T1263">evil_eye</text:span></text:p>
          </table:table-cell>
          <table:table-cell table:style-name="ce16" table:formula="of:=VLOOKUP([.A18];[enemies.A:enemies.B];2;0)" office:value-type="string" calcext:value-type="string" office:string-value="Evil Eye">
            <text:p>Evil Eye</text:p>
          </table:table-cell>
          <table:table-cell table:style-name="ce16" table:formula="of:=VLOOKUP([.A18];[enemies.A:enemies.L];12;FALSE())" office:value-type="float" calcext:value-type="float" office:value="9">
            <text:p>9</text:p>
          </table:table-cell>
          <table:table-cell office:value-type="string" calcext:value-type="string">
            <text:p>nudge</text:p>
          </table:table-cell>
          <table:table-cell table:style-name="ce16"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5">
          <table:table-cell office:value-type="string" calcext:value-type="string">
            <text:p><text:span text:style-name="T1264">thief</text:span></text:p>
          </table:table-cell>
          <table:table-cell table:style-name="ce16" table:formula="of:=VLOOKUP([.A19];[enemies.A:enemies.B];2;0)" office:value-type="string" calcext:value-type="string" office:string-value="Thief">
            <text:p>Thief</text:p>
          </table:table-cell>
          <table:table-cell table:style-name="ce16" table:formula="of:=VLOOKUP([.A19];[enemies.A:enemies.L];12;FALSE())" office:value-type="float" calcext:value-type="float" office:value="9">
            <text:p>9</text:p>
          </table:table-cell>
          <table:table-cell office:value-type="string" calcext:value-type="string">
            <text:p>nudge</text:p>
          </table:table-cell>
          <table:table-cell table:style-name="ce16" table:formula="of:=VLOOKUP([.D19];[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6">
          <table:table-cell office:value-type="string" calcext:value-type="string">
            <text:p><text:span text:style-name="T1265">horned_mushroom</text:span></text:p>
          </table:table-cell>
          <table:table-cell table:style-name="ce16" table:formula="of:=VLOOKUP([.A20];[enemies.A:enemies.B];2;0)" office:value-type="string" calcext:value-type="string" office:string-value="Horned Mushroom">
            <text:p>Horned Mushroom</text:p>
          </table:table-cell>
          <table:table-cell table:style-name="ce16" table:formula="of:=VLOOKUP([.A20];[enemies.A:enemies.L];12;FALSE())" office:value-type="float" calcext:value-type="float" office:value="9">
            <text:p>9</text:p>
          </table:table-cell>
          <table:table-cell office:value-type="string" calcext:value-type="string">
            <text:p>nudge</text:p>
          </table:table-cell>
          <table:table-cell table:style-name="ce16"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7">
          <table:table-cell office:value-type="string" calcext:value-type="string">
            <text:p><text:span text:style-name="T1266">skeleton_1</text:span></text:p>
          </table:table-cell>
          <table:table-cell table:style-name="ce16" table:formula="of:=VLOOKUP([.A21];[enemies.A:enemies.B];2;0)" office:value-type="string" calcext:value-type="string" office:string-value="Skeleton">
            <text:p>Skeleton</text:p>
          </table:table-cell>
          <table:table-cell table:style-name="ce16" table:formula="of:=VLOOKUP([.A21];[enemies.A:enemies.L];12;FALSE())" office:value-type="float" calcext:value-type="float" office:value="9">
            <text:p>9</text:p>
          </table:table-cell>
          <table:table-cell office:value-type="string" calcext:value-type="string">
            <text:p>swing</text:p>
          </table:table-cell>
          <table:table-cell table:style-name="ce16"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38">
          <table:table-cell office:value-type="string" calcext:value-type="string">
            <text:p><text:span text:style-name="T1267">skeleton_mage</text:span></text:p>
          </table:table-cell>
          <table:table-cell table:style-name="ce16" table:formula="of:=VLOOKUP([.A22];[enemies.A:enemies.B];2;0)" office:value-type="string" calcext:value-type="string" office:string-value="Skeletal Sourcerer">
            <text:p>Skeletal Sourcerer</text:p>
          </table:table-cell>
          <table:table-cell table:style-name="ce16" table:formula="of:=VLOOKUP([.A22];[enemies.A:enemies.L];12;FALSE())" office:value-type="float" calcext:value-type="float" office:value="9">
            <text:p>9</text:p>
          </table:table-cell>
          <table:table-cell office:value-type="string" calcext:value-type="string">
            <text:p>magic missile</text:p>
          </table:table-cell>
          <table:table-cell table:style-name="ce16"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39">
          <table:table-cell office:value-type="string" calcext:value-type="string">
            <text:p><text:span text:style-name="T1268">skeleton_soldier</text:span></text:p>
          </table:table-cell>
          <table:table-cell table:style-name="ce16" table:formula="of:=VLOOKUP([.A23];[enemies.A:enemies.B];2;0)" office:value-type="string" calcext:value-type="string" office:string-value="Skeleton Soldier">
            <text:p>Skeleton Soldier</text:p>
          </table:table-cell>
          <table:table-cell table:style-name="ce16" table:formula="of:=VLOOKUP([.A23];[enemies.A:enemies.L];12;FALSE())" office:value-type="float" calcext:value-type="float" office:value="12">
            <text:p>12</text:p>
          </table:table-cell>
          <table:table-cell office:value-type="string" calcext:value-type="string">
            <text:p>swing</text:p>
          </table:table-cell>
          <table:table-cell table:style-name="ce16"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40">
          <table:table-cell office:value-type="string" calcext:value-type="string">
            <text:p><text:span text:style-name="T1269">mushroom_soldier</text:span></text:p>
          </table:table-cell>
          <table:table-cell table:style-name="ce16" table:formula="of:=VLOOKUP([.A24];[enemies.A:enemies.B];2;0)" office:value-type="string" calcext:value-type="string" office:string-value="Mushroom Soldier">
            <text:p>Mushroom Soldier</text:p>
          </table:table-cell>
          <table:table-cell table:style-name="ce16" table:formula="of:=VLOOKUP([.A24];[enemies.A:enemies.L];12;FALSE())" office:value-type="float" calcext:value-type="float" office:value="12">
            <text:p>12</text:p>
          </table:table-cell>
          <table:table-cell office:value-type="string" calcext:value-type="string">
            <text:p>heavy hit</text:p>
          </table:table-cell>
          <table:table-cell table:style-name="ce16"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41">
          <table:table-cell office:value-type="string" calcext:value-type="string">
            <text:p><text:span text:style-name="T1270">mushroom_thief</text:span></text:p>
          </table:table-cell>
          <table:table-cell table:style-name="ce16" table:formula="of:=VLOOKUP([.A25];[enemies.A:enemies.B];2;0)" office:value-type="string" calcext:value-type="string" office:string-value="Mushroom Thief">
            <text:p>Mushroom Thief</text:p>
          </table:table-cell>
          <table:table-cell table:style-name="ce16" table:formula="of:=VLOOKUP([.A25];[enemies.A:enemies.L];12;FALSE())" office:value-type="float" calcext:value-type="float" office:value="12">
            <text:p>12</text:p>
          </table:table-cell>
          <table:table-cell office:value-type="string" calcext:value-type="string">
            <text:p>double whack</text:p>
          </table:table-cell>
          <table:table-cell table:style-name="ce16" table:formula="of:=VLOOKUP([.D25];[skills.A:skills.B];2;0)" office:value-type="string" calcext:value-type="string" office:string-value="Double Whack">
            <text:p>Double Whack</text:p>
          </table:table-cell>
          <table:table-cell office:value-type="float" calcext:value-type="float" office:value="1">
            <text:p>1</text:p>
          </table:table-cell>
          <table:table-cell table:number-columns-repeated="1024"/>
        </table:table-row>
        <table:table-row table:style-name="ro742">
          <table:table-cell office:value-type="string" calcext:value-type="string">
            <text:p><text:span text:style-name="T1271">mushroom_mage</text:span></text:p>
          </table:table-cell>
          <table:table-cell table:style-name="ce16" table:formula="of:=VLOOKUP([.A26];[enemies.A:enemies.B];2;0)" office:value-type="string" calcext:value-type="string" office:string-value="Mushroom Mage">
            <text:p>Mushroom Mage</text:p>
          </table:table-cell>
          <table:table-cell table:style-name="ce16" table:formula="of:=VLOOKUP([.A26];[enemies.A:enemies.L];12;FALSE())" office:value-type="float" calcext:value-type="float" office:value="12">
            <text:p>12</text:p>
          </table:table-cell>
          <table:table-cell office:value-type="string" calcext:value-type="string">
            <text:p>mana bolt</text:p>
          </table:table-cell>
          <table:table-cell table:style-name="ce16"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43">
          <table:table-cell office:value-type="string" calcext:value-type="string">
            <text:p><text:span text:style-name="T1272">mushroom_cleric</text:span></text:p>
          </table:table-cell>
          <table:table-cell table:style-name="ce16" table:formula="of:=VLOOKUP([.A27];[enemies.A:enemies.B];2;0)" office:value-type="string" calcext:value-type="string" office:string-value="Mushroom Cleric">
            <text:p>Mushroom Cleric</text:p>
          </table:table-cell>
          <table:table-cell table:style-name="ce16" table:formula="of:=VLOOKUP([.A27];[enemies.A:enemies.L];12;FALSE())" office:value-type="float" calcext:value-type="float" office:value="12">
            <text:p>12</text:p>
          </table:table-cell>
          <table:table-cell office:value-type="string" calcext:value-type="string">
            <text:p>holy arrow</text:p>
          </table:table-cell>
          <table:table-cell table:style-name="ce16" table:formula="of:=VLOOKUP([.D27];[skills.A:skills.B];2;0)" office:value-type="string" calcext:value-type="string" office:string-value="Holy Arrow">
            <text:p>Holy Arrow</text:p>
          </table:table-cell>
          <table:table-cell office:value-type="float" calcext:value-type="float" office:value="3">
            <text:p>3</text:p>
          </table:table-cell>
          <table:table-cell table:number-columns-repeated="1024"/>
        </table:table-row>
        <table:table-row table:style-name="ro744">
          <table:table-cell office:value-type="string" calcext:value-type="string">
            <text:p><text:span text:style-name="T1273">mushroom_zombie</text:span></text:p>
          </table:table-cell>
          <table:table-cell table:style-name="ce16" table:formula="of:=VLOOKUP([.A28];[enemies.A:enemies.B];2;0)" office:value-type="string" calcext:value-type="string" office:string-value="Mushroom zombie">
            <text:p>Mushroom zombie</text:p>
          </table:table-cell>
          <table:table-cell table:style-name="ce16" table:formula="of:=VLOOKUP([.A28];[enemies.A:enemies.L];12;FALSE())" office:value-type="float" calcext:value-type="float" office:value="12">
            <text:p>12</text:p>
          </table:table-cell>
          <table:table-cell office:value-type="string" calcext:value-type="string">
            <text:p>bite</text:p>
          </table:table-cell>
          <table:table-cell table:style-name="ce16"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5">
          <table:table-cell office:value-type="string" calcext:value-type="string">
            <text:p><text:span text:style-name="T1274">zombie</text:span></text:p>
          </table:table-cell>
          <table:table-cell table:style-name="ce16" table:formula="of:=VLOOKUP([.A29];[enemies.A:enemies.B];2;0)" office:value-type="string" calcext:value-type="string" office:string-value="Zombie">
            <text:p>Zombie</text:p>
          </table:table-cell>
          <table:table-cell table:style-name="ce16" table:formula="of:=VLOOKUP([.A29];[enemies.A:enemies.L];12;FALSE())" office:value-type="float" calcext:value-type="float" office:value="12">
            <text:p>12</text:p>
          </table:table-cell>
          <table:table-cell office:value-type="string" calcext:value-type="string">
            <text:p>bite</text:p>
          </table:table-cell>
          <table:table-cell table:style-name="ce16"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6">
          <table:table-cell office:value-type="string" calcext:value-type="string">
            <text:p><text:span text:style-name="T1275">crocodile</text:span></text:p>
          </table:table-cell>
          <table:table-cell table:style-name="ce16" table:formula="of:=VLOOKUP([.A30];[enemies.A:enemies.B];2;0)" office:value-type="string" calcext:value-type="string" office:string-value="Crocodile">
            <text:p>Crocodile</text:p>
          </table:table-cell>
          <table:table-cell table:style-name="ce16" table:formula="of:=VLOOKUP([.A30];[enemies.A:enemies.L];12;FALSE())" office:value-type="float" calcext:value-type="float" office:value="12">
            <text:p>12</text:p>
          </table:table-cell>
          <table:table-cell office:value-type="string" calcext:value-type="string">
            <text:p>bite</text:p>
          </table:table-cell>
          <table:table-cell table:style-name="ce16"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7">
          <table:table-cell office:value-type="string" calcext:value-type="string">
            <text:p><text:span text:style-name="T1276">fairy</text:span></text:p>
          </table:table-cell>
          <table:table-cell table:style-name="ce16" table:formula="of:=VLOOKUP([.A31];[enemies.A:enemies.B];2;0)" office:value-type="string" calcext:value-type="string" office:string-value="Fairy">
            <text:p>Fairy</text:p>
          </table:table-cell>
          <table:table-cell table:style-name="ce16" table:formula="of:=VLOOKUP([.A31];[enemies.A:enemies.L];12;FALSE())" office:value-type="float" calcext:value-type="float" office:value="12">
            <text:p>12</text:p>
          </table:table-cell>
          <table:table-cell office:value-type="string" calcext:value-type="string">
            <text:p>mana bolt</text:p>
          </table:table-cell>
          <table:table-cell table:style-name="ce16"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48">
          <table:table-cell office:value-type="string" calcext:value-type="string">
            <text:p><text:span text:style-name="T1277">fairy</text:span></text:p>
          </table:table-cell>
          <table:table-cell table:style-name="ce16" table:formula="of:=VLOOKUP([.A32];[enemies.A:enemies.B];2;0)" office:value-type="string" calcext:value-type="string" office:string-value="Fairy">
            <text:p>Fairy</text:p>
          </table:table-cell>
          <table:table-cell table:style-name="ce16" table:formula="of:=VLOOKUP([.A32];[enemies.A:enemies.L];12;FALSE())" office:value-type="float" calcext:value-type="float" office:value="12">
            <text:p>12</text:p>
          </table:table-cell>
          <table:table-cell office:value-type="string" calcext:value-type="string">
            <text:p>cure light wounds</text:p>
          </table:table-cell>
          <table:table-cell table:style-name="ce16"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49">
          <table:table-cell office:value-type="string" calcext:value-type="string">
            <text:p><text:span text:style-name="T1278">fairy</text:span></text:p>
          </table:table-cell>
          <table:table-cell table:style-name="ce16" table:formula="of:=VLOOKUP([.A33];[enemies.A:enemies.B];2;0)" office:value-type="string" calcext:value-type="string" office:string-value="Fairy">
            <text:p>Fairy</text:p>
          </table:table-cell>
          <table:table-cell table:style-name="ce16" table:formula="of:=VLOOKUP([.A33];[enemies.A:enemies.L];12;FALSE())" office:value-type="float" calcext:value-type="float" office:value="12">
            <text:p>12</text:p>
          </table:table-cell>
          <table:table-cell office:value-type="string" calcext:value-type="string">
            <text:p>leech</text:p>
          </table:table-cell>
          <table:table-cell table:style-name="ce16"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50">
          <table:table-cell office:value-type="string" calcext:value-type="string">
            <text:p>fairy_drunk</text:p>
          </table:table-cell>
          <table:table-cell table:style-name="ce16" table:formula="of:=VLOOKUP([.A34];[enemies.A:enemies.B];2;0)" office:value-type="string" calcext:value-type="string" office:string-value="Drunk fairy">
            <text:p>Drunk fairy</text:p>
          </table:table-cell>
          <table:table-cell table:style-name="ce16" table:formula="of:=VLOOKUP([.A34];[enemies.A:enemies.L];12;FALSE())" office:value-type="float" calcext:value-type="float" office:value="3">
            <text:p>3</text:p>
          </table:table-cell>
          <table:table-cell office:value-type="string" calcext:value-type="string">
            <text:p>magic missile</text:p>
          </table:table-cell>
          <table:table-cell table:style-name="ce16"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51">
          <table:table-cell office:value-type="string" calcext:value-type="string">
            <text:p>fairy_drunk</text:p>
          </table:table-cell>
          <table:table-cell table:style-name="ce16" table:formula="of:=VLOOKUP([.A35];[enemies.A:enemies.B];2;0)" office:value-type="string" calcext:value-type="string" office:string-value="Drunk fairy">
            <text:p>Drunk fairy</text:p>
          </table:table-cell>
          <table:table-cell table:style-name="ce16" table:formula="of:=VLOOKUP([.A35];[enemies.A:enemies.L];12;FALSE())" office:value-type="float" calcext:value-type="float" office:value="3">
            <text:p>3</text:p>
          </table:table-cell>
          <table:table-cell table:style-name="ce35" office:value-type="string" calcext:value-type="string">
            <text:p>nudge</text:p>
          </table:table-cell>
          <table:table-cell table:style-name="ce16" table:formula="of:=VLOOKUP([.D35];[skills.A:skills.B];2;0)" office:value-type="string" calcext:value-type="string" office:string-value="Nudge">
            <text:p>Nudge</text:p>
          </table:table-cell>
          <table:table-cell table:style-name="ce20" office:value-type="float" calcext:value-type="float" office:value="3">
            <text:p>3</text:p>
          </table:table-cell>
          <table:table-cell table:number-columns-repeated="1024"/>
        </table:table-row>
        <table:table-row table:style-name="ro752">
          <table:table-cell/>
          <table:table-cell table:style-name="ce16"/>
          <table:table-cell/>
          <table:table-cell table:style-name="ce35"/>
          <table:table-cell table:style-name="ce16"/>
          <table:table-cell table:style-name="ce20"/>
          <table:table-cell table:number-columns-repeated="1024"/>
        </table:table-row>
        <table:table-row table:style-name="ro753">
          <table:table-cell table:number-columns-repeated="1024"/>
        </table:table-row>
        <table:table-row table:style-name="ro754">
          <table:table-cell table:number-columns-repeated="1024"/>
        </table:table-row>
        <table:table-row table:style-name="ro755">
          <table:table-cell table:number-columns-repeated="1024"/>
        </table:table-row>
        <table:table-row table:style-name="ro756">
          <table:table-cell table:number-columns-repeated="1024"/>
        </table:table-row>
        <table:table-row table:number-rows-repeated="2" table:style-name="ro716">
          <table:table-cell table:number-columns-repeated="1024"/>
        </table:table-row>
        <table:table-row table:style-name="ro757">
          <table:table-cell table:number-columns-repeated="1024"/>
        </table:table-row>
        <table:table-row table:style-name="ro758">
          <table:table-cell table:number-columns-repeated="1024"/>
        </table:table-row>
        <table:table-row table:style-name="ro759">
          <table:table-cell table:number-columns-repeated="1024"/>
        </table:table-row>
        <table:table-row table:style-name="ro760">
          <table:table-cell table:number-columns-repeated="1024"/>
        </table:table-row>
        <table:table-row table:style-name="ro761">
          <table:table-cell table:number-columns-repeated="1024"/>
        </table:table-row>
        <table:table-row table:number-rows-repeated="17" table:style-name="ro716">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63">
          <table:table-cell office:value-type="string" calcext:value-type="string">
            <text:p><text:span text:style-name="T1279">enemy_id</text:span></text:p>
          </table:table-cell>
          <table:table-cell table:style-name="ce9" office:value-type="string" calcext:value-type="string">
            <text:p><text:span text:style-name="T1280">FOUND</text:span></text:p>
          </table:table-cell>
          <table:table-cell office:value-type="string" calcext:value-type="string">
            <text:p><text:span text:style-name="T1281">skill_id</text:span></text:p>
          </table:table-cell>
          <table:table-cell table:style-name="ce9" office:value-type="string" calcext:value-type="string">
            <text:p><text:span text:style-name="T1282">FOUND</text:span></text:p>
          </table:table-cell>
          <table:table-cell office:value-type="string" calcext:value-type="string">
            <text:p><text:span text:style-name="T1283">target</text:span></text:p>
          </table:table-cell>
          <table:table-cell office:value-type="string" calcext:value-type="string">
            <text:p><text:span text:style-name="T1284">order</text:span></text:p>
          </table:table-cell>
          <table:table-cell table:number-columns-repeated="1024"/>
        </table:table-row>
        <table:table-row table:style-name="ro764">
          <table:table-cell office:value-type="string" calcext:value-type="string">
            <text:p><text:span text:style-name="T1285">blue_mushroom</text:span></text:p>
          </table:table-cell>
          <table:table-cell table:style-name="ce9" table:formula="of:=VLOOKUP([.A2];[$enemies.A$1:$enemies.B$1048576];2;0)" office:value-type="string" calcext:value-type="string" office:string-value="Blue Mushroom">
            <text:p>Blue Mushroom</text:p>
          </table:table-cell>
          <table:table-cell office:value-type="string" calcext:value-type="string">
            <text:p><text:span text:style-name="T1286">nudge</text:span></text:p>
          </table:table-cell>
          <table:table-cell table:style-name="ce9" table:formula="of:=VLOOKUP([.C2];[$skills.A$1:$skills.B$1048576];2;0)" office:value-type="string" calcext:value-type="string" office:string-value="Nudge">
            <text:p>Nudge</text:p>
          </table:table-cell>
          <table:table-cell office:value-type="string" calcext:value-type="string">
            <text:p><text:span text:style-name="T1287">EHT</text:span></text:p>
          </table:table-cell>
          <table:table-cell office:value-type="float" calcext:value-type="float" office:value="0">
            <text:p>0</text:p>
          </table:table-cell>
          <table:table-cell table:number-columns-repeated="1024"/>
        </table:table-row>
        <table:table-row table:style-name="ro765">
          <table:table-cell office:value-type="string" calcext:value-type="string">
            <text:p><text:span text:style-name="T1288">blue_slime</text:span></text:p>
          </table:table-cell>
          <table:table-cell table:style-name="ce9" table:formula="of:=VLOOKUP([.A3];[enemies.A:enemies.B];2;0)" office:value-type="string" calcext:value-type="string" office:string-value="Blue Slime">
            <text:p>Blue Slime</text:p>
          </table:table-cell>
          <table:table-cell office:value-type="string" calcext:value-type="string">
            <text:p><text:span text:style-name="T1289">nudge</text:span></text:p>
          </table:table-cell>
          <table:table-cell table:style-name="ce9" table:formula="of:=VLOOKUP([.C3];[skills.A:skills.B];2;0)" office:value-type="string" calcext:value-type="string" office:string-value="Nudge">
            <text:p>Nudge</text:p>
          </table:table-cell>
          <table:table-cell office:value-type="string" calcext:value-type="string">
            <text:p><text:span text:style-name="T1290">EHT</text:span></text:p>
          </table:table-cell>
          <table:table-cell office:value-type="float" calcext:value-type="float" office:value="0">
            <text:p>0</text:p>
          </table:table-cell>
          <table:table-cell table:number-columns-repeated="1024"/>
        </table:table-row>
        <table:table-row table:style-name="ro766">
          <table:table-cell office:value-type="string" calcext:value-type="string">
            <text:p><text:span text:style-name="T1291">evil_eye</text:span></text:p>
          </table:table-cell>
          <table:table-cell table:style-name="ce9" table:formula="of:=VLOOKUP([.A4];[enemies.A:enemies.B];2;0)" office:value-type="string" calcext:value-type="string" office:string-value="Evil Eye">
            <text:p>Evil Eye</text:p>
          </table:table-cell>
          <table:table-cell office:value-type="string" calcext:value-type="string">
            <text:p><text:span text:style-name="T1292">nudge</text:span></text:p>
          </table:table-cell>
          <table:table-cell table:style-name="ce9" table:formula="of:=VLOOKUP([.C4];[skills.A:skills.B];2;0)" office:value-type="string" calcext:value-type="string" office:string-value="Nudge">
            <text:p>Nudge</text:p>
          </table:table-cell>
          <table:table-cell office:value-type="string" calcext:value-type="string">
            <text:p><text:span text:style-name="T1293">EHT</text:span></text:p>
          </table:table-cell>
          <table:table-cell office:value-type="float" calcext:value-type="float" office:value="0">
            <text:p>0</text:p>
          </table:table-cell>
          <table:table-cell table:number-columns-repeated="1024"/>
        </table:table-row>
        <table:table-row table:style-name="ro767">
          <table:table-cell office:value-type="string" calcext:value-type="string">
            <text:p><text:span text:style-name="T1294">green_slime</text:span></text:p>
          </table:table-cell>
          <table:table-cell table:style-name="ce9" table:formula="of:=VLOOKUP([.A5];[enemies.A:enemies.B];2;0)" office:value-type="string" calcext:value-type="string" office:string-value="Green Slime">
            <text:p>Green Slime</text:p>
          </table:table-cell>
          <table:table-cell office:value-type="string" calcext:value-type="string">
            <text:p><text:span text:style-name="T1295">nudge</text:span></text:p>
          </table:table-cell>
          <table:table-cell table:style-name="ce9" table:formula="of:=VLOOKUP([.C5];[skills.A:skills.B];2;0)" office:value-type="string" calcext:value-type="string" office:string-value="Nudge">
            <text:p>Nudge</text:p>
          </table:table-cell>
          <table:table-cell office:value-type="string" calcext:value-type="string">
            <text:p><text:span text:style-name="T1296">EHT</text:span></text:p>
          </table:table-cell>
          <table:table-cell office:value-type="float" calcext:value-type="float" office:value="0">
            <text:p>0</text:p>
          </table:table-cell>
          <table:table-cell table:number-columns-repeated="1024"/>
        </table:table-row>
        <table:table-row table:style-name="ro768">
          <table:table-cell office:value-type="string" calcext:value-type="string">
            <text:p><text:span text:style-name="T1297">horned_mushroom</text:span></text:p>
          </table:table-cell>
          <table:table-cell table:style-name="ce9" table:formula="of:=VLOOKUP([.A6];[enemies.A:enemies.B];2;0)" office:value-type="string" calcext:value-type="string" office:string-value="Horned Mushroom">
            <text:p>Horned Mushroom</text:p>
          </table:table-cell>
          <table:table-cell office:value-type="string" calcext:value-type="string">
            <text:p><text:span text:style-name="T1298">nudge</text:span></text:p>
          </table:table-cell>
          <table:table-cell table:style-name="ce9" table:formula="of:=VLOOKUP([.C6];[skills.A:skills.B];2;0)" office:value-type="string" calcext:value-type="string" office:string-value="Nudge">
            <text:p>Nudge</text:p>
          </table:table-cell>
          <table:table-cell office:value-type="string" calcext:value-type="string">
            <text:p><text:span text:style-name="T1299">EHT</text:span></text:p>
          </table:table-cell>
          <table:table-cell office:value-type="float" calcext:value-type="float" office:value="0">
            <text:p>0</text:p>
          </table:table-cell>
          <table:table-cell table:number-columns-repeated="1024"/>
        </table:table-row>
        <table:table-row table:style-name="ro769">
          <table:table-cell office:value-type="string" calcext:value-type="string">
            <text:p><text:span text:style-name="T1300">octopus</text:span></text:p>
          </table:table-cell>
          <table:table-cell table:style-name="ce9" table:formula="of:=VLOOKUP([.A7];[enemies.A:enemies.B];2;0)" office:value-type="string" calcext:value-type="string" office:string-value="Octopus">
            <text:p>Octopus</text:p>
          </table:table-cell>
          <table:table-cell office:value-type="string" calcext:value-type="string">
            <text:p><text:span text:style-name="T1301">nudge</text:span></text:p>
          </table:table-cell>
          <table:table-cell table:style-name="ce9" table:formula="of:=VLOOKUP([.C7];[skills.A:skills.B];2;0)" office:value-type="string" calcext:value-type="string" office:string-value="Nudge">
            <text:p>Nudge</text:p>
          </table:table-cell>
          <table:table-cell office:value-type="string" calcext:value-type="string">
            <text:p><text:span text:style-name="T1302">EHT</text:span></text:p>
          </table:table-cell>
          <table:table-cell office:value-type="float" calcext:value-type="float" office:value="0">
            <text:p>0</text:p>
          </table:table-cell>
          <table:table-cell table:number-columns-repeated="1024"/>
        </table:table-row>
        <table:table-row table:style-name="ro770">
          <table:table-cell office:value-type="string" calcext:value-type="string">
            <text:p><text:span text:style-name="T1303">orange_mushroom</text:span></text:p>
          </table:table-cell>
          <table:table-cell table:style-name="ce9" table:formula="of:=VLOOKUP([.A8];[enemies.A:enemies.B];2;0)" office:value-type="string" calcext:value-type="string" office:string-value="Orange Mushroom">
            <text:p>Orange Mushroom</text:p>
          </table:table-cell>
          <table:table-cell office:value-type="string" calcext:value-type="string">
            <text:p><text:span text:style-name="T1304">nudge</text:span></text:p>
          </table:table-cell>
          <table:table-cell table:style-name="ce9" table:formula="of:=VLOOKUP([.C8];[skills.A:skills.B];2;0)" office:value-type="string" calcext:value-type="string" office:string-value="Nudge">
            <text:p>Nudge</text:p>
          </table:table-cell>
          <table:table-cell office:value-type="string" calcext:value-type="string">
            <text:p><text:span text:style-name="T1305">EHT</text:span></text:p>
          </table:table-cell>
          <table:table-cell office:value-type="float" calcext:value-type="float" office:value="0">
            <text:p>0</text:p>
          </table:table-cell>
          <table:table-cell table:number-columns-repeated="1024"/>
        </table:table-row>
        <table:table-row table:style-name="ro771">
          <table:table-cell office:value-type="string" calcext:value-type="string">
            <text:p><text:span text:style-name="T1306">pig</text:span></text:p>
          </table:table-cell>
          <table:table-cell table:style-name="ce9" table:formula="of:=VLOOKUP([.A9];[enemies.A:enemies.B];2;0)" office:value-type="string" calcext:value-type="string" office:string-value="Pig">
            <text:p>Pig</text:p>
          </table:table-cell>
          <table:table-cell office:value-type="string" calcext:value-type="string">
            <text:p><text:span text:style-name="T1307">nudge</text:span></text:p>
          </table:table-cell>
          <table:table-cell table:style-name="ce9" table:formula="of:=VLOOKUP([.C9];[skills.A:skills.B];2;0)" office:value-type="string" calcext:value-type="string" office:string-value="Nudge">
            <text:p>Nudge</text:p>
          </table:table-cell>
          <table:table-cell office:value-type="string" calcext:value-type="string">
            <text:p><text:span text:style-name="T1308">EHT</text:span></text:p>
          </table:table-cell>
          <table:table-cell office:value-type="float" calcext:value-type="float" office:value="0">
            <text:p>0</text:p>
          </table:table-cell>
          <table:table-cell table:number-columns-repeated="1024"/>
        </table:table-row>
        <table:table-row table:style-name="ro772">
          <table:table-cell office:value-type="string" calcext:value-type="string">
            <text:p><text:span text:style-name="T1309">rat</text:span></text:p>
          </table:table-cell>
          <table:table-cell table:style-name="ce9" table:formula="of:=VLOOKUP([.A10];[$enemies.A$1:$enemies.B$1048576];2;0)" office:value-type="string" calcext:value-type="string" office:string-value="Rat">
            <text:p>Rat</text:p>
          </table:table-cell>
          <table:table-cell office:value-type="string" calcext:value-type="string">
            <text:p><text:span text:style-name="T1310">nudge</text:span></text:p>
          </table:table-cell>
          <table:table-cell table:style-name="ce9" table:formula="of:=VLOOKUP([.C10];[$skills.A$1:$skills.B$1048576];2;0)" office:value-type="string" calcext:value-type="string" office:string-value="Nudge">
            <text:p>Nudge</text:p>
          </table:table-cell>
          <table:table-cell office:value-type="string" calcext:value-type="string">
            <text:p><text:span text:style-name="T1311">EHT</text:span></text:p>
          </table:table-cell>
          <table:table-cell office:value-type="float" calcext:value-type="float" office:value="0">
            <text:p>0</text:p>
          </table:table-cell>
          <table:table-cell table:number-columns-repeated="1024"/>
        </table:table-row>
        <table:table-row table:style-name="ro773">
          <table:table-cell office:value-type="string" calcext:value-type="string">
            <text:p><text:span text:style-name="T1312">red_cap</text:span></text:p>
          </table:table-cell>
          <table:table-cell table:style-name="ce9" table:formula="of:=VLOOKUP([.A11];[enemies.A:enemies.B];2;0)" office:value-type="string" calcext:value-type="string" office:string-value="Red Cap">
            <text:p>Red Cap</text:p>
          </table:table-cell>
          <table:table-cell office:value-type="string" calcext:value-type="string">
            <text:p><text:span text:style-name="T1313">nudge</text:span></text:p>
          </table:table-cell>
          <table:table-cell table:style-name="ce9" table:formula="of:=VLOOKUP([.C11];[skills.A:skills.B];2;0)" office:value-type="string" calcext:value-type="string" office:string-value="Nudge">
            <text:p>Nudge</text:p>
          </table:table-cell>
          <table:table-cell office:value-type="string" calcext:value-type="string">
            <text:p><text:span text:style-name="T1314">EHT</text:span></text:p>
          </table:table-cell>
          <table:table-cell office:value-type="float" calcext:value-type="float" office:value="0">
            <text:p>0</text:p>
          </table:table-cell>
          <table:table-cell table:number-columns-repeated="1024"/>
        </table:table-row>
        <table:table-row table:style-name="ro774">
          <table:table-cell office:value-type="string" calcext:value-type="string">
            <text:p><text:span text:style-name="T1315">red_slime</text:span></text:p>
          </table:table-cell>
          <table:table-cell table:style-name="ce9" table:formula="of:=VLOOKUP([.A12];[enemies.A:enemies.B];2;0)" office:value-type="string" calcext:value-type="string" office:string-value="Red Slime">
            <text:p>Red Slime</text:p>
          </table:table-cell>
          <table:table-cell office:value-type="string" calcext:value-type="string">
            <text:p><text:span text:style-name="T1316">nudge</text:span></text:p>
          </table:table-cell>
          <table:table-cell table:style-name="ce9" table:formula="of:=VLOOKUP([.C12];[skills.A:skills.B];2;0)" office:value-type="string" calcext:value-type="string" office:string-value="Nudge">
            <text:p>Nudge</text:p>
          </table:table-cell>
          <table:table-cell office:value-type="string" calcext:value-type="string">
            <text:p><text:span text:style-name="T1317">EHT</text:span></text:p>
          </table:table-cell>
          <table:table-cell office:value-type="float" calcext:value-type="float" office:value="0">
            <text:p>0</text:p>
          </table:table-cell>
          <table:table-cell table:number-columns-repeated="1024"/>
        </table:table-row>
        <table:table-row table:style-name="ro775">
          <table:table-cell office:value-type="string" calcext:value-type="string">
            <text:p><text:span text:style-name="T1318">shroom</text:span></text:p>
          </table:table-cell>
          <table:table-cell table:style-name="ce9" table:formula="of:=VLOOKUP([.A13];[enemies.A:enemies.B];2;0)" office:value-type="string" calcext:value-type="string" office:string-value="Shroom">
            <text:p>Shroom</text:p>
          </table:table-cell>
          <table:table-cell office:value-type="string" calcext:value-type="string">
            <text:p><text:span text:style-name="T1319">nudge</text:span></text:p>
          </table:table-cell>
          <table:table-cell table:style-name="ce9" table:formula="of:=VLOOKUP([.C13];[skills.A:skills.B];2;0)" office:value-type="string" calcext:value-type="string" office:string-value="Nudge">
            <text:p>Nudge</text:p>
          </table:table-cell>
          <table:table-cell office:value-type="string" calcext:value-type="string">
            <text:p><text:span text:style-name="T1320">EHT</text:span></text:p>
          </table:table-cell>
          <table:table-cell office:value-type="float" calcext:value-type="float" office:value="0">
            <text:p>0</text:p>
          </table:table-cell>
          <table:table-cell table:number-columns-repeated="1024"/>
        </table:table-row>
        <table:table-row table:style-name="ro776">
          <table:table-cell office:value-type="string" calcext:value-type="string">
            <text:p><text:span text:style-name="T1321">snail</text:span></text:p>
          </table:table-cell>
          <table:table-cell table:style-name="ce9" table:formula="of:=VLOOKUP([.A14];[enemies.A:enemies.B];2;0)" office:value-type="string" calcext:value-type="string" office:string-value="Snail">
            <text:p>Snail</text:p>
          </table:table-cell>
          <table:table-cell office:value-type="string" calcext:value-type="string">
            <text:p><text:span text:style-name="T1322">nudge</text:span></text:p>
          </table:table-cell>
          <table:table-cell table:style-name="ce9" table:formula="of:=VLOOKUP([.C14];[skills.A:skills.B];2;0)" office:value-type="string" calcext:value-type="string" office:string-value="Nudge">
            <text:p>Nudge</text:p>
          </table:table-cell>
          <table:table-cell office:value-type="string" calcext:value-type="string">
            <text:p><text:span text:style-name="T1323">EHT</text:span></text:p>
          </table:table-cell>
          <table:table-cell office:value-type="float" calcext:value-type="float" office:value="0">
            <text:p>0</text:p>
          </table:table-cell>
          <table:table-cell table:number-columns-repeated="1024"/>
        </table:table-row>
        <table:table-row table:style-name="ro777">
          <table:table-cell office:value-type="string" calcext:value-type="string">
            <text:p><text:span text:style-name="T1324">spider</text:span></text:p>
          </table:table-cell>
          <table:table-cell table:style-name="ce9" table:formula="of:=VLOOKUP([.A15];[enemies.A:enemies.B];2;0)" office:value-type="string" calcext:value-type="string" office:string-value="Spider">
            <text:p>Spider</text:p>
          </table:table-cell>
          <table:table-cell office:value-type="string" calcext:value-type="string">
            <text:p><text:span text:style-name="T1325">nudge</text:span></text:p>
          </table:table-cell>
          <table:table-cell table:style-name="ce9" table:formula="of:=VLOOKUP([.C15];[skills.A:skills.B];2;0)" office:value-type="string" calcext:value-type="string" office:string-value="Nudge">
            <text:p>Nudge</text:p>
          </table:table-cell>
          <table:table-cell office:value-type="string" calcext:value-type="string">
            <text:p><text:span text:style-name="T1326">EHT</text:span></text:p>
          </table:table-cell>
          <table:table-cell office:value-type="float" calcext:value-type="float" office:value="0">
            <text:p>0</text:p>
          </table:table-cell>
          <table:table-cell table:number-columns-repeated="1024"/>
        </table:table-row>
        <table:table-row table:style-name="ro778">
          <table:table-cell office:value-type="string" calcext:value-type="string">
            <text:p><text:span text:style-name="T1327">spore</text:span></text:p>
          </table:table-cell>
          <table:table-cell table:style-name="ce9" table:formula="of:=VLOOKUP([.A16];[enemies.A:enemies.B];2;0)" office:value-type="string" calcext:value-type="string" office:string-value="Spore">
            <text:p>Spore</text:p>
          </table:table-cell>
          <table:table-cell office:value-type="string" calcext:value-type="string">
            <text:p><text:span text:style-name="T1328">nudge</text:span></text:p>
          </table:table-cell>
          <table:table-cell table:style-name="ce9" table:formula="of:=VLOOKUP([.C16];[skills.A:skills.B];2;0)" office:value-type="string" calcext:value-type="string" office:string-value="Nudge">
            <text:p>Nudge</text:p>
          </table:table-cell>
          <table:table-cell office:value-type="string" calcext:value-type="string">
            <text:p><text:span text:style-name="T1329">EHT</text:span></text:p>
          </table:table-cell>
          <table:table-cell office:value-type="float" calcext:value-type="float" office:value="0">
            <text:p>0</text:p>
          </table:table-cell>
          <table:table-cell table:number-columns-repeated="1024"/>
        </table:table-row>
        <table:table-row table:style-name="ro779">
          <table:table-cell office:value-type="string" calcext:value-type="string">
            <text:p><text:span text:style-name="T1330">thief</text:span></text:p>
          </table:table-cell>
          <table:table-cell table:style-name="ce9" table:formula="of:=VLOOKUP([.A17];[enemies.A:enemies.B];2;0)" office:value-type="string" calcext:value-type="string" office:string-value="Thief">
            <text:p>Thief</text:p>
          </table:table-cell>
          <table:table-cell office:value-type="string" calcext:value-type="string">
            <text:p><text:span text:style-name="T1331">nudge</text:span></text:p>
          </table:table-cell>
          <table:table-cell table:style-name="ce9" table:formula="of:=VLOOKUP([.C17];[skills.A:skills.B];2;0)" office:value-type="string" calcext:value-type="string" office:string-value="Nudge">
            <text:p>Nudge</text:p>
          </table:table-cell>
          <table:table-cell office:value-type="string" calcext:value-type="string">
            <text:p><text:span text:style-name="T1332">EHT</text:span></text:p>
          </table:table-cell>
          <table:table-cell office:value-type="float" calcext:value-type="float" office:value="0">
            <text:p>0</text:p>
          </table:table-cell>
          <table:table-cell table:number-columns-repeated="1024"/>
        </table:table-row>
        <table:table-row table:style-name="ro780">
          <table:table-cell office:value-type="string" calcext:value-type="string">
            <text:p><text:span text:style-name="T1333">tutorial_enemy_1</text:span></text:p>
          </table:table-cell>
          <table:table-cell table:style-name="ce9" table:formula="of:=VLOOKUP([.A18];[enemies.A:enemies.B];2;0)" office:value-type="string" calcext:value-type="string" office:string-value="Tiny mouse">
            <text:p>Tiny mouse</text:p>
          </table:table-cell>
          <table:table-cell office:value-type="string" calcext:value-type="string">
            <text:p><text:span text:style-name="T1334">nudge</text:span></text:p>
          </table:table-cell>
          <table:table-cell table:style-name="ce9" table:formula="of:=VLOOKUP([.C18];[skills.A:skills.B];2;0)" office:value-type="string" calcext:value-type="string" office:string-value="Nudge">
            <text:p>Nudge</text:p>
          </table:table-cell>
          <table:table-cell office:value-type="string" calcext:value-type="string">
            <text:p><text:span text:style-name="T1335">EHT</text:span></text:p>
          </table:table-cell>
          <table:table-cell office:value-type="float" calcext:value-type="float" office:value="0">
            <text:p>0</text:p>
          </table:table-cell>
          <table:table-cell table:number-columns-repeated="1024"/>
        </table:table-row>
        <table:table-row table:style-name="ro781">
          <table:table-cell office:value-type="string" calcext:value-type="string">
            <text:p><text:span text:style-name="T1336">wandering_rock</text:span></text:p>
          </table:table-cell>
          <table:table-cell table:style-name="ce9" table:formula="of:=VLOOKUP([.A19];[enemies.A:enemies.B];2;0)" office:value-type="string" calcext:value-type="string" office:string-value="Wandering Rock">
            <text:p>Wandering Rock</text:p>
          </table:table-cell>
          <table:table-cell office:value-type="string" calcext:value-type="string">
            <text:p><text:span text:style-name="T1337">nudge</text:span></text:p>
          </table:table-cell>
          <table:table-cell table:style-name="ce9" table:formula="of:=VLOOKUP([.C19];[skills.A:skills.B];2;0)" office:value-type="string" calcext:value-type="string" office:string-value="Nudge">
            <text:p>Nudge</text:p>
          </table:table-cell>
          <table:table-cell office:value-type="string" calcext:value-type="string">
            <text:p><text:span text:style-name="T1338">EHT</text:span></text:p>
          </table:table-cell>
          <table:table-cell office:value-type="float" calcext:value-type="float" office:value="0">
            <text:p>0</text:p>
          </table:table-cell>
          <table:table-cell table:number-columns-repeated="1024"/>
        </table:table-row>
        <table:table-row table:style-name="ro782">
          <table:table-cell office:value-type="string" calcext:value-type="string">
            <text:p><text:span text:style-name="T1339">wood_stump</text:span></text:p>
          </table:table-cell>
          <table:table-cell table:style-name="ce9" table:formula="of:=VLOOKUP([.A20];[enemies.A:enemies.B];2;0)" office:value-type="string" calcext:value-type="string" office:string-value="Wood Stump">
            <text:p>Wood Stump</text:p>
          </table:table-cell>
          <table:table-cell office:value-type="string" calcext:value-type="string">
            <text:p><text:span text:style-name="T1340">nudge</text:span></text:p>
          </table:table-cell>
          <table:table-cell table:style-name="ce9" table:formula="of:=VLOOKUP([.C20];[skills.A:skills.B];2;0)" office:value-type="string" calcext:value-type="string" office:string-value="Nudge">
            <text:p>Nudge</text:p>
          </table:table-cell>
          <table:table-cell office:value-type="string" calcext:value-type="string">
            <text:p><text:span text:style-name="T1341">EHT</text:span></text:p>
          </table:table-cell>
          <table:table-cell office:value-type="float" calcext:value-type="float" office:value="0">
            <text:p>0</text:p>
          </table:table-cell>
          <table:table-cell table:number-columns-repeated="1024"/>
        </table:table-row>
        <table:table-row table:style-name="ro783">
          <table:table-cell office:value-type="string" calcext:value-type="string">
            <text:p><text:span text:style-name="T1342">skeleton_1</text:span></text:p>
          </table:table-cell>
          <table:table-cell table:style-name="ce9" table:formula="of:=VLOOKUP([.A21];[enemies.A:enemies.B];2;0)" office:value-type="string" calcext:value-type="string" office:string-value="Skeleton">
            <text:p>Skeleton</text:p>
          </table:table-cell>
          <table:table-cell office:value-type="string" calcext:value-type="string">
            <text:p><text:span text:style-name="T1343">swing</text:span></text:p>
          </table:table-cell>
          <table:table-cell table:style-name="ce9" table:formula="of:=VLOOKUP([.C21];[skills.A:skills.B];2;0)" office:value-type="string" calcext:value-type="string" office:string-value="Swing">
            <text:p>Swing</text:p>
          </table:table-cell>
          <table:table-cell office:value-type="string" calcext:value-type="string">
            <text:p><text:span text:style-name="T1344">EHT</text:span></text:p>
          </table:table-cell>
          <table:table-cell office:value-type="float" calcext:value-type="float" office:value="0">
            <text:p>0</text:p>
          </table:table-cell>
          <table:table-cell table:number-columns-repeated="1024"/>
        </table:table-row>
        <table:table-row table:style-name="ro784">
          <table:table-cell office:value-type="string" calcext:value-type="string">
            <text:p><text:span text:style-name="T1345">skeleton_mage</text:span></text:p>
          </table:table-cell>
          <table:table-cell table:style-name="ce9" table:formula="of:=VLOOKUP([.A22];[enemies.A:enemies.B];2;0)" office:value-type="string" calcext:value-type="string" office:string-value="Skeletal Sourcerer">
            <text:p>Skeletal Sourcerer</text:p>
          </table:table-cell>
          <table:table-cell office:value-type="string" calcext:value-type="string">
            <text:p><text:span text:style-name="T1346">magic missile</text:span></text:p>
          </table:table-cell>
          <table:table-cell table:style-name="ce9" table:formula="of:=VLOOKUP([.C22];[skills.A:skills.B];2;0)" office:value-type="string" calcext:value-type="string" office:string-value="Magic Missile">
            <text:p>Magic Missile</text:p>
          </table:table-cell>
          <table:table-cell office:value-type="string" calcext:value-type="string">
            <text:p><text:span text:style-name="T1347">EHT</text:span></text:p>
          </table:table-cell>
          <table:table-cell office:value-type="float" calcext:value-type="float" office:value="0">
            <text:p>0</text:p>
          </table:table-cell>
          <table:table-cell table:number-columns-repeated="1024"/>
        </table:table-row>
        <table:table-row table:style-name="ro785">
          <table:table-cell office:value-type="string" calcext:value-type="string">
            <text:p><text:span text:style-name="T1348">skeleton_mage</text:span></text:p>
          </table:table-cell>
          <table:table-cell table:style-name="ce9" table:formula="of:=VLOOKUP([.A23];[enemies.A:enemies.B];2;0)" office:value-type="string" calcext:value-type="string" office:string-value="Skeletal Sourcerer">
            <text:p>Skeletal Sourcerer</text:p>
          </table:table-cell>
          <table:table-cell office:value-type="string" calcext:value-type="string">
            <text:p><text:span text:style-name="T1349">swing</text:span></text:p>
          </table:table-cell>
          <table:table-cell table:style-name="ce9" table:formula="of:=VLOOKUP([.C23];[skills.A:skills.B];2;0)" office:value-type="string" calcext:value-type="string" office:string-value="Swing">
            <text:p>Swing</text:p>
          </table:table-cell>
          <table:table-cell office:value-type="string" calcext:value-type="string">
            <text:p><text:span text:style-name="T1350">EHT</text:span></text:p>
          </table:table-cell>
          <table:table-cell office:value-type="float" calcext:value-type="float" office:value="1">
            <text:p>1</text:p>
          </table:table-cell>
          <table:table-cell table:number-columns-repeated="1024"/>
        </table:table-row>
        <table:table-row table:style-name="ro786">
          <table:table-cell office:value-type="string" calcext:value-type="string">
            <text:p><text:span text:style-name="T1351">mushroom_soldier</text:span></text:p>
          </table:table-cell>
          <table:table-cell table:style-name="ce9" table:formula="of:=VLOOKUP([.A24];[enemies.A:enemies.B];2;0)" office:value-type="string" calcext:value-type="string" office:string-value="Mushroom Soldier">
            <text:p>Mushroom Soldier</text:p>
          </table:table-cell>
          <table:table-cell office:value-type="string" calcext:value-type="string">
            <text:p><text:span text:style-name="T1352">swing</text:span></text:p>
          </table:table-cell>
          <table:table-cell table:style-name="ce9" table:formula="of:=VLOOKUP([.C24];[skills.A:skills.B];2;0)" office:value-type="string" calcext:value-type="string" office:string-value="Swing">
            <text:p>Swing</text:p>
          </table:table-cell>
          <table:table-cell office:value-type="string" calcext:value-type="string">
            <text:p><text:span text:style-name="T1353">EHT</text:span></text:p>
          </table:table-cell>
          <table:table-cell office:value-type="float" calcext:value-type="float" office:value="0">
            <text:p>0</text:p>
          </table:table-cell>
          <table:table-cell table:number-columns-repeated="1024"/>
        </table:table-row>
        <table:table-row table:style-name="ro787">
          <table:table-cell office:value-type="string" calcext:value-type="string">
            <text:p><text:span text:style-name="T1354">mushroom_thief</text:span></text:p>
          </table:table-cell>
          <table:table-cell table:style-name="ce9" table:formula="of:=VLOOKUP([.A25];[enemies.A:enemies.B];2;0)" office:value-type="string" calcext:value-type="string" office:string-value="Mushroom Thief">
            <text:p>Mushroom Thief</text:p>
          </table:table-cell>
          <table:table-cell office:value-type="string" calcext:value-type="string">
            <text:p><text:span text:style-name="T1355">double whack</text:span></text:p>
          </table:table-cell>
          <table:table-cell table:style-name="ce9" table:formula="of:=VLOOKUP([.C25];[skills.A:skills.B];2;0)" office:value-type="string" calcext:value-type="string" office:string-value="Double Whack">
            <text:p>Double Whack</text:p>
          </table:table-cell>
          <table:table-cell office:value-type="string" calcext:value-type="string">
            <text:p><text:span text:style-name="T1356">EHT</text:span></text:p>
          </table:table-cell>
          <table:table-cell office:value-type="float" calcext:value-type="float" office:value="0">
            <text:p>0</text:p>
          </table:table-cell>
          <table:table-cell table:number-columns-repeated="1024"/>
        </table:table-row>
        <table:table-row table:style-name="ro788">
          <table:table-cell office:value-type="string" calcext:value-type="string">
            <text:p><text:span text:style-name="T1357">mushroom_mage</text:span></text:p>
          </table:table-cell>
          <table:table-cell table:style-name="ce9" table:formula="of:=VLOOKUP([.A26];[enemies.A:enemies.B];2;0)" office:value-type="string" calcext:value-type="string" office:string-value="Mushroom Mage">
            <text:p>Mushroom Mage</text:p>
          </table:table-cell>
          <table:table-cell office:value-type="string" calcext:value-type="string">
            <text:p><text:span text:style-name="T1358">magic missile</text:span></text:p>
          </table:table-cell>
          <table:table-cell table:style-name="ce9" table:formula="of:=VLOOKUP([.C26];[skills.A:skills.B];2;0)" office:value-type="string" calcext:value-type="string" office:string-value="Magic Missile">
            <text:p>Magic Missile</text:p>
          </table:table-cell>
          <table:table-cell office:value-type="string" calcext:value-type="string">
            <text:p><text:span text:style-name="T1359">EHT</text:span></text:p>
          </table:table-cell>
          <table:table-cell office:value-type="float" calcext:value-type="float" office:value="0">
            <text:p>0</text:p>
          </table:table-cell>
          <table:table-cell table:number-columns-repeated="1024"/>
        </table:table-row>
        <table:table-row table:style-name="ro789">
          <table:table-cell office:value-type="string" calcext:value-type="string">
            <text:p><text:span text:style-name="T1360">mushroom_cleric</text:span></text:p>
          </table:table-cell>
          <table:table-cell table:style-name="ce9" table:formula="of:=VLOOKUP([.A27];[enemies.A:enemies.B];2;0)" office:value-type="string" calcext:value-type="string" office:string-value="Mushroom Cleric">
            <text:p>Mushroom Cleric</text:p>
          </table:table-cell>
          <table:table-cell office:value-type="string" calcext:value-type="string">
            <text:p><text:span text:style-name="T1361">smite</text:span></text:p>
          </table:table-cell>
          <table:table-cell table:style-name="ce9" table:formula="of:=VLOOKUP([.C27];[skills.A:skills.B];2;0)" office:value-type="string" calcext:value-type="string" office:string-value="Smite">
            <text:p>Smite</text:p>
          </table:table-cell>
          <table:table-cell office:value-type="string" calcext:value-type="string">
            <text:p><text:span text:style-name="T1362">EHT</text:span></text:p>
          </table:table-cell>
          <table:table-cell office:value-type="float" calcext:value-type="float" office:value="0">
            <text:p>0</text:p>
          </table:table-cell>
          <table:table-cell table:number-columns-repeated="1024"/>
        </table:table-row>
        <table:table-row table:style-name="ro790">
          <table:table-cell office:value-type="string" calcext:value-type="string">
            <text:p><text:span text:style-name="T1363">mushroom_zombie</text:span></text:p>
          </table:table-cell>
          <table:table-cell table:style-name="ce9" table:formula="of:=VLOOKUP([.A28];[enemies.A:enemies.B];2;0)" office:value-type="string" calcext:value-type="string" office:string-value="Mushroom zombie">
            <text:p>Mushroom zombie</text:p>
          </table:table-cell>
          <table:table-cell office:value-type="string" calcext:value-type="string">
            <text:p><text:span text:style-name="T1364">bite</text:span></text:p>
          </table:table-cell>
          <table:table-cell table:style-name="ce9" table:formula="of:=VLOOKUP([.C28];[skills.A:skills.B];2;0)" office:value-type="string" calcext:value-type="string" office:string-value="Bite">
            <text:p>Bite</text:p>
          </table:table-cell>
          <table:table-cell office:value-type="string" calcext:value-type="string">
            <text:p><text:span text:style-name="T1365">EHT</text:span></text:p>
          </table:table-cell>
          <table:table-cell office:value-type="float" calcext:value-type="float" office:value="0">
            <text:p>0</text:p>
          </table:table-cell>
          <table:table-cell table:number-columns-repeated="1024"/>
        </table:table-row>
        <table:table-row table:style-name="ro791">
          <table:table-cell office:value-type="string" calcext:value-type="string">
            <text:p><text:span text:style-name="T1366">zombie</text:span></text:p>
          </table:table-cell>
          <table:table-cell table:style-name="ce9" table:formula="of:=VLOOKUP([.A29];[enemies.A:enemies.B];2;0)" office:value-type="string" calcext:value-type="string" office:string-value="Zombie">
            <text:p>Zombie</text:p>
          </table:table-cell>
          <table:table-cell office:value-type="string" calcext:value-type="string">
            <text:p><text:span text:style-name="T1367">bite</text:span></text:p>
          </table:table-cell>
          <table:table-cell table:style-name="ce9" table:formula="of:=VLOOKUP([.C29];[skills.A:skills.B];2;0)" office:value-type="string" calcext:value-type="string" office:string-value="Bite">
            <text:p>Bite</text:p>
          </table:table-cell>
          <table:table-cell office:value-type="string" calcext:value-type="string">
            <text:p><text:span text:style-name="T1368">EHT</text:span></text:p>
          </table:table-cell>
          <table:table-cell office:value-type="float" calcext:value-type="float" office:value="0">
            <text:p>0</text:p>
          </table:table-cell>
          <table:table-cell table:number-columns-repeated="1024"/>
        </table:table-row>
        <table:table-row table:style-name="ro792">
          <table:table-cell office:value-type="string" calcext:value-type="string">
            <text:p><text:span text:style-name="T1369">crocodile</text:span></text:p>
          </table:table-cell>
          <table:table-cell table:style-name="ce9" table:formula="of:=VLOOKUP([.A30];[enemies.A:enemies.B];2;0)" office:value-type="string" calcext:value-type="string" office:string-value="Crocodile">
            <text:p>Crocodile</text:p>
          </table:table-cell>
          <table:table-cell office:value-type="string" calcext:value-type="string">
            <text:p><text:span text:style-name="T1370">bite</text:span></text:p>
          </table:table-cell>
          <table:table-cell table:style-name="ce9" table:formula="of:=VLOOKUP([.C30];[skills.A:skills.B];2;0)" office:value-type="string" calcext:value-type="string" office:string-value="Bite">
            <text:p>Bite</text:p>
          </table:table-cell>
          <table:table-cell office:value-type="string" calcext:value-type="string">
            <text:p><text:span text:style-name="T1371">EHT</text:span></text:p>
          </table:table-cell>
          <table:table-cell office:value-type="float" calcext:value-type="float" office:value="0">
            <text:p>0</text:p>
          </table:table-cell>
          <table:table-cell table:number-columns-repeated="1024"/>
        </table:table-row>
        <table:table-row table:style-name="ro793">
          <table:table-cell table:number-columns-repeated="1024"/>
        </table:table-row>
        <table:table-row table:number-rows-repeated="33" table:style-name="ro762">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795">
          <table:table-cell office:value-type="string" calcext:value-type="string">
            <text:p><text:span text:style-name="T1372">skill_id</text:span></text:p>
          </table:table-cell>
          <table:table-cell office:value-type="string" calcext:value-type="string">
            <text:p><text:span text:style-name="T1373">name</text:span></text:p>
          </table:table-cell>
          <table:table-cell office:value-type="string" calcext:value-type="string">
            <text:p><text:span text:style-name="T1374">script_to_run</text:span></text:p>
          </table:table-cell>
          <table:table-cell office:value-type="string" calcext:value-type="string">
            <text:p><text:span text:style-name="T1375">is_offensive</text:span></text:p>
          </table:table-cell>
          <table:table-cell office:value-type="string" calcext:value-type="string">
            <text:p><text:span text:style-name="T1376">target_self_is_valid</text:span></text:p>
          </table:table-cell>
          <table:table-cell office:value-type="string" calcext:value-type="string">
            <text:p><text:span text:style-name="T1377">target_others_is_valid</text:span></text:p>
          </table:table-cell>
          <table:table-cell office:value-type="string" calcext:value-type="string">
            <text:p><text:span text:style-name="T1378">must_be_fighting</text:span></text:p>
          </table:table-cell>
          <table:table-cell office:value-type="string" calcext:value-type="string">
            <text:p><text:span text:style-name="T1379">can_be_practiced</text:span></text:p>
          </table:table-cell>
          <table:table-cell office:value-type="string" calcext:value-type="string">
            <text:p><text:span text:style-name="T1380">level_req</text:span></text:p>
          </table:table-cell>
          <table:table-cell office:value-type="string" calcext:value-type="string">
            <text:p><text:span text:style-name="T1381">use_perspectives</text:span></text:p>
          </table:table-cell>
          <table:table-cell table:style-name="ce9" office:value-type="string" calcext:value-type="string">
            <text:p><text:span text:style-name="T1382">FOUND</text:span></text:p>
          </table:table-cell>
          <table:table-cell office:value-type="string" calcext:value-type="string">
            <text:p><text:span text:style-name="T1383">description</text:span></text:p>
          </table:table-cell>
          <table:table-cell table:number-columns-repeated="1024"/>
        </table:table-row>
        <table:table-row table:style-name="ro796">
          <table:table-cell table:style-name="ce36" office:value-type="string" calcext:value-type="string">
            <text:p><text:span text:style-name="T1384">swing</text:span></text:p>
          </table:table-cell>
          <table:table-cell table:style-name="ce36" office:value-type="string" calcext:value-type="string">
            <text:p><text:span text:style-name="T1385">Swing</text:span></text:p>
          </table:table-cell>
          <table:table-cell table:style-name="ce36" office:value-type="string" calcext:value-type="string">
            <text:p><text:span text:style-name="T1386">Swing</text:span></text:p>
          </table:table-cell>
          <table:table-cell table:style-name="ce36"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7">swing</text:span></text:p>
          </table:table-cell>
          <table:table-cell table:style-name="ce9" table:formula="of:=VLOOKUP([.J2];[$use_perspectives.A$1:$use_perspectives.B$1048576];2;0)" office:value-type="string" calcext:value-type="string" office:string-value="use_swing">
            <text:p>use_swing</text:p>
          </table:table-cell>
          <table:table-cell office:value-type="string" calcext:value-type="string">
            <text:p><text:span text:style-name="T1388">Deal physical damage based on the highest stat between your grit or flow.#END#</text:span></text:p>
          </table:table-cell>
          <table:table-cell table:number-columns-repeated="1024"/>
        </table:table-row>
        <table:table-row table:style-name="ro797">
          <table:table-cell table:style-name="ce37" office:value-type="string" calcext:value-type="string">
            <text:p><text:span text:style-name="T1389">ethereal</text:span></text:p>
          </table:table-cell>
          <table:table-cell table:style-name="ce37" office:value-type="string" calcext:value-type="string">
            <text:p><text:span text:style-name="T1390">Become Ethereal</text:span></text:p>
          </table:table-cell>
          <table:table-cell table:style-name="ce37" office:value-type="string" calcext:value-type="string">
            <text:p><text:span text:style-name="T1391">BecomeEthereal</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2">ethereal</text:span></text:p>
          </table:table-cell>
          <table:table-cell table:style-name="ce9" table:formula="of:=VLOOKUP([.J3];[use_perspectives.A:use_perspectives.B];2;0)" office:value-type="string" calcext:value-type="string" office:string-value="use_ethereal">
            <text:p>use_ethereal</text:p>
          </table:table-cell>
          <table:table-cell office:value-type="string" calcext:value-type="string">
            <text:p><text:span text:style-name="T1393">Become ethereal, unable to be attacked physically.#END#But take amplified magical damage.#END#</text:span></text:p>
          </table:table-cell>
          <table:table-cell table:number-columns-repeated="1024"/>
        </table:table-row>
        <table:table-row table:style-name="ro798">
          <table:table-cell table:style-name="ce38" office:value-type="string" calcext:value-type="string">
            <text:p><text:span text:style-name="T1394">cure light wounds</text:span></text:p>
          </table:table-cell>
          <table:table-cell table:style-name="ce38" office:value-type="string" calcext:value-type="string">
            <text:p><text:span text:style-name="T1395">Cure Light Wounds</text:span></text:p>
          </table:table-cell>
          <table:table-cell table:style-name="ce38" office:value-type="string" calcext:value-type="string">
            <text:p><text:span text:style-name="T1396">CureLightWounds</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97">cure light wounds</text:span></text:p>
          </table:table-cell>
          <table:table-cell table:style-name="ce9"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98">Heal yourself or an ally.#END#</text:span></text:p>
          </table:table-cell>
          <table:table-cell table:number-columns-repeated="1024"/>
        </table:table-row>
        <table:table-row table:style-name="ro799">
          <table:table-cell office:value-type="string" calcext:value-type="string">
            <text:p><text:span text:style-name="T1399">bash</text:span></text:p>
          </table:table-cell>
          <table:table-cell office:value-type="string" calcext:value-type="string">
            <text:p><text:span text:style-name="T1400">Bash</text:span></text:p>
          </table:table-cell>
          <table:table-cell office:value-type="string" calcext:value-type="string">
            <text:p><text:span text:style-name="T1401">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02">bash</text:span></text:p>
          </table:table-cell>
          <table:table-cell table:style-name="ce9" table:formula="of:=VLOOKUP([.J5];[use_perspectives.A:use_perspectives.B];2;0)" office:value-type="string" calcext:value-type="string" office:string-value="use_bash">
            <text:p>use_bash</text:p>
          </table:table-cell>
          <table:table-cell office:value-type="string" calcext:value-type="string">
            <text:p><text:span text:style-name="T1403">Deal physcal damage based on your grit.#END#If you deal any damage, stun the target.#END#</text:span></text:p>
          </table:table-cell>
          <table:table-cell table:number-columns-repeated="1024"/>
        </table:table-row>
        <table:table-row table:style-name="ro800">
          <table:table-cell office:value-type="string" calcext:value-type="string">
            <text:p><text:span text:style-name="T1404">double whack</text:span></text:p>
          </table:table-cell>
          <table:table-cell office:value-type="string" calcext:value-type="string">
            <text:p><text:span text:style-name="T1405">Double Whack</text:span></text:p>
          </table:table-cell>
          <table:table-cell office:value-type="string" calcext:value-type="string">
            <text:p><text:span text:style-name="T1406">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07">double whack</text:span></text:p>
          </table:table-cell>
          <table:table-cell table:style-name="ce9" table:formula="of:=VLOOKUP([.J6];[use_perspectives.A:use_perspectives.B];2;0)" office:value-type="string" calcext:value-type="string" office:string-value="use_double_whack">
            <text:p>use_double_whack</text:p>
          </table:table-cell>
          <table:table-cell table:style-name="ce39" office:value-type="string" calcext:value-type="string">
            <text:p><text:span text:style-name="T1408">Deal physical damage based on Flow.#END# Then do it again!#END#</text:span></text:p>
          </table:table-cell>
          <table:table-cell table:number-columns-repeated="1024"/>
        </table:table-row>
        <table:table-row table:style-name="ro801">
          <table:table-cell office:value-type="string" calcext:value-type="string">
            <text:p><text:span text:style-name="T1409">smite</text:span></text:p>
          </table:table-cell>
          <table:table-cell office:value-type="string" calcext:value-type="string">
            <text:p><text:span text:style-name="T1410">Smite</text:span></text:p>
          </table:table-cell>
          <table:table-cell office:value-type="string" calcext:value-type="string">
            <text:p><text:span text:style-name="T1411">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2">smite</text:span></text:p>
          </table:table-cell>
          <table:table-cell table:style-name="ce9" table:formula="of:=VLOOKUP([.J7];[use_perspectives.A:use_perspectives.B];2;0)" office:value-type="string" calcext:value-type="string" office:string-value="use_smite">
            <text:p>use_smite</text:p>
          </table:table-cell>
          <table:table-cell office:value-type="string" calcext:value-type="string">
            <text:p><text:span text:style-name="T1413">Smite your target, dealing Magical damage based on soul.#END#</text:span></text:p>
          </table:table-cell>
          <table:table-cell table:number-columns-repeated="1024"/>
        </table:table-row>
        <table:table-row table:style-name="ro802">
          <table:table-cell office:value-type="string" calcext:value-type="string">
            <text:p><text:span text:style-name="T1414">mage armor</text:span></text:p>
          </table:table-cell>
          <table:table-cell office:value-type="string" calcext:value-type="string">
            <text:p><text:span text:style-name="T1415">Mage Armor</text:span></text:p>
          </table:table-cell>
          <table:table-cell office:value-type="string" calcext:value-type="string">
            <text:p><text:span text:style-name="T1416">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7">mage armor</text:span></text:p>
          </table:table-cell>
          <table:table-cell table:style-name="ce9" table:formula="of:=VLOOKUP([.J8];[use_perspectives.A:use_perspectives.B];2;0)" office:value-type="string" calcext:value-type="string" office:string-value="use_mage_armor">
            <text:p>use_mage_armor</text:p>
          </table:table-cell>
          <table:table-cell table:style-name="ce39" office:value-type="string" calcext:value-type="string">
            <text:p><text:span text:style-name="T1418">Convert a percentage of damage received to mana drain instead.#END#</text:span></text:p>
          </table:table-cell>
          <table:table-cell table:number-columns-repeated="1024"/>
        </table:table-row>
        <table:table-row table:style-name="ro803">
          <table:table-cell office:value-type="string" calcext:value-type="string">
            <text:p><text:span text:style-name="T1419">magic missile</text:span></text:p>
          </table:table-cell>
          <table:table-cell office:value-type="string" calcext:value-type="string">
            <text:p><text:span text:style-name="T1420">Magic Missile</text:span></text:p>
          </table:table-cell>
          <table:table-cell office:value-type="string" calcext:value-type="string">
            <text:p><text:span text:style-name="T1421">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22">magic missile</text:span></text:p>
          </table:table-cell>
          <table:table-cell table:style-name="ce9" table:formula="of:=VLOOKUP([.J9];[use_perspectives.A:use_perspectives.B];2;0)" office:value-type="string" calcext:value-type="string" office:string-value="use_magic_missile">
            <text:p>use_magic_missile</text:p>
          </table:table-cell>
          <table:table-cell table:style-name="ce39" office:value-type="string" calcext:value-type="string">
            <text:p><text:span text:style-name="T1423">Deal magical damage based on mind.#END#</text:span></text:p>
          </table:table-cell>
          <table:table-cell table:number-columns-repeated="1024"/>
        </table:table-row>
        <table:table-row table:style-name="ro804">
          <table:table-cell table:style-name="ce36" office:value-type="string" calcext:value-type="string">
            <text:p><text:span text:style-name="T1424">nudge</text:span></text:p>
          </table:table-cell>
          <table:table-cell table:style-name="ce36" office:value-type="string" calcext:value-type="string">
            <text:p><text:span text:style-name="T1425">Nudge</text:span></text:p>
          </table:table-cell>
          <table:table-cell table:style-name="ce36" office:value-type="string" calcext:value-type="string">
            <text:p><text:span text:style-name="T1426">Swing</text:span></text:p>
          </table:table-cell>
          <table:table-cell table:style-name="ce36"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27">nudge</text:span></text:p>
          </table:table-cell>
          <table:table-cell table:style-name="ce9" table:formula="of:=VLOOKUP([.J10];[$use_perspectives.A$1:$use_perspectives.B$1048576];2;0)" office:value-type="string" calcext:value-type="string" office:string-value="use_nudge">
            <text:p>use_nudge</text:p>
          </table:table-cell>
          <table:table-cell office:value-type="string" calcext:value-type="string">
            <text:p><text:span text:style-name="T1428">The monster variant of a swing.#END#</text:span></text:p>
          </table:table-cell>
          <table:table-cell table:number-columns-repeated="1024"/>
        </table:table-row>
        <table:table-row table:style-name="ro805">
          <table:table-cell table:style-name="ce38" office:value-type="string" calcext:value-type="string">
            <text:p><text:span text:style-name="T1429">regen_hp30</text:span></text:p>
          </table:table-cell>
          <table:table-cell table:style-name="ce38" office:value-type="string" calcext:value-type="string">
            <text:p><text:span text:style-name="T1430">Minor Health Regen</text:span></text:p>
          </table:table-cell>
          <table:table-cell table:style-name="ce38" office:value-type="string" calcext:value-type="string">
            <text:p><text:span text:style-name="T1431">RegenHP30</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32">cure light wounds</text:span></text:p>
          </table:table-cell>
          <table:table-cell table:style-name="ce9"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33">Regenerate 30% Health.#END#</text:span></text:p>
          </table:table-cell>
          <table:table-cell table:number-columns-repeated="1024"/>
        </table:table-row>
        <table:table-row table:style-name="ro806">
          <table:table-cell office:value-type="string" calcext:value-type="string">
            <text:p><text:span text:style-name="T1434">regen_mp30</text:span></text:p>
          </table:table-cell>
          <table:table-cell office:value-type="string" calcext:value-type="string">
            <text:p><text:span text:style-name="T1435">Minor Magicka Regen</text:span></text:p>
          </table:table-cell>
          <table:table-cell office:value-type="string" calcext:value-type="string">
            <text:p><text:span text:style-name="T1436">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37">cure light wounds</text:span></text:p>
          </table:table-cell>
          <table:table-cell table:style-name="ce9"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38">Regenerate 30% Magicka.#END#</text:span></text:p>
          </table:table-cell>
          <table:table-cell table:number-columns-repeated="1024"/>
        </table:table-row>
        <table:table-row table:style-name="ro807">
          <table:table-cell office:value-type="string" calcext:value-type="string">
            <text:p><text:span text:style-name="T1439">heavy hit</text:span></text:p>
          </table:table-cell>
          <table:table-cell office:value-type="string" calcext:value-type="string">
            <text:p><text:span text:style-name="T1440">Heavy Hit</text:span></text:p>
          </table:table-cell>
          <table:table-cell office:value-type="string" calcext:value-type="string">
            <text:p><text:span text:style-name="T1441">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2">swing</text:span></text:p>
          </table:table-cell>
          <table:table-cell table:style-name="ce9" table:formula="of:=VLOOKUP([.J13];[use_perspectives.A:use_perspectives.B];2;0)" office:value-type="string" calcext:value-type="string" office:string-value="use_swing">
            <text:p>use_swing</text:p>
          </table:table-cell>
          <table:table-cell office:value-type="string" calcext:value-type="string">
            <text:p><text:span text:style-name="T1443">Deal physcal damage based on your grit.#END#</text:span></text:p>
          </table:table-cell>
          <table:table-cell table:number-columns-repeated="1024"/>
        </table:table-row>
        <table:table-row table:style-name="ro808">
          <table:table-cell office:value-type="string" calcext:value-type="string">
            <text:p><text:span text:style-name="T1444">fast strike</text:span></text:p>
          </table:table-cell>
          <table:table-cell office:value-type="string" calcext:value-type="string">
            <text:p><text:span text:style-name="T1445">Fast Strike</text:span></text:p>
          </table:table-cell>
          <table:table-cell office:value-type="string" calcext:value-type="string">
            <text:p><text:span text:style-name="T1446">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7">swing</text:span></text:p>
          </table:table-cell>
          <table:table-cell table:style-name="ce9" table:formula="of:=VLOOKUP([.J14];[use_perspectives.A:use_perspectives.B];2;0)" office:value-type="string" calcext:value-type="string" office:string-value="use_swing">
            <text:p>use_swing</text:p>
          </table:table-cell>
          <table:table-cell office:value-type="string" calcext:value-type="string">
            <text:p><text:span text:style-name="T1448">Deal physcal damage based on your flow.#END#</text:span></text:p>
          </table:table-cell>
          <table:table-cell table:number-columns-repeated="1024"/>
        </table:table-row>
        <table:table-row table:style-name="ro809">
          <table:table-cell office:value-type="string" calcext:value-type="string">
            <text:p><text:span text:style-name="T1449">holy arrow</text:span></text:p>
          </table:table-cell>
          <table:table-cell office:value-type="string" calcext:value-type="string">
            <text:p><text:span text:style-name="T1450">Holy Arrow</text:span></text:p>
          </table:table-cell>
          <table:table-cell office:value-type="string" calcext:value-type="string">
            <text:p><text:span text:style-name="T1451">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2">holy arrow</text:span></text:p>
          </table:table-cell>
          <table:table-cell table:style-name="ce9" table:formula="of:=VLOOKUP([.J15];[use_perspectives.A:use_perspectives.B];2;0)" office:value-type="string" calcext:value-type="string" office:string-value="use_holy_arrow">
            <text:p>use_holy_arrow</text:p>
          </table:table-cell>
          <table:table-cell office:value-type="string" calcext:value-type="string">
            <text:p><text:span text:style-name="T1453">Deal magical damage based on your soul.#END#</text:span></text:p>
          </table:table-cell>
          <table:table-cell table:number-columns-repeated="1024"/>
        </table:table-row>
        <table:table-row table:style-name="ro810">
          <table:table-cell office:value-type="string" calcext:value-type="string">
            <text:p><text:span text:style-name="T1454">mana bolt</text:span></text:p>
          </table:table-cell>
          <table:table-cell office:value-type="string" calcext:value-type="string">
            <text:p><text:span text:style-name="T1455">Mana Bolt</text:span></text:p>
          </table:table-cell>
          <table:table-cell office:value-type="string" calcext:value-type="string">
            <text:p><text:span text:style-name="T1456">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7">mana bolt</text:span></text:p>
          </table:table-cell>
          <table:table-cell table:style-name="ce9" table:formula="of:=VLOOKUP([.J16];[use_perspectives.A:use_perspectives.B];2;0)" office:value-type="string" calcext:value-type="string" office:string-value="use_mana_bolt">
            <text:p>use_mana_bolt</text:p>
          </table:table-cell>
          <table:table-cell office:value-type="string" calcext:value-type="string">
            <text:p><text:span text:style-name="T1458">Deal magical damage based on your mind.#END#</text:span></text:p>
          </table:table-cell>
          <table:table-cell table:number-columns-repeated="1024"/>
        </table:table-row>
        <table:table-row table:style-name="ro811">
          <table:table-cell table:style-name="ce37" office:value-type="string" calcext:value-type="string">
            <text:p><text:span text:style-name="T1459">enrage</text:span></text:p>
          </table:table-cell>
          <table:table-cell table:style-name="ce37" office:value-type="string" calcext:value-type="string">
            <text:p><text:span text:style-name="T1460">Enrage</text:span></text:p>
          </table:table-cell>
          <table:table-cell table:style-name="ce37" office:value-type="string" calcext:value-type="string">
            <text:p><text:span text:style-name="T1461">Enrage</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62">ethereal</text:span></text:p>
          </table:table-cell>
          <table:table-cell table:style-name="ce9" table:formula="of:=VLOOKUP([.J17];[use_perspectives.A:use_perspectives.B];2;0)" office:value-type="string" calcext:value-type="string" office:string-value="use_ethereal">
            <text:p>use_ethereal</text:p>
          </table:table-cell>
          <table:table-cell office:value-type="string" calcext:value-type="string">
            <text:p><text:span text:style-name="T1463">Become enraged, gaining max health based on your max health.#END#</text:span></text:p>
          </table:table-cell>
          <table:table-cell table:number-columns-repeated="1024"/>
        </table:table-row>
        <table:table-row table:style-name="ro812">
          <table:table-cell office:value-type="string" calcext:value-type="string">
            <text:p><text:span text:style-name="T1464">bite</text:span></text:p>
          </table:table-cell>
          <table:table-cell office:value-type="string" calcext:value-type="string">
            <text:p><text:span text:style-name="T1465">Bite</text:span></text:p>
          </table:table-cell>
          <table:table-cell office:value-type="string" calcext:value-type="string">
            <text:p><text:span text:style-name="T1466">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5" office:value-type="string" calcext:value-type="string">
            <text:p>bite</text:p>
          </table:table-cell>
          <table:table-cell table:style-name="ce9" table:formula="of:=VLOOKUP([.J18];[use_perspectives.A:use_perspectives.B];2;0)" office:value-type="string" calcext:value-type="string" office:string-value="use_bite">
            <text:p>use_bite</text:p>
          </table:table-cell>
          <table:table-cell office:value-type="string" calcext:value-type="string">
            <text:p><text:span text:style-name="T1467">Bite your target.#END#</text:span></text:p>
          </table:table-cell>
          <table:table-cell table:number-columns-repeated="1024"/>
        </table:table-row>
        <table:table-row table:style-name="ro813">
          <table:table-cell table:style-name="ce38" office:value-type="string" calcext:value-type="string">
            <text:p><text:span text:style-name="T1468">leech</text:span></text:p>
          </table:table-cell>
          <table:table-cell table:style-name="ce38" office:value-type="string" calcext:value-type="string">
            <text:p><text:span text:style-name="T1469">Leech</text:span></text:p>
          </table:table-cell>
          <table:table-cell table:style-name="ce38" office:value-type="string" calcext:value-type="string">
            <text:p><text:span text:style-name="T1470">Leech</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5" office:value-type="string" calcext:value-type="string">
            <text:p>generic</text:p>
          </table:table-cell>
          <table:table-cell table:style-name="ce9" table:formula="of:=VLOOKUP([.J19];[use_perspectives.A:use_perspectives.B];2;0)" office:value-type="string" calcext:value-type="string" office:string-value="use_generic">
            <text:p>use_generic</text:p>
          </table:table-cell>
          <table:table-cell office:value-type="string" calcext:value-type="string">
            <text:p><text:span text:style-name="T1471">Become blood thirsty, converting a percentage of physical damage dealt#END#to self healing.#END#</text:span></text:p>
          </table:table-cell>
          <table:table-cell table:number-columns-repeated="1024"/>
        </table:table-row>
        <table:table-row table:style-name="ro814">
          <table:table-cell table:style-name="ce37" office:value-type="string" calcext:value-type="string">
            <text:p><text:span text:style-name="T1472">thorns</text:span></text:p>
          </table:table-cell>
          <table:table-cell table:style-name="ce37" office:value-type="string" calcext:value-type="string">
            <text:p><text:span text:style-name="T1473">Thorns</text:span></text:p>
          </table:table-cell>
          <table:table-cell table:style-name="ce37" office:value-type="string" calcext:value-type="string">
            <text:p><text:span text:style-name="T1474">Thorns</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5" office:value-type="string" calcext:value-type="string">
            <text:p>generic</text:p>
          </table:table-cell>
          <table:table-cell table:style-name="ce9" table:formula="of:=VLOOKUP([.J20];[use_perspectives.A:use_perspectives.B];2;0)" office:value-type="string" calcext:value-type="string" office:string-value="use_generic">
            <text:p>use_generic</text:p>
          </table:table-cell>
          <table:table-cell office:value-type="string" calcext:value-type="string">
            <text:p><text:span text:style-name="T1475">Reflect a percentage of physical damage received back.#END#</text:span></text:p>
          </table:table-cell>
          <table:table-cell table:number-columns-repeated="1024"/>
        </table:table-row>
        <table:table-row table:style-name="ro815">
          <table:table-cell table:number-columns-repeated="1024"/>
        </table:table-row>
        <table:table-row table:number-rows-repeated="43" table:style-name="ro794">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17">
            <table:table-cell table:style-name="ce29" office:value-type="string" calcext:value-type="string">
              <text:p><text:span text:style-name="T1476">skill_id</text:span></text:p>
            </table:table-cell>
            <table:table-cell table:style-name="ce29" office:value-type="string" calcext:value-type="string">
              <text:p><text:span text:style-name="T1477">FOUND</text:span></text:p>
            </table:table-cell>
            <table:table-cell table:style-name="ce29" office:value-type="string" calcext:value-type="string">
              <text:p><text:span text:style-name="T1478">value_name</text:span></text:p>
            </table:table-cell>
            <table:table-cell table:style-name="ce29" office:value-type="string" calcext:value-type="string">
              <text:p><text:span text:style-name="T1479">value0</text:span></text:p>
            </table:table-cell>
            <table:table-cell table:style-name="ce29" office:value-type="string" calcext:value-type="string">
              <text:p><text:span text:style-name="T1480">value1</text:span></text:p>
            </table:table-cell>
            <table:table-cell table:style-name="ce29" office:value-type="string" calcext:value-type="string">
              <text:p><text:span text:style-name="T1481">value2</text:span></text:p>
            </table:table-cell>
            <table:table-cell table:style-name="ce29" office:value-type="string" calcext:value-type="string">
              <text:p><text:span text:style-name="T1482">value3</text:span></text:p>
            </table:table-cell>
            <table:table-cell table:style-name="ce29" office:value-type="string" calcext:value-type="string">
              <text:p><text:span text:style-name="T1483">value4</text:span></text:p>
            </table:table-cell>
            <table:table-cell table:style-name="ce29" office:value-type="string" calcext:value-type="string">
              <text:p><text:span text:style-name="T1484">value5</text:span></text:p>
            </table:table-cell>
            <table:table-cell office:value-type="string" calcext:value-type="string">
              <text:p><text:span text:style-name="T1485">value6</text:span></text:p>
            </table:table-cell>
            <table:table-cell office:value-type="string" calcext:value-type="string">
              <text:p><text:span text:style-name="T1486">value7</text:span></text:p>
            </table:table-cell>
            <table:table-cell office:value-type="string" calcext:value-type="string">
              <text:p><text:span text:style-name="T1487">value8</text:span></text:p>
            </table:table-cell>
            <table:table-cell office:value-type="string" calcext:value-type="string">
              <text:p><text:span text:style-name="T1488">value9</text:span></text:p>
            </table:table-cell>
            <table:table-cell table:number-columns-repeated="1024"/>
          </table:table-row>
        </table:table-header-rows>
        <table:table-rows>
          <table:table-row table:style-name="ro818">
            <table:table-cell table:style-name="ce40" office:value-type="string" calcext:value-type="string">
              <text:p><text:span text:style-name="T1489">nudge</text:span></text:p>
            </table:table-cell>
            <table:table-cell table:style-name="ce41" table:formula="of:=VLOOKUP([.A2];[$skills.A$1:$skills.B$1048576];2;0)" office:value-type="string" calcext:value-type="string" office:string-value="Nudge">
              <text:p>Nudge</text:p>
            </table:table-cell>
            <table:table-cell table:style-name="ce40" office:value-type="string" calcext:value-type="string">
              <text:p><text:span text:style-name="T149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19">
            <table:table-cell table:style-name="ce40" office:value-type="string" calcext:value-type="string">
              <text:p><text:span text:style-name="T1491">nudge</text:span></text:p>
            </table:table-cell>
            <table:table-cell table:style-name="ce41" table:formula="of:=VLOOKUP([.A3];[skills.A:skills.B];2;0)" office:value-type="string" calcext:value-type="string" office:string-value="Nudge">
              <text:p>Nudge</text:p>
            </table:table-cell>
            <table:table-cell table:style-name="ce40" office:value-type="string" calcext:value-type="string">
              <text:p><text:span text:style-name="T1492">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20">
            <table:table-cell table:style-name="ce40" office:value-type="string" calcext:value-type="string">
              <text:p><text:span text:style-name="T1493">nudge</text:span></text:p>
            </table:table-cell>
            <table:table-cell table:style-name="ce41" table:formula="of:=VLOOKUP([.A4];[skills.A:skills.B];2;0)" office:value-type="string" calcext:value-type="string" office:string-value="Nudge">
              <text:p>Nudge</text:p>
            </table:table-cell>
            <table:table-cell table:style-name="ce40" office:value-type="string" calcext:value-type="string">
              <text:p><text:span text:style-name="T1494">damage</text:span></text:p>
            </table:table-cell>
            <table:table-cell table:style-name="ce43" office:value-type="float" calcext:value-type="float" office:value="1">
              <text:p>1</text:p>
            </table:table-cell>
            <table:table-cell table:style-name="ce43" office:value-type="float" calcext:value-type="float" office:value="5">
              <text:p>5</text:p>
            </table:table-cell>
            <table:table-cell table:style-name="ce43" office:value-type="float" calcext:value-type="float" office:value="10">
              <text:p>10</text:p>
            </table:table-cell>
            <table:table-cell table:style-name="ce43" office:value-type="float" calcext:value-type="float" office:value="15">
              <text:p>15</text:p>
            </table:table-cell>
            <table:table-cell table:style-name="ce29" office:value-type="float" calcext:value-type="float" office:value="20">
              <text:p>20</text:p>
            </table:table-cell>
            <table:table-cell table:style-name="ce29"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21">
            <table:table-cell table:style-name="ce40" office:value-type="string" calcext:value-type="string">
              <text:p><text:span text:style-name="T1495">nudge</text:span></text:p>
            </table:table-cell>
            <table:table-cell table:style-name="ce41" table:formula="of:=VLOOKUP([.A5];[skills.A:skills.B];2;0)" office:value-type="string" calcext:value-type="string" office:string-value="Nudge">
              <text:p>Nudge</text:p>
            </table:table-cell>
            <table:table-cell table:style-name="ce40" office:value-type="string" calcext:value-type="string">
              <text:p><text:span text:style-name="T1496">crit</text:span></text:p>
            </table:table-cell>
            <table:table-cell table:style-name="ce42" office:value-type="string" calcext:value-type="string">
              <text:p><text:span text:style-name="T1497">0,65</text:span></text:p>
            </table:table-cell>
            <table:table-cell table:style-name="ce42" office:value-type="string" calcext:value-type="string">
              <text:p><text:span text:style-name="T1498">0,70</text:span></text:p>
            </table:table-cell>
            <table:table-cell table:style-name="ce42" office:value-type="string" calcext:value-type="string">
              <text:p><text:span text:style-name="T1499">0,75</text:span></text:p>
            </table:table-cell>
            <table:table-cell table:style-name="ce42" office:value-type="string" calcext:value-type="string">
              <text:p><text:span text:style-name="T1500">0,80</text:span></text:p>
            </table:table-cell>
            <table:table-cell table:style-name="ce42" office:value-type="string" calcext:value-type="string">
              <text:p><text:span text:style-name="T1501">0,85</text:span></text:p>
            </table:table-cell>
            <table:table-cell table:style-name="ce42" office:value-type="string" calcext:value-type="string">
              <text:p><text:span text:style-name="T1502">0,90</text:span></text:p>
            </table:table-cell>
            <table:table-cell table:style-name="ce42" office:value-type="string" calcext:value-type="string">
              <text:p><text:span text:style-name="T1503">0,90</text:span></text:p>
            </table:table-cell>
            <table:table-cell table:style-name="ce42" office:value-type="string" calcext:value-type="string">
              <text:p><text:span text:style-name="T1504">0,90</text:span></text:p>
            </table:table-cell>
            <table:table-cell table:style-name="ce42" office:value-type="string" calcext:value-type="string">
              <text:p><text:span text:style-name="T1505">0,90</text:span></text:p>
            </table:table-cell>
            <table:table-cell table:style-name="ce42" office:value-type="string" calcext:value-type="string">
              <text:p><text:span text:style-name="T1506">0,90</text:span></text:p>
            </table:table-cell>
            <table:table-cell table:number-columns-repeated="1024"/>
          </table:table-row>
          <table:table-row table:style-name="ro822">
            <table:table-cell table:style-name="ce40" office:value-type="string" calcext:value-type="string">
              <text:p><text:span text:style-name="T1507">bash</text:span></text:p>
            </table:table-cell>
            <table:table-cell table:style-name="ce41" table:formula="of:=VLOOKUP([.A6];[skills.A:skills.B];2;0)" office:value-type="string" calcext:value-type="string" office:string-value="Bash">
              <text:p>Bash</text:p>
            </table:table-cell>
            <table:table-cell table:style-name="ce40" office:value-type="string" calcext:value-type="string">
              <text:p><text:span text:style-name="T1508">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2" office:value-type="float" calcext:value-type="float" office:value="4">
              <text:p>4</text:p>
            </table:table-cell>
            <table:table-cell table:number-columns-repeated="1024"/>
          </table:table-row>
          <table:table-row table:style-name="ro823">
            <table:table-cell table:style-name="ce40" office:value-type="string" calcext:value-type="string">
              <text:p><text:span text:style-name="T1509">bash</text:span></text:p>
            </table:table-cell>
            <table:table-cell table:style-name="ce41" table:formula="of:=VLOOKUP([.A7];[skills.A:skills.B];2;0)" office:value-type="string" calcext:value-type="string" office:string-value="Bash">
              <text:p>Bash</text:p>
            </table:table-cell>
            <table:table-cell table:style-name="ce40" office:value-type="string" calcext:value-type="string">
              <text:p><text:span text:style-name="T1510">crit</text:span></text:p>
            </table:table-cell>
            <table:table-cell table:style-name="ce42" office:value-type="string" calcext:value-type="string">
              <text:p><text:span text:style-name="T1511">0,60</text:span></text:p>
            </table:table-cell>
            <table:table-cell table:style-name="ce42" office:value-type="string" calcext:value-type="string">
              <text:p><text:span text:style-name="T1512">0,65</text:span></text:p>
            </table:table-cell>
            <table:table-cell table:style-name="ce42" office:value-type="string" calcext:value-type="string">
              <text:p><text:span text:style-name="T1513">0,65</text:span></text:p>
            </table:table-cell>
            <table:table-cell table:style-name="ce42" office:value-type="string" calcext:value-type="string">
              <text:p><text:span text:style-name="T1514">0,75</text:span></text:p>
            </table:table-cell>
            <table:table-cell table:style-name="ce42" office:value-type="string" calcext:value-type="string">
              <text:p><text:span text:style-name="T1515">0,80</text:span></text:p>
            </table:table-cell>
            <table:table-cell table:style-name="ce42" office:value-type="string" calcext:value-type="string">
              <text:p><text:span text:style-name="T1516">0,85</text:span></text:p>
            </table:table-cell>
            <table:table-cell table:number-columns-repeated="1024"/>
          </table:table-row>
          <table:table-row table:style-name="ro824">
            <table:table-cell table:style-name="ce40" office:value-type="string" calcext:value-type="string">
              <text:p><text:span text:style-name="T1517">bash</text:span></text:p>
            </table:table-cell>
            <table:table-cell table:style-name="ce41" table:formula="of:=VLOOKUP([.A8];[skills.A:skills.B];2;0)" office:value-type="string" calcext:value-type="string" office:string-value="Bash">
              <text:p>Bash</text:p>
            </table:table-cell>
            <table:table-cell table:style-name="ce40" office:value-type="string" calcext:value-type="string">
              <text:p><text:span text:style-name="T1518">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2" office:value-type="float" calcext:value-type="float" office:value="8">
              <text:p>8</text:p>
            </table:table-cell>
            <table:table-cell table:number-columns-repeated="1024"/>
          </table:table-row>
          <table:table-row table:style-name="ro825">
            <table:table-cell table:style-name="ce40" office:value-type="string" calcext:value-type="string">
              <text:p><text:span text:style-name="T1519">bash</text:span></text:p>
            </table:table-cell>
            <table:table-cell table:style-name="ce41" table:formula="of:=VLOOKUP([.A9];[skills.A:skills.B];2;0)" office:value-type="string" calcext:value-type="string" office:string-value="Bash">
              <text:p>Bash</text:p>
            </table:table-cell>
            <table:table-cell table:style-name="ce40" office:value-type="string" calcext:value-type="string">
              <text:p><text:span text:style-name="T1520">duration</text:span></text:p>
            </table:table-cell>
            <table:table-cell office:value-type="float" calcext:value-type="float" office:value="1">
              <text:p>1</text:p>
            </table:table-cell>
            <table:table-cell office:value-type="float" calcext:value-type="float" office:value="1">
              <text:p>1</text:p>
            </table:table-cell>
            <table:table-cell table:style-name="ce42"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2" office:value-type="float" calcext:value-type="float" office:value="3">
              <text:p>3</text:p>
            </table:table-cell>
            <table:table-cell table:number-columns-repeated="1024"/>
          </table:table-row>
          <table:table-row table:style-name="ro826">
            <table:table-cell table:style-name="ce40" office:value-type="string" calcext:value-type="string">
              <text:p><text:span text:style-name="T1521">bash</text:span></text:p>
            </table:table-cell>
            <table:table-cell table:style-name="ce41" table:formula="of:=VLOOKUP([.A10];[$skills.A$1:$skills.B$1048576];2;0)" office:value-type="string" calcext:value-type="string" office:string-value="Bash">
              <text:p>Bash</text:p>
            </table:table-cell>
            <table:table-cell table:style-name="ce40" office:value-type="string" calcext:value-type="string">
              <text:p><text:span text:style-name="T1522">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27">
            <table:table-cell table:style-name="ce40" office:value-type="string" calcext:value-type="string">
              <text:p><text:span text:style-name="T1523">bash</text:span></text:p>
            </table:table-cell>
            <table:table-cell table:style-name="ce41" table:formula="of:=VLOOKUP([.A11];[skills.A:skills.B];2;0)" office:value-type="string" calcext:value-type="string" office:string-value="Bash">
              <text:p>Bash</text:p>
            </table:table-cell>
            <table:table-cell table:style-name="ce40" office:value-type="string" calcext:value-type="string">
              <text:p><text:span text:style-name="T1524">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2" office:value-type="float" calcext:value-type="float" office:value="10">
              <text:p>10</text:p>
            </table:table-cell>
            <table:table-cell table:style-name="ce42" office:value-type="float" calcext:value-type="float" office:value="15">
              <text:p>15</text:p>
            </table:table-cell>
            <table:table-cell table:number-columns-repeated="1024"/>
          </table:table-row>
          <table:table-row table:style-name="ro828">
            <table:table-cell table:style-name="ce40" office:value-type="string" calcext:value-type="string">
              <text:p><text:span text:style-name="T1525">bite</text:span></text:p>
            </table:table-cell>
            <table:table-cell table:style-name="ce41" table:formula="of:=VLOOKUP([.A12];[skills.A:skills.B];2;0)" office:value-type="string" calcext:value-type="string" office:string-value="Bite">
              <text:p>Bite</text:p>
            </table:table-cell>
            <table:table-cell table:style-name="ce40" office:value-type="string" calcext:value-type="string">
              <text:p><text:span text:style-name="T1526">cooldown</text:span></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number-columns-repeated="1024"/>
          </table:table-row>
          <table:table-row table:style-name="ro829">
            <table:table-cell table:style-name="ce40" office:value-type="string" calcext:value-type="string">
              <text:p><text:span text:style-name="T1527">bite</text:span></text:p>
            </table:table-cell>
            <table:table-cell table:style-name="ce41" table:formula="of:=VLOOKUP([.A13];[skills.A:skills.B];2;0)" office:value-type="string" calcext:value-type="string" office:string-value="Bite">
              <text:p>Bite</text:p>
            </table:table-cell>
            <table:table-cell table:style-name="ce40" office:value-type="string" calcext:value-type="string">
              <text:p><text:span text:style-name="T1528">crit</text:span></text:p>
            </table:table-cell>
            <table:table-cell table:style-name="ce42" office:value-type="string" calcext:value-type="string">
              <text:p><text:span text:style-name="T1529">0,65</text:span></text:p>
            </table:table-cell>
            <table:table-cell table:style-name="ce42" office:value-type="string" calcext:value-type="string">
              <text:p><text:span text:style-name="T1530">0,70</text:span></text:p>
            </table:table-cell>
            <table:table-cell table:style-name="ce42" office:value-type="string" calcext:value-type="string">
              <text:p><text:span text:style-name="T1531">0,75</text:span></text:p>
            </table:table-cell>
            <table:table-cell table:style-name="ce42" office:value-type="string" calcext:value-type="string">
              <text:p><text:span text:style-name="T1532">0,80</text:span></text:p>
            </table:table-cell>
            <table:table-cell table:style-name="ce42" office:value-type="string" calcext:value-type="string">
              <text:p><text:span text:style-name="T1533">0,85</text:span></text:p>
            </table:table-cell>
            <table:table-cell table:style-name="ce42" office:value-type="string" calcext:value-type="string">
              <text:p><text:span text:style-name="T1534">0,90</text:span></text:p>
            </table:table-cell>
            <table:table-cell table:number-columns-repeated="1024"/>
          </table:table-row>
          <table:table-row table:style-name="ro830">
            <table:table-cell table:style-name="ce40" office:value-type="string" calcext:value-type="string">
              <text:p><text:span text:style-name="T1535">bite</text:span></text:p>
            </table:table-cell>
            <table:table-cell table:style-name="ce41" table:formula="of:=VLOOKUP([.A14];[skills.A:skills.B];2;0)" office:value-type="string" calcext:value-type="string" office:string-value="Bite">
              <text:p>Bite</text:p>
            </table:table-cell>
            <table:table-cell table:style-name="ce40" office:value-type="string" calcext:value-type="string">
              <text:p><text:span text:style-name="T1536">damage</text:span></text:p>
            </table:table-cell>
            <table:table-cell table:style-name="ce43" office:value-type="float" calcext:value-type="float" office:value="1">
              <text:p>1</text:p>
            </table:table-cell>
            <table:table-cell table:style-name="ce43" office:value-type="float" calcext:value-type="float" office:value="20">
              <text:p>20</text:p>
            </table:table-cell>
            <table:table-cell table:style-name="ce43" office:value-type="float" calcext:value-type="float" office:value="25">
              <text:p>25</text:p>
            </table:table-cell>
            <table:table-cell table:style-name="ce43" office:value-type="float" calcext:value-type="float" office:value="30">
              <text:p>30</text:p>
            </table:table-cell>
            <table:table-cell table:style-name="ce43" office:value-type="float" calcext:value-type="float" office:value="35">
              <text:p>35</text:p>
            </table:table-cell>
            <table:table-cell table:style-name="ce43" office:value-type="float" calcext:value-type="float" office:value="40">
              <text:p>40</text:p>
            </table:table-cell>
            <table:table-cell table:number-columns-repeated="1024"/>
          </table:table-row>
          <table:table-row table:style-name="ro831">
            <table:table-cell table:style-name="ce40" office:value-type="string" calcext:value-type="string">
              <text:p><text:span text:style-name="T1537">bite</text:span></text:p>
            </table:table-cell>
            <table:table-cell table:style-name="ce41" table:formula="of:=VLOOKUP([.A15];[skills.A:skills.B];2;0)" office:value-type="string" calcext:value-type="string" office:string-value="Bite">
              <text:p>Bite</text:p>
            </table:table-cell>
            <table:table-cell table:style-name="ce40" office:value-type="string" calcext:value-type="string">
              <text:p><text:span text:style-name="T1538">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32">
            <table:table-cell table:style-name="ce40" office:value-type="string" calcext:value-type="string">
              <text:p><text:span text:style-name="T1539">cure light wounds</text:span></text:p>
            </table:table-cell>
            <table:table-cell table:style-name="ce41" table:formula="of:=VLOOKUP([.A16];[skills.A:skills.B];2;0)" office:value-type="string" calcext:value-type="string" office:string-value="Cure Light Wounds">
              <text:p>Cure Light Wounds</text:p>
            </table:table-cell>
            <table:table-cell table:style-name="ce40" office:value-type="string" calcext:value-type="string">
              <text:p><text:span text:style-name="T1540">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0"/>
            <table:table-cell table:number-columns-repeated="1024"/>
          </table:table-row>
          <table:table-row table:style-name="ro833">
            <table:table-cell table:style-name="ce40" office:value-type="string" calcext:value-type="string">
              <text:p><text:span text:style-name="T1541">cure light wounds</text:span></text:p>
            </table:table-cell>
            <table:table-cell table:style-name="ce41" table:formula="of:=VLOOKUP([.A17];[skills.A:skills.B];2;0)" office:value-type="string" calcext:value-type="string" office:string-value="Cure Light Wounds">
              <text:p>Cure Light Wounds</text:p>
            </table:table-cell>
            <table:table-cell table:style-name="ce40" office:value-type="string" calcext:value-type="string">
              <text:p><text:span text:style-name="T1542">crit</text:span></text:p>
            </table:table-cell>
            <table:table-cell table:style-name="ce44" office:value-type="string" calcext:value-type="string">
              <text:p>0,20</text:p>
            </table:table-cell>
            <table:table-cell table:style-name="ce44" office:value-type="string" calcext:value-type="string">
              <text:p>0,30</text:p>
            </table:table-cell>
            <table:table-cell table:style-name="ce44" office:value-type="string" calcext:value-type="string">
              <text:p>0,40</text:p>
            </table:table-cell>
            <table:table-cell table:style-name="ce44" office:value-type="string" calcext:value-type="string">
              <text:p>0,50</text:p>
            </table:table-cell>
            <table:table-cell table:style-name="ce40"/>
            <table:table-cell table:number-columns-repeated="1024"/>
          </table:table-row>
          <table:table-row table:style-name="ro834">
            <table:table-cell table:style-name="ce40" office:value-type="string" calcext:value-type="string">
              <text:p><text:span text:style-name="T1543">cure light wounds</text:span></text:p>
            </table:table-cell>
            <table:table-cell table:style-name="ce41" table:formula="of:=VLOOKUP([.A18];[skills.A:skills.B];2;0)" office:value-type="string" calcext:value-type="string" office:string-value="Cure Light Wounds">
              <text:p>Cure Light Wounds</text:p>
            </table:table-cell>
            <table:table-cell office:value-type="string" calcext:value-type="string">
              <text:p><text:span text:style-name="T1544">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35">
            <table:table-cell table:style-name="ce40" office:value-type="string" calcext:value-type="string">
              <text:p><text:span text:style-name="T1545">cure light wounds</text:span></text:p>
            </table:table-cell>
            <table:table-cell table:style-name="ce41" table:formula="of:=VLOOKUP([.A19];[skills.A:skills.B];2;0)" office:value-type="string" calcext:value-type="string" office:string-value="Cure Light Wounds">
              <text:p>Cure Light Wounds</text:p>
            </table:table-cell>
            <table:table-cell table:style-name="ce40" office:value-type="string" calcext:value-type="string">
              <text:p><text:span text:style-name="T1546">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0"/>
            <table:table-cell table:number-columns-repeated="1024"/>
          </table:table-row>
          <table:table-row table:style-name="ro836">
            <table:table-cell table:style-name="ce40" office:value-type="string" calcext:value-type="string">
              <text:p><text:span text:style-name="T1547">cure light wounds</text:span></text:p>
            </table:table-cell>
            <table:table-cell table:style-name="ce41" table:formula="of:=VLOOKUP([.A20];[skills.A:skills.B];2;0)" office:value-type="string" calcext:value-type="string" office:string-value="Cure Light Wounds">
              <text:p>Cure Light Wounds</text:p>
            </table:table-cell>
            <table:table-cell table:style-name="ce40" office:value-type="string" calcext:value-type="string">
              <text:p><text:span text:style-name="T1548">mp_cost</text:span></text:p>
            </table:table-cell>
            <table:table-cell table:style-name="ce42" office:value-type="float" calcext:value-type="float" office:value="2">
              <text:p>2</text:p>
            </table:table-cell>
            <table:table-cell table:style-name="ce42" office:value-type="float" calcext:value-type="float" office:value="4">
              <text:p>4</text:p>
            </table:table-cell>
            <table:table-cell table:style-name="ce42" office:value-type="float" calcext:value-type="float" office:value="6">
              <text:p>6</text:p>
            </table:table-cell>
            <table:table-cell table:style-name="ce42" office:value-type="float" calcext:value-type="float" office:value="8">
              <text:p>8</text:p>
            </table:table-cell>
            <table:table-cell table:style-name="ce40"/>
            <table:table-cell table:number-columns-repeated="1024"/>
          </table:table-row>
          <table:table-row table:style-name="ro837">
            <table:table-cell table:style-name="ce40" office:value-type="string" calcext:value-type="string">
              <text:p><text:span text:style-name="T1549">double whack</text:span></text:p>
            </table:table-cell>
            <table:table-cell table:style-name="ce41" table:formula="of:=VLOOKUP([.A21];[skills.A:skills.B];2;0)" office:value-type="string" calcext:value-type="string" office:string-value="Double Whack">
              <text:p>Double Whack</text:p>
            </table:table-cell>
            <table:table-cell table:style-name="ce40" office:value-type="string" calcext:value-type="string">
              <text:p><text:span text:style-name="T155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38">
            <table:table-cell table:style-name="ce40" office:value-type="string" calcext:value-type="string">
              <text:p><text:span text:style-name="T1551">double whack</text:span></text:p>
            </table:table-cell>
            <table:table-cell table:style-name="ce41" table:formula="of:=VLOOKUP([.A22];[skills.A:skills.B];2;0)" office:value-type="string" calcext:value-type="string" office:string-value="Double Whack">
              <text:p>Double Whack</text:p>
            </table:table-cell>
            <table:table-cell table:style-name="ce40" office:value-type="string" calcext:value-type="string">
              <text:p><text:span text:style-name="T1552">crit</text:span></text:p>
            </table:table-cell>
            <table:table-cell table:style-name="ce42" office:value-type="string" calcext:value-type="string">
              <text:p><text:span text:style-name="T1553">0,70</text:span></text:p>
            </table:table-cell>
            <table:table-cell table:style-name="ce42" office:value-type="string" calcext:value-type="string">
              <text:p><text:span text:style-name="T1554">0,75</text:span></text:p>
            </table:table-cell>
            <table:table-cell table:style-name="ce42" office:value-type="string" calcext:value-type="string">
              <text:p><text:span text:style-name="T1555">0,80</text:span></text:p>
            </table:table-cell>
            <table:table-cell table:style-name="ce42" office:value-type="string" calcext:value-type="string">
              <text:p><text:span text:style-name="T1556">0,80</text:span></text:p>
            </table:table-cell>
            <table:table-cell table:style-name="ce42" office:value-type="string" calcext:value-type="string">
              <text:p><text:span text:style-name="T1557">0,85</text:span></text:p>
            </table:table-cell>
            <table:table-cell table:style-name="ce42" office:value-type="string" calcext:value-type="string">
              <text:p><text:span text:style-name="T1558">0,90</text:span></text:p>
            </table:table-cell>
            <table:table-cell table:number-columns-repeated="1024"/>
          </table:table-row>
          <table:table-row table:style-name="ro839">
            <table:table-cell table:style-name="ce40" office:value-type="string" calcext:value-type="string">
              <text:p><text:span text:style-name="T1559">double whack</text:span></text:p>
            </table:table-cell>
            <table:table-cell table:style-name="ce41" table:formula="of:=VLOOKUP([.A23];[skills.A:skills.B];2;0)" office:value-type="string" calcext:value-type="string" office:string-value="Double Whack">
              <text:p>Double Whack</text:p>
            </table:table-cell>
            <table:table-cell table:style-name="ce40" office:value-type="string" calcext:value-type="string">
              <text:p><text:span text:style-name="T1560">damage</text:span></text:p>
            </table:table-cell>
            <table:table-cell table:style-name="ce42" office:value-type="float" calcext:value-type="float" office:value="10">
              <text:p>10</text:p>
            </table:table-cell>
            <table:table-cell table:style-name="ce42" office:value-type="float" calcext:value-type="float" office:value="11">
              <text:p>11</text:p>
            </table:table-cell>
            <table:table-cell table:style-name="ce42" office:value-type="float" calcext:value-type="float" office:value="12">
              <text:p>12</text:p>
            </table:table-cell>
            <table:table-cell table:style-name="ce42" office:value-type="float" calcext:value-type="float" office:value="13">
              <text:p>13</text:p>
            </table:table-cell>
            <table:table-cell table:style-name="ce42" office:value-type="float" calcext:value-type="float" office:value="14">
              <text:p>14</text:p>
            </table:table-cell>
            <table:table-cell table:style-name="ce42" office:value-type="float" calcext:value-type="float" office:value="15">
              <text:p>15</text:p>
            </table:table-cell>
            <table:table-cell table:number-columns-repeated="1024"/>
          </table:table-row>
          <table:table-row table:style-name="ro840">
            <table:table-cell table:style-name="ce40" office:value-type="string" calcext:value-type="string">
              <text:p><text:span text:style-name="T1561">double whack</text:span></text:p>
            </table:table-cell>
            <table:table-cell table:style-name="ce41" table:formula="of:=VLOOKUP([.A24];[skills.A:skills.B];2;0)" office:value-type="string" calcext:value-type="string" office:string-value="Double Whack">
              <text:p>Double Whack</text:p>
            </table:table-cell>
            <table:table-cell table:style-name="ce40" office:value-type="string" calcext:value-type="string">
              <text:p><text:span text:style-name="T1562">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41">
            <table:table-cell table:style-name="ce40" office:value-type="string" calcext:value-type="string">
              <text:p><text:span text:style-name="T1563">double whack</text:span></text:p>
            </table:table-cell>
            <table:table-cell table:style-name="ce41" table:formula="of:=VLOOKUP([.A25];[skills.A:skills.B];2;0)" office:value-type="string" calcext:value-type="string" office:string-value="Double Whack">
              <text:p>Double Whack</text:p>
            </table:table-cell>
            <table:table-cell table:style-name="ce40" office:value-type="string" calcext:value-type="string">
              <text:p><text:span text:style-name="T1564">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42">
            <table:table-cell table:style-name="ce40" office:value-type="string" calcext:value-type="string">
              <text:p><text:span text:style-name="T1565">enrage</text:span></text:p>
            </table:table-cell>
            <table:table-cell table:style-name="ce41" table:formula="of:=VLOOKUP([.A26];[skills.A:skills.B];2;0)" office:value-type="string" calcext:value-type="string" office:string-value="Enrage">
              <text:p>Enrage</text:p>
            </table:table-cell>
            <table:table-cell table:style-name="ce40" office:value-type="string" calcext:value-type="string">
              <text:p><text:span text:style-name="T1566">bonus</text:span></text:p>
            </table:table-cell>
            <table:table-cell table:style-name="ce42" office:value-type="float" calcext:value-type="float" office:value="0.5">
              <text:p>0.5</text:p>
            </table:table-cell>
            <table:table-cell table:style-name="ce42" office:value-type="string" calcext:value-type="string">
              <text:p>0,6</text:p>
            </table:table-cell>
            <table:table-cell table:style-name="ce42" office:value-type="string" calcext:value-type="string">
              <text:p>0,7</text:p>
            </table:table-cell>
            <table:table-cell table:style-name="ce42" office:value-type="string" calcext:value-type="string">
              <text:p>0,8</text:p>
            </table:table-cell>
            <table:table-cell table:style-name="ce45" office:value-type="string" calcext:value-type="string">
              <text:p>0,9</text:p>
            </table:table-cell>
            <table:table-cell office:value-type="float" calcext:value-type="float" office:value="1">
              <text:p>1</text:p>
            </table:table-cell>
            <table:table-cell table:number-columns-repeated="1024"/>
          </table:table-row>
          <table:table-row table:style-name="ro843">
            <table:table-cell table:style-name="ce40" office:value-type="string" calcext:value-type="string">
              <text:p><text:span text:style-name="T1567">enrage</text:span></text:p>
            </table:table-cell>
            <table:table-cell table:style-name="ce41" table:formula="of:=VLOOKUP([.A27];[skills.A:skills.B];2;0)" office:value-type="string" calcext:value-type="string" office:string-value="Enrage">
              <text:p>Enrage</text:p>
            </table:table-cell>
            <table:table-cell table:style-name="ce40" office:value-type="string" calcext:value-type="string">
              <text:p><text:span text:style-name="T1568">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44">
            <table:table-cell table:style-name="ce40" office:value-type="string" calcext:value-type="string">
              <text:p><text:span text:style-name="T1569">enrage</text:span></text:p>
            </table:table-cell>
            <table:table-cell table:style-name="ce41" table:formula="of:=VLOOKUP([.A28];[skills.A:skills.B];2;0)" office:value-type="string" calcext:value-type="string" office:string-value="Enrage">
              <text:p>Enrage</text:p>
            </table:table-cell>
            <table:table-cell table:style-name="ce40" office:value-type="string" calcext:value-type="string">
              <text:p><text:span text:style-name="T1570">duration</text:span></text:p>
            </table:table-cell>
            <table:table-cell table:style-name="ce43" office:value-type="float" calcext:value-type="float" office:value="8">
              <text:p>8</text:p>
            </table:table-cell>
            <table:table-cell table:style-name="ce43" office:value-type="float" calcext:value-type="float" office:value="8">
              <text:p>8</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2">
              <text:p>12</text:p>
            </table:table-cell>
            <table:table-cell table:style-name="ce43" office:value-type="float" calcext:value-type="float" office:value="12">
              <text:p>12</text:p>
            </table:table-cell>
            <table:table-cell table:number-columns-repeated="1024"/>
          </table:table-row>
          <table:table-row table:style-name="ro845">
            <table:table-cell table:style-name="ce40" office:value-type="string" calcext:value-type="string">
              <text:p><text:span text:style-name="T1571">enrage</text:span></text:p>
            </table:table-cell>
            <table:table-cell table:style-name="ce41" table:formula="of:=VLOOKUP([.A29];[skills.A:skills.B];2;0)" office:value-type="string" calcext:value-type="string" office:string-value="Enrage">
              <text:p>Enrage</text:p>
            </table:table-cell>
            <table:table-cell table:style-name="ce40" office:value-type="string" calcext:value-type="string">
              <text:p><text:span text:style-name="T1572">hp_cost</text:span></text:p>
            </table:table-cell>
            <table:table-cell table:style-name="ce42" office:value-type="float" calcext:value-type="float" office:value="2">
              <text:p>2</text:p>
            </table:table-cell>
            <table:table-cell table:style-name="ce42" office:value-type="float" calcext:value-type="float" office:value="4">
              <text:p>4</text:p>
            </table:table-cell>
            <table:table-cell table:style-name="ce42" office:value-type="float" calcext:value-type="float" office:value="8">
              <text:p>8</text:p>
            </table:table-cell>
            <table:table-cell table:style-name="ce42" office:value-type="float" calcext:value-type="float" office:value="16">
              <text:p>16</text:p>
            </table:table-cell>
            <table:table-cell table:style-name="ce42" office:value-type="float" calcext:value-type="float" office:value="32">
              <text:p>32</text:p>
            </table:table-cell>
            <table:table-cell table:style-name="ce42" office:value-type="float" calcext:value-type="float" office:value="64">
              <text:p>64</text:p>
            </table:table-cell>
            <table:table-cell table:number-columns-repeated="1024"/>
          </table:table-row>
          <table:table-row table:style-name="ro846">
            <table:table-cell table:style-name="ce40" office:value-type="string" calcext:value-type="string">
              <text:p><text:span text:style-name="T1573">enrage</text:span></text:p>
            </table:table-cell>
            <table:table-cell table:style-name="ce41" table:formula="of:=VLOOKUP([.A30];[skills.A:skills.B];2;0)" office:value-type="string" calcext:value-type="string" office:string-value="Enrage">
              <text:p>Enrage</text:p>
            </table:table-cell>
            <table:table-cell table:style-name="ce40" office:value-type="string" calcext:value-type="string">
              <text:p><text:span text:style-name="T1574">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47">
            <table:table-cell table:style-name="ce40" office:value-type="string" calcext:value-type="string">
              <text:p><text:span text:style-name="T1575">ethereal</text:span></text:p>
            </table:table-cell>
            <table:table-cell table:style-name="ce41" table:formula="of:=VLOOKUP([.A31];[skills.A:skills.B];2;0)" office:value-type="string" calcext:value-type="string" office:string-value="Become Ethereal">
              <text:p>Become Ethereal</text:p>
            </table:table-cell>
            <table:table-cell table:style-name="ce40" office:value-type="string" calcext:value-type="string">
              <text:p><text:span text:style-name="T1576">bonus</text:span></text:p>
            </table:table-cell>
            <table:table-cell table:style-name="ce42" office:value-type="string" calcext:value-type="string">
              <text:p><text:span text:style-name="T1577">3,00</text:span></text:p>
            </table:table-cell>
            <table:table-cell table:style-name="ce42" office:value-type="string" calcext:value-type="string">
              <text:p><text:span text:style-name="T1578">2,50</text:span></text:p>
            </table:table-cell>
            <table:table-cell table:style-name="ce42" office:value-type="float" calcext:value-type="float" office:value="2">
              <text:p>2</text:p>
            </table:table-cell>
            <table:table-cell table:style-name="ce42" office:value-type="string" calcext:value-type="string">
              <text:p><text:span text:style-name="T1579">1,50</text:span></text:p>
            </table:table-cell>
            <table:table-cell table:style-name="ce46"/>
            <table:table-cell table:number-columns-repeated="1024"/>
          </table:table-row>
          <table:table-row table:style-name="ro848">
            <table:table-cell table:style-name="ce40" office:value-type="string" calcext:value-type="string">
              <text:p><text:span text:style-name="T1580">ethereal</text:span></text:p>
            </table:table-cell>
            <table:table-cell table:style-name="ce41" table:formula="of:=VLOOKUP([.A32];[skills.A:skills.B];2;0)" office:value-type="string" calcext:value-type="string" office:string-value="Become Ethereal">
              <text:p>Become Ethereal</text:p>
            </table:table-cell>
            <table:table-cell table:style-name="ce40" office:value-type="string" calcext:value-type="string">
              <text:p><text:span text:style-name="T1581">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2" office:value-type="float" calcext:value-type="float" office:value="6">
              <text:p>6</text:p>
            </table:table-cell>
            <table:table-cell table:style-name="ce40"/>
            <table:table-cell table:number-columns-repeated="1024"/>
          </table:table-row>
          <table:table-row table:style-name="ro849">
            <table:table-cell table:style-name="ce40" office:value-type="string" calcext:value-type="string">
              <text:p><text:span text:style-name="T1582">ethereal</text:span></text:p>
            </table:table-cell>
            <table:table-cell table:style-name="ce41" table:formula="of:=VLOOKUP([.A33];[skills.A:skills.B];2;0)" office:value-type="string" calcext:value-type="string" office:string-value="Become Ethereal">
              <text:p>Become Ethereal</text:p>
            </table:table-cell>
            <table:table-cell table:style-name="ce40" office:value-type="string" calcext:value-type="string">
              <text:p><text:span text:style-name="T1583">duration</text:span></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style-name="ce42" office:value-type="float" calcext:value-type="float" office:value="7">
              <text:p>7</text:p>
            </table:table-cell>
            <table:table-cell table:style-name="ce40"/>
            <table:table-cell table:number-columns-repeated="1024"/>
          </table:table-row>
          <table:table-row table:style-name="ro850">
            <table:table-cell table:style-name="ce40" office:value-type="string" calcext:value-type="string">
              <text:p><text:span text:style-name="T1584">ethereal</text:span></text:p>
            </table:table-cell>
            <table:table-cell table:style-name="ce41" table:formula="of:=VLOOKUP([.A34];[skills.A:skills.B];2;0)" office:value-type="string" calcext:value-type="string" office:string-value="Become Ethereal">
              <text:p>Become Ethereal</text:p>
            </table:table-cell>
            <table:table-cell table:style-name="ce40" office:value-type="string" calcext:value-type="string">
              <text:p><text:span text:style-name="T1585">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table:table-cell table:number-columns-repeated="1024"/>
          </table:table-row>
          <table:table-row table:style-name="ro851">
            <table:table-cell table:style-name="ce40" office:value-type="string" calcext:value-type="string">
              <text:p><text:span text:style-name="T1586">ethereal</text:span></text:p>
            </table:table-cell>
            <table:table-cell table:style-name="ce41" table:formula="of:=VLOOKUP([.A35];[skills.A:skills.B];2;0)" office:value-type="string" calcext:value-type="string" office:string-value="Become Ethereal">
              <text:p>Become Ethereal</text:p>
            </table:table-cell>
            <table:table-cell table:style-name="ce40" office:value-type="string" calcext:value-type="string">
              <text:p><text:span text:style-name="T1587">mp_cost</text:span></text:p>
            </table:table-cell>
            <table:table-cell office:value-type="float" calcext:value-type="float" office:value="0">
              <text:p>0</text:p>
            </table:table-cell>
            <table:table-cell office:value-type="float" calcext:value-type="float" office:value="0">
              <text:p>0</text:p>
            </table:table-cell>
            <table:table-cell table:style-name="ce42" office:value-type="float" calcext:value-type="float" office:value="5">
              <text:p>5</text:p>
            </table:table-cell>
            <table:table-cell table:style-name="ce42" office:value-type="float" calcext:value-type="float" office:value="10">
              <text:p>10</text:p>
            </table:table-cell>
            <table:table-cell table:style-name="ce40"/>
            <table:table-cell table:number-columns-repeated="1024"/>
          </table:table-row>
          <table:table-row table:style-name="ro852">
            <table:table-cell table:style-name="ce40" office:value-type="string" calcext:value-type="string">
              <text:p><text:span text:style-name="T1588">fast strike</text:span></text:p>
            </table:table-cell>
            <table:table-cell table:style-name="ce41" table:formula="of:=VLOOKUP([.A36];[skills.A:skills.B];2;0)" office:value-type="string" calcext:value-type="string" office:string-value="Fast Strike">
              <text:p>Fast Strike</text:p>
            </table:table-cell>
            <table:table-cell table:style-name="ce40" office:value-type="string" calcext:value-type="string">
              <text:p><text:span text:style-name="T158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2" office:value-type="float" calcext:value-type="float" office:value="1">
              <text:p>1</text:p>
            </table:table-cell>
            <table:table-cell table:number-columns-repeated="1024"/>
          </table:table-row>
          <table:table-row table:style-name="ro853">
            <table:table-cell table:style-name="ce40" office:value-type="string" calcext:value-type="string">
              <text:p><text:span text:style-name="T1590">fast strike</text:span></text:p>
            </table:table-cell>
            <table:table-cell table:style-name="ce41" table:formula="of:=VLOOKUP([.A37];[skills.A:skills.B];2;0)" office:value-type="string" calcext:value-type="string" office:string-value="Fast Strike">
              <text:p>Fast Strike</text:p>
            </table:table-cell>
            <table:table-cell table:style-name="ce40" office:value-type="string" calcext:value-type="string">
              <text:p><text:span text:style-name="T1591">crit</text:span></text:p>
            </table:table-cell>
            <table:table-cell table:style-name="ce42" office:value-type="string" calcext:value-type="string">
              <text:p><text:span text:style-name="T1592">0,80</text:span></text:p>
            </table:table-cell>
            <table:table-cell table:style-name="ce42" office:value-type="string" calcext:value-type="string">
              <text:p><text:span text:style-name="T1593">0,80</text:span></text:p>
            </table:table-cell>
            <table:table-cell table:style-name="ce42" office:value-type="string" calcext:value-type="string">
              <text:p><text:span text:style-name="T1594">0,85</text:span></text:p>
            </table:table-cell>
            <table:table-cell table:style-name="ce42" office:value-type="string" calcext:value-type="string">
              <text:p><text:span text:style-name="T1595">0,85</text:span></text:p>
            </table:table-cell>
            <table:table-cell table:style-name="ce42" office:value-type="string" calcext:value-type="string">
              <text:p><text:span text:style-name="T1596">0,90</text:span></text:p>
            </table:table-cell>
            <table:table-cell table:style-name="ce42" office:value-type="string" calcext:value-type="string">
              <text:p><text:span text:style-name="T1597">0,95</text:span></text:p>
            </table:table-cell>
            <table:table-cell table:number-columns-repeated="1024"/>
          </table:table-row>
          <table:table-row table:style-name="ro854">
            <table:table-cell table:style-name="ce40" office:value-type="string" calcext:value-type="string">
              <text:p><text:span text:style-name="T1598">fast strike</text:span></text:p>
            </table:table-cell>
            <table:table-cell table:style-name="ce41" table:formula="of:=VLOOKUP([.A38];[skills.A:skills.B];2;0)" office:value-type="string" calcext:value-type="string" office:string-value="Fast Strike">
              <text:p>Fast Strike</text:p>
            </table:table-cell>
            <table:table-cell table:style-name="ce40" office:value-type="string" calcext:value-type="string">
              <text:p><text:span text:style-name="T1599">damage</text:span></text:p>
            </table:table-cell>
            <table:table-cell table:style-name="ce43" office:value-type="float" calcext:value-type="float" office:value="10">
              <text:p>10</text:p>
            </table:table-cell>
            <table:table-cell table:style-name="ce43" office:value-type="float" calcext:value-type="float" office:value="11">
              <text:p>11</text:p>
            </table:table-cell>
            <table:table-cell table:style-name="ce43" office:value-type="float" calcext:value-type="float" office:value="12">
              <text:p>12</text:p>
            </table:table-cell>
            <table:table-cell table:style-name="ce43" office:value-type="float" calcext:value-type="float" office:value="13">
              <text:p>13</text:p>
            </table:table-cell>
            <table:table-cell table:style-name="ce43" office:value-type="float" calcext:value-type="float" office:value="14">
              <text:p>14</text:p>
            </table:table-cell>
            <table:table-cell table:style-name="ce43" office:value-type="float" calcext:value-type="float" office:value="15">
              <text:p>15</text:p>
            </table:table-cell>
            <table:table-cell table:number-columns-repeated="1024"/>
          </table:table-row>
          <table:table-row table:style-name="ro855">
            <table:table-cell table:style-name="ce40" office:value-type="string" calcext:value-type="string">
              <text:p><text:span text:style-name="T1600">fast strike</text:span></text:p>
            </table:table-cell>
            <table:table-cell table:style-name="ce41" table:formula="of:=VLOOKUP([.A39];[skills.A:skills.B];2;0)" office:value-type="string" calcext:value-type="string" office:string-value="Fast Strike">
              <text:p>Fast Strike</text:p>
            </table:table-cell>
            <table:table-cell table:style-name="ce40" office:value-type="string" calcext:value-type="string">
              <text:p><text:span text:style-name="T1601">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56">
            <table:table-cell table:style-name="ce40" office:value-type="string" calcext:value-type="string">
              <text:p><text:span text:style-name="T1602">heavy hit</text:span></text:p>
            </table:table-cell>
            <table:table-cell table:style-name="ce41" table:formula="of:=VLOOKUP([.A40];[skills.A:skills.B];2;0)" office:value-type="string" calcext:value-type="string" office:string-value="Heavy Hit">
              <text:p>Heavy Hit</text:p>
            </table:table-cell>
            <table:table-cell table:style-name="ce40" office:value-type="string" calcext:value-type="string">
              <text:p><text:span text:style-name="T160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2" office:value-type="float" calcext:value-type="float" office:value="1">
              <text:p>1</text:p>
            </table:table-cell>
            <table:table-cell table:number-columns-repeated="1024"/>
          </table:table-row>
          <table:table-row table:style-name="ro857">
            <table:table-cell table:style-name="ce40" office:value-type="string" calcext:value-type="string">
              <text:p><text:span text:style-name="T1604">heavy hit</text:span></text:p>
            </table:table-cell>
            <table:table-cell table:style-name="ce41" table:formula="of:=VLOOKUP([.A41];[skills.A:skills.B];2;0)" office:value-type="string" calcext:value-type="string" office:string-value="Heavy Hit">
              <text:p>Heavy Hit</text:p>
            </table:table-cell>
            <table:table-cell table:style-name="ce40" office:value-type="string" calcext:value-type="string">
              <text:p><text:span text:style-name="T1605">crit</text:span></text:p>
            </table:table-cell>
            <table:table-cell table:style-name="ce42" office:value-type="string" calcext:value-type="string">
              <text:p><text:span text:style-name="T1606">0,80</text:span></text:p>
            </table:table-cell>
            <table:table-cell table:style-name="ce42" office:value-type="string" calcext:value-type="string">
              <text:p><text:span text:style-name="T1607">0,80</text:span></text:p>
            </table:table-cell>
            <table:table-cell table:style-name="ce42" office:value-type="string" calcext:value-type="string">
              <text:p><text:span text:style-name="T1608">0,85</text:span></text:p>
            </table:table-cell>
            <table:table-cell table:style-name="ce42" office:value-type="string" calcext:value-type="string">
              <text:p><text:span text:style-name="T1609">0,85</text:span></text:p>
            </table:table-cell>
            <table:table-cell table:style-name="ce42" office:value-type="string" calcext:value-type="string">
              <text:p><text:span text:style-name="T1610">0,90</text:span></text:p>
            </table:table-cell>
            <table:table-cell table:style-name="ce42" office:value-type="string" calcext:value-type="string">
              <text:p><text:span text:style-name="T1611">0,95</text:span></text:p>
            </table:table-cell>
            <table:table-cell table:number-columns-repeated="1024"/>
          </table:table-row>
          <table:table-row table:style-name="ro858">
            <table:table-cell table:style-name="ce40" office:value-type="string" calcext:value-type="string">
              <text:p><text:span text:style-name="T1612">heavy hit</text:span></text:p>
            </table:table-cell>
            <table:table-cell table:style-name="ce41" table:formula="of:=VLOOKUP([.A42];[skills.A:skills.B];2;0)" office:value-type="string" calcext:value-type="string" office:string-value="Heavy Hit">
              <text:p>Heavy Hit</text:p>
            </table:table-cell>
            <table:table-cell table:style-name="ce40" office:value-type="string" calcext:value-type="string">
              <text:p><text:span text:style-name="T1613">damage</text:span></text:p>
            </table:table-cell>
            <table:table-cell table:style-name="ce43" office:value-type="float" calcext:value-type="float" office:value="10">
              <text:p>10</text:p>
            </table:table-cell>
            <table:table-cell table:style-name="ce43" office:value-type="float" calcext:value-type="float" office:value="11">
              <text:p>11</text:p>
            </table:table-cell>
            <table:table-cell table:style-name="ce43" office:value-type="float" calcext:value-type="float" office:value="12">
              <text:p>12</text:p>
            </table:table-cell>
            <table:table-cell table:style-name="ce43" office:value-type="float" calcext:value-type="float" office:value="13">
              <text:p>13</text:p>
            </table:table-cell>
            <table:table-cell table:style-name="ce43" office:value-type="float" calcext:value-type="float" office:value="14">
              <text:p>14</text:p>
            </table:table-cell>
            <table:table-cell table:style-name="ce43" office:value-type="float" calcext:value-type="float" office:value="15">
              <text:p>15</text:p>
            </table:table-cell>
            <table:table-cell table:number-columns-repeated="1024"/>
          </table:table-row>
          <table:table-row table:style-name="ro859">
            <table:table-cell table:style-name="ce40" office:value-type="string" calcext:value-type="string">
              <text:p><text:span text:style-name="T1614">heavy hit</text:span></text:p>
            </table:table-cell>
            <table:table-cell table:style-name="ce41" table:formula="of:=VLOOKUP([.A43];[skills.A:skills.B];2;0)" office:value-type="string" calcext:value-type="string" office:string-value="Heavy Hit">
              <text:p>Heavy Hit</text:p>
            </table:table-cell>
            <table:table-cell table:style-name="ce40" office:value-type="string" calcext:value-type="string">
              <text:p><text:span text:style-name="T1615">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60">
            <table:table-cell table:style-name="ce40" office:value-type="string" calcext:value-type="string">
              <text:p><text:span text:style-name="T1616">holy arrow</text:span></text:p>
            </table:table-cell>
            <table:table-cell table:style-name="ce41" table:formula="of:=VLOOKUP([.A44];[skills.A:skills.B];2;0)" office:value-type="string" calcext:value-type="string" office:string-value="Holy Arrow">
              <text:p>Holy Arrow</text:p>
            </table:table-cell>
            <table:table-cell table:style-name="ce40" office:value-type="string" calcext:value-type="string">
              <text:p><text:span text:style-name="T1617">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2" office:value-type="float" calcext:value-type="float" office:value="2">
              <text:p>2</text:p>
            </table:table-cell>
            <table:table-cell table:number-columns-repeated="1024"/>
          </table:table-row>
          <table:table-row table:style-name="ro861">
            <table:table-cell table:style-name="ce40" office:value-type="string" calcext:value-type="string">
              <text:p><text:span text:style-name="T1618">holy arrow</text:span></text:p>
            </table:table-cell>
            <table:table-cell table:style-name="ce41" table:formula="of:=VLOOKUP([.A45];[skills.A:skills.B];2;0)" office:value-type="string" calcext:value-type="string" office:string-value="Holy Arrow">
              <text:p>Holy Arrow</text:p>
            </table:table-cell>
            <table:table-cell table:style-name="ce40" office:value-type="string" calcext:value-type="string">
              <text:p><text:span text:style-name="T1619">crit</text:span></text:p>
            </table:table-cell>
            <table:table-cell table:style-name="ce42" office:value-type="string" calcext:value-type="string">
              <text:p><text:span text:style-name="T1620">0,80</text:span></text:p>
            </table:table-cell>
            <table:table-cell table:style-name="ce42" office:value-type="string" calcext:value-type="string">
              <text:p><text:span text:style-name="T1621">0,80</text:span></text:p>
            </table:table-cell>
            <table:table-cell table:style-name="ce42" office:value-type="string" calcext:value-type="string">
              <text:p><text:span text:style-name="T1622">0,85</text:span></text:p>
            </table:table-cell>
            <table:table-cell table:style-name="ce42" office:value-type="string" calcext:value-type="string">
              <text:p><text:span text:style-name="T1623">0,85</text:span></text:p>
            </table:table-cell>
            <table:table-cell table:style-name="ce42" office:value-type="string" calcext:value-type="string">
              <text:p><text:span text:style-name="T1624">0,90</text:span></text:p>
            </table:table-cell>
            <table:table-cell table:style-name="ce42" office:value-type="string" calcext:value-type="string">
              <text:p><text:span text:style-name="T1625">0,95</text:span></text:p>
            </table:table-cell>
            <table:table-cell table:number-columns-repeated="1024"/>
          </table:table-row>
          <table:table-row table:style-name="ro862">
            <table:table-cell table:style-name="ce40" office:value-type="string" calcext:value-type="string">
              <text:p><text:span text:style-name="T1626">holy arrow</text:span></text:p>
            </table:table-cell>
            <table:table-cell table:style-name="ce41" table:formula="of:=VLOOKUP([.A46];[skills.A:skills.B];2;0)" office:value-type="string" calcext:value-type="string" office:string-value="Holy Arrow">
              <text:p>Holy Arrow</text:p>
            </table:table-cell>
            <table:table-cell table:style-name="ce40" office:value-type="string" calcext:value-type="string">
              <text:p><text:span text:style-name="T1627">damage</text:span></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2">
              <text:p>12</text:p>
            </table:table-cell>
            <table:table-cell table:style-name="ce43" office:value-type="float" calcext:value-type="float" office:value="12">
              <text:p>12</text:p>
            </table:table-cell>
            <table:table-cell table:style-name="ce43" office:value-type="float" calcext:value-type="float" office:value="15">
              <text:p>15</text:p>
            </table:table-cell>
            <table:table-cell table:style-name="ce43" office:value-type="float" calcext:value-type="float" office:value="15">
              <text:p>15</text:p>
            </table:table-cell>
            <table:table-cell table:number-columns-repeated="1024"/>
          </table:table-row>
          <table:table-row table:style-name="ro863">
            <table:table-cell table:style-name="ce40" office:value-type="string" calcext:value-type="string">
              <text:p><text:span text:style-name="T1628">holy arrow</text:span></text:p>
            </table:table-cell>
            <table:table-cell table:style-name="ce41" table:formula="of:=VLOOKUP([.A47];[skills.A:skills.B];2;0)" office:value-type="string" calcext:value-type="string" office:string-value="Holy Arrow">
              <text:p>Holy Arrow</text:p>
            </table:table-cell>
            <table:table-cell table:style-name="ce40" office:value-type="string" calcext:value-type="string">
              <text:p><text:span text:style-name="T1629">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64">
            <table:table-cell table:style-name="ce40" office:value-type="string" calcext:value-type="string">
              <text:p><text:span text:style-name="T1630">holy arrow</text:span></text:p>
            </table:table-cell>
            <table:table-cell table:style-name="ce41" table:formula="of:=VLOOKUP([.A48];[skills.A:skills.B];2;0)" office:value-type="string" calcext:value-type="string" office:string-value="Holy Arrow">
              <text:p>Holy Arrow</text:p>
            </table:table-cell>
            <table:table-cell table:style-name="ce40" office:value-type="string" calcext:value-type="string">
              <text:p><text:span text:style-name="T1631">mp_cost</text:span></text:p>
            </table:table-cell>
            <table:table-cell table:style-name="ce42" office:value-type="float" calcext:value-type="float" office:value="4">
              <text:p>4</text:p>
            </table:table-cell>
            <table:table-cell table:style-name="ce42" office:value-type="float" calcext:value-type="float" office:value="8">
              <text:p>8</text:p>
            </table:table-cell>
            <table:table-cell table:style-name="ce42" office:value-type="float" calcext:value-type="float" office:value="12">
              <text:p>12</text:p>
            </table:table-cell>
            <table:table-cell table:style-name="ce42" office:value-type="float" calcext:value-type="float" office:value="16">
              <text:p>16</text:p>
            </table:table-cell>
            <table:table-cell table:style-name="ce42" office:value-type="float" calcext:value-type="float" office:value="20">
              <text:p>20</text:p>
            </table:table-cell>
            <table:table-cell table:style-name="ce42" office:value-type="float" calcext:value-type="float" office:value="26">
              <text:p>26</text:p>
            </table:table-cell>
            <table:table-cell table:number-columns-repeated="1024"/>
          </table:table-row>
          <table:table-row table:style-name="ro865">
            <table:table-cell office:value-type="string" calcext:value-type="string">
              <text:p><text:span text:style-name="T1632">leech</text:span></text:p>
            </table:table-cell>
            <table:table-cell table:style-name="ce41" table:formula="of:=VLOOKUP([.A49];[skills.A:skills.B];2;0)" office:value-type="string" calcext:value-type="string" office:string-value="Leech">
              <text:p>Leech</text:p>
            </table:table-cell>
            <table:table-cell office:value-type="string" calcext:value-type="string">
              <text:p><text:span text:style-name="T1633">bonus</text:span></text:p>
            </table:table-cell>
            <table:table-cell office:value-type="float" calcext:value-type="float" office:value="0.29999999999999999">
              <text:p>0.29999999999999999</text:p>
            </table:table-cell>
            <table:table-cell office:value-type="float" calcext:value-type="float" office:value="0.40000000000000002">
              <text:p>0.40000000000000002</text:p>
            </table:table-cell>
            <table:table-cell office:value-type="float" calcext:value-type="float" office:value="0.5">
              <text:p>0.5</text:p>
            </table:table-cell>
            <table:table-cell table:number-columns-repeated="1024"/>
          </table:table-row>
          <table:table-row table:style-name="ro866">
            <table:table-cell office:value-type="string" calcext:value-type="string">
              <text:p><text:span text:style-name="T1634">leech</text:span></text:p>
            </table:table-cell>
            <table:table-cell table:style-name="ce41" table:formula="of:=VLOOKUP([.A50];[skills.A:skills.B];2;0)" office:value-type="string" calcext:value-type="string" office:string-value="Leech">
              <text:p>Leech</text:p>
            </table:table-cell>
            <table:table-cell office:value-type="string" calcext:value-type="string">
              <text:p><text:span text:style-name="T1635">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67">
            <table:table-cell office:value-type="string" calcext:value-type="string">
              <text:p><text:span text:style-name="T1636">leech</text:span></text:p>
            </table:table-cell>
            <table:table-cell table:style-name="ce41" table:formula="of:=VLOOKUP([.A51];[skills.A:skills.B];2;0)" office:value-type="string" calcext:value-type="string" office:string-value="Leech">
              <text:p>Leech</text:p>
            </table:table-cell>
            <table:table-cell office:value-type="string" calcext:value-type="string">
              <text:p><text:span text:style-name="T1637">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868">
            <table:table-cell office:value-type="string" calcext:value-type="string">
              <text:p><text:span text:style-name="T1638">leech</text:span></text:p>
            </table:table-cell>
            <table:table-cell table:style-name="ce41" table:formula="of:=VLOOKUP([.A52];[skills.A:skills.B];2;0)" office:value-type="string" calcext:value-type="string" office:string-value="Leech">
              <text:p>Leech</text:p>
            </table:table-cell>
            <table:table-cell office:value-type="string" calcext:value-type="string">
              <text:p><text:span text:style-name="T1639">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69">
            <table:table-cell table:style-name="ce40" office:value-type="string" calcext:value-type="string">
              <text:p><text:span text:style-name="T1640">mage armor</text:span></text:p>
            </table:table-cell>
            <table:table-cell table:style-name="ce41" table:formula="of:=VLOOKUP([.A53];[skills.A:skills.B];2;0)" office:value-type="string" calcext:value-type="string" office:string-value="Mage Armor">
              <text:p>Mage Armor</text:p>
            </table:table-cell>
            <table:table-cell table:style-name="ce40" office:value-type="string" calcext:value-type="string">
              <text:p><text:span text:style-name="T1641">bonus</text:span></text:p>
            </table:table-cell>
            <table:table-cell table:style-name="ce42" office:value-type="string" calcext:value-type="string">
              <text:p><text:span text:style-name="T1642">0,50</text:span></text:p>
            </table:table-cell>
            <table:table-cell table:style-name="ce42" office:value-type="string" calcext:value-type="string">
              <text:p><text:span text:style-name="T1643">0,70</text:span></text:p>
            </table:table-cell>
            <table:table-cell table:style-name="ce42" office:value-type="string" calcext:value-type="string">
              <text:p><text:span text:style-name="T1644">0,80</text:span></text:p>
            </table:table-cell>
            <table:table-cell table:style-name="ce46"/>
            <table:table-cell table:number-columns-repeated="1024"/>
          </table:table-row>
          <table:table-row table:style-name="ro870">
            <table:table-cell table:style-name="ce40" office:value-type="string" calcext:value-type="string">
              <text:p><text:span text:style-name="T1645">mage armor</text:span></text:p>
            </table:table-cell>
            <table:table-cell table:style-name="ce41" table:formula="of:=VLOOKUP([.A54];[skills.A:skills.B];2;0)" office:value-type="string" calcext:value-type="string" office:string-value="Mage Armor">
              <text:p>Mage Armor</text:p>
            </table:table-cell>
            <table:table-cell table:style-name="ce40" office:value-type="string" calcext:value-type="string">
              <text:p><text:span text:style-name="T1646">cooldown</text:span></text:p>
            </table:table-cell>
            <table:table-cell table:style-name="ce42" office:value-type="float" calcext:value-type="float" office:value="8">
              <text:p>8</text:p>
            </table:table-cell>
            <table:table-cell table:style-name="ce42" office:value-type="float" calcext:value-type="float" office:value="7">
              <text:p>7</text:p>
            </table:table-cell>
            <table:table-cell table:style-name="ce42" office:value-type="float" calcext:value-type="float" office:value="6">
              <text:p>6</text:p>
            </table:table-cell>
            <table:table-cell table:style-name="ce40"/>
            <table:table-cell table:number-columns-repeated="1024"/>
          </table:table-row>
          <table:table-row table:style-name="ro871">
            <table:table-cell table:style-name="ce40" office:value-type="string" calcext:value-type="string">
              <text:p><text:span text:style-name="T1647">mage armor</text:span></text:p>
            </table:table-cell>
            <table:table-cell table:style-name="ce41" table:formula="of:=VLOOKUP([.A55];[skills.A:skills.B];2;0)" office:value-type="string" calcext:value-type="string" office:string-value="Mage Armor">
              <text:p>Mage Armor</text:p>
            </table:table-cell>
            <table:table-cell table:style-name="ce40" office:value-type="string" calcext:value-type="string">
              <text:p><text:span text:style-name="T1648">duration</text:span></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style-name="ce40"/>
            <table:table-cell table:number-columns-repeated="1024"/>
          </table:table-row>
          <table:table-row table:style-name="ro872">
            <table:table-cell table:style-name="ce40" office:value-type="string" calcext:value-type="string">
              <text:p><text:span text:style-name="T1649">mage armor</text:span></text:p>
            </table:table-cell>
            <table:table-cell table:style-name="ce41" table:formula="of:=VLOOKUP([.A56];[skills.A:skills.B];2;0)" office:value-type="string" calcext:value-type="string" office:string-value="Mage Armor">
              <text:p>Mage Armor</text:p>
            </table:table-cell>
            <table:table-cell table:style-name="ce40" office:value-type="string" calcext:value-type="string">
              <text:p><text:span text:style-name="T1650">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table:table-cell table:number-columns-repeated="1024"/>
          </table:table-row>
          <table:table-row table:style-name="ro873">
            <table:table-cell table:style-name="ce40" office:value-type="string" calcext:value-type="string">
              <text:p><text:span text:style-name="T1651">mage armor</text:span></text:p>
            </table:table-cell>
            <table:table-cell table:style-name="ce41" table:formula="of:=VLOOKUP([.A57];[skills.A:skills.B];2;0)" office:value-type="string" calcext:value-type="string" office:string-value="Mage Armor">
              <text:p>Mage Armor</text:p>
            </table:table-cell>
            <table:table-cell table:style-name="ce40" office:value-type="string" calcext:value-type="string">
              <text:p><text:span text:style-name="T1652">mp_cost</text:span></text:p>
            </table:table-cell>
            <table:table-cell table:style-name="ce42" office:value-type="float" calcext:value-type="float" office:value="20">
              <text:p>20</text:p>
            </table:table-cell>
            <table:table-cell table:style-name="ce42" office:value-type="float" calcext:value-type="float" office:value="30">
              <text:p>30</text:p>
            </table:table-cell>
            <table:table-cell table:style-name="ce42" office:value-type="float" calcext:value-type="float" office:value="40">
              <text:p>40</text:p>
            </table:table-cell>
            <table:table-cell table:style-name="ce40"/>
            <table:table-cell table:number-columns-repeated="1024"/>
          </table:table-row>
          <table:table-row table:style-name="ro874">
            <table:table-cell table:style-name="ce40" office:value-type="string" calcext:value-type="string">
              <text:p><text:span text:style-name="T1653">magic missile</text:span></text:p>
            </table:table-cell>
            <table:table-cell table:style-name="ce41" table:formula="of:=VLOOKUP([.A58];[skills.A:skills.B];2;0)" office:value-type="string" calcext:value-type="string" office:string-value="Magic Missile">
              <text:p>Magic Missile</text:p>
            </table:table-cell>
            <table:table-cell table:style-name="ce40" office:value-type="string" calcext:value-type="string">
              <text:p><text:span text:style-name="T165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75">
            <table:table-cell table:style-name="ce40" office:value-type="string" calcext:value-type="string">
              <text:p><text:span text:style-name="T1655">magic missile</text:span></text:p>
            </table:table-cell>
            <table:table-cell table:style-name="ce41" table:formula="of:=VLOOKUP([.A59];[skills.A:skills.B];2;0)" office:value-type="string" calcext:value-type="string" office:string-value="Magic Missile">
              <text:p>Magic Missile</text:p>
            </table:table-cell>
            <table:table-cell table:style-name="ce40" office:value-type="string" calcext:value-type="string">
              <text:p><text:span text:style-name="T1656">crit</text:span></text:p>
            </table:table-cell>
            <table:table-cell table:style-name="ce42" office:value-type="string" calcext:value-type="string">
              <text:p><text:span text:style-name="T1657">0,75</text:span></text:p>
            </table:table-cell>
            <table:table-cell table:style-name="ce42" office:value-type="string" calcext:value-type="string">
              <text:p><text:span text:style-name="T1658">0,80</text:span></text:p>
            </table:table-cell>
            <table:table-cell table:style-name="ce42" office:value-type="string" calcext:value-type="string">
              <text:p><text:span text:style-name="T1659">0,85</text:span></text:p>
            </table:table-cell>
            <table:table-cell table:style-name="ce42" office:value-type="string" calcext:value-type="string">
              <text:p><text:span text:style-name="T1660">0,90</text:span></text:p>
            </table:table-cell>
            <table:table-cell table:style-name="ce42" office:value-type="string" calcext:value-type="string">
              <text:p><text:span text:style-name="T1661">0,95</text:span></text:p>
            </table:table-cell>
            <table:table-cell table:style-name="ce42" office:value-type="string" calcext:value-type="string">
              <text:p><text:span text:style-name="T1662">1,00</text:span></text:p>
            </table:table-cell>
            <table:table-cell table:number-columns-repeated="1024"/>
          </table:table-row>
          <table:table-row table:style-name="ro876">
            <table:table-cell table:style-name="ce40" office:value-type="string" calcext:value-type="string">
              <text:p><text:span text:style-name="T1663">magic missile</text:span></text:p>
            </table:table-cell>
            <table:table-cell table:style-name="ce41" table:formula="of:=VLOOKUP([.A60];[skills.A:skills.B];2;0)" office:value-type="string" calcext:value-type="string" office:string-value="Magic Missile">
              <text:p>Magic Missile</text:p>
            </table:table-cell>
            <table:table-cell table:style-name="ce40" office:value-type="string" calcext:value-type="string">
              <text:p><text:span text:style-name="T1664">damage</text:span></text:p>
            </table:table-cell>
            <table:table-cell table:style-name="ce43" office:value-type="float" calcext:value-type="float" office:value="5">
              <text:p>5</text:p>
            </table:table-cell>
            <table:table-cell table:style-name="ce43" office:value-type="float" calcext:value-type="float" office:value="7">
              <text:p>7</text:p>
            </table:table-cell>
            <table:table-cell table:style-name="ce43" office:value-type="float" calcext:value-type="float" office:value="9">
              <text:p>9</text:p>
            </table:table-cell>
            <table:table-cell table:style-name="ce43" office:value-type="float" calcext:value-type="float" office:value="11">
              <text:p>11</text:p>
            </table:table-cell>
            <table:table-cell table:style-name="ce29" office:value-type="float" calcext:value-type="float" office:value="13">
              <text:p>13</text:p>
            </table:table-cell>
            <table:table-cell office:value-type="float" calcext:value-type="float" office:value="15">
              <text:p>15</text:p>
            </table:table-cell>
            <table:table-cell table:number-columns-repeated="1024"/>
          </table:table-row>
          <table:table-row table:style-name="ro877">
            <table:table-cell table:style-name="ce40" office:value-type="string" calcext:value-type="string">
              <text:p><text:span text:style-name="T1665">magic missile</text:span></text:p>
            </table:table-cell>
            <table:table-cell table:style-name="ce41" table:formula="of:=VLOOKUP([.A61];[skills.A:skills.B];2;0)" office:value-type="string" calcext:value-type="string" office:string-value="Magic Missile">
              <text:p>Magic Missile</text:p>
            </table:table-cell>
            <table:table-cell table:style-name="ce40" office:value-type="string" calcext:value-type="string">
              <text:p><text:span text:style-name="T1666">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78">
            <table:table-cell table:style-name="ce40" office:value-type="string" calcext:value-type="string">
              <text:p><text:span text:style-name="T1667">magic missile</text:span></text:p>
            </table:table-cell>
            <table:table-cell table:style-name="ce41" table:formula="of:=VLOOKUP([.A62];[skills.A:skills.B];2;0)" office:value-type="string" calcext:value-type="string" office:string-value="Magic Missile">
              <text:p>Magic Missile</text:p>
            </table:table-cell>
            <table:table-cell table:style-name="ce40" office:value-type="string" calcext:value-type="string">
              <text:p><text:span text:style-name="T1668">mp_cost</text:span></text:p>
            </table:table-cell>
            <table:table-cell office:value-type="float" calcext:value-type="float" office:value="5">
              <text:p>5</text:p>
            </table:table-cell>
            <table:table-cell office:value-type="float" calcext:value-type="float" office:value="5">
              <text:p>5</text:p>
            </table:table-cell>
            <table:table-cell table:style-name="ce42" office:value-type="float" calcext:value-type="float" office:value="10">
              <text:p>10</text:p>
            </table:table-cell>
            <table:table-cell table:style-name="ce42" office:value-type="float" calcext:value-type="float" office:value="15">
              <text:p>15</text:p>
            </table:table-cell>
            <table:table-cell table:style-name="ce42" office:value-type="float" calcext:value-type="float" office:value="20">
              <text:p>20</text:p>
            </table:table-cell>
            <table:table-cell table:style-name="ce42" office:value-type="float" calcext:value-type="float" office:value="25">
              <text:p>25</text:p>
            </table:table-cell>
            <table:table-cell table:number-columns-repeated="1024"/>
          </table:table-row>
          <table:table-row table:style-name="ro879">
            <table:table-cell table:style-name="ce40" office:value-type="string" calcext:value-type="string">
              <text:p><text:span text:style-name="T1669">mana bolt</text:span></text:p>
            </table:table-cell>
            <table:table-cell table:style-name="ce41" table:formula="of:=VLOOKUP([.A63];[skills.A:skills.B];2;0)" office:value-type="string" calcext:value-type="string" office:string-value="Mana Bolt">
              <text:p>Mana Bolt</text:p>
            </table:table-cell>
            <table:table-cell table:style-name="ce40" office:value-type="string" calcext:value-type="string">
              <text:p><text:span text:style-name="T1670">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880">
            <table:table-cell table:style-name="ce40" office:value-type="string" calcext:value-type="string">
              <text:p><text:span text:style-name="T1671">mana bolt</text:span></text:p>
            </table:table-cell>
            <table:table-cell table:style-name="ce41" table:formula="of:=VLOOKUP([.A64];[skills.A:skills.B];2;0)" office:value-type="string" calcext:value-type="string" office:string-value="Mana Bolt">
              <text:p>Mana Bolt</text:p>
            </table:table-cell>
            <table:table-cell table:style-name="ce40" office:value-type="string" calcext:value-type="string">
              <text:p><text:span text:style-name="T1672">crit</text:span></text:p>
            </table:table-cell>
            <table:table-cell table:style-name="ce42" office:value-type="string" calcext:value-type="string">
              <text:p><text:span text:style-name="T1673">0,80</text:span></text:p>
            </table:table-cell>
            <table:table-cell table:style-name="ce42" office:value-type="string" calcext:value-type="string">
              <text:p><text:span text:style-name="T1674">0,80</text:span></text:p>
            </table:table-cell>
            <table:table-cell table:style-name="ce42" office:value-type="string" calcext:value-type="string">
              <text:p><text:span text:style-name="T1675">0,85</text:span></text:p>
            </table:table-cell>
            <table:table-cell table:style-name="ce42" office:value-type="string" calcext:value-type="string">
              <text:p><text:span text:style-name="T1676">0,85</text:span></text:p>
            </table:table-cell>
            <table:table-cell table:style-name="ce42" office:value-type="string" calcext:value-type="string">
              <text:p><text:span text:style-name="T1677">0,90</text:span></text:p>
            </table:table-cell>
            <table:table-cell table:style-name="ce42" office:value-type="string" calcext:value-type="string">
              <text:p><text:span text:style-name="T1678">0,95</text:span></text:p>
            </table:table-cell>
            <table:table-cell table:number-columns-repeated="1024"/>
          </table:table-row>
          <table:table-row table:style-name="ro881">
            <table:table-cell table:style-name="ce40" office:value-type="string" calcext:value-type="string">
              <text:p><text:span text:style-name="T1679">mana bolt</text:span></text:p>
            </table:table-cell>
            <table:table-cell table:style-name="ce41" table:formula="of:=VLOOKUP([.A65];[skills.A:skills.B];2;0)" office:value-type="string" calcext:value-type="string" office:string-value="Mana Bolt">
              <text:p>Mana Bolt</text:p>
            </table:table-cell>
            <table:table-cell table:style-name="ce40" office:value-type="string" calcext:value-type="string">
              <text:p><text:span text:style-name="T1680">damage</text:span></text:p>
            </table:table-cell>
            <table:table-cell table:style-name="ce43" office:value-type="float" calcext:value-type="float" office:value="11">
              <text:p>11</text:p>
            </table:table-cell>
            <table:table-cell table:style-name="ce43" office:value-type="float" calcext:value-type="float" office:value="12">
              <text:p>12</text:p>
            </table:table-cell>
            <table:table-cell table:style-name="ce43" office:value-type="float" calcext:value-type="float" office:value="13">
              <text:p>13</text:p>
            </table:table-cell>
            <table:table-cell table:style-name="ce43" office:value-type="float" calcext:value-type="float" office:value="14">
              <text:p>14</text:p>
            </table:table-cell>
            <table:table-cell table:style-name="ce43" office:value-type="float" calcext:value-type="float" office:value="15">
              <text:p>15</text:p>
            </table:table-cell>
            <table:table-cell table:style-name="ce43" office:value-type="float" calcext:value-type="float" office:value="16">
              <text:p>16</text:p>
            </table:table-cell>
            <table:table-cell table:number-columns-repeated="1024"/>
          </table:table-row>
          <table:table-row table:style-name="ro882">
            <table:table-cell table:style-name="ce40" office:value-type="string" calcext:value-type="string">
              <text:p><text:span text:style-name="T1681">mana bolt</text:span></text:p>
            </table:table-cell>
            <table:table-cell table:style-name="ce41" table:formula="of:=VLOOKUP([.A66];[skills.A:skills.B];2;0)" office:value-type="string" calcext:value-type="string" office:string-value="Mana Bolt">
              <text:p>Mana Bolt</text:p>
            </table:table-cell>
            <table:table-cell table:style-name="ce40" office:value-type="string" calcext:value-type="string">
              <text:p><text:span text:style-name="T1682">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83">
            <table:table-cell table:style-name="ce40" office:value-type="string" calcext:value-type="string">
              <text:p><text:span text:style-name="T1683">mana bolt</text:span></text:p>
            </table:table-cell>
            <table:table-cell table:style-name="ce41" table:formula="of:=VLOOKUP([.A67];[skills.A:skills.B];2;0)" office:value-type="string" calcext:value-type="string" office:string-value="Mana Bolt">
              <text:p>Mana Bolt</text:p>
            </table:table-cell>
            <table:table-cell table:style-name="ce40" office:value-type="string" calcext:value-type="string">
              <text:p><text:span text:style-name="T1684">mp_cost</text:span></text:p>
            </table:table-cell>
            <table:table-cell table:style-name="ce42" office:value-type="float" calcext:value-type="float" office:value="10">
              <text:p>10</text:p>
            </table:table-cell>
            <table:table-cell table:style-name="ce42" office:value-type="float" calcext:value-type="float" office:value="15">
              <text:p>15</text:p>
            </table:table-cell>
            <table:table-cell table:style-name="ce42" office:value-type="float" calcext:value-type="float" office:value="20">
              <text:p>20</text:p>
            </table:table-cell>
            <table:table-cell table:style-name="ce42" office:value-type="float" calcext:value-type="float" office:value="25">
              <text:p>25</text:p>
            </table:table-cell>
            <table:table-cell table:style-name="ce42" office:value-type="float" calcext:value-type="float" office:value="30">
              <text:p>30</text:p>
            </table:table-cell>
            <table:table-cell table:style-name="ce42" office:value-type="float" calcext:value-type="float" office:value="35">
              <text:p>35</text:p>
            </table:table-cell>
            <table:table-cell table:number-columns-repeated="1024"/>
          </table:table-row>
          <table:table-row table:style-name="ro884">
            <table:table-cell table:style-name="ce40" office:value-type="string" calcext:value-type="string">
              <text:p><text:span text:style-name="T1685">regen_hp30</text:span></text:p>
            </table:table-cell>
            <table:table-cell table:style-name="ce41" table:formula="of:=VLOOKUP([.A68];[skills.A:skills.B];2;0)" office:value-type="string" calcext:value-type="string" office:string-value="Minor Health Regen">
              <text:p>Minor Health Regen</text:p>
            </table:table-cell>
            <table:table-cell table:style-name="ce40" office:value-type="string" calcext:value-type="string">
              <text:p><text:span text:style-name="T1686">cooldown</text:span></text:p>
            </table:table-cell>
            <table:table-cell table:style-name="ce42" office:value-type="float" calcext:value-type="float" office:value="1">
              <text:p>1</text:p>
            </table:table-cell>
            <table:table-cell table:style-name="ce40"/>
            <table:table-cell table:number-columns-repeated="1024"/>
          </table:table-row>
          <table:table-row table:style-name="ro885">
            <table:table-cell table:style-name="ce40" office:value-type="string" calcext:value-type="string">
              <text:p><text:span text:style-name="T1687">regen_hp30</text:span></text:p>
            </table:table-cell>
            <table:table-cell table:style-name="ce41" table:formula="of:=VLOOKUP([.A69];[skills.A:skills.B];2;0)" office:value-type="string" calcext:value-type="string" office:string-value="Minor Health Regen">
              <text:p>Minor Health Regen</text:p>
            </table:table-cell>
            <table:table-cell table:style-name="ce40" office:value-type="string" calcext:value-type="string">
              <text:p><text:span text:style-name="T1688">levels</text:span></text:p>
            </table:table-cell>
            <table:table-cell table:style-name="ce42" office:value-type="float" calcext:value-type="float" office:value="1">
              <text:p>1</text:p>
            </table:table-cell>
            <table:table-cell table:style-name="ce40"/>
            <table:table-cell table:number-columns-repeated="1024"/>
          </table:table-row>
          <table:table-row table:style-name="ro886">
            <table:table-cell table:style-name="ce40" office:value-type="string" calcext:value-type="string">
              <text:p><text:span text:style-name="T1689">regen_mp30</text:span></text:p>
            </table:table-cell>
            <table:table-cell table:style-name="ce41" table:formula="of:=VLOOKUP([.A70];[skills.A:skills.B];2;0)" office:value-type="string" calcext:value-type="string" office:string-value="Minor Magicka Regen">
              <text:p>Minor Magicka Regen</text:p>
            </table:table-cell>
            <table:table-cell table:style-name="ce40" office:value-type="string" calcext:value-type="string">
              <text:p><text:span text:style-name="T1690">cooldown</text:span></text:p>
            </table:table-cell>
            <table:table-cell table:style-name="ce42" office:value-type="float" calcext:value-type="float" office:value="1">
              <text:p>1</text:p>
            </table:table-cell>
            <table:table-cell table:style-name="ce40"/>
            <table:table-cell table:number-columns-repeated="1024"/>
          </table:table-row>
          <table:table-row table:style-name="ro887">
            <table:table-cell table:style-name="ce40" office:value-type="string" calcext:value-type="string">
              <text:p><text:span text:style-name="T1691">regen_mp30</text:span></text:p>
            </table:table-cell>
            <table:table-cell table:style-name="ce41" table:formula="of:=VLOOKUP([.A71];[skills.A:skills.B];2;0)" office:value-type="string" calcext:value-type="string" office:string-value="Minor Magicka Regen">
              <text:p>Minor Magicka Regen</text:p>
            </table:table-cell>
            <table:table-cell table:style-name="ce40" office:value-type="string" calcext:value-type="string">
              <text:p><text:span text:style-name="T1692">levels</text:span></text:p>
            </table:table-cell>
            <table:table-cell table:style-name="ce42" office:value-type="float" calcext:value-type="float" office:value="1">
              <text:p>1</text:p>
            </table:table-cell>
            <table:table-cell table:style-name="ce40"/>
            <table:table-cell table:number-columns-repeated="1024"/>
          </table:table-row>
          <table:table-row table:style-name="ro888">
            <table:table-cell table:style-name="ce40" office:value-type="string" calcext:value-type="string">
              <text:p><text:span text:style-name="T1693">smite</text:span></text:p>
            </table:table-cell>
            <table:table-cell table:style-name="ce41" table:formula="of:=VLOOKUP([.A72];[skills.A:skills.B];2;0)" office:value-type="string" calcext:value-type="string" office:string-value="Smite">
              <text:p>Smite</text:p>
            </table:table-cell>
            <table:table-cell table:style-name="ce40" office:value-type="string" calcext:value-type="string">
              <text:p><text:span text:style-name="T169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89">
            <table:table-cell table:style-name="ce40" office:value-type="string" calcext:value-type="string">
              <text:p><text:span text:style-name="T1695">smite</text:span></text:p>
            </table:table-cell>
            <table:table-cell table:style-name="ce41" table:formula="of:=VLOOKUP([.A73];[skills.A:skills.B];2;0)" office:value-type="string" calcext:value-type="string" office:string-value="Smite">
              <text:p>Smite</text:p>
            </table:table-cell>
            <table:table-cell table:style-name="ce40" office:value-type="string" calcext:value-type="string">
              <text:p><text:span text:style-name="T1696">crit</text:span></text:p>
            </table:table-cell>
            <table:table-cell table:style-name="ce42" office:value-type="string" calcext:value-type="string">
              <text:p><text:span text:style-name="T1697">0,75</text:span></text:p>
            </table:table-cell>
            <table:table-cell table:style-name="ce42" office:value-type="string" calcext:value-type="string">
              <text:p><text:span text:style-name="T1698">0,80</text:span></text:p>
            </table:table-cell>
            <table:table-cell table:style-name="ce42" office:value-type="string" calcext:value-type="string">
              <text:p><text:span text:style-name="T1699">0,80</text:span></text:p>
            </table:table-cell>
            <table:table-cell table:style-name="ce42" office:value-type="string" calcext:value-type="string">
              <text:p><text:span text:style-name="T1700">0,85</text:span></text:p>
            </table:table-cell>
            <table:table-cell table:style-name="ce42" office:value-type="string" calcext:value-type="string">
              <text:p><text:span text:style-name="T1701">0,90</text:span></text:p>
            </table:table-cell>
            <table:table-cell table:style-name="ce42" office:value-type="string" calcext:value-type="string">
              <text:p><text:span text:style-name="T1702">0,95</text:span></text:p>
            </table:table-cell>
            <table:table-cell table:number-columns-repeated="1024"/>
          </table:table-row>
          <table:table-row table:style-name="ro890">
            <table:table-cell table:style-name="ce40" office:value-type="string" calcext:value-type="string">
              <text:p><text:span text:style-name="T1703">smite</text:span></text:p>
            </table:table-cell>
            <table:table-cell table:style-name="ce41" table:formula="of:=VLOOKUP([.A74];[skills.A:skills.B];2;0)" office:value-type="string" calcext:value-type="string" office:string-value="Smite">
              <text:p>Smite</text:p>
            </table:table-cell>
            <table:table-cell table:style-name="ce40" office:value-type="string" calcext:value-type="string">
              <text:p><text:span text:style-name="T1704">damage</text:span></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5">
              <text:p>15</text:p>
            </table:table-cell>
            <table:table-cell table:style-name="ce43" office:value-type="float" calcext:value-type="float" office:value="15">
              <text:p>15</text:p>
            </table:table-cell>
            <table:table-cell table:style-name="ce43" office:value-type="float" calcext:value-type="float" office:value="20">
              <text:p>20</text:p>
            </table:table-cell>
            <table:table-cell table:style-name="ce43" office:value-type="float" calcext:value-type="float" office:value="20">
              <text:p>20</text:p>
            </table:table-cell>
            <table:table-cell table:number-columns-repeated="1024"/>
          </table:table-row>
          <table:table-row table:style-name="ro891">
            <table:table-cell table:style-name="ce40" office:value-type="string" calcext:value-type="string">
              <text:p><text:span text:style-name="T1705">smite</text:span></text:p>
            </table:table-cell>
            <table:table-cell table:style-name="ce41" table:formula="of:=VLOOKUP([.A75];[skills.A:skills.B];2;0)" office:value-type="string" calcext:value-type="string" office:string-value="Smite">
              <text:p>Smite</text:p>
            </table:table-cell>
            <table:table-cell table:style-name="ce40" office:value-type="string" calcext:value-type="string">
              <text:p><text:span text:style-name="T1706">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92">
            <table:table-cell table:style-name="ce40" office:value-type="string" calcext:value-type="string">
              <text:p><text:span text:style-name="T1707">smite</text:span></text:p>
            </table:table-cell>
            <table:table-cell table:style-name="ce41" table:formula="of:=VLOOKUP([.A76];[skills.A:skills.B];2;0)" office:value-type="string" calcext:value-type="string" office:string-value="Smite">
              <text:p>Smite</text:p>
            </table:table-cell>
            <table:table-cell table:style-name="ce40" office:value-type="string" calcext:value-type="string">
              <text:p><text:span text:style-name="T1708">mp_cost</text:span></text:p>
            </table:table-cell>
            <table:table-cell table:style-name="ce42" office:value-type="float" calcext:value-type="float" office:value="2">
              <text:p>2</text:p>
            </table:table-cell>
            <table:table-cell table:style-name="ce42" office:value-type="float" calcext:value-type="float" office:value="4">
              <text:p>4</text:p>
            </table:table-cell>
            <table:table-cell table:style-name="ce42" office:value-type="float" calcext:value-type="float" office:value="8">
              <text:p>8</text:p>
            </table:table-cell>
            <table:table-cell table:style-name="ce42" office:value-type="float" calcext:value-type="float" office:value="12">
              <text:p>12</text:p>
            </table:table-cell>
            <table:table-cell table:style-name="ce42" office:value-type="float" calcext:value-type="float" office:value="16">
              <text:p>16</text:p>
            </table:table-cell>
            <table:table-cell table:style-name="ce42" office:value-type="float" calcext:value-type="float" office:value="20">
              <text:p>20</text:p>
            </table:table-cell>
            <table:table-cell table:number-columns-repeated="1024"/>
          </table:table-row>
          <table:table-row table:style-name="ro893">
            <table:table-cell table:style-name="ce40" office:value-type="string" calcext:value-type="string">
              <text:p><text:span text:style-name="T1709">swing</text:span></text:p>
            </table:table-cell>
            <table:table-cell table:style-name="ce41" table:formula="of:=VLOOKUP([.A77];[skills.A:skills.B];2;0)" office:value-type="string" calcext:value-type="string" office:string-value="Swing">
              <text:p>Swing</text:p>
            </table:table-cell>
            <table:table-cell table:style-name="ce40" office:value-type="string" calcext:value-type="string">
              <text:p><text:span text:style-name="T171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94">
            <table:table-cell table:style-name="ce40" office:value-type="string" calcext:value-type="string">
              <text:p><text:span text:style-name="T1711">swing</text:span></text:p>
            </table:table-cell>
            <table:table-cell table:style-name="ce41" table:formula="of:=VLOOKUP([.A78];[skills.A:skills.B];2;0)" office:value-type="string" calcext:value-type="string" office:string-value="Swing">
              <text:p>Swing</text:p>
            </table:table-cell>
            <table:table-cell table:style-name="ce40" office:value-type="string" calcext:value-type="string">
              <text:p><text:span text:style-name="T1712">crit</text:span></text:p>
            </table:table-cell>
            <table:table-cell table:style-name="ce42" office:value-type="string" calcext:value-type="string">
              <text:p><text:span text:style-name="T1713">0,75</text:span></text:p>
            </table:table-cell>
            <table:table-cell table:style-name="ce42" office:value-type="string" calcext:value-type="string">
              <text:p><text:span text:style-name="T1714">0,75</text:span></text:p>
            </table:table-cell>
            <table:table-cell table:style-name="ce42" office:value-type="string" calcext:value-type="string">
              <text:p><text:span text:style-name="T1715">0,80</text:span></text:p>
            </table:table-cell>
            <table:table-cell table:style-name="ce42" office:value-type="string" calcext:value-type="string">
              <text:p><text:span text:style-name="T1716">0,85</text:span></text:p>
            </table:table-cell>
            <table:table-cell table:style-name="ce42" office:value-type="string" calcext:value-type="string">
              <text:p><text:span text:style-name="T1717">0,90</text:span></text:p>
            </table:table-cell>
            <table:table-cell table:style-name="ce42" office:value-type="string" calcext:value-type="string">
              <text:p><text:span text:style-name="T1718">0,95</text:span></text:p>
            </table:table-cell>
            <table:table-cell table:number-columns-repeated="1024"/>
          </table:table-row>
          <table:table-row table:style-name="ro895">
            <table:table-cell table:style-name="ce40" office:value-type="string" calcext:value-type="string">
              <text:p><text:span text:style-name="T1719">swing</text:span></text:p>
            </table:table-cell>
            <table:table-cell table:style-name="ce41" table:formula="of:=VLOOKUP([.A79];[skills.A:skills.B];2;0)" office:value-type="string" calcext:value-type="string" office:string-value="Swing">
              <text:p>Swing</text:p>
            </table:table-cell>
            <table:table-cell table:style-name="ce40" office:value-type="string" calcext:value-type="string">
              <text:p><text:span text:style-name="T1720">damage</text:span></text:p>
            </table:table-cell>
            <table:table-cell table:style-name="ce43" office:value-type="float" calcext:value-type="float" office:value="5">
              <text:p>5</text:p>
            </table:table-cell>
            <table:table-cell table:style-name="ce43" office:value-type="float" calcext:value-type="float" office:value="7">
              <text:p>7</text:p>
            </table:table-cell>
            <table:table-cell table:style-name="ce43" office:value-type="float" calcext:value-type="float" office:value="9">
              <text:p>9</text:p>
            </table:table-cell>
            <table:table-cell table:style-name="ce43"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896">
            <table:table-cell table:style-name="ce40" office:value-type="string" calcext:value-type="string">
              <text:p><text:span text:style-name="T1721">swing</text:span></text:p>
            </table:table-cell>
            <table:table-cell table:style-name="ce41" table:formula="of:=VLOOKUP([.A80];[skills.A:skills.B];2;0)" office:value-type="string" calcext:value-type="string" office:string-value="Swing">
              <text:p>Swing</text:p>
            </table:table-cell>
            <table:table-cell table:style-name="ce40" office:value-type="string" calcext:value-type="string">
              <text:p><text:span text:style-name="T1722">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97">
            <table:table-cell office:value-type="string" calcext:value-type="string">
              <text:p><text:span text:style-name="T1723">thorns</text:span></text:p>
            </table:table-cell>
            <table:table-cell table:style-name="ce41" table:formula="of:=VLOOKUP([.A81];[skills.A:skills.B];2;0)" office:value-type="string" calcext:value-type="string" office:string-value="Thorns">
              <text:p>Thorns</text:p>
            </table:table-cell>
            <table:table-cell office:value-type="string" calcext:value-type="string">
              <text:p><text:span text:style-name="T1724">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898">
            <table:table-cell office:value-type="string" calcext:value-type="string">
              <text:p><text:span text:style-name="T1725">thorns</text:span></text:p>
            </table:table-cell>
            <table:table-cell table:style-name="ce41" table:formula="of:=VLOOKUP([.A82];[skills.A:skills.B];2;0)" office:value-type="string" calcext:value-type="string" office:string-value="Thorns">
              <text:p>Thorns</text:p>
            </table:table-cell>
            <table:table-cell office:value-type="string" calcext:value-type="string">
              <text:p><text:span text:style-name="T1726">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899">
            <table:table-cell office:value-type="string" calcext:value-type="string">
              <text:p><text:span text:style-name="T1727">thorns</text:span></text:p>
            </table:table-cell>
            <table:table-cell table:style-name="ce41" table:formula="of:=VLOOKUP([.A83];[skills.A:skills.B];2;0)" office:value-type="string" calcext:value-type="string" office:string-value="Thorns">
              <text:p>Thorns</text:p>
            </table:table-cell>
            <table:table-cell office:value-type="string" calcext:value-type="string">
              <text:p><text:span text:style-name="T1728">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00">
            <table:table-cell office:value-type="string" calcext:value-type="string">
              <text:p><text:span text:style-name="T1729">thorns</text:span></text:p>
            </table:table-cell>
            <table:table-cell table:style-name="ce41" table:formula="of:=VLOOKUP([.A84];[skills.A:skills.B];2;0)" office:value-type="string" calcext:value-type="string" office:string-value="Thorns">
              <text:p>Thorns</text:p>
            </table:table-cell>
            <table:table-cell office:value-type="string" calcext:value-type="string">
              <text:p><text:span text:style-name="T1730">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01">
            <table:table-cell table:number-columns-repeated="1024"/>
          </table:table-row>
          <table:table-row table:style-name="ro902">
            <table:table-cell table:number-columns-repeated="6"/>
            <table:table-cell table:style-name="ce46"/>
            <table:table-cell table:number-columns-repeated="1024"/>
          </table:table-row>
          <table:table-row table:style-name="ro903">
            <table:table-cell table:number-columns-repeated="1024"/>
          </table:table-row>
          <table:table-row table:number-rows-repeated="4" table:style-name="ro816">
            <table:table-cell table:number-columns-repeated="1024"/>
          </table:table-row>
          <table:table-row table:style-name="ro904">
            <table:table-cell/>
            <table:table-cell table:style-name="ce41"/>
            <table:table-cell table:number-columns-repeated="1024"/>
          </table:table-row>
          <table:table-row table:style-name="ro905">
            <table:table-cell table:number-columns-repeated="1024"/>
          </table:table-row>
          <table:table-row table:style-name="ro906">
            <table:table-cell table:number-columns-repeated="1024"/>
          </table:table-row>
          <table:table-row table:style-name="ro907">
            <table:table-cell table:number-columns-repeated="1024"/>
          </table:table-row>
          <table:table-row table:style-name="ro816">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09">
          <table:table-cell office:value-type="string" calcext:value-type="string">
            <text:p><text:span text:style-name="T1731">use_case_id</text:span></text:p>
          </table:table-cell>
          <table:table-cell office:value-type="string" calcext:value-type="string">
            <text:p><text:span text:style-name="T1732">use_case_name</text:span></text:p>
          </table:table-cell>
          <table:table-cell office:value-type="string" calcext:value-type="string">
            <text:p><text:span text:style-name="T1733">key</text:span></text:p>
          </table:table-cell>
          <table:table-cell office:value-type="string" calcext:value-type="string">
            <text:p><text:span text:style-name="T1734">value</text:span></text:p>
          </table:table-cell>
          <table:table-cell table:number-columns-repeated="1024"/>
        </table:table-row>
        <table:table-row table:style-name="ro910">
          <table:table-cell office:value-type="string" calcext:value-type="string">
            <text:p><text:span text:style-name="T1735">swing</text:span></text:p>
          </table:table-cell>
          <table:table-cell office:value-type="string" calcext:value-type="string">
            <text:p><text:span text:style-name="T1736">use_swing</text:span></text:p>
          </table:table-cell>
          <table:table-cell office:value-type="string" calcext:value-type="string">
            <text:p><text:span text:style-name="T1737">you on you</text:span></text:p>
          </table:table-cell>
          <table:table-cell office:value-type="string" calcext:value-type="string">
            <text:p><text:span text:style-name="T1738">You swing and hit yourself!</text:span></text:p>
          </table:table-cell>
          <table:table-cell table:number-columns-repeated="1024"/>
        </table:table-row>
        <table:table-row table:style-name="ro911">
          <table:table-cell office:value-type="string" calcext:value-type="string">
            <text:p><text:span text:style-name="T1739">swing</text:span></text:p>
          </table:table-cell>
          <table:table-cell office:value-type="string" calcext:value-type="string">
            <text:p><text:span text:style-name="T1740">use_swing</text:span></text:p>
          </table:table-cell>
          <table:table-cell office:value-type="string" calcext:value-type="string">
            <text:p><text:span text:style-name="T1741">you on other</text:span></text:p>
          </table:table-cell>
          <table:table-cell office:value-type="string" calcext:value-type="string">
            <text:p><text:span text:style-name="T1742">You swing and hit #OTHER#</text:span></text:p>
          </table:table-cell>
          <table:table-cell table:number-columns-repeated="1024"/>
        </table:table-row>
        <table:table-row table:style-name="ro912">
          <table:table-cell office:value-type="string" calcext:value-type="string">
            <text:p><text:span text:style-name="T1743">swing</text:span></text:p>
          </table:table-cell>
          <table:table-cell office:value-type="string" calcext:value-type="string">
            <text:p><text:span text:style-name="T1744">use_swing</text:span></text:p>
          </table:table-cell>
          <table:table-cell office:value-type="string" calcext:value-type="string">
            <text:p><text:span text:style-name="T1745">user on user</text:span></text:p>
          </table:table-cell>
          <table:table-cell office:value-type="string" calcext:value-type="string">
            <text:p><text:span text:style-name="T1746">#USER# swings and hits themselves!</text:span></text:p>
          </table:table-cell>
          <table:table-cell table:number-columns-repeated="1024"/>
        </table:table-row>
        <table:table-row table:style-name="ro913">
          <table:table-cell office:value-type="string" calcext:value-type="string">
            <text:p><text:span text:style-name="T1747">swing</text:span></text:p>
          </table:table-cell>
          <table:table-cell office:value-type="string" calcext:value-type="string">
            <text:p><text:span text:style-name="T1748">use_swing</text:span></text:p>
          </table:table-cell>
          <table:table-cell office:value-type="string" calcext:value-type="string">
            <text:p><text:span text:style-name="T1749">user on you</text:span></text:p>
          </table:table-cell>
          <table:table-cell office:value-type="string" calcext:value-type="string">
            <text:p><text:span text:style-name="T1750">#USER# swings and hits you!</text:span></text:p>
          </table:table-cell>
          <table:table-cell table:number-columns-repeated="1024"/>
        </table:table-row>
        <table:table-row table:style-name="ro914">
          <table:table-cell office:value-type="string" calcext:value-type="string">
            <text:p><text:span text:style-name="T1751">swing</text:span></text:p>
          </table:table-cell>
          <table:table-cell office:value-type="string" calcext:value-type="string">
            <text:p><text:span text:style-name="T1752">use_swing</text:span></text:p>
          </table:table-cell>
          <table:table-cell office:value-type="string" calcext:value-type="string">
            <text:p><text:span text:style-name="T1753">user on other</text:span></text:p>
          </table:table-cell>
          <table:table-cell office:value-type="string" calcext:value-type="string">
            <text:p><text:span text:style-name="T1754">#USER# swings and hits #OTHER#</text:span></text:p>
          </table:table-cell>
          <table:table-cell table:number-columns-repeated="1024"/>
        </table:table-row>
        <table:table-row table:style-name="ro915">
          <table:table-cell office:value-type="string" calcext:value-type="string">
            <text:p><text:span text:style-name="T1755">swing</text:span></text:p>
          </table:table-cell>
          <table:table-cell office:value-type="string" calcext:value-type="string">
            <text:p><text:span text:style-name="T1756">use_swing</text:span></text:p>
          </table:table-cell>
          <table:table-cell office:value-type="string" calcext:value-type="string">
            <text:p><text:span text:style-name="T1757">you on you fail</text:span></text:p>
          </table:table-cell>
          <table:table-cell office:value-type="string" calcext:value-type="string">
            <text:p><text:span text:style-name="T1758">You lose your footing while swinging at yourself!</text:span></text:p>
          </table:table-cell>
          <table:table-cell table:number-columns-repeated="1024"/>
        </table:table-row>
        <table:table-row table:style-name="ro916">
          <table:table-cell office:value-type="string" calcext:value-type="string">
            <text:p><text:span text:style-name="T1759">swing</text:span></text:p>
          </table:table-cell>
          <table:table-cell office:value-type="string" calcext:value-type="string">
            <text:p><text:span text:style-name="T1760">use_swing</text:span></text:p>
          </table:table-cell>
          <table:table-cell office:value-type="string" calcext:value-type="string">
            <text:p><text:span text:style-name="T1761">you on other fail</text:span></text:p>
          </table:table-cell>
          <table:table-cell office:value-type="string" calcext:value-type="string">
            <text:p><text:span text:style-name="T1762">You lose your footing while swinging at #OTHER#</text:span></text:p>
          </table:table-cell>
          <table:table-cell table:number-columns-repeated="1024"/>
        </table:table-row>
        <table:table-row table:style-name="ro917">
          <table:table-cell office:value-type="string" calcext:value-type="string">
            <text:p><text:span text:style-name="T1763">swing</text:span></text:p>
          </table:table-cell>
          <table:table-cell office:value-type="string" calcext:value-type="string">
            <text:p><text:span text:style-name="T1764">use_swing</text:span></text:p>
          </table:table-cell>
          <table:table-cell office:value-type="string" calcext:value-type="string">
            <text:p><text:span text:style-name="T1765">user on user fail</text:span></text:p>
          </table:table-cell>
          <table:table-cell office:value-type="string" calcext:value-type="string">
            <text:p><text:span text:style-name="T1766">#USER# loses their footing while swinging at themselves</text:span></text:p>
          </table:table-cell>
          <table:table-cell table:number-columns-repeated="1024"/>
        </table:table-row>
        <table:table-row table:style-name="ro918">
          <table:table-cell office:value-type="string" calcext:value-type="string">
            <text:p><text:span text:style-name="T1767">swing</text:span></text:p>
          </table:table-cell>
          <table:table-cell office:value-type="string" calcext:value-type="string">
            <text:p><text:span text:style-name="T1768">use_swing</text:span></text:p>
          </table:table-cell>
          <table:table-cell office:value-type="string" calcext:value-type="string">
            <text:p><text:span text:style-name="T1769">user on you fail</text:span></text:p>
          </table:table-cell>
          <table:table-cell office:value-type="string" calcext:value-type="string">
            <text:p><text:span text:style-name="T1770">#USER# loses their footing while swinging at you!</text:span></text:p>
          </table:table-cell>
          <table:table-cell table:number-columns-repeated="1024"/>
        </table:table-row>
        <table:table-row table:style-name="ro919">
          <table:table-cell office:value-type="string" calcext:value-type="string">
            <text:p><text:span text:style-name="T1771">swing</text:span></text:p>
          </table:table-cell>
          <table:table-cell office:value-type="string" calcext:value-type="string">
            <text:p><text:span text:style-name="T1772">use_swing</text:span></text:p>
          </table:table-cell>
          <table:table-cell office:value-type="string" calcext:value-type="string">
            <text:p><text:span text:style-name="T1773">user on other fail</text:span></text:p>
          </table:table-cell>
          <table:table-cell office:value-type="string" calcext:value-type="string">
            <text:p><text:span text:style-name="T1774">#USER# loses their footing while swinging at #OTHER#</text:span></text:p>
          </table:table-cell>
          <table:table-cell table:number-columns-repeated="1024"/>
        </table:table-row>
        <table:table-row table:style-name="ro920">
          <table:table-cell office:value-type="string" calcext:value-type="string">
            <text:p><text:span text:style-name="T1775">ethereal</text:span></text:p>
          </table:table-cell>
          <table:table-cell office:value-type="string" calcext:value-type="string">
            <text:p><text:span text:style-name="T1776">use_ethereal</text:span></text:p>
          </table:table-cell>
          <table:table-cell office:value-type="string" calcext:value-type="string">
            <text:p><text:span text:style-name="T1777">you on you</text:span></text:p>
          </table:table-cell>
          <table:table-cell office:value-type="string" calcext:value-type="string">
            <text:p><text:span text:style-name="T1778">You focus, and begin to fade</text:span></text:p>
          </table:table-cell>
          <table:table-cell table:number-columns-repeated="1024"/>
        </table:table-row>
        <table:table-row table:style-name="ro921">
          <table:table-cell office:value-type="string" calcext:value-type="string">
            <text:p><text:span text:style-name="T1779">ethereal</text:span></text:p>
          </table:table-cell>
          <table:table-cell office:value-type="string" calcext:value-type="string">
            <text:p><text:span text:style-name="T1780">use_ethereal</text:span></text:p>
          </table:table-cell>
          <table:table-cell office:value-type="string" calcext:value-type="string">
            <text:p><text:span text:style-name="T1781">you on other</text:span></text:p>
          </table:table-cell>
          <table:table-cell office:value-type="string" calcext:value-type="string">
            <text:p><text:span text:style-name="T1782">You focus, and #OTHER# begins to fade</text:span></text:p>
          </table:table-cell>
          <table:table-cell table:number-columns-repeated="1024"/>
        </table:table-row>
        <table:table-row table:style-name="ro922">
          <table:table-cell office:value-type="string" calcext:value-type="string">
            <text:p><text:span text:style-name="T1783">ethereal</text:span></text:p>
          </table:table-cell>
          <table:table-cell office:value-type="string" calcext:value-type="string">
            <text:p><text:span text:style-name="T1784">use_ethereal</text:span></text:p>
          </table:table-cell>
          <table:table-cell office:value-type="string" calcext:value-type="string">
            <text:p><text:span text:style-name="T1785">user on user</text:span></text:p>
          </table:table-cell>
          <table:table-cell office:value-type="string" calcext:value-type="string">
            <text:p><text:span text:style-name="T1786">#USER# focuses, and begins to fade</text:span></text:p>
          </table:table-cell>
          <table:table-cell table:number-columns-repeated="1024"/>
        </table:table-row>
        <table:table-row table:style-name="ro923">
          <table:table-cell office:value-type="string" calcext:value-type="string">
            <text:p><text:span text:style-name="T1787">ethereal</text:span></text:p>
          </table:table-cell>
          <table:table-cell office:value-type="string" calcext:value-type="string">
            <text:p><text:span text:style-name="T1788">use_ethereal</text:span></text:p>
          </table:table-cell>
          <table:table-cell office:value-type="string" calcext:value-type="string">
            <text:p><text:span text:style-name="T1789">user on you</text:span></text:p>
          </table:table-cell>
          <table:table-cell office:value-type="string" calcext:value-type="string">
            <text:p><text:span text:style-name="T1790">#USER# focuses, and you begin to fade</text:span></text:p>
          </table:table-cell>
          <table:table-cell table:number-columns-repeated="1024"/>
        </table:table-row>
        <table:table-row table:style-name="ro924">
          <table:table-cell office:value-type="string" calcext:value-type="string">
            <text:p><text:span text:style-name="T1791">ethereal</text:span></text:p>
          </table:table-cell>
          <table:table-cell office:value-type="string" calcext:value-type="string">
            <text:p><text:span text:style-name="T1792">use_ethereal</text:span></text:p>
          </table:table-cell>
          <table:table-cell office:value-type="string" calcext:value-type="string">
            <text:p><text:span text:style-name="T1793">user on other</text:span></text:p>
          </table:table-cell>
          <table:table-cell office:value-type="string" calcext:value-type="string">
            <text:p><text:span text:style-name="T1794">#USER# focuses, and #OTHER# begins to fade</text:span></text:p>
          </table:table-cell>
          <table:table-cell table:number-columns-repeated="1024"/>
        </table:table-row>
        <table:table-row table:style-name="ro925">
          <table:table-cell office:value-type="string" calcext:value-type="string">
            <text:p><text:span text:style-name="T1795">ethereal</text:span></text:p>
          </table:table-cell>
          <table:table-cell office:value-type="string" calcext:value-type="string">
            <text:p><text:span text:style-name="T1796">use_ethereal</text:span></text:p>
          </table:table-cell>
          <table:table-cell office:value-type="string" calcext:value-type="string">
            <text:p><text:span text:style-name="T1797">you on you fail</text:span></text:p>
          </table:table-cell>
          <table:table-cell office:value-type="string" calcext:value-type="string">
            <text:p><text:span text:style-name="T1798">You lose your focus</text:span></text:p>
          </table:table-cell>
          <table:table-cell table:number-columns-repeated="1024"/>
        </table:table-row>
        <table:table-row table:style-name="ro926">
          <table:table-cell office:value-type="string" calcext:value-type="string">
            <text:p><text:span text:style-name="T1799">ethereal</text:span></text:p>
          </table:table-cell>
          <table:table-cell office:value-type="string" calcext:value-type="string">
            <text:p><text:span text:style-name="T1800">use_ethereal</text:span></text:p>
          </table:table-cell>
          <table:table-cell office:value-type="string" calcext:value-type="string">
            <text:p><text:span text:style-name="T1801">you on other fail</text:span></text:p>
          </table:table-cell>
          <table:table-cell office:value-type="string" calcext:value-type="string">
            <text:p><text:span text:style-name="T1802">You lose your focus on #OTHER#</text:span></text:p>
          </table:table-cell>
          <table:table-cell table:number-columns-repeated="1024"/>
        </table:table-row>
        <table:table-row table:style-name="ro927">
          <table:table-cell office:value-type="string" calcext:value-type="string">
            <text:p><text:span text:style-name="T1803">ethereal</text:span></text:p>
          </table:table-cell>
          <table:table-cell office:value-type="string" calcext:value-type="string">
            <text:p><text:span text:style-name="T1804">use_ethereal</text:span></text:p>
          </table:table-cell>
          <table:table-cell office:value-type="string" calcext:value-type="string">
            <text:p><text:span text:style-name="T1805">user on user fail</text:span></text:p>
          </table:table-cell>
          <table:table-cell office:value-type="string" calcext:value-type="string">
            <text:p><text:span text:style-name="T1806">#USER# loses their focus</text:span></text:p>
          </table:table-cell>
          <table:table-cell table:number-columns-repeated="1024"/>
        </table:table-row>
        <table:table-row table:style-name="ro928">
          <table:table-cell office:value-type="string" calcext:value-type="string">
            <text:p><text:span text:style-name="T1807">ethereal</text:span></text:p>
          </table:table-cell>
          <table:table-cell office:value-type="string" calcext:value-type="string">
            <text:p><text:span text:style-name="T1808">use_ethereal</text:span></text:p>
          </table:table-cell>
          <table:table-cell office:value-type="string" calcext:value-type="string">
            <text:p><text:span text:style-name="T1809">user on you fail</text:span></text:p>
          </table:table-cell>
          <table:table-cell office:value-type="string" calcext:value-type="string">
            <text:p><text:span text:style-name="T1810">#USER# loses their focus on you</text:span></text:p>
          </table:table-cell>
          <table:table-cell table:number-columns-repeated="1024"/>
        </table:table-row>
        <table:table-row table:style-name="ro929">
          <table:table-cell office:value-type="string" calcext:value-type="string">
            <text:p><text:span text:style-name="T1811">ethereal</text:span></text:p>
          </table:table-cell>
          <table:table-cell office:value-type="string" calcext:value-type="string">
            <text:p><text:span text:style-name="T1812">use_ethereal</text:span></text:p>
          </table:table-cell>
          <table:table-cell office:value-type="string" calcext:value-type="string">
            <text:p><text:span text:style-name="T1813">user on other fail</text:span></text:p>
          </table:table-cell>
          <table:table-cell office:value-type="string" calcext:value-type="string">
            <text:p><text:span text:style-name="T1814">#USER# loses their focus on #OTHER#</text:span></text:p>
          </table:table-cell>
          <table:table-cell table:number-columns-repeated="1024"/>
        </table:table-row>
        <table:table-row table:style-name="ro930">
          <table:table-cell office:value-type="string" calcext:value-type="string">
            <text:p><text:span text:style-name="T1815">bash</text:span></text:p>
          </table:table-cell>
          <table:table-cell office:value-type="string" calcext:value-type="string">
            <text:p><text:span text:style-name="T1816">use_bash</text:span></text:p>
          </table:table-cell>
          <table:table-cell office:value-type="string" calcext:value-type="string">
            <text:p><text:span text:style-name="T1817">you on you</text:span></text:p>
          </table:table-cell>
          <table:table-cell office:value-type="string" calcext:value-type="string">
            <text:p><text:span text:style-name="T1818">You bash yourself</text:span></text:p>
          </table:table-cell>
          <table:table-cell table:number-columns-repeated="1024"/>
        </table:table-row>
        <table:table-row table:style-name="ro931">
          <table:table-cell office:value-type="string" calcext:value-type="string">
            <text:p><text:span text:style-name="T1819">bash</text:span></text:p>
          </table:table-cell>
          <table:table-cell office:value-type="string" calcext:value-type="string">
            <text:p><text:span text:style-name="T1820">use_bash</text:span></text:p>
          </table:table-cell>
          <table:table-cell office:value-type="string" calcext:value-type="string">
            <text:p><text:span text:style-name="T1821">you on other</text:span></text:p>
          </table:table-cell>
          <table:table-cell office:value-type="string" calcext:value-type="string">
            <text:p><text:span text:style-name="T1822">You bash #OTHER#</text:span></text:p>
          </table:table-cell>
          <table:table-cell table:number-columns-repeated="1024"/>
        </table:table-row>
        <table:table-row table:style-name="ro932">
          <table:table-cell office:value-type="string" calcext:value-type="string">
            <text:p><text:span text:style-name="T1823">bash</text:span></text:p>
          </table:table-cell>
          <table:table-cell office:value-type="string" calcext:value-type="string">
            <text:p><text:span text:style-name="T1824">use_bash</text:span></text:p>
          </table:table-cell>
          <table:table-cell office:value-type="string" calcext:value-type="string">
            <text:p><text:span text:style-name="T1825">user on user</text:span></text:p>
          </table:table-cell>
          <table:table-cell office:value-type="string" calcext:value-type="string">
            <text:p><text:span text:style-name="T1826">#USER# bashes themselves</text:span></text:p>
          </table:table-cell>
          <table:table-cell table:number-columns-repeated="1024"/>
        </table:table-row>
        <table:table-row table:style-name="ro933">
          <table:table-cell office:value-type="string" calcext:value-type="string">
            <text:p><text:span text:style-name="T1827">bash</text:span></text:p>
          </table:table-cell>
          <table:table-cell office:value-type="string" calcext:value-type="string">
            <text:p><text:span text:style-name="T1828">use_bash</text:span></text:p>
          </table:table-cell>
          <table:table-cell office:value-type="string" calcext:value-type="string">
            <text:p><text:span text:style-name="T1829">user on you</text:span></text:p>
          </table:table-cell>
          <table:table-cell office:value-type="string" calcext:value-type="string">
            <text:p><text:span text:style-name="T1830">#USER# bashes you</text:span></text:p>
          </table:table-cell>
          <table:table-cell table:number-columns-repeated="1024"/>
        </table:table-row>
        <table:table-row table:style-name="ro934">
          <table:table-cell office:value-type="string" calcext:value-type="string">
            <text:p><text:span text:style-name="T1831">bash</text:span></text:p>
          </table:table-cell>
          <table:table-cell office:value-type="string" calcext:value-type="string">
            <text:p><text:span text:style-name="T1832">use_bash</text:span></text:p>
          </table:table-cell>
          <table:table-cell office:value-type="string" calcext:value-type="string">
            <text:p><text:span text:style-name="T1833">user on other</text:span></text:p>
          </table:table-cell>
          <table:table-cell office:value-type="string" calcext:value-type="string">
            <text:p><text:span text:style-name="T1834">#USER# bashes #OTHER#</text:span></text:p>
          </table:table-cell>
          <table:table-cell table:number-columns-repeated="1024"/>
        </table:table-row>
        <table:table-row table:style-name="ro935">
          <table:table-cell office:value-type="string" calcext:value-type="string">
            <text:p><text:span text:style-name="T1835">bash</text:span></text:p>
          </table:table-cell>
          <table:table-cell office:value-type="string" calcext:value-type="string">
            <text:p><text:span text:style-name="T1836">use_bash</text:span></text:p>
          </table:table-cell>
          <table:table-cell office:value-type="string" calcext:value-type="string">
            <text:p><text:span text:style-name="T1837">you on you fail</text:span></text:p>
          </table:table-cell>
          <table:table-cell office:value-type="string" calcext:value-type="string">
            <text:p><text:span text:style-name="T1838">You fail to bash yourself</text:span></text:p>
          </table:table-cell>
          <table:table-cell table:number-columns-repeated="1024"/>
        </table:table-row>
        <table:table-row table:style-name="ro936">
          <table:table-cell office:value-type="string" calcext:value-type="string">
            <text:p><text:span text:style-name="T1839">bash</text:span></text:p>
          </table:table-cell>
          <table:table-cell office:value-type="string" calcext:value-type="string">
            <text:p><text:span text:style-name="T1840">use_bash</text:span></text:p>
          </table:table-cell>
          <table:table-cell office:value-type="string" calcext:value-type="string">
            <text:p><text:span text:style-name="T1841">you on other fail</text:span></text:p>
          </table:table-cell>
          <table:table-cell office:value-type="string" calcext:value-type="string">
            <text:p><text:span text:style-name="T1842">You fail to bash #OTHER#</text:span></text:p>
          </table:table-cell>
          <table:table-cell table:number-columns-repeated="1024"/>
        </table:table-row>
        <table:table-row table:style-name="ro937">
          <table:table-cell office:value-type="string" calcext:value-type="string">
            <text:p><text:span text:style-name="T1843">bash</text:span></text:p>
          </table:table-cell>
          <table:table-cell office:value-type="string" calcext:value-type="string">
            <text:p><text:span text:style-name="T1844">use_bash</text:span></text:p>
          </table:table-cell>
          <table:table-cell office:value-type="string" calcext:value-type="string">
            <text:p><text:span text:style-name="T1845">user on user fail</text:span></text:p>
          </table:table-cell>
          <table:table-cell office:value-type="string" calcext:value-type="string">
            <text:p><text:span text:style-name="T1846">#USER# fails to bash themselves</text:span></text:p>
          </table:table-cell>
          <table:table-cell table:number-columns-repeated="1024"/>
        </table:table-row>
        <table:table-row table:style-name="ro938">
          <table:table-cell office:value-type="string" calcext:value-type="string">
            <text:p><text:span text:style-name="T1847">bash</text:span></text:p>
          </table:table-cell>
          <table:table-cell office:value-type="string" calcext:value-type="string">
            <text:p><text:span text:style-name="T1848">use_bash</text:span></text:p>
          </table:table-cell>
          <table:table-cell office:value-type="string" calcext:value-type="string">
            <text:p><text:span text:style-name="T1849">user on you fail</text:span></text:p>
          </table:table-cell>
          <table:table-cell office:value-type="string" calcext:value-type="string">
            <text:p><text:span text:style-name="T1850">#USER# fails to bash you</text:span></text:p>
          </table:table-cell>
          <table:table-cell table:number-columns-repeated="1024"/>
        </table:table-row>
        <table:table-row table:style-name="ro939">
          <table:table-cell office:value-type="string" calcext:value-type="string">
            <text:p><text:span text:style-name="T1851">bash</text:span></text:p>
          </table:table-cell>
          <table:table-cell office:value-type="string" calcext:value-type="string">
            <text:p><text:span text:style-name="T1852">use_bash</text:span></text:p>
          </table:table-cell>
          <table:table-cell office:value-type="string" calcext:value-type="string">
            <text:p><text:span text:style-name="T1853">user on other fail</text:span></text:p>
          </table:table-cell>
          <table:table-cell office:value-type="string" calcext:value-type="string">
            <text:p><text:span text:style-name="T1854">#USER# fails to bash #OTHER#</text:span></text:p>
          </table:table-cell>
          <table:table-cell table:number-columns-repeated="1024"/>
        </table:table-row>
        <table:table-row table:style-name="ro940">
          <table:table-cell office:value-type="string" calcext:value-type="string">
            <text:p><text:span text:style-name="T1855">double whack</text:span></text:p>
          </table:table-cell>
          <table:table-cell office:value-type="string" calcext:value-type="string">
            <text:p><text:span text:style-name="T1856">use_double_whack</text:span></text:p>
          </table:table-cell>
          <table:table-cell office:value-type="string" calcext:value-type="string">
            <text:p><text:span text:style-name="T1857">you on you</text:span></text:p>
          </table:table-cell>
          <table:table-cell office:value-type="string" calcext:value-type="string">
            <text:p><text:span text:style-name="T1858">You whack and hit yourself!</text:span></text:p>
          </table:table-cell>
          <table:table-cell table:number-columns-repeated="1024"/>
        </table:table-row>
        <table:table-row table:style-name="ro941">
          <table:table-cell office:value-type="string" calcext:value-type="string">
            <text:p><text:span text:style-name="T1859">double whack</text:span></text:p>
          </table:table-cell>
          <table:table-cell office:value-type="string" calcext:value-type="string">
            <text:p><text:span text:style-name="T1860">use_double_whack</text:span></text:p>
          </table:table-cell>
          <table:table-cell office:value-type="string" calcext:value-type="string">
            <text:p><text:span text:style-name="T1861">you on other</text:span></text:p>
          </table:table-cell>
          <table:table-cell office:value-type="string" calcext:value-type="string">
            <text:p><text:span text:style-name="T1862">You whack and hit #OTHER#</text:span></text:p>
          </table:table-cell>
          <table:table-cell table:number-columns-repeated="1024"/>
        </table:table-row>
        <table:table-row table:style-name="ro942">
          <table:table-cell office:value-type="string" calcext:value-type="string">
            <text:p><text:span text:style-name="T1863">double whack</text:span></text:p>
          </table:table-cell>
          <table:table-cell office:value-type="string" calcext:value-type="string">
            <text:p><text:span text:style-name="T1864">use_double_whack</text:span></text:p>
          </table:table-cell>
          <table:table-cell office:value-type="string" calcext:value-type="string">
            <text:p><text:span text:style-name="T1865">user on user</text:span></text:p>
          </table:table-cell>
          <table:table-cell office:value-type="string" calcext:value-type="string">
            <text:p><text:span text:style-name="T1866">#USER# whacks and hits themselves!</text:span></text:p>
          </table:table-cell>
          <table:table-cell table:number-columns-repeated="1024"/>
        </table:table-row>
        <table:table-row table:style-name="ro943">
          <table:table-cell office:value-type="string" calcext:value-type="string">
            <text:p><text:span text:style-name="T1867">double whack</text:span></text:p>
          </table:table-cell>
          <table:table-cell office:value-type="string" calcext:value-type="string">
            <text:p><text:span text:style-name="T1868">use_double_whack</text:span></text:p>
          </table:table-cell>
          <table:table-cell office:value-type="string" calcext:value-type="string">
            <text:p><text:span text:style-name="T1869">user on you</text:span></text:p>
          </table:table-cell>
          <table:table-cell office:value-type="string" calcext:value-type="string">
            <text:p><text:span text:style-name="T1870">#USER# whacks and hits you!</text:span></text:p>
          </table:table-cell>
          <table:table-cell table:number-columns-repeated="1024"/>
        </table:table-row>
        <table:table-row table:style-name="ro944">
          <table:table-cell office:value-type="string" calcext:value-type="string">
            <text:p><text:span text:style-name="T1871">double whack</text:span></text:p>
          </table:table-cell>
          <table:table-cell office:value-type="string" calcext:value-type="string">
            <text:p><text:span text:style-name="T1872">use_double_whack</text:span></text:p>
          </table:table-cell>
          <table:table-cell office:value-type="string" calcext:value-type="string">
            <text:p><text:span text:style-name="T1873">user on other</text:span></text:p>
          </table:table-cell>
          <table:table-cell office:value-type="string" calcext:value-type="string">
            <text:p><text:span text:style-name="T1874">#USER# whacks and hits #OTHER#</text:span></text:p>
          </table:table-cell>
          <table:table-cell table:number-columns-repeated="1024"/>
        </table:table-row>
        <table:table-row table:style-name="ro945">
          <table:table-cell office:value-type="string" calcext:value-type="string">
            <text:p><text:span text:style-name="T1875">double whack</text:span></text:p>
          </table:table-cell>
          <table:table-cell office:value-type="string" calcext:value-type="string">
            <text:p><text:span text:style-name="T1876">use_double_whack</text:span></text:p>
          </table:table-cell>
          <table:table-cell office:value-type="string" calcext:value-type="string">
            <text:p><text:span text:style-name="T1877">you on you fail</text:span></text:p>
          </table:table-cell>
          <table:table-cell office:value-type="string" calcext:value-type="string">
            <text:p><text:span text:style-name="T1878">You lose your footing while whacking at yourself!</text:span></text:p>
          </table:table-cell>
          <table:table-cell table:number-columns-repeated="1024"/>
        </table:table-row>
        <table:table-row table:style-name="ro946">
          <table:table-cell office:value-type="string" calcext:value-type="string">
            <text:p><text:span text:style-name="T1879">double whack</text:span></text:p>
          </table:table-cell>
          <table:table-cell office:value-type="string" calcext:value-type="string">
            <text:p><text:span text:style-name="T1880">use_double_whack</text:span></text:p>
          </table:table-cell>
          <table:table-cell office:value-type="string" calcext:value-type="string">
            <text:p><text:span text:style-name="T1881">you on other fail</text:span></text:p>
          </table:table-cell>
          <table:table-cell office:value-type="string" calcext:value-type="string">
            <text:p><text:span text:style-name="T1882">You lose your footing while whacking at #OTHER#</text:span></text:p>
          </table:table-cell>
          <table:table-cell table:number-columns-repeated="1024"/>
        </table:table-row>
        <table:table-row table:style-name="ro947">
          <table:table-cell office:value-type="string" calcext:value-type="string">
            <text:p><text:span text:style-name="T1883">double whack</text:span></text:p>
          </table:table-cell>
          <table:table-cell office:value-type="string" calcext:value-type="string">
            <text:p><text:span text:style-name="T1884">use_double_whack</text:span></text:p>
          </table:table-cell>
          <table:table-cell office:value-type="string" calcext:value-type="string">
            <text:p><text:span text:style-name="T1885">user on user fail</text:span></text:p>
          </table:table-cell>
          <table:table-cell office:value-type="string" calcext:value-type="string">
            <text:p><text:span text:style-name="T1886">#USER# loses their footing while whacking at themselves</text:span></text:p>
          </table:table-cell>
          <table:table-cell table:number-columns-repeated="1024"/>
        </table:table-row>
        <table:table-row table:style-name="ro948">
          <table:table-cell office:value-type="string" calcext:value-type="string">
            <text:p><text:span text:style-name="T1887">double whack</text:span></text:p>
          </table:table-cell>
          <table:table-cell office:value-type="string" calcext:value-type="string">
            <text:p><text:span text:style-name="T1888">use_double_whack</text:span></text:p>
          </table:table-cell>
          <table:table-cell office:value-type="string" calcext:value-type="string">
            <text:p><text:span text:style-name="T1889">user on you fail</text:span></text:p>
          </table:table-cell>
          <table:table-cell office:value-type="string" calcext:value-type="string">
            <text:p><text:span text:style-name="T1890">#USER# loses their footing while whacking at you!</text:span></text:p>
          </table:table-cell>
          <table:table-cell table:number-columns-repeated="1024"/>
        </table:table-row>
        <table:table-row table:style-name="ro949">
          <table:table-cell office:value-type="string" calcext:value-type="string">
            <text:p><text:span text:style-name="T1891">double whack</text:span></text:p>
          </table:table-cell>
          <table:table-cell office:value-type="string" calcext:value-type="string">
            <text:p><text:span text:style-name="T1892">use_double_whack</text:span></text:p>
          </table:table-cell>
          <table:table-cell office:value-type="string" calcext:value-type="string">
            <text:p><text:span text:style-name="T1893">user on other fail</text:span></text:p>
          </table:table-cell>
          <table:table-cell office:value-type="string" calcext:value-type="string">
            <text:p><text:span text:style-name="T1894">#USER# loses their footing while whacking at #OTHER#</text:span></text:p>
          </table:table-cell>
          <table:table-cell table:number-columns-repeated="1024"/>
        </table:table-row>
        <table:table-row table:style-name="ro950">
          <table:table-cell office:value-type="string" calcext:value-type="string">
            <text:p><text:span text:style-name="T1895">smite</text:span></text:p>
          </table:table-cell>
          <table:table-cell office:value-type="string" calcext:value-type="string">
            <text:p><text:span text:style-name="T1896">use_smite</text:span></text:p>
          </table:table-cell>
          <table:table-cell office:value-type="string" calcext:value-type="string">
            <text:p><text:span text:style-name="T1897">you on you</text:span></text:p>
          </table:table-cell>
          <table:table-cell office:value-type="string" calcext:value-type="string">
            <text:p><text:span text:style-name="T1898">You smite yourself!</text:span></text:p>
          </table:table-cell>
          <table:table-cell table:number-columns-repeated="1024"/>
        </table:table-row>
        <table:table-row table:style-name="ro951">
          <table:table-cell office:value-type="string" calcext:value-type="string">
            <text:p><text:span text:style-name="T1899">smite</text:span></text:p>
          </table:table-cell>
          <table:table-cell office:value-type="string" calcext:value-type="string">
            <text:p><text:span text:style-name="T1900">use_smite</text:span></text:p>
          </table:table-cell>
          <table:table-cell office:value-type="string" calcext:value-type="string">
            <text:p><text:span text:style-name="T1901">you on other</text:span></text:p>
          </table:table-cell>
          <table:table-cell office:value-type="string" calcext:value-type="string">
            <text:p><text:span text:style-name="T1902">You smite #OTHER#</text:span></text:p>
          </table:table-cell>
          <table:table-cell table:number-columns-repeated="1024"/>
        </table:table-row>
        <table:table-row table:style-name="ro952">
          <table:table-cell office:value-type="string" calcext:value-type="string">
            <text:p><text:span text:style-name="T1903">smite</text:span></text:p>
          </table:table-cell>
          <table:table-cell office:value-type="string" calcext:value-type="string">
            <text:p><text:span text:style-name="T1904">use_smite</text:span></text:p>
          </table:table-cell>
          <table:table-cell office:value-type="string" calcext:value-type="string">
            <text:p><text:span text:style-name="T1905">user on user</text:span></text:p>
          </table:table-cell>
          <table:table-cell office:value-type="string" calcext:value-type="string">
            <text:p><text:span text:style-name="T1906">#USER# smites themselves!</text:span></text:p>
          </table:table-cell>
          <table:table-cell table:number-columns-repeated="1024"/>
        </table:table-row>
        <table:table-row table:style-name="ro953">
          <table:table-cell office:value-type="string" calcext:value-type="string">
            <text:p><text:span text:style-name="T1907">smite</text:span></text:p>
          </table:table-cell>
          <table:table-cell office:value-type="string" calcext:value-type="string">
            <text:p><text:span text:style-name="T1908">use_smite</text:span></text:p>
          </table:table-cell>
          <table:table-cell office:value-type="string" calcext:value-type="string">
            <text:p><text:span text:style-name="T1909">user on you</text:span></text:p>
          </table:table-cell>
          <table:table-cell office:value-type="string" calcext:value-type="string">
            <text:p><text:span text:style-name="T1910">#USER# smites you!</text:span></text:p>
          </table:table-cell>
          <table:table-cell table:number-columns-repeated="1024"/>
        </table:table-row>
        <table:table-row table:style-name="ro954">
          <table:table-cell office:value-type="string" calcext:value-type="string">
            <text:p><text:span text:style-name="T1911">smite</text:span></text:p>
          </table:table-cell>
          <table:table-cell office:value-type="string" calcext:value-type="string">
            <text:p><text:span text:style-name="T1912">use_smite</text:span></text:p>
          </table:table-cell>
          <table:table-cell office:value-type="string" calcext:value-type="string">
            <text:p><text:span text:style-name="T1913">user on other</text:span></text:p>
          </table:table-cell>
          <table:table-cell office:value-type="string" calcext:value-type="string">
            <text:p><text:span text:style-name="T1914">#USER# smites #OTHER#</text:span></text:p>
          </table:table-cell>
          <table:table-cell table:number-columns-repeated="1024"/>
        </table:table-row>
        <table:table-row table:style-name="ro955">
          <table:table-cell office:value-type="string" calcext:value-type="string">
            <text:p><text:span text:style-name="T1915">smite</text:span></text:p>
          </table:table-cell>
          <table:table-cell office:value-type="string" calcext:value-type="string">
            <text:p><text:span text:style-name="T1916">use_smite</text:span></text:p>
          </table:table-cell>
          <table:table-cell office:value-type="string" calcext:value-type="string">
            <text:p><text:span text:style-name="T1917">you on you fail</text:span></text:p>
          </table:table-cell>
          <table:table-cell office:value-type="string" calcext:value-type="string">
            <text:p><text:span text:style-name="T1918">You fail to smite yourself!</text:span></text:p>
          </table:table-cell>
          <table:table-cell table:number-columns-repeated="1024"/>
        </table:table-row>
        <table:table-row table:style-name="ro956">
          <table:table-cell office:value-type="string" calcext:value-type="string">
            <text:p><text:span text:style-name="T1919">smite</text:span></text:p>
          </table:table-cell>
          <table:table-cell office:value-type="string" calcext:value-type="string">
            <text:p><text:span text:style-name="T1920">use_smite</text:span></text:p>
          </table:table-cell>
          <table:table-cell office:value-type="string" calcext:value-type="string">
            <text:p><text:span text:style-name="T1921">you on other fail</text:span></text:p>
          </table:table-cell>
          <table:table-cell office:value-type="string" calcext:value-type="string">
            <text:p><text:span text:style-name="T1922">You fail to smite #OTHER#</text:span></text:p>
          </table:table-cell>
          <table:table-cell table:number-columns-repeated="1024"/>
        </table:table-row>
        <table:table-row table:style-name="ro957">
          <table:table-cell office:value-type="string" calcext:value-type="string">
            <text:p><text:span text:style-name="T1923">smite</text:span></text:p>
          </table:table-cell>
          <table:table-cell office:value-type="string" calcext:value-type="string">
            <text:p><text:span text:style-name="T1924">use_smite</text:span></text:p>
          </table:table-cell>
          <table:table-cell office:value-type="string" calcext:value-type="string">
            <text:p><text:span text:style-name="T1925">user on user fail</text:span></text:p>
          </table:table-cell>
          <table:table-cell office:value-type="string" calcext:value-type="string">
            <text:p><text:span text:style-name="T1926">#USER# fails to smites themselves</text:span></text:p>
          </table:table-cell>
          <table:table-cell table:number-columns-repeated="1024"/>
        </table:table-row>
        <table:table-row table:style-name="ro958">
          <table:table-cell office:value-type="string" calcext:value-type="string">
            <text:p><text:span text:style-name="T1927">smite</text:span></text:p>
          </table:table-cell>
          <table:table-cell office:value-type="string" calcext:value-type="string">
            <text:p><text:span text:style-name="T1928">use_smite</text:span></text:p>
          </table:table-cell>
          <table:table-cell office:value-type="string" calcext:value-type="string">
            <text:p><text:span text:style-name="T1929">user on you fail</text:span></text:p>
          </table:table-cell>
          <table:table-cell office:value-type="string" calcext:value-type="string">
            <text:p><text:span text:style-name="T1930">#USER# fails to smites you!</text:span></text:p>
          </table:table-cell>
          <table:table-cell table:number-columns-repeated="1024"/>
        </table:table-row>
        <table:table-row table:style-name="ro959">
          <table:table-cell office:value-type="string" calcext:value-type="string">
            <text:p><text:span text:style-name="T1931">smite</text:span></text:p>
          </table:table-cell>
          <table:table-cell office:value-type="string" calcext:value-type="string">
            <text:p><text:span text:style-name="T1932">use_smite</text:span></text:p>
          </table:table-cell>
          <table:table-cell office:value-type="string" calcext:value-type="string">
            <text:p><text:span text:style-name="T1933">user on other fail</text:span></text:p>
          </table:table-cell>
          <table:table-cell office:value-type="string" calcext:value-type="string">
            <text:p><text:span text:style-name="T1934">#USER# fails to smites #OTHER#</text:span></text:p>
          </table:table-cell>
          <table:table-cell table:number-columns-repeated="1024"/>
        </table:table-row>
        <table:table-row table:style-name="ro960">
          <table:table-cell office:value-type="string" calcext:value-type="string">
            <text:p><text:span text:style-name="T1935">cure light wounds</text:span></text:p>
          </table:table-cell>
          <table:table-cell office:value-type="string" calcext:value-type="string">
            <text:p><text:span text:style-name="T1936">use_cure_light_wounds</text:span></text:p>
          </table:table-cell>
          <table:table-cell office:value-type="string" calcext:value-type="string">
            <text:p><text:span text:style-name="T1937">you on you</text:span></text:p>
          </table:table-cell>
          <table:table-cell office:value-type="string" calcext:value-type="string">
            <text:p><text:span text:style-name="T1938">You pray for yourself</text:span></text:p>
          </table:table-cell>
          <table:table-cell table:number-columns-repeated="1024"/>
        </table:table-row>
        <table:table-row table:style-name="ro961">
          <table:table-cell office:value-type="string" calcext:value-type="string">
            <text:p><text:span text:style-name="T1939">cure light wounds</text:span></text:p>
          </table:table-cell>
          <table:table-cell office:value-type="string" calcext:value-type="string">
            <text:p><text:span text:style-name="T1940">use_cure_light_wounds</text:span></text:p>
          </table:table-cell>
          <table:table-cell office:value-type="string" calcext:value-type="string">
            <text:p><text:span text:style-name="T1941">you on other</text:span></text:p>
          </table:table-cell>
          <table:table-cell office:value-type="string" calcext:value-type="string">
            <text:p><text:span text:style-name="T1942">You pray for #OTHER#</text:span></text:p>
          </table:table-cell>
          <table:table-cell table:number-columns-repeated="1024"/>
        </table:table-row>
        <table:table-row table:style-name="ro962">
          <table:table-cell office:value-type="string" calcext:value-type="string">
            <text:p><text:span text:style-name="T1943">cure light wounds</text:span></text:p>
          </table:table-cell>
          <table:table-cell office:value-type="string" calcext:value-type="string">
            <text:p><text:span text:style-name="T1944">use_cure_light_wounds</text:span></text:p>
          </table:table-cell>
          <table:table-cell office:value-type="string" calcext:value-type="string">
            <text:p><text:span text:style-name="T1945">user on user</text:span></text:p>
          </table:table-cell>
          <table:table-cell office:value-type="string" calcext:value-type="string">
            <text:p><text:span text:style-name="T1946">#USER# prays for themselves</text:span></text:p>
          </table:table-cell>
          <table:table-cell table:number-columns-repeated="1024"/>
        </table:table-row>
        <table:table-row table:style-name="ro963">
          <table:table-cell office:value-type="string" calcext:value-type="string">
            <text:p><text:span text:style-name="T1947">cure light wounds</text:span></text:p>
          </table:table-cell>
          <table:table-cell office:value-type="string" calcext:value-type="string">
            <text:p><text:span text:style-name="T1948">use_cure_light_wounds</text:span></text:p>
          </table:table-cell>
          <table:table-cell office:value-type="string" calcext:value-type="string">
            <text:p><text:span text:style-name="T1949">user on you</text:span></text:p>
          </table:table-cell>
          <table:table-cell office:value-type="string" calcext:value-type="string">
            <text:p><text:span text:style-name="T1950">#USER# prays for you</text:span></text:p>
          </table:table-cell>
          <table:table-cell table:number-columns-repeated="1024"/>
        </table:table-row>
        <table:table-row table:style-name="ro964">
          <table:table-cell office:value-type="string" calcext:value-type="string">
            <text:p><text:span text:style-name="T1951">cure light wounds</text:span></text:p>
          </table:table-cell>
          <table:table-cell office:value-type="string" calcext:value-type="string">
            <text:p><text:span text:style-name="T1952">use_cure_light_wounds</text:span></text:p>
          </table:table-cell>
          <table:table-cell office:value-type="string" calcext:value-type="string">
            <text:p><text:span text:style-name="T1953">user on other</text:span></text:p>
          </table:table-cell>
          <table:table-cell office:value-type="string" calcext:value-type="string">
            <text:p><text:span text:style-name="T1954">#USER# prays for #OTHER#</text:span></text:p>
          </table:table-cell>
          <table:table-cell table:number-columns-repeated="1024"/>
        </table:table-row>
        <table:table-row table:style-name="ro965">
          <table:table-cell office:value-type="string" calcext:value-type="string">
            <text:p><text:span text:style-name="T1955">cure light wounds</text:span></text:p>
          </table:table-cell>
          <table:table-cell office:value-type="string" calcext:value-type="string">
            <text:p><text:span text:style-name="T1956">use_cure_light_wounds</text:span></text:p>
          </table:table-cell>
          <table:table-cell office:value-type="string" calcext:value-type="string">
            <text:p><text:span text:style-name="T1957">you on you fail</text:span></text:p>
          </table:table-cell>
          <table:table-cell office:value-type="string" calcext:value-type="string">
            <text:p><text:span text:style-name="T1958">You lose concentration while praying for yourself</text:span></text:p>
          </table:table-cell>
          <table:table-cell table:number-columns-repeated="1024"/>
        </table:table-row>
        <table:table-row table:style-name="ro966">
          <table:table-cell office:value-type="string" calcext:value-type="string">
            <text:p><text:span text:style-name="T1959">cure light wounds</text:span></text:p>
          </table:table-cell>
          <table:table-cell office:value-type="string" calcext:value-type="string">
            <text:p><text:span text:style-name="T1960">use_cure_light_wounds</text:span></text:p>
          </table:table-cell>
          <table:table-cell office:value-type="string" calcext:value-type="string">
            <text:p><text:span text:style-name="T1961">you on other fail</text:span></text:p>
          </table:table-cell>
          <table:table-cell office:value-type="string" calcext:value-type="string">
            <text:p><text:span text:style-name="T1962">You lose concentration while praying for #OTHER#</text:span></text:p>
          </table:table-cell>
          <table:table-cell table:number-columns-repeated="1024"/>
        </table:table-row>
        <table:table-row table:style-name="ro967">
          <table:table-cell office:value-type="string" calcext:value-type="string">
            <text:p><text:span text:style-name="T1963">cure light wounds</text:span></text:p>
          </table:table-cell>
          <table:table-cell office:value-type="string" calcext:value-type="string">
            <text:p><text:span text:style-name="T1964">use_cure_light_wounds</text:span></text:p>
          </table:table-cell>
          <table:table-cell office:value-type="string" calcext:value-type="string">
            <text:p><text:span text:style-name="T1965">user on user fail</text:span></text:p>
          </table:table-cell>
          <table:table-cell office:value-type="string" calcext:value-type="string">
            <text:p><text:span text:style-name="T1966">#USER# loses their concentration while praying for themselves</text:span></text:p>
          </table:table-cell>
          <table:table-cell table:number-columns-repeated="1024"/>
        </table:table-row>
        <table:table-row table:style-name="ro968">
          <table:table-cell office:value-type="string" calcext:value-type="string">
            <text:p><text:span text:style-name="T1967">cure light wounds</text:span></text:p>
          </table:table-cell>
          <table:table-cell office:value-type="string" calcext:value-type="string">
            <text:p><text:span text:style-name="T1968">use_cure_light_wounds</text:span></text:p>
          </table:table-cell>
          <table:table-cell office:value-type="string" calcext:value-type="string">
            <text:p><text:span text:style-name="T1969">user on you fail</text:span></text:p>
          </table:table-cell>
          <table:table-cell office:value-type="string" calcext:value-type="string">
            <text:p><text:span text:style-name="T1970">#USER# loses their concentration while praying for you</text:span></text:p>
          </table:table-cell>
          <table:table-cell table:number-columns-repeated="1024"/>
        </table:table-row>
        <table:table-row table:style-name="ro969">
          <table:table-cell office:value-type="string" calcext:value-type="string">
            <text:p><text:span text:style-name="T1971">cure light wounds</text:span></text:p>
          </table:table-cell>
          <table:table-cell office:value-type="string" calcext:value-type="string">
            <text:p><text:span text:style-name="T1972">use_cure_light_wounds</text:span></text:p>
          </table:table-cell>
          <table:table-cell office:value-type="string" calcext:value-type="string">
            <text:p><text:span text:style-name="T1973">user on other fail</text:span></text:p>
          </table:table-cell>
          <table:table-cell office:value-type="string" calcext:value-type="string">
            <text:p><text:span text:style-name="T1974">#USER# loses their concentration while praying for #OTHER#</text:span></text:p>
          </table:table-cell>
          <table:table-cell table:number-columns-repeated="1024"/>
        </table:table-row>
        <table:table-row table:style-name="ro970">
          <table:table-cell office:value-type="string" calcext:value-type="string">
            <text:p><text:span text:style-name="T1975">mage armor</text:span></text:p>
          </table:table-cell>
          <table:table-cell office:value-type="string" calcext:value-type="string">
            <text:p><text:span text:style-name="T1976">use_mage_armor</text:span></text:p>
          </table:table-cell>
          <table:table-cell office:value-type="string" calcext:value-type="string">
            <text:p><text:span text:style-name="T1977">you on you</text:span></text:p>
          </table:table-cell>
          <table:table-cell office:value-type="string" calcext:value-type="string">
            <text:p><text:span text:style-name="T1978">You focus a layer of magicka surrounds you</text:span></text:p>
          </table:table-cell>
          <table:table-cell table:number-columns-repeated="1024"/>
        </table:table-row>
        <table:table-row table:style-name="ro971">
          <table:table-cell office:value-type="string" calcext:value-type="string">
            <text:p><text:span text:style-name="T1979">mage armor</text:span></text:p>
          </table:table-cell>
          <table:table-cell office:value-type="string" calcext:value-type="string">
            <text:p><text:span text:style-name="T1980">use_mage_armor</text:span></text:p>
          </table:table-cell>
          <table:table-cell office:value-type="string" calcext:value-type="string">
            <text:p><text:span text:style-name="T1981">you on other</text:span></text:p>
          </table:table-cell>
          <table:table-cell office:value-type="string" calcext:value-type="string">
            <text:p><text:span text:style-name="T1982">You focus and a layer of magicka surrounds #OTHER#</text:span></text:p>
          </table:table-cell>
          <table:table-cell table:number-columns-repeated="1024"/>
        </table:table-row>
        <table:table-row table:style-name="ro972">
          <table:table-cell office:value-type="string" calcext:value-type="string">
            <text:p><text:span text:style-name="T1983">mage armor</text:span></text:p>
          </table:table-cell>
          <table:table-cell office:value-type="string" calcext:value-type="string">
            <text:p><text:span text:style-name="T1984">use_mage_armor</text:span></text:p>
          </table:table-cell>
          <table:table-cell office:value-type="string" calcext:value-type="string">
            <text:p><text:span text:style-name="T1985">user on user</text:span></text:p>
          </table:table-cell>
          <table:table-cell office:value-type="string" calcext:value-type="string">
            <text:p><text:span text:style-name="T1986">#USER# focuses and a layer of magicka surrounds them</text:span></text:p>
          </table:table-cell>
          <table:table-cell table:number-columns-repeated="1024"/>
        </table:table-row>
        <table:table-row table:style-name="ro973">
          <table:table-cell office:value-type="string" calcext:value-type="string">
            <text:p><text:span text:style-name="T1987">mage armor</text:span></text:p>
          </table:table-cell>
          <table:table-cell office:value-type="string" calcext:value-type="string">
            <text:p><text:span text:style-name="T1988">use_mage_armor</text:span></text:p>
          </table:table-cell>
          <table:table-cell office:value-type="string" calcext:value-type="string">
            <text:p><text:span text:style-name="T1989">user on you</text:span></text:p>
          </table:table-cell>
          <table:table-cell office:value-type="string" calcext:value-type="string">
            <text:p><text:span text:style-name="T1990">#USER# focuses and a layer of magicka surrounds you</text:span></text:p>
          </table:table-cell>
          <table:table-cell table:number-columns-repeated="1024"/>
        </table:table-row>
        <table:table-row table:style-name="ro974">
          <table:table-cell office:value-type="string" calcext:value-type="string">
            <text:p><text:span text:style-name="T1991">mage armor</text:span></text:p>
          </table:table-cell>
          <table:table-cell office:value-type="string" calcext:value-type="string">
            <text:p><text:span text:style-name="T1992">use_mage_armor</text:span></text:p>
          </table:table-cell>
          <table:table-cell office:value-type="string" calcext:value-type="string">
            <text:p><text:span text:style-name="T1993">user on other</text:span></text:p>
          </table:table-cell>
          <table:table-cell office:value-type="string" calcext:value-type="string">
            <text:p><text:span text:style-name="T1994">#USER# focuses and a layer of magicka surrounds #OTHER#</text:span></text:p>
          </table:table-cell>
          <table:table-cell table:number-columns-repeated="1024"/>
        </table:table-row>
        <table:table-row table:style-name="ro975">
          <table:table-cell office:value-type="string" calcext:value-type="string">
            <text:p><text:span text:style-name="T1995">mage armor</text:span></text:p>
          </table:table-cell>
          <table:table-cell office:value-type="string" calcext:value-type="string">
            <text:p><text:span text:style-name="T1996">use_mage_armor</text:span></text:p>
          </table:table-cell>
          <table:table-cell office:value-type="string" calcext:value-type="string">
            <text:p><text:span text:style-name="T1997">you on you fail</text:span></text:p>
          </table:table-cell>
          <table:table-cell office:value-type="string" calcext:value-type="string">
            <text:p><text:span text:style-name="T1998">You lose your focus</text:span></text:p>
          </table:table-cell>
          <table:table-cell table:number-columns-repeated="1024"/>
        </table:table-row>
        <table:table-row table:style-name="ro976">
          <table:table-cell office:value-type="string" calcext:value-type="string">
            <text:p><text:span text:style-name="T1999">mage armor</text:span></text:p>
          </table:table-cell>
          <table:table-cell office:value-type="string" calcext:value-type="string">
            <text:p><text:span text:style-name="T2000">use_mage_armor</text:span></text:p>
          </table:table-cell>
          <table:table-cell office:value-type="string" calcext:value-type="string">
            <text:p><text:span text:style-name="T2001">you on other fail</text:span></text:p>
          </table:table-cell>
          <table:table-cell office:value-type="string" calcext:value-type="string">
            <text:p><text:span text:style-name="T2002">You lose your focus on #OTHER#</text:span></text:p>
          </table:table-cell>
          <table:table-cell table:number-columns-repeated="1024"/>
        </table:table-row>
        <table:table-row table:style-name="ro977">
          <table:table-cell office:value-type="string" calcext:value-type="string">
            <text:p><text:span text:style-name="T2003">mage armor</text:span></text:p>
          </table:table-cell>
          <table:table-cell office:value-type="string" calcext:value-type="string">
            <text:p><text:span text:style-name="T2004">use_mage_armor</text:span></text:p>
          </table:table-cell>
          <table:table-cell office:value-type="string" calcext:value-type="string">
            <text:p><text:span text:style-name="T2005">user on user fail</text:span></text:p>
          </table:table-cell>
          <table:table-cell office:value-type="string" calcext:value-type="string">
            <text:p><text:span text:style-name="T2006">#USER# loses their focus</text:span></text:p>
          </table:table-cell>
          <table:table-cell table:number-columns-repeated="1024"/>
        </table:table-row>
        <table:table-row table:style-name="ro978">
          <table:table-cell office:value-type="string" calcext:value-type="string">
            <text:p><text:span text:style-name="T2007">mage armor</text:span></text:p>
          </table:table-cell>
          <table:table-cell office:value-type="string" calcext:value-type="string">
            <text:p><text:span text:style-name="T2008">use_mage_armor</text:span></text:p>
          </table:table-cell>
          <table:table-cell office:value-type="string" calcext:value-type="string">
            <text:p><text:span text:style-name="T2009">user on you fail</text:span></text:p>
          </table:table-cell>
          <table:table-cell office:value-type="string" calcext:value-type="string">
            <text:p><text:span text:style-name="T2010">#USER# loses their focus on you</text:span></text:p>
          </table:table-cell>
          <table:table-cell table:number-columns-repeated="1024"/>
        </table:table-row>
        <table:table-row table:style-name="ro979">
          <table:table-cell office:value-type="string" calcext:value-type="string">
            <text:p><text:span text:style-name="T2011">mage armor</text:span></text:p>
          </table:table-cell>
          <table:table-cell office:value-type="string" calcext:value-type="string">
            <text:p><text:span text:style-name="T2012">use_mage_armor</text:span></text:p>
          </table:table-cell>
          <table:table-cell office:value-type="string" calcext:value-type="string">
            <text:p><text:span text:style-name="T2013">user on other fail</text:span></text:p>
          </table:table-cell>
          <table:table-cell office:value-type="string" calcext:value-type="string">
            <text:p><text:span text:style-name="T2014">#USER# loses their focus on #OTHER#</text:span></text:p>
          </table:table-cell>
          <table:table-cell table:number-columns-repeated="1024"/>
        </table:table-row>
        <table:table-row table:style-name="ro980">
          <table:table-cell office:value-type="string" calcext:value-type="string">
            <text:p><text:span text:style-name="T2015">magic missile</text:span></text:p>
          </table:table-cell>
          <table:table-cell office:value-type="string" calcext:value-type="string">
            <text:p><text:span text:style-name="T2016">use_magic_missile</text:span></text:p>
          </table:table-cell>
          <table:table-cell office:value-type="string" calcext:value-type="string">
            <text:p><text:span text:style-name="T2017">you on you</text:span></text:p>
          </table:table-cell>
          <table:table-cell office:value-type="string" calcext:value-type="string">
            <text:p><text:span text:style-name="T2018">You point at yourself and fire a magical missile straight to your forehead!</text:span></text:p>
          </table:table-cell>
          <table:table-cell table:number-columns-repeated="1024"/>
        </table:table-row>
        <table:table-row table:style-name="ro981">
          <table:table-cell office:value-type="string" calcext:value-type="string">
            <text:p><text:span text:style-name="T2019">magic missile</text:span></text:p>
          </table:table-cell>
          <table:table-cell office:value-type="string" calcext:value-type="string">
            <text:p><text:span text:style-name="T2020">use_magic_missile</text:span></text:p>
          </table:table-cell>
          <table:table-cell office:value-type="string" calcext:value-type="string">
            <text:p><text:span text:style-name="T2021">you on other</text:span></text:p>
          </table:table-cell>
          <table:table-cell office:value-type="string" calcext:value-type="string">
            <text:p><text:span text:style-name="T2022">You point at #OTHER# and fire a magical missile into their chest!</text:span></text:p>
          </table:table-cell>
          <table:table-cell table:number-columns-repeated="1024"/>
        </table:table-row>
        <table:table-row table:style-name="ro982">
          <table:table-cell office:value-type="string" calcext:value-type="string">
            <text:p><text:span text:style-name="T2023">magic missile</text:span></text:p>
          </table:table-cell>
          <table:table-cell office:value-type="string" calcext:value-type="string">
            <text:p><text:span text:style-name="T2024">use_magic_missile</text:span></text:p>
          </table:table-cell>
          <table:table-cell office:value-type="string" calcext:value-type="string">
            <text:p><text:span text:style-name="T2025">user on user</text:span></text:p>
          </table:table-cell>
          <table:table-cell office:value-type="string" calcext:value-type="string">
            <text:p><text:span text:style-name="T2026">#USER# points at themselves and fires a magical missile straight into their forehead!</text:span></text:p>
          </table:table-cell>
          <table:table-cell table:number-columns-repeated="1024"/>
        </table:table-row>
        <table:table-row table:style-name="ro983">
          <table:table-cell office:value-type="string" calcext:value-type="string">
            <text:p><text:span text:style-name="T2027">magic missile</text:span></text:p>
          </table:table-cell>
          <table:table-cell office:value-type="string" calcext:value-type="string">
            <text:p><text:span text:style-name="T2028">use_magic_missile</text:span></text:p>
          </table:table-cell>
          <table:table-cell office:value-type="string" calcext:value-type="string">
            <text:p><text:span text:style-name="T2029">user on you</text:span></text:p>
          </table:table-cell>
          <table:table-cell office:value-type="string" calcext:value-type="string">
            <text:p><text:span text:style-name="T2030">#USER# points at you and fires a magical missile straight into your chest!</text:span></text:p>
          </table:table-cell>
          <table:table-cell table:number-columns-repeated="1024"/>
        </table:table-row>
        <table:table-row table:style-name="ro984">
          <table:table-cell office:value-type="string" calcext:value-type="string">
            <text:p><text:span text:style-name="T2031">magic missile</text:span></text:p>
          </table:table-cell>
          <table:table-cell office:value-type="string" calcext:value-type="string">
            <text:p><text:span text:style-name="T2032">use_magic_missile</text:span></text:p>
          </table:table-cell>
          <table:table-cell office:value-type="string" calcext:value-type="string">
            <text:p><text:span text:style-name="T2033">user on other</text:span></text:p>
          </table:table-cell>
          <table:table-cell office:value-type="string" calcext:value-type="string">
            <text:p><text:span text:style-name="T2034">#USER# points at #OTHER# and fires a magical missile straight into their chest!</text:span></text:p>
          </table:table-cell>
          <table:table-cell table:number-columns-repeated="1024"/>
        </table:table-row>
        <table:table-row table:style-name="ro985">
          <table:table-cell office:value-type="string" calcext:value-type="string">
            <text:p><text:span text:style-name="T2035">magic missile</text:span></text:p>
          </table:table-cell>
          <table:table-cell office:value-type="string" calcext:value-type="string">
            <text:p><text:span text:style-name="T2036">use_magic_missile</text:span></text:p>
          </table:table-cell>
          <table:table-cell office:value-type="string" calcext:value-type="string">
            <text:p><text:span text:style-name="T2037">you on you fail</text:span></text:p>
          </table:table-cell>
          <table:table-cell office:value-type="string" calcext:value-type="string">
            <text:p><text:span text:style-name="T2038">You lose your concentration while gathering energy to shoot yourself in the face</text:span></text:p>
          </table:table-cell>
          <table:table-cell table:number-columns-repeated="1024"/>
        </table:table-row>
        <table:table-row table:style-name="ro986">
          <table:table-cell office:value-type="string" calcext:value-type="string">
            <text:p><text:span text:style-name="T2039">magic missile</text:span></text:p>
          </table:table-cell>
          <table:table-cell office:value-type="string" calcext:value-type="string">
            <text:p><text:span text:style-name="T2040">use_magic_missile</text:span></text:p>
          </table:table-cell>
          <table:table-cell office:value-type="string" calcext:value-type="string">
            <text:p><text:span text:style-name="T2041">you on other fail</text:span></text:p>
          </table:table-cell>
          <table:table-cell office:value-type="string" calcext:value-type="string">
            <text:p><text:span text:style-name="T2042">You lose your concentration while gathering energy to fire a magical missile at #OTHER#</text:span></text:p>
          </table:table-cell>
          <table:table-cell table:number-columns-repeated="1024"/>
        </table:table-row>
        <table:table-row table:style-name="ro987">
          <table:table-cell office:value-type="string" calcext:value-type="string">
            <text:p><text:span text:style-name="T2043">magic missile</text:span></text:p>
          </table:table-cell>
          <table:table-cell office:value-type="string" calcext:value-type="string">
            <text:p><text:span text:style-name="T2044">use_magic_missile</text:span></text:p>
          </table:table-cell>
          <table:table-cell office:value-type="string" calcext:value-type="string">
            <text:p><text:span text:style-name="T2045">user on user fail</text:span></text:p>
          </table:table-cell>
          <table:table-cell office:value-type="string" calcext:value-type="string">
            <text:p><text:span text:style-name="T2046">#USER# loses their concentration while gathering energy to fire a magical missile at themselves?</text:span></text:p>
          </table:table-cell>
          <table:table-cell table:number-columns-repeated="1024"/>
        </table:table-row>
        <table:table-row table:style-name="ro988">
          <table:table-cell office:value-type="string" calcext:value-type="string">
            <text:p><text:span text:style-name="T2047">magic missile</text:span></text:p>
          </table:table-cell>
          <table:table-cell office:value-type="string" calcext:value-type="string">
            <text:p><text:span text:style-name="T2048">use_magic_missile</text:span></text:p>
          </table:table-cell>
          <table:table-cell office:value-type="string" calcext:value-type="string">
            <text:p><text:span text:style-name="T2049">user on you fail</text:span></text:p>
          </table:table-cell>
          <table:table-cell office:value-type="string" calcext:value-type="string">
            <text:p><text:span text:style-name="T2050">#USER# loses their concentration while attempting to fire a magical missile at you</text:span></text:p>
          </table:table-cell>
          <table:table-cell table:number-columns-repeated="1024"/>
        </table:table-row>
        <table:table-row table:style-name="ro989">
          <table:table-cell office:value-type="string" calcext:value-type="string">
            <text:p><text:span text:style-name="T2051">magic missile</text:span></text:p>
          </table:table-cell>
          <table:table-cell office:value-type="string" calcext:value-type="string">
            <text:p><text:span text:style-name="T2052">use_magic_missile</text:span></text:p>
          </table:table-cell>
          <table:table-cell office:value-type="string" calcext:value-type="string">
            <text:p><text:span text:style-name="T2053">user on other fail</text:span></text:p>
          </table:table-cell>
          <table:table-cell office:value-type="string" calcext:value-type="string">
            <text:p><text:span text:style-name="T2054">#USER# loses their concentration while attempting to fire a magical missile at #OTHER#</text:span></text:p>
          </table:table-cell>
          <table:table-cell table:number-columns-repeated="1024"/>
        </table:table-row>
        <table:table-row table:style-name="ro990">
          <table:table-cell office:value-type="string" calcext:value-type="string">
            <text:p><text:span text:style-name="T2055">nudge</text:span></text:p>
          </table:table-cell>
          <table:table-cell office:value-type="string" calcext:value-type="string">
            <text:p><text:span text:style-name="T2056">use_nudge</text:span></text:p>
          </table:table-cell>
          <table:table-cell office:value-type="string" calcext:value-type="string">
            <text:p><text:span text:style-name="T2057">you on you</text:span></text:p>
          </table:table-cell>
          <table:table-cell office:value-type="string" calcext:value-type="string">
            <text:p><text:span text:style-name="T2058">You nudge yourself!</text:span></text:p>
          </table:table-cell>
          <table:table-cell table:number-columns-repeated="1024"/>
        </table:table-row>
        <table:table-row table:style-name="ro991">
          <table:table-cell office:value-type="string" calcext:value-type="string">
            <text:p><text:span text:style-name="T2059">nudge</text:span></text:p>
          </table:table-cell>
          <table:table-cell office:value-type="string" calcext:value-type="string">
            <text:p><text:span text:style-name="T2060">use_nudge</text:span></text:p>
          </table:table-cell>
          <table:table-cell office:value-type="string" calcext:value-type="string">
            <text:p><text:span text:style-name="T2061">you on other</text:span></text:p>
          </table:table-cell>
          <table:table-cell office:value-type="string" calcext:value-type="string">
            <text:p><text:span text:style-name="T2062">You nudge #OTHER#</text:span></text:p>
          </table:table-cell>
          <table:table-cell table:number-columns-repeated="1024"/>
        </table:table-row>
        <table:table-row table:style-name="ro992">
          <table:table-cell office:value-type="string" calcext:value-type="string">
            <text:p><text:span text:style-name="T2063">nudge</text:span></text:p>
          </table:table-cell>
          <table:table-cell office:value-type="string" calcext:value-type="string">
            <text:p><text:span text:style-name="T2064">use_nudge</text:span></text:p>
          </table:table-cell>
          <table:table-cell office:value-type="string" calcext:value-type="string">
            <text:p><text:span text:style-name="T2065">user on user</text:span></text:p>
          </table:table-cell>
          <table:table-cell office:value-type="string" calcext:value-type="string">
            <text:p><text:span text:style-name="T2066">#USER# nudges themselves!</text:span></text:p>
          </table:table-cell>
          <table:table-cell table:number-columns-repeated="1024"/>
        </table:table-row>
        <table:table-row table:style-name="ro993">
          <table:table-cell office:value-type="string" calcext:value-type="string">
            <text:p><text:span text:style-name="T2067">nudge</text:span></text:p>
          </table:table-cell>
          <table:table-cell office:value-type="string" calcext:value-type="string">
            <text:p><text:span text:style-name="T2068">use_nudge</text:span></text:p>
          </table:table-cell>
          <table:table-cell office:value-type="string" calcext:value-type="string">
            <text:p><text:span text:style-name="T2069">user on you</text:span></text:p>
          </table:table-cell>
          <table:table-cell office:value-type="string" calcext:value-type="string">
            <text:p><text:span text:style-name="T2070">#USER# nudges you!</text:span></text:p>
          </table:table-cell>
          <table:table-cell table:number-columns-repeated="1024"/>
        </table:table-row>
        <table:table-row table:style-name="ro994">
          <table:table-cell office:value-type="string" calcext:value-type="string">
            <text:p><text:span text:style-name="T2071">nudge</text:span></text:p>
          </table:table-cell>
          <table:table-cell office:value-type="string" calcext:value-type="string">
            <text:p><text:span text:style-name="T2072">use_nudge</text:span></text:p>
          </table:table-cell>
          <table:table-cell office:value-type="string" calcext:value-type="string">
            <text:p><text:span text:style-name="T2073">user on other</text:span></text:p>
          </table:table-cell>
          <table:table-cell office:value-type="string" calcext:value-type="string">
            <text:p><text:span text:style-name="T2074">#USER# nudges #OTHER#</text:span></text:p>
          </table:table-cell>
          <table:table-cell table:number-columns-repeated="1024"/>
        </table:table-row>
        <table:table-row table:style-name="ro995">
          <table:table-cell office:value-type="string" calcext:value-type="string">
            <text:p><text:span text:style-name="T2075">nudge</text:span></text:p>
          </table:table-cell>
          <table:table-cell office:value-type="string" calcext:value-type="string">
            <text:p><text:span text:style-name="T2076">use_nudge</text:span></text:p>
          </table:table-cell>
          <table:table-cell office:value-type="string" calcext:value-type="string">
            <text:p><text:span text:style-name="T2077">you on you fail</text:span></text:p>
          </table:table-cell>
          <table:table-cell office:value-type="string" calcext:value-type="string">
            <text:p><text:span text:style-name="T2078">You fails to nudge yourself!</text:span></text:p>
          </table:table-cell>
          <table:table-cell table:number-columns-repeated="1024"/>
        </table:table-row>
        <table:table-row table:style-name="ro996">
          <table:table-cell office:value-type="string" calcext:value-type="string">
            <text:p><text:span text:style-name="T2079">nudge</text:span></text:p>
          </table:table-cell>
          <table:table-cell office:value-type="string" calcext:value-type="string">
            <text:p><text:span text:style-name="T2080">use_nudge</text:span></text:p>
          </table:table-cell>
          <table:table-cell office:value-type="string" calcext:value-type="string">
            <text:p><text:span text:style-name="T2081">you on other fail</text:span></text:p>
          </table:table-cell>
          <table:table-cell office:value-type="string" calcext:value-type="string">
            <text:p><text:span text:style-name="T2082">You fails to nudge #OTHER#</text:span></text:p>
          </table:table-cell>
          <table:table-cell table:number-columns-repeated="1024"/>
        </table:table-row>
        <table:table-row table:style-name="ro997">
          <table:table-cell office:value-type="string" calcext:value-type="string">
            <text:p><text:span text:style-name="T2083">nudge</text:span></text:p>
          </table:table-cell>
          <table:table-cell office:value-type="string" calcext:value-type="string">
            <text:p><text:span text:style-name="T2084">use_nudge</text:span></text:p>
          </table:table-cell>
          <table:table-cell office:value-type="string" calcext:value-type="string">
            <text:p><text:span text:style-name="T2085">user on user fail</text:span></text:p>
          </table:table-cell>
          <table:table-cell office:value-type="string" calcext:value-type="string">
            <text:p><text:span text:style-name="T2086">#USER# fails to nudge themselves</text:span></text:p>
          </table:table-cell>
          <table:table-cell table:number-columns-repeated="1024"/>
        </table:table-row>
        <table:table-row table:style-name="ro998">
          <table:table-cell office:value-type="string" calcext:value-type="string">
            <text:p><text:span text:style-name="T2087">nudge</text:span></text:p>
          </table:table-cell>
          <table:table-cell office:value-type="string" calcext:value-type="string">
            <text:p><text:span text:style-name="T2088">use_nudge</text:span></text:p>
          </table:table-cell>
          <table:table-cell office:value-type="string" calcext:value-type="string">
            <text:p><text:span text:style-name="T2089">user on you fail</text:span></text:p>
          </table:table-cell>
          <table:table-cell office:value-type="string" calcext:value-type="string">
            <text:p><text:span text:style-name="T2090">#USER# fails to nudge you!</text:span></text:p>
          </table:table-cell>
          <table:table-cell table:number-columns-repeated="1024"/>
        </table:table-row>
        <table:table-row table:style-name="ro999">
          <table:table-cell office:value-type="string" calcext:value-type="string">
            <text:p><text:span text:style-name="T2091">nudge</text:span></text:p>
          </table:table-cell>
          <table:table-cell office:value-type="string" calcext:value-type="string">
            <text:p><text:span text:style-name="T2092">use_nudge</text:span></text:p>
          </table:table-cell>
          <table:table-cell office:value-type="string" calcext:value-type="string">
            <text:p><text:span text:style-name="T2093">user on other fail</text:span></text:p>
          </table:table-cell>
          <table:table-cell office:value-type="string" calcext:value-type="string">
            <text:p><text:span text:style-name="T2094">#USER# fails to nudge #OTHER#</text:span></text:p>
          </table:table-cell>
          <table:table-cell table:number-columns-repeated="1024"/>
        </table:table-row>
        <table:table-row table:style-name="ro1000">
          <table:table-cell office:value-type="string" calcext:value-type="string">
            <text:p><text:span text:style-name="T2095">potion</text:span></text:p>
          </table:table-cell>
          <table:table-cell office:value-type="string" calcext:value-type="string">
            <text:p><text:span text:style-name="T2096">use_potion</text:span></text:p>
          </table:table-cell>
          <table:table-cell office:value-type="string" calcext:value-type="string">
            <text:p><text:span text:style-name="T2097">you on you</text:span></text:p>
          </table:table-cell>
          <table:table-cell office:value-type="string" calcext:value-type="string">
            <text:p><text:span text:style-name="T2098">You drink the vile liquid</text:span></text:p>
          </table:table-cell>
          <table:table-cell table:number-columns-repeated="1024"/>
        </table:table-row>
        <table:table-row table:style-name="ro1001">
          <table:table-cell office:value-type="string" calcext:value-type="string">
            <text:p><text:span text:style-name="T2099">potion</text:span></text:p>
          </table:table-cell>
          <table:table-cell office:value-type="string" calcext:value-type="string">
            <text:p><text:span text:style-name="T2100">use_potion</text:span></text:p>
          </table:table-cell>
          <table:table-cell office:value-type="string" calcext:value-type="string">
            <text:p><text:span text:style-name="T2101">you on other</text:span></text:p>
          </table:table-cell>
          <table:table-cell office:value-type="string" calcext:value-type="string">
            <text:p><text:span text:style-name="T2102">You splash the vile liquid on #OTHER#</text:span></text:p>
          </table:table-cell>
          <table:table-cell table:number-columns-repeated="1024"/>
        </table:table-row>
        <table:table-row table:style-name="ro1002">
          <table:table-cell office:value-type="string" calcext:value-type="string">
            <text:p><text:span text:style-name="T2103">potion</text:span></text:p>
          </table:table-cell>
          <table:table-cell office:value-type="string" calcext:value-type="string">
            <text:p><text:span text:style-name="T2104">use_potion</text:span></text:p>
          </table:table-cell>
          <table:table-cell office:value-type="string" calcext:value-type="string">
            <text:p><text:span text:style-name="T2105">user on user</text:span></text:p>
          </table:table-cell>
          <table:table-cell office:value-type="string" calcext:value-type="string">
            <text:p><text:span text:style-name="T2106">#USER# drinks the vile liquid</text:span></text:p>
          </table:table-cell>
          <table:table-cell table:number-columns-repeated="1024"/>
        </table:table-row>
        <table:table-row table:style-name="ro1003">
          <table:table-cell office:value-type="string" calcext:value-type="string">
            <text:p><text:span text:style-name="T2107">potion</text:span></text:p>
          </table:table-cell>
          <table:table-cell office:value-type="string" calcext:value-type="string">
            <text:p><text:span text:style-name="T2108">use_potion</text:span></text:p>
          </table:table-cell>
          <table:table-cell office:value-type="string" calcext:value-type="string">
            <text:p><text:span text:style-name="T2109">user on you</text:span></text:p>
          </table:table-cell>
          <table:table-cell office:value-type="string" calcext:value-type="string">
            <text:p><text:span text:style-name="T2110">#USER# splashes the vile liquid on you</text:span></text:p>
          </table:table-cell>
          <table:table-cell table:number-columns-repeated="1024"/>
        </table:table-row>
        <table:table-row table:style-name="ro1004">
          <table:table-cell office:value-type="string" calcext:value-type="string">
            <text:p><text:span text:style-name="T2111">potion</text:span></text:p>
          </table:table-cell>
          <table:table-cell office:value-type="string" calcext:value-type="string">
            <text:p><text:span text:style-name="T2112">use_potion</text:span></text:p>
          </table:table-cell>
          <table:table-cell office:value-type="string" calcext:value-type="string">
            <text:p><text:span text:style-name="T2113">user on other</text:span></text:p>
          </table:table-cell>
          <table:table-cell office:value-type="string" calcext:value-type="string">
            <text:p><text:span text:style-name="T2114">#USER# splashes the vile liquid on #OTHER#</text:span></text:p>
          </table:table-cell>
          <table:table-cell table:number-columns-repeated="1024"/>
        </table:table-row>
        <table:table-row table:style-name="ro1005">
          <table:table-cell office:value-type="string" calcext:value-type="string">
            <text:p><text:span text:style-name="T2115">potion</text:span></text:p>
          </table:table-cell>
          <table:table-cell office:value-type="string" calcext:value-type="string">
            <text:p><text:span text:style-name="T2116">use_potion</text:span></text:p>
          </table:table-cell>
          <table:table-cell office:value-type="string" calcext:value-type="string">
            <text:p><text:span text:style-name="T2117">you on you fail</text:span></text:p>
          </table:table-cell>
          <table:table-cell office:value-type="string" calcext:value-type="string">
            <text:p><text:span text:style-name="T2118">You fumble and the vile liquid splashes onto the ground</text:span></text:p>
          </table:table-cell>
          <table:table-cell table:number-columns-repeated="1024"/>
        </table:table-row>
        <table:table-row table:style-name="ro1006">
          <table:table-cell office:value-type="string" calcext:value-type="string">
            <text:p><text:span text:style-name="T2119">potion</text:span></text:p>
          </table:table-cell>
          <table:table-cell office:value-type="string" calcext:value-type="string">
            <text:p><text:span text:style-name="T2120">use_potion</text:span></text:p>
          </table:table-cell>
          <table:table-cell office:value-type="string" calcext:value-type="string">
            <text:p><text:span text:style-name="T2121">you on other fail</text:span></text:p>
          </table:table-cell>
          <table:table-cell office:value-type="string" calcext:value-type="string">
            <text:p><text:span text:style-name="T2122">You fumble and the vile liquid splashes onto the ground</text:span></text:p>
          </table:table-cell>
          <table:table-cell table:number-columns-repeated="1024"/>
        </table:table-row>
        <table:table-row table:style-name="ro1007">
          <table:table-cell office:value-type="string" calcext:value-type="string">
            <text:p><text:span text:style-name="T2123">potion</text:span></text:p>
          </table:table-cell>
          <table:table-cell office:value-type="string" calcext:value-type="string">
            <text:p><text:span text:style-name="T2124">use_potion</text:span></text:p>
          </table:table-cell>
          <table:table-cell office:value-type="string" calcext:value-type="string">
            <text:p><text:span text:style-name="T2125">user on user fail</text:span></text:p>
          </table:table-cell>
          <table:table-cell office:value-type="string" calcext:value-type="string">
            <text:p><text:span text:style-name="T2126">#USER# fumbles and the vile liquid splashes onto the ground</text:span></text:p>
          </table:table-cell>
          <table:table-cell table:number-columns-repeated="1024"/>
        </table:table-row>
        <table:table-row table:style-name="ro1008">
          <table:table-cell office:value-type="string" calcext:value-type="string">
            <text:p><text:span text:style-name="T2127">potion</text:span></text:p>
          </table:table-cell>
          <table:table-cell office:value-type="string" calcext:value-type="string">
            <text:p><text:span text:style-name="T2128">use_potion</text:span></text:p>
          </table:table-cell>
          <table:table-cell office:value-type="string" calcext:value-type="string">
            <text:p><text:span text:style-name="T2129">user on you fail</text:span></text:p>
          </table:table-cell>
          <table:table-cell office:value-type="string" calcext:value-type="string">
            <text:p><text:span text:style-name="T2130">#USER# fumbles and the vile liquid splashes onto the ground</text:span></text:p>
          </table:table-cell>
          <table:table-cell table:number-columns-repeated="1024"/>
        </table:table-row>
        <table:table-row table:style-name="ro1009">
          <table:table-cell office:value-type="string" calcext:value-type="string">
            <text:p><text:span text:style-name="T2131">potion</text:span></text:p>
          </table:table-cell>
          <table:table-cell office:value-type="string" calcext:value-type="string">
            <text:p><text:span text:style-name="T2132">use_potion</text:span></text:p>
          </table:table-cell>
          <table:table-cell office:value-type="string" calcext:value-type="string">
            <text:p><text:span text:style-name="T2133">user on other fail</text:span></text:p>
          </table:table-cell>
          <table:table-cell office:value-type="string" calcext:value-type="string">
            <text:p><text:span text:style-name="T2134">#USER# fumbles and the vile liquid splashes onto the ground</text:span></text:p>
          </table:table-cell>
          <table:table-cell table:number-columns-repeated="1024"/>
        </table:table-row>
        <table:table-row table:style-name="ro1010">
          <table:table-cell office:value-type="string" calcext:value-type="string">
            <text:p><text:span text:style-name="T2135">scroll</text:span></text:p>
          </table:table-cell>
          <table:table-cell office:value-type="string" calcext:value-type="string">
            <text:p><text:span text:style-name="T2136">use_scroll</text:span></text:p>
          </table:table-cell>
          <table:table-cell office:value-type="string" calcext:value-type="string">
            <text:p><text:span text:style-name="T2137">you on you</text:span></text:p>
          </table:table-cell>
          <table:table-cell office:value-type="string" calcext:value-type="string">
            <text:p><text:span text:style-name="T2138">You recite the scroll</text:span></text:p>
          </table:table-cell>
          <table:table-cell table:number-columns-repeated="1024"/>
        </table:table-row>
        <table:table-row table:style-name="ro1011">
          <table:table-cell office:value-type="string" calcext:value-type="string">
            <text:p><text:span text:style-name="T2139">scroll</text:span></text:p>
          </table:table-cell>
          <table:table-cell office:value-type="string" calcext:value-type="string">
            <text:p><text:span text:style-name="T2140">use_scroll</text:span></text:p>
          </table:table-cell>
          <table:table-cell office:value-type="string" calcext:value-type="string">
            <text:p><text:span text:style-name="T2141">you on other</text:span></text:p>
          </table:table-cell>
          <table:table-cell office:value-type="string" calcext:value-type="string">
            <text:p><text:span text:style-name="T2142">You recite the scroll at #OTHER#</text:span></text:p>
          </table:table-cell>
          <table:table-cell table:number-columns-repeated="1024"/>
        </table:table-row>
        <table:table-row table:style-name="ro1012">
          <table:table-cell office:value-type="string" calcext:value-type="string">
            <text:p><text:span text:style-name="T2143">scroll</text:span></text:p>
          </table:table-cell>
          <table:table-cell office:value-type="string" calcext:value-type="string">
            <text:p><text:span text:style-name="T2144">use_scroll</text:span></text:p>
          </table:table-cell>
          <table:table-cell office:value-type="string" calcext:value-type="string">
            <text:p><text:span text:style-name="T2145">user on user</text:span></text:p>
          </table:table-cell>
          <table:table-cell office:value-type="string" calcext:value-type="string">
            <text:p><text:span text:style-name="T2146">#USER# recites a scroll</text:span></text:p>
          </table:table-cell>
          <table:table-cell table:number-columns-repeated="1024"/>
        </table:table-row>
        <table:table-row table:style-name="ro1013">
          <table:table-cell office:value-type="string" calcext:value-type="string">
            <text:p><text:span text:style-name="T2147">scroll</text:span></text:p>
          </table:table-cell>
          <table:table-cell office:value-type="string" calcext:value-type="string">
            <text:p><text:span text:style-name="T2148">use_scroll</text:span></text:p>
          </table:table-cell>
          <table:table-cell office:value-type="string" calcext:value-type="string">
            <text:p><text:span text:style-name="T2149">user on you</text:span></text:p>
          </table:table-cell>
          <table:table-cell office:value-type="string" calcext:value-type="string">
            <text:p><text:span text:style-name="T2150">#USER# recites a scroll at you</text:span></text:p>
          </table:table-cell>
          <table:table-cell table:number-columns-repeated="1024"/>
        </table:table-row>
        <table:table-row table:style-name="ro1014">
          <table:table-cell office:value-type="string" calcext:value-type="string">
            <text:p><text:span text:style-name="T2151">scroll</text:span></text:p>
          </table:table-cell>
          <table:table-cell office:value-type="string" calcext:value-type="string">
            <text:p><text:span text:style-name="T2152">use_scroll</text:span></text:p>
          </table:table-cell>
          <table:table-cell office:value-type="string" calcext:value-type="string">
            <text:p><text:span text:style-name="T2153">user on other</text:span></text:p>
          </table:table-cell>
          <table:table-cell office:value-type="string" calcext:value-type="string">
            <text:p><text:span text:style-name="T2154">#USER# recites the scroll at #OTHER#</text:span></text:p>
          </table:table-cell>
          <table:table-cell table:number-columns-repeated="1024"/>
        </table:table-row>
        <table:table-row table:style-name="ro1015">
          <table:table-cell office:value-type="string" calcext:value-type="string">
            <text:p><text:span text:style-name="T2155">scroll</text:span></text:p>
          </table:table-cell>
          <table:table-cell office:value-type="string" calcext:value-type="string">
            <text:p><text:span text:style-name="T2156">use_scroll</text:span></text:p>
          </table:table-cell>
          <table:table-cell office:value-type="string" calcext:value-type="string">
            <text:p><text:span text:style-name="T2157">you on you fail</text:span></text:p>
          </table:table-cell>
          <table:table-cell office:value-type="string" calcext:value-type="string">
            <text:p><text:span text:style-name="T2158">You choke on your words as you recite the scroll</text:span></text:p>
          </table:table-cell>
          <table:table-cell table:number-columns-repeated="1024"/>
        </table:table-row>
        <table:table-row table:style-name="ro1016">
          <table:table-cell office:value-type="string" calcext:value-type="string">
            <text:p><text:span text:style-name="T2159">scroll</text:span></text:p>
          </table:table-cell>
          <table:table-cell office:value-type="string" calcext:value-type="string">
            <text:p><text:span text:style-name="T2160">use_scroll</text:span></text:p>
          </table:table-cell>
          <table:table-cell office:value-type="string" calcext:value-type="string">
            <text:p><text:span text:style-name="T2161">you on other fail</text:span></text:p>
          </table:table-cell>
          <table:table-cell office:value-type="string" calcext:value-type="string">
            <text:p><text:span text:style-name="T2162">You choke on your words as you recite the scroll</text:span></text:p>
          </table:table-cell>
          <table:table-cell table:number-columns-repeated="1024"/>
        </table:table-row>
        <table:table-row table:style-name="ro1017">
          <table:table-cell office:value-type="string" calcext:value-type="string">
            <text:p><text:span text:style-name="T2163">scroll</text:span></text:p>
          </table:table-cell>
          <table:table-cell office:value-type="string" calcext:value-type="string">
            <text:p><text:span text:style-name="T2164">use_scroll</text:span></text:p>
          </table:table-cell>
          <table:table-cell office:value-type="string" calcext:value-type="string">
            <text:p><text:span text:style-name="T2165">user on user fail</text:span></text:p>
          </table:table-cell>
          <table:table-cell office:value-type="string" calcext:value-type="string">
            <text:p><text:span text:style-name="T2166">#USER# chokes on their words as they recite the scroll</text:span></text:p>
          </table:table-cell>
          <table:table-cell table:number-columns-repeated="1024"/>
        </table:table-row>
        <table:table-row table:style-name="ro1018">
          <table:table-cell office:value-type="string" calcext:value-type="string">
            <text:p><text:span text:style-name="T2167">scroll</text:span></text:p>
          </table:table-cell>
          <table:table-cell office:value-type="string" calcext:value-type="string">
            <text:p><text:span text:style-name="T2168">use_scroll</text:span></text:p>
          </table:table-cell>
          <table:table-cell office:value-type="string" calcext:value-type="string">
            <text:p><text:span text:style-name="T2169">user on you fail</text:span></text:p>
          </table:table-cell>
          <table:table-cell office:value-type="string" calcext:value-type="string">
            <text:p><text:span text:style-name="T2170">#USER# chokes on their words as they recite the scroll</text:span></text:p>
          </table:table-cell>
          <table:table-cell table:number-columns-repeated="1024"/>
        </table:table-row>
        <table:table-row table:style-name="ro1019">
          <table:table-cell office:value-type="string" calcext:value-type="string">
            <text:p><text:span text:style-name="T2171">scroll</text:span></text:p>
          </table:table-cell>
          <table:table-cell office:value-type="string" calcext:value-type="string">
            <text:p><text:span text:style-name="T2172">use_scroll</text:span></text:p>
          </table:table-cell>
          <table:table-cell office:value-type="string" calcext:value-type="string">
            <text:p><text:span text:style-name="T2173">user on other fail</text:span></text:p>
          </table:table-cell>
          <table:table-cell office:value-type="string" calcext:value-type="string">
            <text:p><text:span text:style-name="T2174">#USER# chokes on their words as they recite the scroll</text:span></text:p>
          </table:table-cell>
          <table:table-cell table:number-columns-repeated="1024"/>
        </table:table-row>
        <table:table-row table:style-name="ro1020">
          <table:table-cell office:value-type="string" calcext:value-type="string">
            <text:p><text:span text:style-name="T2175">holy arrow</text:span></text:p>
          </table:table-cell>
          <table:table-cell office:value-type="string" calcext:value-type="string">
            <text:p><text:span text:style-name="T2176">use_holy_arrow</text:span></text:p>
          </table:table-cell>
          <table:table-cell office:value-type="string" calcext:value-type="string">
            <text:p><text:span text:style-name="T2177">you on you</text:span></text:p>
          </table:table-cell>
          <table:table-cell office:value-type="string" calcext:value-type="string">
            <text:p><text:span text:style-name="T2178">You conjure a bow of holy flames, you fire straight down shooting yourself in the foot!</text:span></text:p>
          </table:table-cell>
          <table:table-cell table:number-columns-repeated="1024"/>
        </table:table-row>
        <table:table-row table:style-name="ro1021">
          <table:table-cell office:value-type="string" calcext:value-type="string">
            <text:p><text:span text:style-name="T2179">holy arrow</text:span></text:p>
          </table:table-cell>
          <table:table-cell office:value-type="string" calcext:value-type="string">
            <text:p><text:span text:style-name="T2180">use_holy_arrow</text:span></text:p>
          </table:table-cell>
          <table:table-cell office:value-type="string" calcext:value-type="string">
            <text:p><text:span text:style-name="T2181">you on other</text:span></text:p>
          </table:table-cell>
          <table:table-cell office:value-type="string" calcext:value-type="string">
            <text:p><text:span text:style-name="T2182">You conjure a bow of holy flames, you aim and hit #OTHER#!</text:span></text:p>
          </table:table-cell>
          <table:table-cell table:number-columns-repeated="1024"/>
        </table:table-row>
        <table:table-row table:style-name="ro1022">
          <table:table-cell office:value-type="string" calcext:value-type="string">
            <text:p><text:span text:style-name="T2183">holy arrow</text:span></text:p>
          </table:table-cell>
          <table:table-cell office:value-type="string" calcext:value-type="string">
            <text:p><text:span text:style-name="T2184">use_holy_arrow</text:span></text:p>
          </table:table-cell>
          <table:table-cell office:value-type="string" calcext:value-type="string">
            <text:p><text:span text:style-name="T2185">user on user</text:span></text:p>
          </table:table-cell>
          <table:table-cell office:value-type="string" calcext:value-type="string">
            <text:p><text:span text:style-name="T2186">#USER# conjures a bow of holy flames, they fire straight down and shoot themselves in the foot!</text:span></text:p>
          </table:table-cell>
          <table:table-cell table:number-columns-repeated="1024"/>
        </table:table-row>
        <table:table-row table:style-name="ro1023">
          <table:table-cell office:value-type="string" calcext:value-type="string">
            <text:p><text:span text:style-name="T2187">holy arrow</text:span></text:p>
          </table:table-cell>
          <table:table-cell office:value-type="string" calcext:value-type="string">
            <text:p><text:span text:style-name="T2188">use_holy_arrow</text:span></text:p>
          </table:table-cell>
          <table:table-cell office:value-type="string" calcext:value-type="string">
            <text:p><text:span text:style-name="T2189">user on you</text:span></text:p>
          </table:table-cell>
          <table:table-cell office:value-type="string" calcext:value-type="string">
            <text:p><text:span text:style-name="T2190">#USER# conjures a bow of holy flames, they aim and hit you!</text:span></text:p>
          </table:table-cell>
          <table:table-cell table:number-columns-repeated="1024"/>
        </table:table-row>
        <table:table-row table:style-name="ro1024">
          <table:table-cell office:value-type="string" calcext:value-type="string">
            <text:p><text:span text:style-name="T2191">holy arrow</text:span></text:p>
          </table:table-cell>
          <table:table-cell office:value-type="string" calcext:value-type="string">
            <text:p><text:span text:style-name="T2192">use_holy_arrow</text:span></text:p>
          </table:table-cell>
          <table:table-cell office:value-type="string" calcext:value-type="string">
            <text:p><text:span text:style-name="T2193">user on other</text:span></text:p>
          </table:table-cell>
          <table:table-cell office:value-type="string" calcext:value-type="string">
            <text:p><text:span text:style-name="T2194">#USER# conjures a bow of holy flames, they aim and hit #OTHER#!</text:span></text:p>
          </table:table-cell>
          <table:table-cell table:number-columns-repeated="1024"/>
        </table:table-row>
        <table:table-row table:style-name="ro1025">
          <table:table-cell office:value-type="string" calcext:value-type="string">
            <text:p><text:span text:style-name="T2195">holy arrow</text:span></text:p>
          </table:table-cell>
          <table:table-cell office:value-type="string" calcext:value-type="string">
            <text:p><text:span text:style-name="T2196">use_holy_arrow</text:span></text:p>
          </table:table-cell>
          <table:table-cell office:value-type="string" calcext:value-type="string">
            <text:p><text:span text:style-name="T2197">you on you fail</text:span></text:p>
          </table:table-cell>
          <table:table-cell office:value-type="string" calcext:value-type="string">
            <text:p><text:span text:style-name="T2198">You mimic the movements of an archer, but nothing happens.</text:span></text:p>
          </table:table-cell>
          <table:table-cell table:number-columns-repeated="1024"/>
        </table:table-row>
        <table:table-row table:style-name="ro1026">
          <table:table-cell office:value-type="string" calcext:value-type="string">
            <text:p><text:span text:style-name="T2199">holy arrow</text:span></text:p>
          </table:table-cell>
          <table:table-cell office:value-type="string" calcext:value-type="string">
            <text:p><text:span text:style-name="T2200">use_holy_arrow</text:span></text:p>
          </table:table-cell>
          <table:table-cell office:value-type="string" calcext:value-type="string">
            <text:p><text:span text:style-name="T2201">you on other fail</text:span></text:p>
          </table:table-cell>
          <table:table-cell office:value-type="string" calcext:value-type="string">
            <text:p><text:span text:style-name="T2202">You mimic the movements of an archer, but nothing happens.</text:span></text:p>
          </table:table-cell>
          <table:table-cell table:number-columns-repeated="1024"/>
        </table:table-row>
        <table:table-row table:style-name="ro1027">
          <table:table-cell office:value-type="string" calcext:value-type="string">
            <text:p><text:span text:style-name="T2203">holy arrow</text:span></text:p>
          </table:table-cell>
          <table:table-cell office:value-type="string" calcext:value-type="string">
            <text:p><text:span text:style-name="T2204">use_holy_arrow</text:span></text:p>
          </table:table-cell>
          <table:table-cell office:value-type="string" calcext:value-type="string">
            <text:p><text:span text:style-name="T2205">user on user fail</text:span></text:p>
          </table:table-cell>
          <table:table-cell office:value-type="string" calcext:value-type="string">
            <text:p><text:span text:style-name="T2206">#USER# mimics the movements of an archer.</text:span></text:p>
          </table:table-cell>
          <table:table-cell table:number-columns-repeated="1024"/>
        </table:table-row>
        <table:table-row table:style-name="ro1028">
          <table:table-cell office:value-type="string" calcext:value-type="string">
            <text:p><text:span text:style-name="T2207">holy arrow</text:span></text:p>
          </table:table-cell>
          <table:table-cell office:value-type="string" calcext:value-type="string">
            <text:p><text:span text:style-name="T2208">use_holy_arrow</text:span></text:p>
          </table:table-cell>
          <table:table-cell office:value-type="string" calcext:value-type="string">
            <text:p><text:span text:style-name="T2209">user on you fail</text:span></text:p>
          </table:table-cell>
          <table:table-cell office:value-type="string" calcext:value-type="string">
            <text:p><text:span text:style-name="T2210">#USER# mimics the movements of an archer.</text:span></text:p>
          </table:table-cell>
          <table:table-cell table:number-columns-repeated="1024"/>
        </table:table-row>
        <table:table-row table:style-name="ro1029">
          <table:table-cell office:value-type="string" calcext:value-type="string">
            <text:p><text:span text:style-name="T2211">holy arrow</text:span></text:p>
          </table:table-cell>
          <table:table-cell office:value-type="string" calcext:value-type="string">
            <text:p><text:span text:style-name="T2212">use_holy_arrow</text:span></text:p>
          </table:table-cell>
          <table:table-cell office:value-type="string" calcext:value-type="string">
            <text:p><text:span text:style-name="T2213">user on other fail</text:span></text:p>
          </table:table-cell>
          <table:table-cell office:value-type="string" calcext:value-type="string">
            <text:p><text:span text:style-name="T2214">#USER# mimics the movements of an archer.</text:span></text:p>
          </table:table-cell>
          <table:table-cell table:number-columns-repeated="1024"/>
        </table:table-row>
        <table:table-row table:style-name="ro1030">
          <table:table-cell office:value-type="string" calcext:value-type="string">
            <text:p><text:span text:style-name="T2215">mana bolt</text:span></text:p>
          </table:table-cell>
          <table:table-cell office:value-type="string" calcext:value-type="string">
            <text:p><text:span text:style-name="T2216">use_mana_bolt</text:span></text:p>
          </table:table-cell>
          <table:table-cell office:value-type="string" calcext:value-type="string">
            <text:p><text:span text:style-name="T2217">you on you</text:span></text:p>
          </table:table-cell>
          <table:table-cell office:value-type="string" calcext:value-type="string">
            <text:p><text:span text:style-name="T2218">You fire a mana bolt and hit yourself!</text:span></text:p>
          </table:table-cell>
          <table:table-cell table:number-columns-repeated="1024"/>
        </table:table-row>
        <table:table-row table:style-name="ro1031">
          <table:table-cell office:value-type="string" calcext:value-type="string">
            <text:p><text:span text:style-name="T2219">mana bolt</text:span></text:p>
          </table:table-cell>
          <table:table-cell office:value-type="string" calcext:value-type="string">
            <text:p><text:span text:style-name="T2220">use_mana_bolt</text:span></text:p>
          </table:table-cell>
          <table:table-cell office:value-type="string" calcext:value-type="string">
            <text:p><text:span text:style-name="T2221">you on other</text:span></text:p>
          </table:table-cell>
          <table:table-cell office:value-type="string" calcext:value-type="string">
            <text:p><text:span text:style-name="T2222">You fire a mana bolt and hit #OTHER#</text:span></text:p>
          </table:table-cell>
          <table:table-cell table:number-columns-repeated="1024"/>
        </table:table-row>
        <table:table-row table:style-name="ro1032">
          <table:table-cell office:value-type="string" calcext:value-type="string">
            <text:p><text:span text:style-name="T2223">mana bolt</text:span></text:p>
          </table:table-cell>
          <table:table-cell office:value-type="string" calcext:value-type="string">
            <text:p><text:span text:style-name="T2224">use_mana_bolt</text:span></text:p>
          </table:table-cell>
          <table:table-cell office:value-type="string" calcext:value-type="string">
            <text:p><text:span text:style-name="T2225">user on user</text:span></text:p>
          </table:table-cell>
          <table:table-cell office:value-type="string" calcext:value-type="string">
            <text:p><text:span text:style-name="T2226">#USER# fires a mana bolt and hits themselves!</text:span></text:p>
          </table:table-cell>
          <table:table-cell table:number-columns-repeated="1024"/>
        </table:table-row>
        <table:table-row table:style-name="ro1033">
          <table:table-cell office:value-type="string" calcext:value-type="string">
            <text:p><text:span text:style-name="T2227">mana bolt</text:span></text:p>
          </table:table-cell>
          <table:table-cell office:value-type="string" calcext:value-type="string">
            <text:p><text:span text:style-name="T2228">use_mana_bolt</text:span></text:p>
          </table:table-cell>
          <table:table-cell office:value-type="string" calcext:value-type="string">
            <text:p><text:span text:style-name="T2229">user on you</text:span></text:p>
          </table:table-cell>
          <table:table-cell office:value-type="string" calcext:value-type="string">
            <text:p><text:span text:style-name="T2230">#USER# fires a mana bolt and hits you!</text:span></text:p>
          </table:table-cell>
          <table:table-cell table:number-columns-repeated="1024"/>
        </table:table-row>
        <table:table-row table:style-name="ro1034">
          <table:table-cell office:value-type="string" calcext:value-type="string">
            <text:p><text:span text:style-name="T2231">mana bolt</text:span></text:p>
          </table:table-cell>
          <table:table-cell office:value-type="string" calcext:value-type="string">
            <text:p><text:span text:style-name="T2232">use_mana_bolt</text:span></text:p>
          </table:table-cell>
          <table:table-cell office:value-type="string" calcext:value-type="string">
            <text:p><text:span text:style-name="T2233">user on other</text:span></text:p>
          </table:table-cell>
          <table:table-cell office:value-type="string" calcext:value-type="string">
            <text:p><text:span text:style-name="T2234">#USER# fires a mana bolt and hits #OTHER#</text:span></text:p>
          </table:table-cell>
          <table:table-cell table:number-columns-repeated="1024"/>
        </table:table-row>
        <table:table-row table:style-name="ro1035">
          <table:table-cell office:value-type="string" calcext:value-type="string">
            <text:p><text:span text:style-name="T2235">mana bolt</text:span></text:p>
          </table:table-cell>
          <table:table-cell office:value-type="string" calcext:value-type="string">
            <text:p><text:span text:style-name="T2236">use_mana_bolt</text:span></text:p>
          </table:table-cell>
          <table:table-cell office:value-type="string" calcext:value-type="string">
            <text:p><text:span text:style-name="T2237">you on you fail</text:span></text:p>
          </table:table-cell>
          <table:table-cell office:value-type="string" calcext:value-type="string">
            <text:p><text:span text:style-name="T2238">You lose your concentration while gathering energy to shoot yourself in the face</text:span></text:p>
          </table:table-cell>
          <table:table-cell table:number-columns-repeated="1024"/>
        </table:table-row>
        <table:table-row table:style-name="ro1036">
          <table:table-cell office:value-type="string" calcext:value-type="string">
            <text:p><text:span text:style-name="T2239">mana bolt</text:span></text:p>
          </table:table-cell>
          <table:table-cell office:value-type="string" calcext:value-type="string">
            <text:p><text:span text:style-name="T2240">use_mana_bolt</text:span></text:p>
          </table:table-cell>
          <table:table-cell office:value-type="string" calcext:value-type="string">
            <text:p><text:span text:style-name="T2241">you on other fail</text:span></text:p>
          </table:table-cell>
          <table:table-cell office:value-type="string" calcext:value-type="string">
            <text:p><text:span text:style-name="T2242">You lose your concentration while gathering energy to fire a mana bolt at #OTHER#</text:span></text:p>
          </table:table-cell>
          <table:table-cell table:number-columns-repeated="1024"/>
        </table:table-row>
        <table:table-row table:style-name="ro1037">
          <table:table-cell office:value-type="string" calcext:value-type="string">
            <text:p><text:span text:style-name="T2243">mana bolt</text:span></text:p>
          </table:table-cell>
          <table:table-cell office:value-type="string" calcext:value-type="string">
            <text:p><text:span text:style-name="T2244">use_mana_bolt</text:span></text:p>
          </table:table-cell>
          <table:table-cell office:value-type="string" calcext:value-type="string">
            <text:p><text:span text:style-name="T2245">user on user fail</text:span></text:p>
          </table:table-cell>
          <table:table-cell office:value-type="string" calcext:value-type="string">
            <text:p><text:span text:style-name="T2246">#USER# loses their concentration while gathering energy to something at themselves?</text:span></text:p>
          </table:table-cell>
          <table:table-cell table:number-columns-repeated="1024"/>
        </table:table-row>
        <table:table-row table:style-name="ro1038">
          <table:table-cell office:value-type="string" calcext:value-type="string">
            <text:p><text:span text:style-name="T2247">mana bolt</text:span></text:p>
          </table:table-cell>
          <table:table-cell office:value-type="string" calcext:value-type="string">
            <text:p><text:span text:style-name="T2248">use_mana_bolt</text:span></text:p>
          </table:table-cell>
          <table:table-cell office:value-type="string" calcext:value-type="string">
            <text:p><text:span text:style-name="T2249">user on you fail</text:span></text:p>
          </table:table-cell>
          <table:table-cell office:value-type="string" calcext:value-type="string">
            <text:p><text:span text:style-name="T2250">#USER# loses their concentration while attempting something</text:span></text:p>
          </table:table-cell>
          <table:table-cell table:number-columns-repeated="1024"/>
        </table:table-row>
        <table:table-row table:style-name="ro1039">
          <table:table-cell office:value-type="string" calcext:value-type="string">
            <text:p><text:span text:style-name="T2251">mana bolt</text:span></text:p>
          </table:table-cell>
          <table:table-cell office:value-type="string" calcext:value-type="string">
            <text:p><text:span text:style-name="T2252">use_mana_bolt</text:span></text:p>
          </table:table-cell>
          <table:table-cell office:value-type="string" calcext:value-type="string">
            <text:p><text:span text:style-name="T2253">user on other fail</text:span></text:p>
          </table:table-cell>
          <table:table-cell office:value-type="string" calcext:value-type="string">
            <text:p><text:span text:style-name="T2254">#USER# loses their concentration while attempting something? at #OTHER#</text:span></text:p>
          </table:table-cell>
          <table:table-cell table:number-columns-repeated="1024"/>
        </table:table-row>
        <table:table-row table:style-name="ro1040">
          <table:table-cell office:value-type="string" calcext:value-type="string">
            <text:p><text:span text:style-name="T2255">bite</text:span></text:p>
          </table:table-cell>
          <table:table-cell office:value-type="string" calcext:value-type="string">
            <text:p><text:span text:style-name="T2256">use_bite</text:span></text:p>
          </table:table-cell>
          <table:table-cell office:value-type="string" calcext:value-type="string">
            <text:p><text:span text:style-name="T2257">you on you</text:span></text:p>
          </table:table-cell>
          <table:table-cell office:value-type="string" calcext:value-type="string">
            <text:p><text:span text:style-name="T2258">You bite yourself.</text:span></text:p>
          </table:table-cell>
          <table:table-cell table:number-columns-repeated="1024"/>
        </table:table-row>
        <table:table-row table:style-name="ro1041">
          <table:table-cell office:value-type="string" calcext:value-type="string">
            <text:p><text:span text:style-name="T2259">bite</text:span></text:p>
          </table:table-cell>
          <table:table-cell office:value-type="string" calcext:value-type="string">
            <text:p><text:span text:style-name="T2260">use_bite</text:span></text:p>
          </table:table-cell>
          <table:table-cell office:value-type="string" calcext:value-type="string">
            <text:p><text:span text:style-name="T2261">you on other</text:span></text:p>
          </table:table-cell>
          <table:table-cell office:value-type="string" calcext:value-type="string">
            <text:p><text:span text:style-name="T2262">You bite #OTHER#.</text:span></text:p>
          </table:table-cell>
          <table:table-cell table:number-columns-repeated="1024"/>
        </table:table-row>
        <table:table-row table:style-name="ro1042">
          <table:table-cell office:value-type="string" calcext:value-type="string">
            <text:p><text:span text:style-name="T2263">bite</text:span></text:p>
          </table:table-cell>
          <table:table-cell office:value-type="string" calcext:value-type="string">
            <text:p><text:span text:style-name="T2264">use_bite</text:span></text:p>
          </table:table-cell>
          <table:table-cell office:value-type="string" calcext:value-type="string">
            <text:p><text:span text:style-name="T2265">user on user</text:span></text:p>
          </table:table-cell>
          <table:table-cell office:value-type="string" calcext:value-type="string">
            <text:p><text:span text:style-name="T2266">#USER# bites themselves.</text:span></text:p>
          </table:table-cell>
          <table:table-cell table:number-columns-repeated="1024"/>
        </table:table-row>
        <table:table-row table:style-name="ro1043">
          <table:table-cell office:value-type="string" calcext:value-type="string">
            <text:p><text:span text:style-name="T2267">bite</text:span></text:p>
          </table:table-cell>
          <table:table-cell office:value-type="string" calcext:value-type="string">
            <text:p><text:span text:style-name="T2268">use_bite</text:span></text:p>
          </table:table-cell>
          <table:table-cell office:value-type="string" calcext:value-type="string">
            <text:p><text:span text:style-name="T2269">user on you</text:span></text:p>
          </table:table-cell>
          <table:table-cell office:value-type="string" calcext:value-type="string">
            <text:p><text:span text:style-name="T2270">#USER# bites you.</text:span></text:p>
          </table:table-cell>
          <table:table-cell table:number-columns-repeated="1024"/>
        </table:table-row>
        <table:table-row table:style-name="ro1044">
          <table:table-cell office:value-type="string" calcext:value-type="string">
            <text:p><text:span text:style-name="T2271">bite</text:span></text:p>
          </table:table-cell>
          <table:table-cell office:value-type="string" calcext:value-type="string">
            <text:p><text:span text:style-name="T2272">use_bite</text:span></text:p>
          </table:table-cell>
          <table:table-cell office:value-type="string" calcext:value-type="string">
            <text:p><text:span text:style-name="T2273">user on other</text:span></text:p>
          </table:table-cell>
          <table:table-cell office:value-type="string" calcext:value-type="string">
            <text:p><text:span text:style-name="T2274">#USER# bites #OTHER#.</text:span></text:p>
          </table:table-cell>
          <table:table-cell table:number-columns-repeated="1024"/>
        </table:table-row>
        <table:table-row table:style-name="ro1045">
          <table:table-cell office:value-type="string" calcext:value-type="string">
            <text:p><text:span text:style-name="T2275">bite</text:span></text:p>
          </table:table-cell>
          <table:table-cell office:value-type="string" calcext:value-type="string">
            <text:p><text:span text:style-name="T2276">use_bite</text:span></text:p>
          </table:table-cell>
          <table:table-cell office:value-type="string" calcext:value-type="string">
            <text:p><text:span text:style-name="T2277">you on you fail</text:span></text:p>
          </table:table-cell>
          <table:table-cell office:value-type="string" calcext:value-type="string">
            <text:p><text:span text:style-name="T2278">You fail to bite yourself.</text:span></text:p>
          </table:table-cell>
          <table:table-cell table:number-columns-repeated="1024"/>
        </table:table-row>
        <table:table-row table:style-name="ro1046">
          <table:table-cell office:value-type="string" calcext:value-type="string">
            <text:p><text:span text:style-name="T2279">bite</text:span></text:p>
          </table:table-cell>
          <table:table-cell office:value-type="string" calcext:value-type="string">
            <text:p><text:span text:style-name="T2280">use_bite</text:span></text:p>
          </table:table-cell>
          <table:table-cell office:value-type="string" calcext:value-type="string">
            <text:p><text:span text:style-name="T2281">you on other fail</text:span></text:p>
          </table:table-cell>
          <table:table-cell office:value-type="string" calcext:value-type="string">
            <text:p><text:span text:style-name="T2282">You fail to bite #OTHER#.</text:span></text:p>
          </table:table-cell>
          <table:table-cell table:number-columns-repeated="1024"/>
        </table:table-row>
        <table:table-row table:style-name="ro1047">
          <table:table-cell office:value-type="string" calcext:value-type="string">
            <text:p><text:span text:style-name="T2283">bite</text:span></text:p>
          </table:table-cell>
          <table:table-cell office:value-type="string" calcext:value-type="string">
            <text:p><text:span text:style-name="T2284">use_bite</text:span></text:p>
          </table:table-cell>
          <table:table-cell office:value-type="string" calcext:value-type="string">
            <text:p><text:span text:style-name="T2285">user on user fail</text:span></text:p>
          </table:table-cell>
          <table:table-cell office:value-type="string" calcext:value-type="string">
            <text:p><text:span text:style-name="T2286">#USER# fails to bite #USER#.</text:span></text:p>
          </table:table-cell>
          <table:table-cell table:number-columns-repeated="1024"/>
        </table:table-row>
        <table:table-row table:style-name="ro1048">
          <table:table-cell office:value-type="string" calcext:value-type="string">
            <text:p><text:span text:style-name="T2287">bite</text:span></text:p>
          </table:table-cell>
          <table:table-cell office:value-type="string" calcext:value-type="string">
            <text:p><text:span text:style-name="T2288">use_bite</text:span></text:p>
          </table:table-cell>
          <table:table-cell office:value-type="string" calcext:value-type="string">
            <text:p><text:span text:style-name="T2289">user on you fail</text:span></text:p>
          </table:table-cell>
          <table:table-cell office:value-type="string" calcext:value-type="string">
            <text:p><text:span text:style-name="T2290">#USER# fails to bite you.</text:span></text:p>
          </table:table-cell>
          <table:table-cell table:number-columns-repeated="1024"/>
        </table:table-row>
        <table:table-row table:style-name="ro1049">
          <table:table-cell office:value-type="string" calcext:value-type="string">
            <text:p><text:span text:style-name="T2291">bite</text:span></text:p>
          </table:table-cell>
          <table:table-cell office:value-type="string" calcext:value-type="string">
            <text:p><text:span text:style-name="T2292">use_bite</text:span></text:p>
          </table:table-cell>
          <table:table-cell office:value-type="string" calcext:value-type="string">
            <text:p><text:span text:style-name="T2293">user on other fail</text:span></text:p>
          </table:table-cell>
          <table:table-cell office:value-type="string" calcext:value-type="string">
            <text:p><text:span text:style-name="T2294">#USER# fails to bite #OTHER#.</text:span></text:p>
          </table:table-cell>
          <table:table-cell table:number-columns-repeated="1024"/>
        </table:table-row>
        <table:table-row table:style-name="ro1050">
          <table:table-cell office:value-type="string" calcext:value-type="string">
            <text:p>generic</text:p>
          </table:table-cell>
          <table:table-cell office:value-type="string" calcext:value-type="string">
            <text:p>use_generic</text:p>
          </table:table-cell>
          <table:table-cell table:style-name="ce20" office:value-type="string" calcext:value-type="string">
            <text:p><text:span text:style-name="T2295">you on you</text:span></text:p>
          </table:table-cell>
          <table:table-cell office:value-type="string" calcext:value-type="string">
            <text:p>You concentrate.</text:p>
          </table:table-cell>
          <table:table-cell table:number-columns-repeated="1024"/>
        </table:table-row>
        <table:table-row table:style-name="ro1051">
          <table:table-cell table:style-name="ce35" office:value-type="string" calcext:value-type="string">
            <text:p>generic</text:p>
          </table:table-cell>
          <table:table-cell table:style-name="ce35" office:value-type="string" calcext:value-type="string">
            <text:p>use_generic</text:p>
          </table:table-cell>
          <table:table-cell table:style-name="ce20" office:value-type="string" calcext:value-type="string">
            <text:p><text:span text:style-name="T2296">you on other</text:span></text:p>
          </table:table-cell>
          <table:table-cell office:value-type="string" calcext:value-type="string">
            <text:p>You concentrate on #OTHER#.</text:p>
          </table:table-cell>
          <table:table-cell table:number-columns-repeated="1024"/>
        </table:table-row>
        <table:table-row table:style-name="ro1052">
          <table:table-cell table:style-name="ce35" office:value-type="string" calcext:value-type="string">
            <text:p>generic</text:p>
          </table:table-cell>
          <table:table-cell table:style-name="ce35" office:value-type="string" calcext:value-type="string">
            <text:p>use_generic</text:p>
          </table:table-cell>
          <table:table-cell table:style-name="ce20" office:value-type="string" calcext:value-type="string">
            <text:p><text:span text:style-name="T2297">user on user</text:span></text:p>
          </table:table-cell>
          <table:table-cell office:value-type="string" calcext:value-type="string">
            <text:p>#USER# concentrates.</text:p>
          </table:table-cell>
          <table:table-cell table:number-columns-repeated="1024"/>
        </table:table-row>
        <table:table-row table:style-name="ro1053">
          <table:table-cell table:style-name="ce35" office:value-type="string" calcext:value-type="string">
            <text:p>generic</text:p>
          </table:table-cell>
          <table:table-cell table:style-name="ce35" office:value-type="string" calcext:value-type="string">
            <text:p>use_generic</text:p>
          </table:table-cell>
          <table:table-cell table:style-name="ce20" office:value-type="string" calcext:value-type="string">
            <text:p><text:span text:style-name="T2298">user on you</text:span></text:p>
          </table:table-cell>
          <table:table-cell office:value-type="string" calcext:value-type="string">
            <text:p>#USER# concentrates on you.</text:p>
          </table:table-cell>
          <table:table-cell table:number-columns-repeated="1024"/>
        </table:table-row>
        <table:table-row table:style-name="ro1054">
          <table:table-cell table:style-name="ce35" office:value-type="string" calcext:value-type="string">
            <text:p>generic</text:p>
          </table:table-cell>
          <table:table-cell table:style-name="ce35" office:value-type="string" calcext:value-type="string">
            <text:p>use_generic</text:p>
          </table:table-cell>
          <table:table-cell table:style-name="ce20" office:value-type="string" calcext:value-type="string">
            <text:p><text:span text:style-name="T2299">user on other</text:span></text:p>
          </table:table-cell>
          <table:table-cell office:value-type="string" calcext:value-type="string">
            <text:p>#USER# concentrates on #OTHER#.</text:p>
          </table:table-cell>
          <table:table-cell table:number-columns-repeated="1024"/>
        </table:table-row>
        <table:table-row table:style-name="ro1055">
          <table:table-cell table:style-name="ce35" office:value-type="string" calcext:value-type="string">
            <text:p>generic</text:p>
          </table:table-cell>
          <table:table-cell table:style-name="ce35" office:value-type="string" calcext:value-type="string">
            <text:p>use_generic</text:p>
          </table:table-cell>
          <table:table-cell table:style-name="ce20" office:value-type="string" calcext:value-type="string">
            <text:p><text:span text:style-name="T2300">you on you fail</text:span></text:p>
          </table:table-cell>
          <table:table-cell office:value-type="string" calcext:value-type="string">
            <text:p>You fail to concentrate.</text:p>
          </table:table-cell>
          <table:table-cell table:number-columns-repeated="1024"/>
        </table:table-row>
        <table:table-row table:style-name="ro1056">
          <table:table-cell table:style-name="ce35" office:value-type="string" calcext:value-type="string">
            <text:p>generic</text:p>
          </table:table-cell>
          <table:table-cell table:style-name="ce35" office:value-type="string" calcext:value-type="string">
            <text:p>use_generic</text:p>
          </table:table-cell>
          <table:table-cell table:style-name="ce20" office:value-type="string" calcext:value-type="string">
            <text:p><text:span text:style-name="T2301">you on other fail</text:span></text:p>
          </table:table-cell>
          <table:table-cell office:value-type="string" calcext:value-type="string">
            <text:p>You fail to concentrate on #OTHER#.</text:p>
          </table:table-cell>
          <table:table-cell table:number-columns-repeated="1024"/>
        </table:table-row>
        <table:table-row table:style-name="ro1057">
          <table:table-cell table:style-name="ce35" office:value-type="string" calcext:value-type="string">
            <text:p>generic</text:p>
          </table:table-cell>
          <table:table-cell table:style-name="ce35" office:value-type="string" calcext:value-type="string">
            <text:p>use_generic</text:p>
          </table:table-cell>
          <table:table-cell table:style-name="ce20" office:value-type="string" calcext:value-type="string">
            <text:p><text:span text:style-name="T2302">user on user fail</text:span></text:p>
          </table:table-cell>
          <table:table-cell office:value-type="string" calcext:value-type="string">
            <text:p>#USER# fails to concentrate.</text:p>
          </table:table-cell>
          <table:table-cell table:number-columns-repeated="1024"/>
        </table:table-row>
        <table:table-row table:style-name="ro1058">
          <table:table-cell table:style-name="ce35" office:value-type="string" calcext:value-type="string">
            <text:p>generic</text:p>
          </table:table-cell>
          <table:table-cell table:style-name="ce35" office:value-type="string" calcext:value-type="string">
            <text:p>use_generic</text:p>
          </table:table-cell>
          <table:table-cell table:style-name="ce20" office:value-type="string" calcext:value-type="string">
            <text:p><text:span text:style-name="T2303">user on you fail</text:span></text:p>
          </table:table-cell>
          <table:table-cell office:value-type="string" calcext:value-type="string">
            <text:p>#USER# fails to concentrate on you.</text:p>
          </table:table-cell>
          <table:table-cell table:number-columns-repeated="1024"/>
        </table:table-row>
        <table:table-row table:style-name="ro1059">
          <table:table-cell table:style-name="ce35" office:value-type="string" calcext:value-type="string">
            <text:p>generic</text:p>
          </table:table-cell>
          <table:table-cell table:style-name="ce35" office:value-type="string" calcext:value-type="string">
            <text:p>use_generic</text:p>
          </table:table-cell>
          <table:table-cell table:style-name="ce20" office:value-type="string" calcext:value-type="string">
            <text:p><text:span text:style-name="T2304">user on other fail</text:span></text:p>
          </table:table-cell>
          <table:table-cell office:value-type="string" calcext:value-type="string">
            <text:p>#USER# fails to concentrate on #OTHER#.</text:p>
          </table:table-cell>
          <table:table-cell table:number-columns-repeated="1024"/>
        </table:table-row>
        <table:table-row table:style-name="ro908">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